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ource Code Pro" svg:font-family="'Source Code Pr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45in"/>
    </style:style>
    <style:style style:name="co2" style:family="table-column">
      <style:table-column-properties fo:break-before="auto" style:column-width="0.4575in"/>
    </style:style>
    <style:style style:name="ro1" style:family="table-row">
      <style:table-row-properties style:row-height="0.3799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-bottom="none" style:text-align-source="fix" style:repeat-content="false" fo:border-left="2.35pt double #000000" style:border-line-width-left="0.0102in 0.0016in 0.0209in" fo:border-right="none" fo:border-top="2.35pt double #000000" style:border-line-width-top="0.0102in 0.0016in 0.0209in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</style:style>
    <style:style style:name="ce3" style:family="table-cell" style:parent-style-name="Default">
      <style:table-cell-properties fo:border-bottom="none" fo:border-left="2.35pt double #000000" style:border-line-width-left="0.0102in 0.0016in 0.0209in" fo:border-right="none" fo:border-top="none"/>
    </style:style>
    <style:style style:name="ce8" style:family="table-cell" style:parent-style-name="Default">
      <style:table-cell-properties style:text-align-source="fix" style:repeat-content="false" fo:border="2.35pt double #000000" style:border-line-width="0.0102in 0.0016in 0.0209in" style:vertical-align="middle"/>
      <style:paragraph-properties fo:text-align="center" fo:margin-left="0in"/>
    </style:style>
    <style:style style:name="ce5" style:family="table-cell" style:parent-style-name="Default">
      <style:table-cell-properties fo:border-bottom="2.35pt double #000000" style:border-line-width-bottom="0.0102in 0.0016in 0.0209in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2.35pt double #000000" style:border-line-width-left="0.0209in 0.0016in 0.0102in" fo:border-right="none" fo:border-top="2.35pt double #000000" style:border-line-width-top="0.0209in 0.0016in 0.0102in" style:vertical-align="middle"/>
      <style:paragraph-properties fo:text-align="center" fo:margin-left="0in"/>
    </style:style>
    <style:style style:name="ce13" style:family="table-cell" style:parent-style-name="Default">
      <style:table-cell-properties fo:border-bottom="none" fo:border-left="2.35pt double #000000" style:border-line-width-left="0.0209in 0.0016in 0.0102in" fo:border-right="none" fo:border-top="none"/>
    </style:style>
    <style:style style:name="ce16" style:family="table-cell" style:parent-style-name="Default">
      <style:table-cell-properties fo:border-bottom="none" style:text-align-source="fix" style:repeat-content="false" fo:border-left="2.35pt double #000000" style:border-line-width-left="0.0209in 0.0016in 0.0102in" fo:border-right="none" fo:border-top="none" style:vertical-align="middle"/>
      <style:paragraph-properties fo:text-align="center" fo:margin-left="0in"/>
    </style:style>
    <style:style style:name="ce17" style:family="table-cell" style:parent-style-name="Default">
      <style:table-cell-properties fo:border-bottom="2.35pt double #000000" style:border-line-width-bottom="0.0209in 0.0016in 0.0102in" style:text-align-source="fix" style:repeat-content="false" fo:border-left="2.35pt double #000000" style:border-line-width-left="0.0209in 0.0016in 0.0102in" fo:border-right="none" fo:border-top="none" style:vertical-align="middl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2.35pt double #000000" style:border-line-width-top="0.0102in 0.0016in 0.0209in" style:vertical-align="middle"/>
      <style:paragraph-properties fo:text-align="center" fo:margin-left="0in"/>
    </style:style>
    <style:style style:name="ce34" style:family="table-cell" style:parent-style-name="Default">
      <style:table-cell-properties fo:border-bottom="none" style:text-align-source="fix" style:repeat-content="false" fo:border-left="none" fo:border-right="2.35pt double #000000" style:border-line-width-right="0.0102in 0.0016in 0.0209in" fo:border-top="2.35pt double #000000" style:border-line-width-top="0.0102in 0.0016in 0.0209in" style:vertical-align="middle"/>
      <style:paragraph-properties fo:text-align="center" fo:margin-left="0in"/>
    </style:style>
    <style:style style:name="ce26" style:family="table-cell" style:parent-style-name="Default">
      <style:table-cell-properties fo:border-bottom="none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</style:style>
    <style:style style:name="ce14" style:family="table-cell" style:parent-style-name="Default">
      <style:table-cell-properties fo:border-bottom="2.35pt double #000000" style:border-line-width-bottom="0.0102in 0.0016in 0.0209in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</style:style>
    <style:style style:name="ce15" style:family="table-cell" style:parent-style-name="Default">
      <style:table-cell-properties fo:border-bottom="2.35pt double #000000" style:border-line-width-bottom="0.0102in 0.0016in 0.0209in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42" style:family="table-cell" style:parent-style-name="Default">
      <style:table-cell-properties fo:border-bottom="none" style:text-align-source="fix" style:repeat-content="false" fo:border-left="none" fo:border-right="none" fo:border-top="2.35pt double #000000" style:border-line-width-top="0.0209in 0.0016in 0.0102in" style:vertical-align="middle"/>
      <style:paragraph-properties fo:text-align="center" fo:margin-left="0in"/>
    </style:style>
    <style:style style:name="ce55" style:family="table-cell" style:parent-style-name="Default">
      <style:table-cell-properties fo:border-bottom="2.35pt double #000000" style:border-line-width-bottom="0.0209in 0.0016in 0.0102in" fo:background-color="#eeeeee" style:text-align-source="fix" style:repeat-content="false" fo:wrap-option="wrap" fo:border-left="2.35pt double #000000" style:border-line-width-left="0.0209in 0.0016in 0.0102in" fo:border-right="none" fo:border-top="2.35pt double #000000" style:border-line-width-top="0.0209in 0.0016in 0.0102in" style:vertical-align="middle"/>
      <style:paragraph-properties fo:text-align="center" fo:margin-left="0in"/>
    </style:style>
    <style:style style:name="ce44" style:family="table-cell" style:parent-style-name="Default">
      <style:table-cell-properties style:text-align-source="fix" style:repeat-content="false" fo:border="2.35pt double #000000" style:border-line-width="0.0209in 0.0016in 0.0102in" style:vertical-align="middle"/>
      <style:paragraph-properties fo:text-align="center" fo:margin-left="0in"/>
    </style:style>
    <style:style style:name="ce57" style:family="table-cell" style:parent-style-name="Default">
      <style:table-cell-properties style:text-align-source="fix" style:repeat-content="false" fo:border="2.35pt double #000000" style:border-line-width="0.0209in 0.0016in 0.0102in" style:vertical-align="middle"/>
      <style:paragraph-properties fo:text-align="center"/>
      <style:text-properties fo:font-size="16pt" style:font-size-asian="16pt" style:font-size-complex="16pt"/>
    </style:style>
    <style:style style:name="ce19" style:family="table-cell" style:parent-style-name="Default">
      <style:table-cell-properties fo:border-bottom="2.35pt double #000000" style:border-line-width-bottom="0.0209in 0.0016in 0.0102in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59" style:family="table-cell" style:parent-style-name="Default">
      <style:table-cell-properties fo:border-bottom="2.35pt double #000000" style:border-line-width-bottom="0.0209in 0.0016in 0.0102in" fo:background-color="#eeeeee" style:text-align-source="fix" style:repeat-content="false" fo:border-left="none" fo:border-right="none" fo:border-top="2.35pt double #000000" style:border-line-width-top="0.0209in 0.0016in 0.0102in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style:text-align-source="fix" style:repeat-content="false" fo:border-left="2.35pt double #000000" style:border-line-width-left="0.0102in 0.0016in 0.0209in" fo:border-right="2.35pt double #000000" style:border-line-width-right="0.0102in 0.0016in 0.0209in" fo:border-top="none" style:vertical-align="middle"/>
      <style:paragraph-properties fo:text-align="center" fo:margin-left="0in"/>
    </style:style>
    <style:style style:name="ce21" style:family="table-cell" style:parent-style-name="Default">
      <style:table-cell-properties fo:border-bottom="2.35pt double #000000" style:border-line-width-bottom="0.0102in 0.0016in 0.0209in" style:text-align-source="fix" style:repeat-content="false" fo:border-left="2.35pt double #000000" style:border-line-width-left="0.0102in 0.0016in 0.0209in" fo:border-right="2.35pt double #000000" style:border-line-width-right="0.0102in 0.0016in 0.0209in" fo:border-top="none" style:vertical-align="middle"/>
      <style:paragraph-properties fo:text-align="center" fo:margin-left="0in"/>
    </style:style>
    <style:style style:name="ce63" style:family="table-cell" style:parent-style-name="Default">
      <style:table-cell-properties fo:border-bottom="2.35pt double #000000" style:border-line-width-bottom="0.0209in 0.0016in 0.0102in" fo:background-color="#eeeeee" style:text-align-source="fix" style:repeat-content="false" fo:border-left="none" fo:border-right="2.35pt double #000000" style:border-line-width-right="0.0209in 0.0016in 0.0102in" fo:border-top="2.35pt double #000000" style:border-line-width-top="0.0209in 0.0016in 0.0102in" style:vertical-align="middle"/>
      <style:paragraph-properties fo:text-align="center" fo:margin-left="0in"/>
    </style:style>
    <style:style style:name="ce60" style:family="table-cell" style:parent-style-name="Default">
      <style:table-cell-properties fo:border-bottom="none" style:text-align-source="fix" style:repeat-content="false" fo:border-left="none" fo:border-right="2.35pt double #000000" style:border-line-width-right="0.0209in 0.0016in 0.0102in" fo:border-top="2.35pt double #000000" style:border-line-width-top="0.0209in 0.0016in 0.0102in" style:vertical-align="middle"/>
      <style:paragraph-properties fo:text-align="center" fo:margin-left="0in"/>
    </style:style>
    <style:style style:name="ce65" style:family="table-cell" style:parent-style-name="Default">
      <style:table-cell-properties fo:border-bottom="none" style:text-align-source="fix" style:repeat-content="false" fo:border-left="none" fo:border-right="2.35pt double #000000" style:border-line-width-right="0.0209in 0.0016in 0.0102in" fo:border-top="none" style:vertical-align="middle"/>
      <style:paragraph-properties fo:text-align="center" fo:margin-left="0in"/>
    </style:style>
    <style:style style:name="ce24" style:family="table-cell" style:parent-style-name="Default">
      <style:table-cell-properties fo:border-bottom="2.35pt double #000000" style:border-line-width-bottom="0.0209in 0.0016in 0.0102in" style:text-align-source="fix" style:repeat-content="false" fo:border-left="none" fo:border-right="2.35pt double #000000" style:border-line-width-right="0.0209in 0.0016in 0.0102in" fo:border-top="none" style:vertical-align="middle"/>
      <style:paragraph-properties fo:text-align="center" fo:margin-left="0in"/>
    </style:style>
    <style:style style:name="ce6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69" style:family="table-cell" style:parent-style-name="Default">
      <style:table-cell-properties fo:border-bottom="none" style:text-align-source="fix" style:repeat-content="false" fo:border-left="2.35pt double #000000" style:border-line-width-left="0.0209in 0.0016in 0.0102in" fo:border-right="2.35pt double #000000" style:border-line-width-right="0.0209in 0.0016in 0.0102in" fo:border-top="none" style:vertical-align="middle"/>
      <style:paragraph-properties fo:text-align="center" fo:margin-left="0in"/>
    </style:style>
    <style:style style:name="ce70" style:family="table-cell" style:parent-style-name="Default">
      <style:table-cell-properties fo:border-bottom="2.35pt double #000000" style:border-line-width-bottom="0.0209in 0.0016in 0.0102in" style:text-align-source="fix" style:repeat-content="false" fo:border-left="2.35pt double #000000" style:border-line-width-left="0.0209in 0.0016in 0.0102in" fo:border-right="2.35pt double #000000" style:border-line-width-right="0.0209in 0.0016in 0.0102in" fo:border-top="none" style:vertical-align="middle"/>
      <style:paragraph-properties fo:text-align="center" fo:margin-left="0in"/>
    </style:style>
    <style:style style:name="ce71" style:family="table-cell" style:parent-style-name="Default">
      <style:table-cell-properties fo:border-bottom="none" fo:background-color="#cccccc" style:text-align-source="fix" style:repeat-content="false" fo:border-left="2.35pt double #000000" style:border-line-width-left="0.0209in 0.0016in 0.0102in" fo:border-right="2.35pt double #000000" style:border-line-width-right="0.0209in 0.0016in 0.0102in" fo:border-top="2.35pt double #000000" style:border-line-width-top="0.0209in 0.0016in 0.0102in" style:vertical-align="middle"/>
      <style:paragraph-properties fo:text-align="center" fo:margin-left="0in"/>
    </style:style>
    <style:style style:name="ce72" style:family="table-cell" style:parent-style-name="Default">
      <style:table-cell-properties fo:border-bottom="2.35pt double #000000" style:border-line-width-bottom="0.0209in 0.0016in 0.0102in" fo:background-color="#cccccc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9" style:family="table-cell" style:parent-style-name="Default">
      <style:table-cell-properties fo:border-bottom="none" fo:background-color="#cccccc" style:text-align-source="fix" style:repeat-content="false" fo:border-left="2.35pt double #000000" style:border-line-width-left="0.0102in 0.0016in 0.0209in" fo:border-right="2.35pt double #000000" style:border-line-width-right="0.0102in 0.0016in 0.0209in" fo:border-top="2.35pt double #000000" style:border-line-width-top="0.0102in 0.0016in 0.0209in" style:vertical-align="middle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 fo:border="2.35pt double #000000" style:border-line-width="0.0102in 0.0016in 0.0209in" style:vertical-align="middle"/>
      <style:paragraph-properties fo:text-align="center"/>
    </style:style>
    <style:style style:name="ce31" style:family="table-cell" style:parent-style-name="Default">
      <style:table-cell-properties fo:border-bottom="2.35pt double #000000" style:border-line-width-bottom="0.0102in 0.0016in 0.0209in" fo:background-color="#cccccc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76" style:family="table-cell" style:parent-style-name="Default">
      <style:table-cell-properties fo:border-bottom="2.35pt double #000000" style:border-line-width-bottom="0.0209in 0.0016in 0.0102in" fo:background-color="#eeeeee" style:text-align-source="fix" style:repeat-content="false" fo:border-left="2.35pt double #000000" style:border-line-width-left="0.0209in 0.0016in 0.0102in" fo:border-right="none" fo:border-top="2.35pt double #000000" style:border-line-width-top="0.0209in 0.0016in 0.0102in" style:vertical-align="middle"/>
      <style:paragraph-properties fo:text-align="center" fo:margin-left="0in"/>
    </style:style>
    <style:style style:name="ce82" style:family="table-cell" style:parent-style-name="Default">
      <style:table-cell-properties style:text-align-source="fix" style:repeat-content="false" fo:wrap-option="wrap" fo:border="2.35pt double #000000" style:border-line-width="0.0102in 0.0016in 0.0209in" style:vertical-align="middle"/>
      <style:paragraph-properties fo:text-align="center"/>
    </style:style>
    <style:style style:name="ce77" style:family="table-cell" style:parent-style-name="Default">
      <style:table-cell-properties fo:border-bottom="2.35pt double #000000" style:border-line-width-bottom="0.0209in 0.0016in 0.0102in" style:text-align-source="fix" style:repeat-content="false" fo:wrap-option="wrap" fo:border-left="2.35pt double #000000" style:border-line-width-left="0.0209in 0.0016in 0.0102in" fo:border-right="none" fo:border-top="2.35pt double #000000" style:border-line-width-top="0.0209in 0.0016in 0.0102in" style:vertical-align="middle"/>
      <style:paragraph-properties fo:text-align="center" fo:margin-left="0in"/>
    </style:style>
    <style:style style:name="ce78" style:family="table-cell" style:parent-style-name="Default">
      <style:table-cell-properties fo:border-bottom="none" fo:border-left="none" fo:border-right="none" fo:border-top="2.35pt double #000000" style:border-line-width-top="0.0209in 0.0016in 0.0102in"/>
    </style:style>
    <style:style style:name="ce79" style:family="table-cell" style:parent-style-name="Default">
      <style:table-cell-properties fo:border-bottom="2.35pt double #000000" style:border-line-width-bottom="0.0209in 0.0016in 0.0102in" fo:border-left="none" fo:border-right="none" fo:border-top="none"/>
    </style:style>
    <style:style style:name="ce105" style:family="table-cell" style:parent-style-name="Default">
      <style:table-cell-properties fo:border-bottom="2.35pt double #000000" style:border-line-width-bottom="0.0209in 0.0016in 0.0102in" style:text-align-source="fix" style:repeat-content="false" fo:border-left="none" fo:border-right="none" fo:border-top="2.35pt double #000000" style:border-line-width-top="0.0209in 0.0016in 0.0102in" style:vertical-align="middle"/>
      <style:paragraph-properties fo:text-align="center" fo:margin-left="0in"/>
    </style:style>
    <style:style style:name="ce106" style:family="table-cell" style:parent-style-name="Default">
      <style:table-cell-properties fo:border-bottom="2.35pt double #000000" style:border-line-width-bottom="0.0209in 0.0016in 0.0102in" fo:background-color="#800080" style:text-align-source="fix" style:repeat-content="false" fo:border-left="none" fo:border-right="2.35pt double #000000" style:border-line-width-right="0.0209in 0.0016in 0.0102in" fo:border-top="2.35pt double #000000" style:border-line-width-top="0.0209in 0.0016in 0.0102in" style:vertical-align="middle"/>
      <style:paragraph-properties fo:text-align="center" fo:margin-left="0in"/>
    </style:style>
    <style:style style:name="ce83" style:family="table-cell" style:parent-style-name="Default">
      <style:table-cell-properties fo:border-bottom="none" style:text-align-source="fix" style:repeat-content="false" fo:wrap-option="no-wrap" fo:border-left="none" fo:border-right="none" fo:border-top="2.35pt double #000000" style:border-line-width-top="0.0102in 0.0016in 0.0209in" style:vertical-align="middle"/>
      <style:paragraph-properties fo:text-align="start" fo:margin-left="0in"/>
    </style:style>
    <style:style style:name="ce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33" style:family="table-cell" style:parent-style-name="Default">
      <style:table-cell-properties fo:border-bottom="none" style:text-align-source="fix" style:repeat-content="false" fo:border-left="2.35pt double #000000" style:border-line-width-left="0.0102in 0.0016in 0.0209in" fo:border-right="2.35pt double #000000" style:border-line-width-right="0.0102in 0.0016in 0.0209in" fo:border-top="2.35pt double #000000" style:border-line-width-top="0.0102in 0.0016in 0.0209in" style:vertical-align="middle"/>
      <style:paragraph-properties fo:text-align="center" fo:margin-left="0in"/>
      <style:text-properties fo:font-size="12pt" style:font-size-asian="12pt" style:font-size-complex="12pt"/>
    </style:style>
    <style:style style:name="ce104" style:family="table-cell" style:parent-style-name="Default">
      <style:table-cell-properties fo:border-bottom="none" fo:background-color="#ffff00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</style:style>
    <style:style style:name="ce98" style:family="table-cell" style:parent-style-name="Default">
      <style:table-cell-properties fo:border-bottom="none" fo:border-left="1.11pt double-thin #000000" style:border-line-width-left="0.0071in 0.0016in 0.0071in" fo:border-right="none" fo:border-top="none"/>
    </style:style>
    <style:style style:name="ce100" style:family="table-cell" style:parent-style-name="Default">
      <style:table-cell-properties fo:border-bottom="none" fo:background-color="#ffff00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41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in"/>
    </style:style>
    <style:style style:name="ce48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11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7" style:family="table-cell" style:parent-style-name="Default">
      <style:table-cell-properties fo:border-bottom="none" fo:background-color="#ffff00" style:text-align-source="fix" style:repeat-content="false" fo:border-left="none" fo:border-right="2.35pt double #000000" style:border-line-width-right="0.0102in 0.0016in 0.0209in" fo:border-top="none" style:vertical-align="middle"/>
      <style:paragraph-properties fo:text-align="center" fo:margin-left="0in"/>
    </style:style>
    <style:style style:name="ce38" style:family="table-cell" style:parent-style-name="Default">
      <style:table-cell-properties fo:border-bottom="none" fo:border-left="none" fo:border-right="2.35pt double #000000" style:border-line-width-right="0.0102in 0.0016in 0.0209in" fo:border-top="none"/>
    </style:style>
    <style:style style:name="ce113" style:family="table-cell" style:parent-style-name="Default">
      <style:table-cell-properties fo:border-bottom="none" fo:border-left="none" fo:border-right="1.11pt double-thin #000000" style:border-line-width-right="0.0071in 0.0016in 0.0071in" fo:border-top="none"/>
    </style:style>
    <style:style style:name="ce139" style:family="table-cell" style:parent-style-name="Default">
      <style:table-cell-properties fo:border-bottom="none" style:text-align-source="fix" style:repeat-content="false" fo:border-left="2.35pt double-thin #000000" style:border-line-width-left="0.0071in 0.0189in 0.0071in" fo:border-right="2.35pt double-thin #000000" style:border-line-width-right="0.0071in 0.0189in 0.0071in" fo:border-top="2.35pt double-thin #000000" style:border-line-width-top="0.0071in 0.0189in 0.0071in" style:vertical-align="middle"/>
      <style:paragraph-properties fo:text-align="center" fo:margin-left="0in"/>
      <style:text-properties fo:font-size="12pt" style:font-size-asian="12pt" style:font-size-complex="12pt"/>
    </style:style>
    <style:style style:name="ce140" style:family="table-cell" style:parent-style-name="Default">
      <style:table-cell-properties fo:border-bottom="none" fo:background-color="#ffff00" style:text-align-source="fix" style:repeat-content="false" fo:border-left="2.35pt double #000000" style:border-line-width-left="0.0209in 0.0016in 0.0102in" fo:border-right="none" fo:border-top="none" style:vertical-align="middle"/>
      <style:paragraph-properties fo:text-align="center" fo:margin-left="0in"/>
    </style:style>
    <style:style style:name="ce122" style:family="table-cell" style:parent-style-name="Default">
      <style:table-cell-properties fo:border-bottom="none" fo:background-color="#ffff00" style:text-align-source="fix" style:repeat-content="false" fo:border-left="2.35pt double #000000" style:border-line-width-left="0.0209in 0.0016in 0.0102in" fo:border-right="none" fo:border-top="none" style:vertical-align="middle"/>
      <style:paragraph-properties fo:text-align="center"/>
    </style:style>
    <style:style style:name="ce118" style:family="table-cell" style:parent-style-name="Default">
      <style:table-cell-properties fo:border-bottom="2.35pt double-thin #000000" style:border-line-width-bottom="0.0071in 0.0189in 0.0071in" style:text-align-source="fix" style:repeat-content="false" fo:border-left="2.35pt double #000000" style:border-line-width-left="0.0102in 0.0016in 0.0209in" fo:border-right="none" fo:border-top="none" style:vertical-align="middle"/>
      <style:paragraph-properties fo:text-align="center" fo:margin-left="0in"/>
    </style:style>
    <style:style style:name="ce119" style:family="table-cell" style:parent-style-name="Default">
      <style:table-cell-properties fo:background-color="#ffff00"/>
    </style:style>
    <style:style style:name="ce121" style:family="table-cell" style:parent-style-name="Default">
      <style:table-cell-properties fo:border-bottom="2.35pt double-thin #000000" style:border-line-width-bottom="0.0071in 0.0189in 0.0071in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23" style:family="table-cell" style:parent-style-name="Default">
      <style:table-cell-properties fo:background-color="#ffff00" style:text-align-source="fix" style:repeat-content="false" fo:wrap-option="wrap" fo:border="none" style:vertical-align="middle"/>
      <style:paragraph-properties fo:text-align="center" fo:margin-left="0in"/>
    </style:style>
    <style:style style:name="ce8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</style:style>
    <style:style style:name="ce125" style:family="table-cell" style:parent-style-name="Default">
      <style:table-cell-properties fo:border-bottom="1.11pt double-thin #000000" style:border-line-width-bottom="0.0071in 0.0016in 0.0071in" fo:border-left="none" fo:border-right="none" fo:border-top="none"/>
    </style:style>
    <style:style style:name="ce154" style:family="table-cell" style:parent-style-name="Default">
      <style:table-cell-properties fo:border-bottom="none" style:text-align-source="fix" style:repeat-content="false" fo:border-left="none" fo:border-right="2.35pt double-thin #000000" style:border-line-width-right="0.0071in 0.0189in 0.0071in" fo:border-top="none" style:vertical-align="middle"/>
      <style:paragraph-properties fo:text-align="center" fo:margin-left="0in"/>
    </style:style>
    <style:style style:name="ce128" style:family="table-cell" style:parent-style-name="Default">
      <style:table-cell-properties fo:border-bottom="none" fo:background-color="#800080" style:text-align-source="fix" style:repeat-content="false" fo:border-left="none" fo:border-right="2.35pt double-thin #000000" style:border-line-width-right="0.0071in 0.0189in 0.0071in" fo:border-top="none" style:vertical-align="middle"/>
      <style:paragraph-properties fo:text-align="center" fo:margin-left="0in"/>
    </style:style>
    <style:style style:name="ce130" style:family="table-cell" style:parent-style-name="Default">
      <style:table-cell-properties fo:border-bottom="none" fo:border-left="none" fo:border-right="2.35pt double-thin #000000" style:border-line-width-right="0.0071in 0.0189in 0.0071in" fo:border-top="none"/>
    </style:style>
    <style:style style:name="ce137" style:family="table-cell" style:parent-style-name="Default">
      <style:table-cell-properties fo:border-bottom="2.35pt double-thin #000000" style:border-line-width-bottom="0.0071in 0.0189in 0.0071in" style:text-align-source="fix" style:repeat-content="false" fo:border-left="none" fo:border-right="2.35pt double-thin #000000" style:border-line-width-right="0.0071in 0.0189in 0.0071in" fo:border-top="none" style:vertical-align="middle"/>
      <style:paragraph-properties fo:text-align="center" fo:margin-left="0in"/>
    </style:style>
    <style:style style:name="ce159" style:family="table-cell" style:parent-style-name="Default">
      <style:table-cell-properties fo:border-bottom="none" style:text-align-source="fix" style:repeat-content="false" fo:background-color="transparent" fo:border-left="2.35pt double-thin #000000" style:border-line-width-left="0.0071in 0.0189in 0.0071in" fo:border-right="2.35pt double-thin #000000" style:border-line-width-right="0.0071in 0.0189in 0.0071in" fo:border-top="2.35pt double-thin #000000" style:border-line-width-top="0.0071in 0.0189in 0.0071in" style:vertical-align="middle"/>
      <style:paragraph-properties fo:text-align="center" fo:margin-left="0in"/>
      <style:text-properties style:use-window-font-color="true" style:font-name="Source Code Pro" fo:font-size="12pt" fo:language="none" fo:country="none" style:font-name-asian="Source Code Pro" style:font-size-asian="12pt" style:language-asian="none" style:country-asian="none" style:font-name-complex="Source Code Pro" style:font-size-complex="12pt" style:language-complex="none" style:country-complex="none"/>
    </style:style>
    <style:style style:name="ce107" style:family="table-cell" style:parent-style-name="Default">
      <style:table-cell-properties fo:background-color="#800080"/>
    </style:style>
    <style:style style:name="ce141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in"/>
    </style:style>
    <style:style style:name="ce99" style:family="table-cell" style:parent-style-name="Default">
      <style:table-cell-properties fo:background-color="#800080" style:text-align-source="fix" style:repeat-content="false" style:vertical-align="middle"/>
      <style:paragraph-properties fo:text-align="center" fo:margin-left="0in"/>
    </style:style>
    <style:style style:name="ce89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in"/>
    </style:style>
    <style:style style:name="ce127" style:family="table-cell" style:parent-style-name="Default">
      <style:table-cell-properties fo:background-color="#800080" style:text-align-source="fix" style:repeat-content="false" fo:border="2.35pt double #ffff00" style:border-line-width="0.0209in 0.0016in 0.0102in" style:vertical-align="middle"/>
      <style:paragraph-properties fo:text-align="center" fo:margin-left="0in"/>
    </style:style>
    <style:style style:name="ce90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in"/>
    </style:style>
    <style:style style:name="ce129" style:family="table-cell" style:parent-style-name="Default">
      <style:table-cell-properties fo:background-color="#800080" style:text-align-source="fix" style:repeat-content="false" fo:border="2.35pt double #d4ea6b" style:border-line-width="0.0209in 0.0016in 0.0102in" style:vertical-align="middle"/>
      <style:paragraph-properties fo:text-align="center" fo:margin-left="0in"/>
    </style:style>
    <style:style style:name="ce150" style:family="table-cell" style:parent-style-name="Default">
      <style:table-cell-properties fo:background-color="#e8f2a1" style:text-align-source="fix" style:repeat-content="false" fo:wrap-option="wrap" style:vertical-align="top"/>
      <style:paragraph-properties fo:text-align="center" fo:margin-left="0in"/>
    </style:style>
    <style:style style:name="ce51" style:family="table-cell" style:parent-style-name="Default">
      <style:table-cell-properties fo:background-color="#e8f2a1" style:text-align-source="fix" style:repeat-content="false" style:vertical-align="middle"/>
      <style:paragraph-properties fo:text-align="center"/>
    </style:style>
    <style:style style:name="ce152" style:family="table-cell" style:parent-style-name="Default">
      <style:table-cell-properties fo:background-color="#e8f2a1" style:text-align-source="fix" style:repeat-content="false" fo:wrap-option="wrap" style:vertical-align="middle"/>
      <style:paragraph-properties fo:text-align="center"/>
    </style:style>
    <style:style style:name="ce174" style:family="table-cell" style:parent-style-name="Default">
      <style:table-cell-properties fo:border-bottom="none" style:text-align-source="fix" style:repeat-content="false" fo:border-left="none" fo:border-right="none" fo:border-top="2.35pt double #000000" style:border-line-width-top="0.0209in 0.0016in 0.0102in" style:vertical-align="middle"/>
      <style:paragraph-properties fo:text-align="start" fo:margin-left="0in"/>
    </style:style>
    <style:style style:name="ce132" style:family="table-cell" style:parent-style-name="Default">
      <style:table-cell-properties style:text-align-source="fix" style:repeat-content="false" fo:wrap-option="wrap" style:vertical-align="top"/>
      <style:paragraph-properties fo:text-align="center"/>
    </style:style>
    <style:style style:name="ce133" style:family="table-cell" style:parent-style-name="Default">
      <style:table-cell-properties fo:border-bottom="2.35pt double #000000" style:border-line-width-bottom="0.0209in 0.0016in 0.0102in" fo:background-color="#dddddd" style:text-align-source="fix" style:repeat-content="false" fo:wrap-option="wrap" fo:border-left="2.35pt double #000000" style:border-line-width-left="0.0209in 0.0016in 0.0102in" fo:border-right="none" fo:border-top="2.35pt double #000000" style:border-line-width-top="0.0209in 0.0016in 0.0102in" style:vertical-align="middle"/>
      <style:paragraph-properties fo:text-align="center"/>
    </style:style>
    <style:style style:name="ce134" style:family="table-cell" style:parent-style-name="Default">
      <style:table-cell-properties fo:border-bottom="2.35pt double #000000" style:border-line-width-bottom="0.0209in 0.0016in 0.0102in" fo:background-color="#dddddd" fo:wrap-option="wrap" fo:border-left="2.35pt double #000000" style:border-line-width-left="0.0209in 0.0016in 0.0102in" fo:border-right="none" fo:border-top="none"/>
    </style:style>
    <style:style style:name="ce157" style:family="table-cell" style:parent-style-name="Default">
      <style:table-cell-properties fo:background-color="#b4c7dc" style:text-align-source="fix" style:repeat-content="false" fo:wrap-option="wrap" style:vertical-align="top"/>
      <style:paragraph-properties fo:text-align="center" fo:margin-left="0in"/>
    </style:style>
    <style:style style:name="ce135" style:family="table-cell" style:parent-style-name="Default">
      <style:table-cell-properties fo:background-color="#dddddd" style:text-align-source="fix" style:repeat-content="false" fo:wrap-option="wrap" fo:border="2.35pt double #000000" style:border-line-width="0.0209in 0.0016in 0.0102in" style:vertical-align="middle"/>
      <style:paragraph-properties fo:text-align="center"/>
    </style:style>
    <style:style style:name="ce136" style:family="table-cell" style:parent-style-name="Default">
      <style:table-cell-properties fo:border-bottom="2.35pt double #000000" style:border-line-width-bottom="0.0209in 0.0016in 0.0102in" fo:background-color="#dddddd" fo:wrap-option="wrap" fo:border-left="2.35pt double #000000" style:border-line-width-left="0.0209in 0.0016in 0.0102in" fo:border-right="2.35pt double #000000" style:border-line-width-right="0.0209in 0.0016in 0.0102in" fo:border-top="none"/>
    </style:style>
    <style:style style:name="ce160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52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162" style:family="table-cell" style:parent-style-name="Default">
      <style:table-cell-properties fo:background-color="#b4c7dc" style:text-align-source="fix" style:repeat-content="false" fo:wrap-option="wrap" style:vertical-align="middle"/>
      <style:paragraph-properties fo:text-align="center" fo:margin-left="0in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65" style:family="table-cell" style:parent-style-name="Default">
      <style:table-cell-properties fo:background-color="#ffff00" style:text-align-source="fix" style:repeat-content="false" style:vertical-align="top"/>
      <style:paragraph-properties fo:text-align="center" fo:margin-left="0in"/>
    </style:style>
    <style:style style:name="ce143" style:family="table-cell" style:parent-style-name="Default">
      <style:table-cell-properties style:text-align-source="fix" style:repeat-content="false" fo:border="2.35pt double #ffff00" style:border-line-width="0.0209in 0.0016in 0.0102in" style:vertical-align="middle"/>
      <style:paragraph-properties fo:text-align="center" fo:margin-left="0in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5" style:family="table-cell" style:parent-style-name="Default">
      <style:table-cell-properties fo:background-color="#800080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none" style:text-align-source="fix" style:repeat-content="false" fo:border-left="none" fo:border-right="2.35pt double #000000" style:border-line-width-right="0.0209in 0.0016in 0.0102in" fo:border-top="2.35pt double #000000" style:border-line-width-top="0.0209in 0.0016in 0.0102in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with PBC" table:style-name="ta1">
        <table:table-column table:style-name="co1" table:number-columns-repeated="100" table:default-cell-style-name="ce27"/>
        <table:table-column table:style-name="co2" table:default-cell-style-name="ce27"/>
        <table:table-column table:style-name="co1" table:number-columns-repeated="923" table:default-cell-style-name="ce27"/>
        <table:table-row table:style-name="ro1">
          <table:table-cell table:style-name="ce1"/>
          <table:table-cell table:style-name="ce28" table:number-columns-repeated="24"/>
          <table:table-cell table:style-name="ce77" office:value-type="string" calcext:value-type="string" table:number-columns-spanned="2" table:number-rows-spanned="1">
            <text:p>Modified Cells</text:p>
          </table:table-cell>
          <table:covered-table-cell table:style-name="ce105"/>
          <table:table-cell table:style-name="ce106" office:value-type="float" office:value="0.03" calcext:value-type="float">
            <text:p>0.03</text:p>
          </table:table-cell>
          <table:table-cell table:style-name="ce83" office:value-type="string" calcext:value-type="string">
            <text:p>Factor</text:p>
          </table:table-cell>
          <table:table-cell table:style-name="ce28" table:number-columns-repeated="4"/>
          <table:table-cell table:style-name="ce34"/>
          <table:table-cell table:number-columns-repeated="12"/>
          <table:table-cell table:style-name="Default" table:number-columns-repeated="7"/>
          <table:table-cell table:style-name="ce125"/>
          <table:table-cell table:style-name="Default" table:number-columns-repeated="7"/>
          <table:table-cell table:number-columns-repeated="39"/>
          <table:table-cell table:style-name="Default" table:number-columns-repeated="3"/>
          <table:table-cell table:number-columns-repeated="32"/>
          <table:table-cell table:style-name="Default" table:number-columns-repeated="42"/>
          <table:table-cell table:number-columns-repeated="847"/>
        </table:table-row>
        <table:table-row table:style-name="ro1">
          <table:table-cell table:style-name="ce4"/>
          <table:table-cell/>
          <table:table-cell table:style-name="ce8" office:value-type="string" calcext:value-type="string" table:number-columns-spanned="15" table:number-rows-spanned="1">
            <text:p>D2Q9</text:p>
          </table:table-cell>
          <table:covered-table-cell table:number-columns-repeated="14"/>
          <table:table-cell table:number-columns-repeated="2"/>
          <table:table-cell table:style-name="ce30" office:value-type="string" calcext:value-type="string" table:number-columns-spanned="3" table:number-rows-spanned="1">
            <text:p>Compresibility</text:p>
          </table:table-cell>
          <table:covered-table-cell table:style-name="ce28"/>
          <table:covered-table-cell table:style-name="ce34"/>
          <table:table-cell table:style-name="ce30" office:value-type="string" calcext:value-type="string" table:number-columns-spanned="3" table:number-rows-spanned="1">
            <text:p>Relaxation Rate</text:p>
            <text:p>(omega)</text:p>
          </table:table-cell>
          <table:covered-table-cell table:style-name="ce28"/>
          <table:covered-table-cell table:style-name="ce34"/>
          <table:table-cell table:number-columns-repeated="8"/>
          <table:table-cell table:style-name="ce26"/>
          <table:table-cell table:number-columns-repeated="2"/>
          <table:table-cell table:style-name="ce33" office:value-type="string" calcext:value-type="string" table:number-columns-spanned="8" table:number-rows-spanned="1">
            <text:p>noRefillingCells</text:p>
          </table:table-cell>
          <table:covered-table-cell table:number-columns-repeated="6" table:style-name="ce28"/>
          <table:covered-table-cell table:style-name="ce34"/>
          <table:table-cell table:style-name="Default"/>
          <table:table-cell/>
          <table:table-cell table:style-name="ce139" office:value-type="string" calcext:value-type="string" table:number-columns-spanned="8" table:number-rows-spanned="1">
            <text:p>fullRefillingCells</text:p>
          </table:table-cell>
          <table:covered-table-cell table:number-columns-repeated="6" table:style-name="ce42"/>
          <table:covered-table-cell table:style-name="ce154"/>
          <table:table-cell/>
          <table:table-cell table:style-name="Default"/>
          <table:table-cell table:style-name="ce159" office:value-type="string" calcext:value-type="string" table:number-columns-spanned="26" table:number-rows-spanned="1">
            <text:p>someRefillingCells</text:p>
          </table:table-cell>
          <table:covered-table-cell table:number-columns-repeated="14" table:style-name="ce42"/>
          <table:covered-table-cell table:style-name="ce174"/>
          <table:covered-table-cell table:number-columns-repeated="9" table:style-name="ce42"/>
          <table:covered-table-cell table:style-name="ce60"/>
          <table:table-cell table:number-columns-repeated="2"/>
          <table:table-cell table:style-name="ce139" office:value-type="string" calcext:value-type="string" table:number-columns-spanned="13" table:number-rows-spanned="1">
            <text:p>straightRefillingCells</text:p>
          </table:table-cell>
          <table:covered-table-cell table:number-columns-repeated="11" table:style-name="ce42"/>
          <table:covered-table-cell table:style-name="ce60"/>
          <table:table-cell table:number-columns-repeated="3"/>
          <table:table-cell table:style-name="Default"/>
          <table:table-cell table:style-name="ce35" table:number-columns-spanned="2" table:number-rows-spanned="1"/>
          <table:covered-table-cell table:style-name="Default"/>
          <table:table-cell table:number-columns-repeated="32"/>
          <table:table-cell table:style-name="Default" table:number-columns-repeated="42"/>
          <table:table-cell table:number-columns-repeated="847"/>
        </table:table-row>
        <table:table-row table:style-name="ro1">
          <table:table-cell table:style-name="ce4"/>
          <table:table-cell table:number-columns-repeated="18"/>
          <table:table-cell table:style-name="ce5"/>
          <table:table-cell table:style-name="ce15" office:value-type="float" office:value="0" calcext:value-type="float">
            <text:p>0</text:p>
          </table:table-cell>
          <table:table-cell table:style-name="ce14"/>
          <table:table-cell table:style-name="ce5"/>
          <table:table-cell table:style-name="ce15" office:value-type="float" office:value="1.8" calcext:value-type="float">
            <text:p>1.8</text:p>
          </table:table-cell>
          <table:table-cell table:style-name="ce14"/>
          <table:table-cell table:style-name="ce8" office:value-type="string" calcext:value-type="string" table:number-columns-spanned="3" table:number-rows-spanned="1">
            <text:p>init PDFs</text:p>
          </table:table-cell>
          <table:covered-table-cell table:style-name="ce28"/>
          <table:covered-table-cell table:style-name="ce34"/>
          <table:table-cell/>
          <table:table-cell table:style-name="ce32" office:value-type="string" calcext:value-type="string" table:number-columns-spanned="4" table:number-rows-spanned="4">
            <text:p>The values used for this cell are obtained from the “testSomeDefaultConfigurations.cpp” by defining specific velocities and densities during the initialization.</text:p>
          </table:table-cell>
          <table:covered-table-cell table:number-columns-repeated="3"/>
          <table:table-cell table:style-name="ce26"/>
          <table:table-cell table:number-columns-repeated="2"/>
          <table:table-cell table:style-name="ce4" office:value-type="string" calcext:value-type="string">
            <text:p>G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/>
          <table:table-cell table:number-columns-repeated="2" office:value-type="string" calcext:value-type="string">
            <text:p>G</text:p>
          </table:table-cell>
          <table:table-cell table:style-name="ce26" office:value-type="string" calcext:value-type="string">
            <text:p>G</text:p>
          </table:table-cell>
          <table:table-cell table:style-name="Default"/>
          <table:table-cell/>
          <table:table-cell table:style-name="ce16" office:value-type="string" calcext:value-type="string">
            <text:p>I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/>
          <table:table-cell table:number-columns-repeated="2" office:value-type="string" calcext:value-type="string">
            <text:p>I</text:p>
          </table:table-cell>
          <table:table-cell table:style-name="ce128" office:value-type="string" calcext:value-type="string">
            <text:p>I</text:p>
          </table:table-cell>
          <table:table-cell/>
          <table:table-cell table:style-name="Default"/>
          <table:table-cell table:style-name="ce16" office:value-type="string" calcext:value-type="string">
            <text:p>G</text:p>
          </table:table-cell>
          <table:table-cell table:number-columns-repeated="4" office:value-type="string" calcext:value-type="string">
            <text:p>I</text:p>
          </table:table-cell>
          <table:table-cell table:number-columns-repeated="2"/>
          <table:table-cell table:style-name="ce89"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 table:style-name="ce127"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 table:style-name="ce129" office:value-type="string" calcext:value-type="string">
            <text:p>I</text:p>
          </table:table-cell>
          <table:table-cell table:number-columns-repeated="2"/>
          <table:table-cell table:style-name="ce89"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style-name="ce65"/>
          <table:table-cell table:number-columns-repeated="2"/>
          <table:table-cell table:style-name="ce1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number-columns-repeated="3" office:value-type="string" calcext:value-type="string">
            <text:p>I</text:p>
          </table:table-cell>
          <table:table-cell table:number-columns-repeated="2"/>
          <table:table-cell table:number-columns-repeated="2" office:value-type="string" calcext:value-type="string">
            <text:p>G</text:p>
          </table:table-cell>
          <table:table-cell table:style-name="ce99"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 table:style-name="ce99" office:value-type="string" calcext:value-type="string">
            <text:p>I</text:p>
          </table:table-cell>
          <table:table-cell table:style-name="ce65"/>
          <table:table-cell table:number-columns-repeated="3"/>
          <table:table-cell table:style-name="Default" table:number-columns-repeated="3"/>
          <table:table-cell table:number-columns-repeated="32"/>
          <table:table-cell table:style-name="Default" table:number-columns-repeated="42"/>
          <table:table-cell table:number-columns-repeated="847"/>
        </table:table-row>
        <table:table-row table:style-name="ro1">
          <table:table-cell table:style-name="ce4"/>
          <table:table-cell/>
          <table:table-cell table:style-name="ce8" office:value-type="string" calcext:value-type="string" table:number-columns-spanned="3" table:number-rows-spanned="1">
            <text:p>w</text:p>
          </table:table-cell>
          <table:covered-table-cell table:style-name="ce28"/>
          <table:covered-table-cell table:style-name="ce34"/>
          <table:table-cell/>
          <table:table-cell table:style-name="ce8" office:value-type="string" calcext:value-type="string" table:number-columns-spanned="3" table:number-rows-spanned="1">
            <text:p>c.x()</text:p>
          </table:table-cell>
          <table:covered-table-cell table:style-name="ce28"/>
          <table:covered-table-cell table:style-name="ce34"/>
          <table:table-cell/>
          <table:table-cell table:style-name="ce8" office:value-type="string" calcext:value-type="string" table:number-columns-spanned="3" table:number-rows-spanned="1">
            <text:p>c,y()</text:p>
          </table:table-cell>
          <table:covered-table-cell table:style-name="ce28"/>
          <table:covered-table-cell table:style-name="ce34"/>
          <table:table-cell/>
          <table:table-cell table:style-name="ce8" office:value-type="string" calcext:value-type="string" table:number-columns-spanned="3" table:number-rows-spanned="1">
            <text:p>c.z()</text:p>
          </table:table-cell>
          <table:covered-table-cell table:style-name="ce28"/>
          <table:covered-table-cell table:style-name="ce34"/>
          <table:table-cell table:number-columns-repeated="2"/>
          <table:table-cell table:style-name="ce8" office:value-type="string" calcext:value-type="string" table:number-columns-spanned="3" table:number-rows-spanned="1">
            <text:p>Cell order</text:p>
          </table:table-cell>
          <table:covered-table-cell table:style-name="ce28"/>
          <table:covered-table-cell table:style-name="ce34"/>
          <table:table-cell table:style-name="ce82" office:value-type="string" calcext:value-type="string" table:number-columns-spanned="3" table:number-rows-spanned="1">
            <text:p>Lattice speed of sound (cs^2)</text:p>
          </table:table-cell>
          <table:covered-table-cell table:style-name="ce28"/>
          <table:covered-table-cell table:style-name="ce34"/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/>
          <table:covered-table-cell table:number-columns-repeated="4"/>
          <table:table-cell table:style-name="ce26"/>
          <table:table-cell table:number-columns-repeated="2"/>
          <table:table-cell table:style-name="ce4" office:value-type="string" calcext:value-type="string">
            <text:p>G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 table:number-columns-spanned="2" table:number-rows-spanned="1">
            <text:p>`==&gt;`</text:p>
          </table:table-cell>
          <table:covered-table-cell/>
          <table:table-cell table:number-columns-repeated="2" office:value-type="string" calcext:value-type="string">
            <text:p>G</text:p>
          </table:table-cell>
          <table:table-cell table:style-name="ce37" office:value-type="string" calcext:value-type="string">
            <text:p>I</text:p>
          </table:table-cell>
          <table:table-cell table:style-name="Default"/>
          <table:table-cell/>
          <table:table-cell table:style-name="ce16" office:value-type="string" calcext:value-type="string">
            <text:p>I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string" calcext:value-type="string" table:number-columns-spanned="2" table:number-rows-spanned="1">
            <text:p>`==&gt;`</text:p>
          </table:table-cell>
          <table:covered-table-cell/>
          <table:table-cell office:value-type="string" calcext:value-type="string">
            <text:p>I</text:p>
          </table:table-cell>
          <table:table-cell table:style-name="ce81" office:value-type="string" calcext:value-type="string">
            <text:p>I</text:p>
          </table:table-cell>
          <table:table-cell table:style-name="ce154" office:value-type="string" calcext:value-type="string">
            <text:p>I</text:p>
          </table:table-cell>
          <table:table-cell/>
          <table:table-cell table:style-name="Default"/>
          <table:table-cell table:style-name="ce1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number-columns-repeated="3" office:value-type="string" calcext:value-type="string">
            <text:p>I</text:p>
          </table:table-cell>
          <table:table-cell office:value-type="string" calcext:value-type="string" table:number-columns-spanned="2" table:number-rows-spanned="1">
            <text:p>`==&gt;`</text:p>
          </table:table-cell>
          <table:covered-table-cell/>
          <table:table-cell office:value-type="string" calcext:value-type="string">
            <text:p>G</text:p>
          </table:table-cell>
          <table:table-cell table:style-name="ce81"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 table:style-name="ce129" office:value-type="string" calcext:value-type="string">
            <text:p>I</text:p>
          </table:table-cell>
          <table:table-cell table:style-name="ce99" office:value-type="string" calcext:value-type="string">
            <text:p>I</text:p>
          </table:table-cell>
          <table:table-cell table:number-columns-repeated="2"/>
          <table:table-cell table:style-name="ce81" office:value-type="string" calcext:value-type="string">
            <text:p>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style-name="ce65"/>
          <table:table-cell/>
          <table:table-cell table:style-name="ce96"/>
          <table:table-cell table:style-name="ce1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number-columns-repeated="3" office:value-type="string" calcext:value-type="string">
            <text:p>I</text:p>
          </table:table-cell>
          <table:table-cell office:value-type="string" calcext:value-type="string" table:number-columns-spanned="2" table:number-rows-spanned="1">
            <text:p>`==&gt;`</text:p>
          </table:table-cell>
          <table:covered-table-cell/>
          <table:table-cell office:value-type="string" calcext:value-type="string">
            <text:p>G</text:p>
          </table:table-cell>
          <table:table-cell table:style-name="ce81" office:value-type="string" calcext:value-type="string">
            <text:p>I</text:p>
          </table:table-cell>
          <table:table-cell table:style-name="ce143" office:value-type="string" calcext:value-type="string">
            <text:p>I</text:p>
          </table:table-cell>
          <table:table-cell table:number-columns-repeated="2" table:style-name="ce127" office:value-type="string" calcext:value-type="string">
            <text:p>I</text:p>
          </table:table-cell>
          <table:table-cell table:style-name="ce65"/>
          <table:table-cell table:number-columns-repeated="2"/>
          <table:table-cell table:style-name="Default" table:number-columns-repeated="5"/>
          <table:table-cell table:style-name="ce172" office:value-type="string" calcext:value-type="string" table:number-columns-spanned="25" table:number-rows-spanned="1">
            <text:p>velocity_x, velocity_y, velocity_z, density of each cell</text:p>
          </table:table-cell>
          <table:covered-table-cell table:number-columns-repeated="24" table:style-name="Default"/>
          <table:table-cell table:style-name="Default" table:number-columns-repeated="4"/>
          <table:table-cell table:number-columns-repeated="2"/>
          <table:table-cell table:style-name="Default" table:number-columns-repeated="42"/>
          <table:table-cell table:number-columns-repeated="847"/>
        </table:table-row>
        <table:table-row table:style-name="ro1">
          <table:table-cell table:style-name="ce4"/>
          <table:table-cell/>
          <table:table-cell table:style-name="ce4" table:formula="of:=1/36" office:value-type="float" office:value="0.0277777777777778" calcext:value-type="float">
            <text:p>0.027777777777778</text:p>
          </table:table-cell>
          <table:table-cell table:formula="of:=1/9" office:value-type="float" office:value="0.111111111111111" calcext:value-type="float">
            <text:p>0.111111111111111</text:p>
          </table:table-cell>
          <table:table-cell table:style-name="ce26" table:formula="of:=1/36" office:value-type="float" office:value="0.0277777777777778" calcext:value-type="float">
            <text:p>0.027777777777778</text:p>
          </table:table-cell>
          <table:table-cell/>
          <table:table-cell table:style-name="ce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/>
          <table:table-cell table:style-name="ce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6" office:value-type="float" office:value="6" calcext:value-type="float">
            <text:p>6</text:p>
          </table:table-cell>
          <table:table-cell table:style-name="ce5"/>
          <table:table-cell table:style-name="ce15" table:formula="of:=1/3" office:value-type="float" office:value="0.333333333333333" calcext:value-type="float">
            <text:p>0.333333333333333</text:p>
          </table:table-cell>
          <table:table-cell table:style-name="ce14"/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/>
          <table:covered-table-cell table:number-columns-repeated="4"/>
          <table:table-cell table:style-name="ce26"/>
          <table:table-cell table:number-columns-repeated="2"/>
          <table:table-cell table:style-name="ce4" office:value-type="string" calcext:value-type="string">
            <text:p>G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/>
          <table:table-cell table:number-columns-repeated="2" office:value-type="string" calcext:value-type="string">
            <text:p>G</text:p>
          </table:table-cell>
          <table:table-cell table:style-name="ce26" office:value-type="string" calcext:value-type="string">
            <text:p>G</text:p>
          </table:table-cell>
          <table:table-cell table:style-name="Default"/>
          <table:table-cell/>
          <table:table-cell table:style-name="ce16" office:value-type="string" calcext:value-type="string">
            <text:p>I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/>
          <table:table-cell table:number-columns-repeated="2" office:value-type="string" calcext:value-type="string">
            <text:p>I</text:p>
          </table:table-cell>
          <table:table-cell table:style-name="ce154" office:value-type="string" calcext:value-type="string">
            <text:p>I</text:p>
          </table:table-cell>
          <table:table-cell/>
          <table:table-cell table:style-name="Default"/>
          <table:table-cell table:style-name="ce16" office:value-type="string" calcext:value-type="string">
            <text:p>G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I</text:p>
          </table:table-cell>
          <table:table-cell table:number-columns-repeated="2"/>
          <table:table-cell table:number-columns-repeated="2" office:value-type="string" calcext:value-type="string">
            <text:p>G</text:p>
          </table:table-cell>
          <table:table-cell table:style-name="ce90" office:value-type="string" calcext:value-type="string">
            <text:p>I</text:p>
          </table:table-cell>
          <table:table-cell table:style-name="ce127"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 table:number-columns-repeated="2"/>
          <table:table-cell table:style-name="ce90" office:value-type="string" calcext:value-type="string">
            <text:p>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style-name="ce65"/>
          <table:table-cell table:number-columns-repeated="2"/>
          <table:table-cell table:style-name="ce1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number-columns-repeated="3" office:value-type="string" calcext:value-type="string">
            <text:p>I</text:p>
          </table:table-cell>
          <table:table-cell table:number-columns-repeated="2"/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table:style-name="ce99"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 table:style-name="ce65"/>
          <table:table-cell table:number-columns-repeated="2"/>
          <table:table-cell table:style-name="Default" table:number-columns-repeated="34"/>
          <table:table-cell/>
          <table:table-cell table:style-name="Default" table:number-columns-repeated="43"/>
          <table:table-cell table:number-columns-repeated="847"/>
        </table:table-row>
        <table:table-row table:style-name="ro1">
          <table:table-cell table:style-name="ce4"/>
          <table:table-cell/>
          <table:table-cell table:style-name="ce4" table:formula="of:=1/9" office:value-type="float" office:value="0.111111111111111" calcext:value-type="float">
            <text:p>0.111111111111111</text:p>
          </table:table-cell>
          <table:table-cell table:formula="of:=4/9" office:value-type="float" office:value="0.444444444444444" calcext:value-type="float">
            <text:p>0.444444444444444</text:p>
          </table:table-cell>
          <table:table-cell table:style-name="ce26" table:formula="of:=1/9" office:value-type="float" office:value="0.111111111111111" calcext:value-type="float">
            <text:p>0.111111111111111</text:p>
          </table:table-cell>
          <table:table-cell/>
          <table:table-cell table:style-name="ce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/>
          <table:table-cell table:style-name="Default"/>
          <table:table-cell table:style-name="ce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3"/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/>
          <table:covered-table-cell table:number-columns-repeated="4"/>
          <table:table-cell table:style-name="ce26"/>
          <table:table-cell table:number-columns-repeated="2"/>
          <table:table-cell table:style-name="ce3"/>
          <table:table-cell table:style-name="Default" table:number-columns-repeated="6"/>
          <table:table-cell table:style-name="ce38"/>
          <table:table-cell table:style-name="Default" table:number-columns-repeated="2"/>
          <table:table-cell table:style-name="ce16"/>
          <table:table-cell table:style-name="Default" table:number-columns-repeated="4"/>
          <table:table-cell/>
          <table:table-cell table:style-name="Default"/>
          <table:table-cell table:style-name="ce154"/>
          <table:table-cell table:style-name="Default" table:number-columns-repeated="2"/>
          <table:table-cell table:style-name="ce16"/>
          <table:table-cell table:style-name="Default" table:number-columns-repeated="4"/>
          <table:table-cell/>
          <table:table-cell table:style-name="Default"/>
          <table:table-cell table:number-columns-repeated="2"/>
          <table:table-cell table:style-name="Default" table:number-columns-repeated="5"/>
          <table:table-cell/>
          <table:table-cell table:style-name="ce132" office:value-type="string" calcext:value-type="string" table:number-columns-spanned="3" table:number-rows-spanned="1">
            <text:p>Extrapolation Direction</text:p>
          </table:table-cell>
          <table:covered-table-cell table:number-columns-repeated="2"/>
          <table:table-cell table:style-name="Default" table:number-columns-repeated="5"/>
          <table:table-cell table:number-columns-repeated="2"/>
          <table:table-cell table:style-name="ce65"/>
          <table:table-cell table:number-columns-repeated="2"/>
          <table:table-cell table:style-name="ce16"/>
          <table:table-cell table:style-name="Default" table:number-columns-repeated="4"/>
          <table:table-cell/>
          <table:table-cell table:style-name="Default"/>
          <table:table-cell table:number-columns-repeated="5"/>
          <table:table-cell table:style-name="ce65"/>
          <table:table-cell table:number-columns-repeated="2"/>
          <table:table-cell table:style-name="ce94" table:formula="of:=[.DU12]" office:value-type="float" office:value="0" calcext:value-type="float">
            <text:p>0</text:p>
          </table:table-cell>
          <table:table-cell table:style-name="ce94" table:formula="of:=[.DV12]" office:value-type="float" office:value="-0.05" calcext:value-type="float">
            <text:p>-0.05</text:p>
          </table:table-cell>
          <table:table-cell table:style-name="ce94" table:formula="of:=[.DW12]" office:value-type="float" office:value="0" calcext:value-type="float">
            <text:p>0</text:p>
          </table:table-cell>
          <table:table-cell table:style-name="ce94" table:formula="of:=[.DX12]" office:value-type="float" office:value="0.999999999999999" calcext:value-type="float">
            <text:p>0.999999999999999</text:p>
          </table:table-cell>
          <table:table-cell table:style-name="ce94"/>
          <table:table-cell table:style-name="ce101" table:formula="of:=[.DA12]" office:value-type="float" office:value="0.0499999999999996" calcext:value-type="float">
            <text:p>0.05</text:p>
          </table:table-cell>
          <table:table-cell table:style-name="ce101" table:formula="of:=[.DB12]" office:value-type="float" office:value="-0.0999999999999999" calcext:value-type="float">
            <text:p>-0.1</text:p>
          </table:table-cell>
          <table:table-cell table:style-name="ce101" table:formula="of:=[.DC12]" office:value-type="float" office:value="0" calcext:value-type="float">
            <text:p>0</text:p>
          </table:table-cell>
          <table:table-cell table:style-name="ce101" table:formula="of:=[.DD12]" office:value-type="float" office:value="0.999999999999999" calcext:value-type="float">
            <text:p>0.999999999999999</text:p>
          </table:table-cell>
          <table:table-cell table:style-name="ce101"/>
          <table:table-cell table:style-name="ce101" table:formula="of:=[.DF12]" office:value-type="float" office:value="0" calcext:value-type="float">
            <text:p>0</text:p>
          </table:table-cell>
          <table:table-cell table:style-name="ce101" table:formula="of:=[.DG12]" office:value-type="float" office:value="-0.05" calcext:value-type="float">
            <text:p>-0.05</text:p>
          </table:table-cell>
          <table:table-cell table:style-name="ce101" table:formula="of:=[.DH12]" office:value-type="float" office:value="0" calcext:value-type="float">
            <text:p>0</text:p>
          </table:table-cell>
          <table:table-cell table:style-name="ce101" table:formula="of:=[.DI12]" office:value-type="float" office:value="0.999999999999999" calcext:value-type="float">
            <text:p>0.999999999999999</text:p>
          </table:table-cell>
          <table:table-cell table:style-name="ce94"/>
          <table:table-cell table:style-name="ce90" table:formula="of:=[.DK12]" office:value-type="float" office:value="0" calcext:value-type="float">
            <text:p>0</text:p>
          </table:table-cell>
          <table:table-cell table:style-name="ce90" table:formula="of:=[.DL12]" office:value-type="float" office:value="0" calcext:value-type="float">
            <text:p>0</text:p>
          </table:table-cell>
          <table:table-cell table:style-name="ce90" table:formula="of:=[.DM12]" office:value-type="float" office:value="0" calcext:value-type="float">
            <text:p>0</text:p>
          </table:table-cell>
          <table:table-cell table:style-name="ce90" table:formula="of:=[.DN12]" office:value-type="float" office:value="0.999999999999999" calcext:value-type="float">
            <text:p>0.999999999999999</text:p>
          </table:table-cell>
          <table:table-cell table:style-name="ce94"/>
          <table:table-cell table:style-name="ce115" table:formula="of:=[.DP12]" office:value-type="float" office:value="0.0799999999999996" calcext:value-type="float">
            <text:p>0.08</text:p>
          </table:table-cell>
          <table:table-cell table:style-name="ce115" table:formula="of:=[.DQ12]" office:value-type="float" office:value="-0.0399999999999999" calcext:value-type="float">
            <text:p>-0.04</text:p>
          </table:table-cell>
          <table:table-cell table:style-name="ce115" table:formula="of:=[.DR12]" office:value-type="float" office:value="0" calcext:value-type="float">
            <text:p>0</text:p>
          </table:table-cell>
          <table:table-cell table:style-name="ce115" table:formula="of:=[.DS12]" office:value-type="float" office:value="0.999999999999999" calcext:value-type="float">
            <text:p>0.999999999999999</text:p>
          </table:table-cell>
          <table:table-cell table:style-name="ce94"/>
          <table:table-cell table:style-name="ce94" table:formula="of:=[.DU12]" office:value-type="float" office:value="0" calcext:value-type="float">
            <text:p>0</text:p>
          </table:table-cell>
          <table:table-cell table:style-name="ce94" table:formula="of:=[.DV12]" office:value-type="float" office:value="-0.05" calcext:value-type="float">
            <text:p>-0.05</text:p>
          </table:table-cell>
          <table:table-cell table:style-name="ce94" table:formula="of:=[.DW12]" office:value-type="float" office:value="0" calcext:value-type="float">
            <text:p>0</text:p>
          </table:table-cell>
          <table:table-cell table:style-name="ce94" table:formula="of:=[.DX12]" office:value-type="float" office:value="0.999999999999999" calcext:value-type="float">
            <text:p>0.999999999999999</text:p>
          </table:table-cell>
          <table:table-cell table:style-name="Default"/>
          <table:table-cell table:style-name="ce101" table:formula="of:=[.DA12]" office:value-type="float" office:value="0.0499999999999996" calcext:value-type="float">
            <text:p>0.05</text:p>
          </table:table-cell>
          <table:table-cell table:style-name="ce101" table:formula="of:=[.DB12]" office:value-type="float" office:value="-0.0999999999999999" calcext:value-type="float">
            <text:p>-0.1</text:p>
          </table:table-cell>
          <table:table-cell table:style-name="ce101" table:formula="of:=[.DC12]" office:value-type="float" office:value="0" calcext:value-type="float">
            <text:p>0</text:p>
          </table:table-cell>
          <table:table-cell table:style-name="ce101" table:formula="of:=[.DD12]" office:value-type="float" office:value="0.999999999999999" calcext:value-type="float">
            <text:p>0.999999999999999</text:p>
          </table:table-cell>
          <table:table-cell/>
          <table:table-cell table:style-name="Default" table:number-columns-repeated="43"/>
          <table:table-cell table:number-columns-repeated="847"/>
        </table:table-row>
        <table:table-row table:style-name="ro1">
          <table:table-cell table:style-name="ce4"/>
          <table:table-cell/>
          <table:table-cell table:style-name="ce5" table:formula="of:=1/36" office:value-type="float" office:value="0.0277777777777778" calcext:value-type="float">
            <text:p>0.027777777777778</text:p>
          </table:table-cell>
          <table:table-cell table:style-name="ce15" table:formula="of:=1/9" office:value-type="float" office:value="0.111111111111111" calcext:value-type="float">
            <text:p>0.111111111111111</text:p>
          </table:table-cell>
          <table:table-cell table:style-name="ce14" table:formula="of:=1/36" office:value-type="float" office:value="0.0277777777777778" calcext:value-type="float">
            <text:p>0.027777777777778</text:p>
          </table:table-cell>
          <table:table-cell/>
          <table:table-cell table:style-name="ce5" office:value-type="float" office:value="-1" calcext:value-type="float">
            <text:p>-1</text:p>
          </table:table-cell>
          <table:table-cell table:style-name="ce15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/>
          <table:table-cell table:style-name="ce5" office:value-type="float" office:value="-1" calcext:value-type="float">
            <text:p>-1</text:p>
          </table:table-cell>
          <table:table-cell table:style-name="ce15" office:value-type="float" office:value="-1" calcext:value-type="float">
            <text:p>-1</text:p>
          </table:table-cell>
          <table:table-cell table:style-name="ce14" office:value-type="float" office:value="-1" calcext:value-type="float">
            <text:p>-1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Default"/>
          <table:table-cell table:style-name="ce5" office:value-type="float" office:value="7" calcext:value-type="float">
            <text:p>7</text:p>
          </table:table-cell>
          <table:table-cell table:style-name="ce15" office:value-type="float" office:value="2" calcext:value-type="float">
            <text:p>2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11"/>
          <table:table-cell table:style-name="ce26"/>
          <table:table-cell table:number-columns-repeated="2"/>
          <table:table-cell table:style-name="ce104" office:value-type="string" calcext:value-type="string" table:number-columns-spanned="2" table:number-rows-spanned="1">
            <text:p>Velocity: </text:p>
            <text:p>Sqrt</text:p>
          </table:table-cell>
          <table:covered-table-cell/>
          <table:table-cell table:style-name="ce102"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ce9" office:value-type="string" calcext:value-type="string">
            <text:p>z</text:p>
          </table:table-cell>
          <table:table-cell/>
          <table:table-cell table:style-name="Default"/>
          <table:table-cell table:style-name="ce26"/>
          <table:table-cell table:style-name="Default"/>
          <table:table-cell/>
          <table:table-cell table:style-name="ce140" office:value-type="string" calcext:value-type="string" table:number-columns-spanned="2" table:number-rows-spanned="1">
            <text:p>Velocity:</text:p>
            <text:p>Sqrt</text:p>
          </table:table-cell>
          <table:covered-table-cell/>
          <table:table-cell table:style-name="ce102"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style-name="ce123" office:value-type="string" calcext:value-type="string" table:number-columns-spanned="2" table:number-rows-spanned="1">
            <text:p>velocity gradient</text:p>
          </table:table-cell>
          <table:covered-table-cell table:style-name="ce9"/>
          <table:table-cell table:style-name="ce154"/>
          <table:table-cell table:style-name="Default" table:number-columns-repeated="2"/>
          <table:table-cell table:style-name="ce140" office:value-type="string" calcext:value-type="string" table:number-columns-spanned="2" table:number-rows-spanned="1">
            <text:p>Velocity:</text:p>
            <text:p>Sqrt</text:p>
          </table:table-cell>
          <table:covered-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style-name="ce123" office:value-type="string" calcext:value-type="string" table:number-columns-spanned="2" table:number-rows-spanned="1">
            <text:p>velocity gradient</text:p>
          </table:table-cell>
          <table:covered-table-cell table:style-name="ce9"/>
          <table:table-cell table:number-columns-repeated="2"/>
          <table:table-cell table:style-name="ce90" office:value-type="string" calcext:value-type="string" table:number-columns-spanned="2" table:number-rows-spanned="1">
            <text:p>Velocity:</text:p>
            <text:p>Sqrt</text:p>
          </table:table-cell>
          <table:covered-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style-name="ce152" office:value-type="string" calcext:value-type="string" table:number-columns-spanned="2" table:number-rows-spanned="1">
            <text:p>velocity gradient</text:p>
          </table:table-cell>
          <table:covered-table-cell table:style-name="Default"/>
          <table:table-cell table:number-columns-repeated="2"/>
          <table:table-cell table:style-name="ce89" office:value-type="string" calcext:value-type="string" table:number-columns-spanned="2" table:number-rows-spanned="1">
            <text:p>Velocity:</text:p>
            <text:p>Sqrt</text:p>
          </table:table-cell>
          <table:covered-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style-name="ce162" office:value-type="string" calcext:value-type="string" table:number-columns-spanned="2" table:number-rows-spanned="1">
            <text:p>velocity gradient</text:p>
          </table:table-cell>
          <table:covered-table-cell table:style-name="Default"/>
          <table:table-cell table:style-name="ce65"/>
          <table:table-cell table:number-columns-repeated="2"/>
          <table:table-cell table:style-name="ce140" office:value-type="string" calcext:value-type="string" table:number-columns-spanned="2" table:number-rows-spanned="1">
            <text:p>Velocity:</text:p>
            <text:p>Sqrt</text:p>
          </table:table-cell>
          <table:covered-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style-name="ce123" office:value-type="string" calcext:value-type="string" table:number-columns-spanned="2" table:number-rows-spanned="1">
            <text:p>velocity gradient</text:p>
          </table:table-cell>
          <table:covered-table-cell table:style-name="ce9"/>
          <table:table-cell/>
          <table:table-cell table:style-name="ce81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5"/>
          <table:table-cell table:number-columns-repeated="2"/>
          <table:table-cell table:style-name="Default" table:number-columns-repeated="4"/>
          <table:table-cell table:style-name="ce12"/>
          <table:table-cell table:style-name="ce42" table:number-columns-repeated="24"/>
          <table:table-cell table:style-name="ce97"/>
          <table:table-cell table:style-name="Default" table:number-columns-repeated="4"/>
          <table:table-cell/>
          <table:table-cell table:style-name="Default" table:number-columns-repeated="43"/>
          <table:table-cell table:number-columns-repeated="847"/>
        </table:table-row>
        <table:table-row table:style-name="ro1">
          <table:table-cell table:style-name="ce4"/>
          <table:table-cell table:number-columns-repeated="17"/>
          <table:table-cell table:style-name="ce8" office:value-type="string" calcext:value-type="string" table:number-columns-spanned="15" table:number-rows-spanned="1">
            <text:p>Values for one cell if all are initialized like this:</text:p>
          </table:table-cell>
          <table:covered-table-cell table:number-columns-repeated="14"/>
          <table:table-cell table:style-name="ce26"/>
          <table:table-cell/>
          <table:table-cell table:style-name="Default"/>
          <table:table-cell table:style-name="ce4" table:formula="of:=[.AM8]*[.AM8]+[.AN8]*[.AN8]+[.AO8]*[.AO8]" office:value-type="float" office:value="0" calcext:value-type="float" table:number-columns-spanned="2" table:number-rows-spanned="1">
            <text:p>0</text:p>
          </table:table-cell>
          <table:covered-table-cell/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style-name="ce9" table:formula="of:=0" office:value-type="float" office:value="0" calcext:value-type="float">
            <text:p>0</text:p>
          </table:table-cell>
          <table:table-cell/>
          <table:table-cell table:style-name="Default"/>
          <table:table-cell table:style-name="ce26"/>
          <table:table-cell table:style-name="Default"/>
          <table:table-cell/>
          <table:table-cell table:style-name="ce16" table:formula="of:=[.AW8]*[.AW8]+[.AX8]*[.AX8]+[.AY8]*[.AY8]" office:value-type="float" office:value="0.002140625" calcext:value-type="float" table:number-columns-spanned="2" table:number-rows-spanned="1">
            <text:p>0.002140625</text:p>
          </table:table-cell>
          <table:covered-table-cell/>
          <table:table-cell table:formula="of:=([.DA8]/[.$DD$8]+[.DF8]/[.$DI$8]+[.DK8]/[.$DN$8]+[.DA10]/[.$DD$10]+[.DK10]/[.$DN$10]+[.DA12]/[.$DD$12]+[.DF12]/[.$DI$12]+[.DK12]/[.$DN$12])/8" office:value-type="float" office:value="0.03625" calcext:value-type="float">
            <text:p>0.03625</text:p>
          </table:table-cell>
          <table:table-cell table:formula="of:=([.DB8]/[.$DD$8]+[.DG8]/[.$DI$8]+[.DL8]/[.$DN$8]+[.DB10]/[.$DD$10]+[.DL10]/[.$DN$10]+[.DB12]/[.$DD$12]+[.DG12]/[.$DI$12]+[.DL12]/[.$DN$12])/8" office:value-type="float" office:value="-0.02875" calcext:value-type="float">
            <text:p>-0.02875</text:p>
          </table:table-cell>
          <table:table-cell table:formula="of:=([.DC8]/[.$DD$8]+[.DH8]/[.$DI$8]+[.DM8]/[.$DN$8]+[.DC10]/[.$DD$10]+[.DM10]/[.$DN$10]+[.DC12]/[.$DD$12]+[.DH12]/[.$DI$12]+[.DM12]/[.$DN$12])/8" office:value-type="float" office:value="0" calcext:value-type="float">
            <text:p>0</text:p>
          </table:table-cell>
          <table:table-cell table:formula="of:=([.DK10]-[.DA10])*0.5" office:value-type="float" office:value="0" calcext:value-type="float">
            <text:p>0</text:p>
          </table:table-cell>
          <table:table-cell table:style-name="ce9" table:formula="of:=([.DL10]-[.DB10])*0.5" office:value-type="float" office:value="0.0249999999999998" calcext:value-type="float">
            <text:p>0.025</text:p>
          </table:table-cell>
          <table:table-cell table:style-name="ce154"/>
          <table:table-cell table:style-name="Default" table:number-columns-repeated="2"/>
          <table:table-cell table:style-name="ce16" table:formula="of:=[.BG8]*[.BG8]+[.BH8]*[.BH8]+[.BI8]*[.BI8]" office:value-type="float" office:value="0.001" calcext:value-type="float" table:number-columns-spanned="2" table:number-rows-spanned="1">
            <text:p>0.001</text:p>
          </table:table-cell>
          <table:covered-table-cell/>
          <table:table-cell table:formula="of:=([.DF8]/[.$DI$8]+[.DK8]/[.$DN$8]+[.DK10]/[.$DN$10])/3" office:value-type="float" office:value="0.03" calcext:value-type="float">
            <text:p>0.03</text:p>
          </table:table-cell>
          <table:table-cell table:formula="of:=([.DG8]/[.$DI$8]+[.DL8]/[.$DN$8]+[.DL10]/[.$DN$10])/3" office:value-type="float" office:value="-0.01" calcext:value-type="float">
            <text:p>-0.01</text:p>
          </table:table-cell>
          <table:table-cell table:formula="of:=([.DH8]/[.$DI$8]+[.DM8]/[.$DN$8]+[.DM10]/[.$DN$10])/3" office:value-type="float" office:value="0" calcext:value-type="float">
            <text:p>0</text:p>
          </table:table-cell>
          <table:table-cell table:formula="of:=[.DK10]-[.BG$8]" office:value-type="float" office:value="0.07" calcext:value-type="float">
            <text:p>0.07</text:p>
          </table:table-cell>
          <table:table-cell table:formula="of:=[.DL10]-[.BH$8]" office:value-type="float" office:value="0.01" calcext:value-type="float">
            <text:p>0.01</text:p>
          </table:table-cell>
          <table:table-cell table:number-columns-repeated="2"/>
          <table:table-cell table:formula="of:=[.BP8]*[.BP8]+[.BQ8]*[.BQ8]+[.BR8]*[.BR8]" office:value-type="float" office:value="0.0027361111111111" calcext:value-type="float" table:number-columns-spanned="2" table:number-rows-spanned="1">
            <text:p>0.002736111111111</text:p>
          </table:table-cell>
          <table:covered-table-cell/>
          <table:table-cell table:formula="of:=([.DK10]/[.$DN$10]+[.DP10]/[.$DS$10]+[.DP12]/[.$DS$12]+[.DF15]/[.$DI$15]+[.DK15]/[.$DN$15]+[.DP15]/[.$DS$15])/6" office:value-type="float" office:value="0.0483333333333333" calcext:value-type="float">
            <text:p>0.048333333333333</text:p>
          </table:table-cell>
          <table:table-cell table:formula="of:=([.DL10]/[.$DN$10]+[.DQ10]/[.$DS$10]+[.DQ12]/[.$DS$12]+[.DG15]/[.$DI$15]+[.DL15]/[.$DN$15]+[.DQ15]/[.$DS$15])/6" office:value-type="float" office:value="-0.0199999999999999" calcext:value-type="float">
            <text:p>-0.02</text:p>
          </table:table-cell>
          <table:table-cell table:formula="of:=([.DM10]/[.$DN$10]+[.DR10]/[.$DS$10]+[.DR12]/[.$DS$12]+[.DH15]/[.$DI$15]+[.DM15]/[.$DN$15]+[.DR15]/[.$DS$15])/6" office:value-type="float" office:value="0" calcext:value-type="float">
            <text:p>0</text:p>
          </table:table-cell>
          <table:table-cell table:formula="of:=[.DP12]-[.BP$8]" office:value-type="float" office:value="0.0316666666666663" calcext:value-type="float">
            <text:p>0.031666666666666</text:p>
          </table:table-cell>
          <table:table-cell table:formula="of:=[.DQ12]-[.BQ$8]" office:value-type="float" office:value="-0.02" calcext:value-type="float">
            <text:p>-0.02</text:p>
          </table:table-cell>
          <table:table-cell table:number-columns-repeated="2"/>
          <table:table-cell table:formula="of:=[.BY8]*[.BY8]+[.BZ8]*[.BZ8]+[.CA8]*[.CA8]" office:value-type="float" office:value="0.00140625" calcext:value-type="float" table:number-columns-spanned="2" table:number-rows-spanned="1">
            <text:p>0.00140625</text:p>
          </table:table-cell>
          <table:covered-table-cell/>
          <table:table-cell table:formula="of:=([.CV6]/[.$CY$6]+[.CV8]/[.$CY$8]+[.DF8]/[.$DI$8]+[.CV10]/[.$CY$10])/4" office:value-type="float" office:value="0.0299999999999999" calcext:value-type="float">
            <text:p>0.03</text:p>
          </table:table-cell>
          <table:table-cell table:formula="of:=([.CW6]/[.$CY$6]+[.CW8]/[.$CY$8]+[.DG8]/[.$DI$8]+[.CW10]/[.$CY$10])/4" office:value-type="float" office:value="-0.0225" calcext:value-type="float">
            <text:p>-0.0225</text:p>
          </table:table-cell>
          <table:table-cell table:formula="of:=([.CX6]/[.$CY$6]+[.CX8]/[.$CY$8]+[.DH8]/[.$DI$8]+[.CX10]/[.$CY$10])/4" office:value-type="float" office:value="0" calcext:value-type="float">
            <text:p>0</text:p>
          </table:table-cell>
          <table:table-cell table:formula="of:=([.DF8]-[.CV8])/2" office:value-type="float" office:value="0" calcext:value-type="float">
            <text:p>0</text:p>
          </table:table-cell>
          <table:table-cell table:formula="of:=([.DG8]-[.CW8])/2" office:value-type="float" office:value="-0.015" calcext:value-type="float">
            <text:p>-0.015</text:p>
          </table:table-cell>
          <table:table-cell table:style-name="ce65"/>
          <table:table-cell table:number-columns-repeated="2"/>
          <table:table-cell table:style-name="ce16" table:formula="of:=[.CI8]*[.CI8]+[.CJ8]*[.CJ8]+[.CK8]*[.CK8]" office:value-type="float" office:value="0.000277777777777778" calcext:value-type="float" table:number-columns-spanned="2" table:number-rows-spanned="1">
            <text:p>0.000277777777778</text:p>
          </table:table-cell>
          <table:covered-table-cell/>
          <table:table-cell table:formula="of:=([.DK8]/[.$DN$8]+[.DK10]/[.$DN$10]+[.DK12]/[.$DN$12])/3" office:value-type="float" office:value="0.0133333333333333" calcext:value-type="float">
            <text:p>0.013333333333333</text:p>
          </table:table-cell>
          <table:table-cell table:formula="of:=([.DL8]/[.$DN$8]+[.DL10]/[.$DN$10]+[.DL12]/[.$DN$12])/3" office:value-type="float" office:value="-0.01" calcext:value-type="float">
            <text:p>-0.01</text:p>
          </table:table-cell>
          <table:table-cell table:formula="of:=([.DM8]/[.$DN$8]+[.DM10]/[.$DN$10]+[.DM12]/[.$DN$12])/3" office:value-type="float" office:value="0" calcext:value-type="float">
            <text:p>0</text:p>
          </table:table-cell>
          <table:table-cell table:formula="of:=[.DK10]-[.CI$8]" office:value-type="float" office:value="0.0866666666666667" calcext:value-type="float">
            <text:p>0.086666666666667</text:p>
          </table:table-cell>
          <table:table-cell table:formula="of:=[.DL10]-[.CJ$8]" office:value-type="float" office:value="0.01" calcext:value-type="float">
            <text:p>0.01</text:p>
          </table:table-cell>
          <table:table-cell table:number-columns-repeated="2"/>
          <table:table-cell table:style-name="ce132" office:value-type="string" calcext:value-type="string" table:number-columns-spanned="3" table:number-rows-spanned="1">
            <text:p>Extrapolation Direction</text:p>
          </table:table-cell>
          <table:covered-table-cell table:number-columns-repeated="2"/>
          <table:table-cell table:style-name="ce65"/>
          <table:table-cell table:number-columns-repeated="2"/>
          <table:table-cell table:style-name="ce115" table:formula="of:=[.DU8]" office:value-type="float" office:value="0.05" calcext:value-type="float">
            <text:p>0.05</text:p>
          </table:table-cell>
          <table:table-cell table:style-name="ce115" table:formula="of:=[.DV8]" office:value-type="float" office:value="0.03" calcext:value-type="float">
            <text:p>0.03</text:p>
          </table:table-cell>
          <table:table-cell table:style-name="ce115" table:formula="of:=[.DW8]" office:value-type="float" office:value="0" calcext:value-type="float">
            <text:p>0</text:p>
          </table:table-cell>
          <table:table-cell table:style-name="ce115" table:formula="of:=[.DX8]" office:value-type="float" office:value="0.999999999999999" calcext:value-type="float">
            <text:p>0.999999999999999</text:p>
          </table:table-cell>
          <table:table-cell table:style-name="ce16"/>
          <table:table-cell table:style-name="ce89" table:formula="of:=[.I26]" office:value-type="float" office:value="0.05" calcext:value-type="float">
            <text:p>0.05</text:p>
          </table:table-cell>
          <table:table-cell table:style-name="ce89" table:formula="of:=[.M26]" office:value-type="float" office:value="0" calcext:value-type="float">
            <text:p>0</text:p>
          </table:table-cell>
          <table:table-cell table:style-name="ce89" table:formula="of:=[.Q26]" office:value-type="float" office:value="0" calcext:value-type="float">
            <text:p>0</text:p>
          </table:table-cell>
          <table:table-cell table:style-name="ce89" table:formula="of:=[.U26]" office:value-type="float" office:value="0.999999999999999" calcext:value-type="float">
            <text:p>0.999999999999999</text:p>
          </table:table-cell>
          <table:table-cell table:style-name="Default"/>
          <table:table-cell table:style-name="ce94" table:formula="of:=[.AI26]" office:value-type="float" office:value="0.05" calcext:value-type="float">
            <text:p>0.05</text:p>
          </table:table-cell>
          <table:table-cell table:style-name="ce94" table:formula="of:=[.AM26]" office:value-type="float" office:value="0" calcext:value-type="float">
            <text:p>0</text:p>
          </table:table-cell>
          <table:table-cell table:style-name="ce94" table:formula="of:=[.AQ26]" office:value-type="float" office:value="0" calcext:value-type="float">
            <text:p>0</text:p>
          </table:table-cell>
          <table:table-cell table:style-name="ce94" table:formula="of:=[.AU26]" office:value-type="float" office:value="0.999999999999999" calcext:value-type="float">
            <text:p>0.999999999999999</text:p>
          </table:table-cell>
          <table:table-cell table:style-name="Default"/>
          <table:table-cell table:style-name="ce115" table:formula="of:=[.BI26]" office:value-type="float" office:value="-0.06" calcext:value-type="float">
            <text:p>-0.06</text:p>
          </table:table-cell>
          <table:table-cell table:style-name="ce115" table:formula="of:=[.BM26]" office:value-type="float" office:value="-0.03" calcext:value-type="float">
            <text:p>-0.03</text:p>
          </table:table-cell>
          <table:table-cell table:style-name="ce115" table:formula="of:=[.BQ26]" office:value-type="float" office:value="0" calcext:value-type="float">
            <text:p>0</text:p>
          </table:table-cell>
          <table:table-cell table:style-name="ce115" table:formula="of:=[.BU26]" office:value-type="float" office:value="1" calcext:value-type="float">
            <text:p>1</text:p>
          </table:table-cell>
          <table:table-cell table:style-name="Default"/>
          <table:table-cell table:style-name="ce94" table:formula="of:=[.CI26]" office:value-type="float" office:value="0.05" calcext:value-type="float">
            <text:p>0.05</text:p>
          </table:table-cell>
          <table:table-cell table:style-name="ce94" table:formula="of:=[.CM26]" office:value-type="float" office:value="0" calcext:value-type="float">
            <text:p>0</text:p>
          </table:table-cell>
          <table:table-cell table:style-name="ce94" table:formula="of:=[.CQ26]" office:value-type="float" office:value="0" calcext:value-type="float">
            <text:p>0</text:p>
          </table:table-cell>
          <table:table-cell table:formula="of:=[.CU26]" office:value-type="float" office:value="0.999999999999999" calcext:value-type="float">
            <text:p>0.999999999999999</text:p>
          </table:table-cell>
          <table:table-cell table:style-name="Default"/>
          <table:table-cell table:style-name="ce115" table:formula="of:=[.DI26]" office:value-type="float" office:value="0.05" calcext:value-type="float">
            <text:p>0.05</text:p>
          </table:table-cell>
          <table:table-cell table:style-name="ce115" table:formula="of:=[.DM26]" office:value-type="float" office:value="0.03" calcext:value-type="float">
            <text:p>0.03</text:p>
          </table:table-cell>
          <table:table-cell table:style-name="ce115" table:formula="of:=[.DQ26]" office:value-type="float" office:value="0" calcext:value-type="float">
            <text:p>0</text:p>
          </table:table-cell>
          <table:table-cell table:style-name="ce115" table:formula="of:=[.DU26]" office:value-type="float" office:value="0.999999999999999" calcext:value-type="float">
            <text:p>0.999999999999999</text:p>
          </table:table-cell>
          <table:table-cell table:style-name="ce65"/>
          <table:table-cell table:style-name="ce89" table:formula="of:=[.DA8]" office:value-type="float" office:value="0.05" calcext:value-type="float">
            <text:p>0.05</text:p>
          </table:table-cell>
          <table:table-cell table:style-name="ce89" table:formula="of:=[.DB8]" office:value-type="float" office:value="0" calcext:value-type="float">
            <text:p>0</text:p>
          </table:table-cell>
          <table:table-cell table:style-name="ce89" table:formula="of:=[.DC8]" office:value-type="float" office:value="0" calcext:value-type="float">
            <text:p>0</text:p>
          </table:table-cell>
          <table:table-cell table:style-name="ce89" table:formula="of:=[.DD8]" office:value-type="float" office:value="0.999999999999999" calcext:value-type="float">
            <text:p>0.999999999999999</text:p>
          </table:table-cell>
          <table:table-cell/>
          <table:table-cell table:style-name="Default" table:number-columns-repeated="43"/>
          <table:table-cell table:number-columns-repeated="847"/>
        </table:table-row>
        <table:table-row table:style-name="ro1">
          <table:table-cell table:style-name="ce3"/>
          <table:table-cell table:number-columns-repeated="16"/>
          <table:table-cell table:style-name="Default"/>
          <table:table-cell table:style-name="ce29" office:value-type="string" calcext:value-type="string" table:number-columns-spanned="3" table:number-rows-spanned="1">
            <text:p>Velocity.x()</text:p>
          </table:table-cell>
          <table:covered-table-cell table:style-name="ce28"/>
          <table:covered-table-cell table:style-name="ce34"/>
          <table:table-cell/>
          <table:table-cell table:style-name="ce29" office:value-type="string" calcext:value-type="string" table:number-columns-spanned="3" table:number-rows-spanned="1">
            <text:p>Velocity.y()</text:p>
          </table:table-cell>
          <table:covered-table-cell table:style-name="ce28"/>
          <table:covered-table-cell table:style-name="ce34"/>
          <table:table-cell/>
          <table:table-cell table:style-name="ce29" office:value-type="string" calcext:value-type="string" table:number-columns-spanned="3" table:number-rows-spanned="1">
            <text:p>Velocity.z()</text:p>
          </table:table-cell>
          <table:covered-table-cell table:style-name="ce28"/>
          <table:covered-table-cell table:style-name="ce34"/>
          <table:table-cell/>
          <table:table-cell table:style-name="ce29" office:value-type="string" calcext:value-type="string" table:number-columns-spanned="3" table:number-rows-spanned="1">
            <text:p>Density</text:p>
          </table:table-cell>
          <table:covered-table-cell table:style-name="ce28"/>
          <table:covered-table-cell table:style-name="ce34"/>
          <table:table-cell table:style-name="ce26"/>
          <table:table-cell/>
          <table:table-cell table:style-name="Default"/>
          <table:table-cell table:style-name="ce98"/>
          <table:table-cell table:style-name="Default" table:number-columns-repeated="6"/>
          <table:table-cell table:style-name="ce113"/>
          <table:table-cell table:style-name="Default"/>
          <table:table-cell/>
          <table:table-cell table:style-name="ce98"/>
          <table:table-cell table:style-name="Default" table:number-columns-repeated="4"/>
          <table:table-cell table:formula="of:=([.DF8]-[.DF12])*0.5" office:value-type="float" office:value="0.025" calcext:value-type="float">
            <text:p>0.025</text:p>
          </table:table-cell>
          <table:table-cell table:style-name="ce9" table:formula="of:=([.DG8]-[.DG12])*0.5" office:value-type="float" office:value="0.025" calcext:value-type="float">
            <text:p>0.025</text:p>
          </table:table-cell>
          <table:table-cell table:style-name="ce130"/>
          <table:table-cell table:style-name="Default" table:number-columns-repeated="2"/>
          <table:table-cell table:style-name="ce98"/>
          <table:table-cell table:style-name="Default" table:number-columns-repeated="4"/>
          <table:table-cell table:formula="of:=[.DF8]-[.$BG$8]" office:value-type="float" office:value="0.02" calcext:value-type="float">
            <text:p>0.02</text:p>
          </table:table-cell>
          <table:table-cell table:formula="of:=[.DG8]-[.$BH$8]" office:value-type="float" office:value="0.01" calcext:value-type="float">
            <text:p>0.01</text:p>
          </table:table-cell>
          <table:table-cell table:style-name="Default" table:number-columns-repeated="7"/>
          <table:table-cell table:formula="of:=([.DK10]-[.DK15])/2" office:value-type="float" office:value="0.08" calcext:value-type="float">
            <text:p>0.08</text:p>
          </table:table-cell>
          <table:table-cell table:formula="of:=([.DL10]-[.DL15])/2" office:value-type="float" office:value="0.015" calcext:value-type="float">
            <text:p>0.015</text:p>
          </table:table-cell>
          <table:table-cell table:style-name="Default" table:number-columns-repeated="7"/>
          <table:table-cell table:number-columns-repeated="2" office:value-type="float" office:value="0" calcext:value-type="float">
            <text:p>0</text:p>
          </table:table-cell>
          <table:table-cell table:style-name="ce113"/>
          <table:table-cell table:number-columns-repeated="2"/>
          <table:table-cell table:style-name="ce98"/>
          <table:table-cell table:style-name="Default" table:number-columns-repeated="4"/>
          <table:table-cell table:number-columns-repeated="2" office:value-type="float" office:value="0" calcext:value-type="float">
            <text:p>0</text:p>
          </table:table-cell>
          <table:table-cell table:style-name="Default" table:number-columns-repeated="5"/>
          <table:table-cell table:style-name="ce113"/>
          <table:table-cell table:number-columns-repeated="2"/>
          <table:table-cell table:style-name="ce94" table:number-columns-repeated="4"/>
          <table:table-cell table:style-name="ce16"/>
          <table:table-cell table:style-name="Default" table:number-columns-repeated="24"/>
          <table:table-cell table:style-name="ce65"/>
          <table:table-cell table:style-name="Default" table:number-columns-repeated="4"/>
          <table:table-cell/>
          <table:table-cell table:style-name="Default" table:number-columns-repeated="43"/>
          <table:table-cell table:number-columns-repeated="847"/>
        </table:table-row>
        <table:table-row table:style-name="ro1">
          <table:table-cell table:style-name="ce8" office:value-type="string" calcext:value-type="string" table:number-columns-spanned="2" table:number-rows-spanned="1">
            <text:p>Index</text:p>
          </table:table-cell>
          <table:covered-table-cell table:style-name="ce34"/>
          <table:table-cell/>
          <table:table-cell table:style-name="ce8" office:value-type="string" calcext:value-type="string">
            <text:p>w</text:p>
          </table:table-cell>
          <table:table-cell/>
          <table:table-cell table:style-name="ce8" office:value-type="string" calcext:value-type="string">
            <text:p>PDF</text:p>
          </table:table-cell>
          <table:table-cell/>
          <table:table-cell table:style-name="ce8" office:value-type="string" calcext:value-type="string">
            <text:p>c.x()</text:p>
          </table:table-cell>
          <table:table-cell table:number-columns-repeated="3"/>
          <table:table-cell table:style-name="ce8" office:value-type="string" calcext:value-type="string">
            <text:p>c,y()</text:p>
          </table:table-cell>
          <table:table-cell table:number-columns-repeated="3"/>
          <table:table-cell table:style-name="ce8" office:value-type="string" calcext:value-type="string">
            <text:p>c.z()</text:p>
          </table:table-cell>
          <table:table-cell/>
          <table:table-cell table:style-name="Default"/>
          <table:table-cell table:style-name="ce5"/>
          <table:table-cell table:style-name="ce31" table:formula="of:=SUM([.T11:.T19])" office:value-type="float" office:value="0" calcext:value-type="float">
            <text:p>0</text:p>
          </table:table-cell>
          <table:table-cell table:style-name="ce14"/>
          <table:table-cell/>
          <table:table-cell table:style-name="ce5"/>
          <table:table-cell table:style-name="ce31" table:formula="of:=SUM([.X11:.X19])" office:value-type="float" office:value="0" calcext:value-type="float">
            <text:p>0</text:p>
          </table:table-cell>
          <table:table-cell table:style-name="ce14"/>
          <table:table-cell/>
          <table:table-cell table:style-name="ce5"/>
          <table:table-cell table:style-name="ce31" table:formula="of:=SUM([.AB11:.AB19])" office:value-type="float" office:value="0" calcext:value-type="float">
            <text:p>0</text:p>
          </table:table-cell>
          <table:table-cell table:style-name="ce14"/>
          <table:table-cell/>
          <table:table-cell table:style-name="ce5"/>
          <table:table-cell table:style-name="ce31" table:formula="of:=[.$U$3]+SUM([.AF11:.AF19])" office:value-type="float" office:value="0" calcext:value-type="float">
            <text:p>0</text:p>
          </table:table-cell>
          <table:table-cell table:style-name="ce14"/>
          <table:table-cell table:style-name="ce26"/>
          <table:table-cell table:number-columns-repeated="2"/>
          <table:table-cell table:style-name="ce100" office:value-type="string" calcext:value-type="string" table:number-columns-spanned="2" table:number-rows-spanned="1">
            <text:p>Density</text:p>
          </table:table-cell>
          <table:covered-table-cell table:style-name="Default"/>
          <table:table-cell table:style-name="ce102" table:formula="of:=1" office:value-type="float" office:value="1" calcext:value-type="float">
            <text:p>1</text:p>
          </table:table-cell>
          <table:table-cell table:style-name="Default"/>
          <table:table-cell table:style-name="ce48" office:value-type="string" calcext:value-type="string" table:number-columns-spanned="2" table:number-rows-spanned="1">
            <text:p>dirIndep:</text:p>
          </table:table-cell>
          <table:covered-table-cell table:style-name="Default"/>
          <table:table-cell table:style-name="ce110" table:formula="of:=1-1.5*[.AK8]" office:value-type="float" office:value="1" calcext:value-type="float">
            <text:p>1</text:p>
          </table:table-cell>
          <table:table-cell table:style-name="ce26"/>
          <table:table-cell table:style-name="Default"/>
          <table:table-cell/>
          <table:table-cell table:style-name="ce122" office:value-type="string" calcext:value-type="string" table:number-columns-spanned="2" table:number-rows-spanned="1">
            <text:p>Density</text:p>
          </table:table-cell>
          <table:covered-table-cell table:style-name="ce119"/>
          <table:table-cell table:formula="of:=([.$U$26]+[.$AU$26]+[.$BU$26]+[.$U$39]+[.$BU$39]+[.$U$52]+[.$AU$52]+[.$BU$52])/8" office:value-type="float" office:value="1" calcext:value-type="float">
            <text:p>1</text:p>
          </table:table-cell>
          <table:table-cell table:style-name="Default"/>
          <table:table-cell table:style-name="ce48" office:value-type="string" calcext:value-type="string" table:number-columns-spanned="2" table:number-rows-spanned="1">
            <text:p>dirIndep:</text:p>
          </table:table-cell>
          <table:covered-table-cell table:style-name="Default"/>
          <table:table-cell table:formula="of:=1-1.5*[.AU8]" office:value-type="float" office:value="0.9967890625" calcext:value-type="float">
            <text:p>0.9967890625</text:p>
          </table:table-cell>
          <table:table-cell table:style-name="ce154"/>
          <table:table-cell table:style-name="Default" table:number-columns-repeated="2"/>
          <table:table-cell table:style-name="ce122" office:value-type="string" calcext:value-type="string" table:number-columns-spanned="2" table:number-rows-spanned="1">
            <text:p>Density</text:p>
          </table:table-cell>
          <table:covered-table-cell table:style-name="Default"/>
          <table:table-cell table:formula="of:=([.$DI$8]+[.$DN$8]+[.$DN$10])/3" office:value-type="float" office:value="1" calcext:value-type="float">
            <text:p>1</text:p>
          </table:table-cell>
          <table:table-cell table:style-name="Default"/>
          <table:table-cell table:style-name="ce48" office:value-type="string" calcext:value-type="string" table:number-columns-spanned="2" table:number-rows-spanned="1">
            <text:p>dirIndep:</text:p>
          </table:table-cell>
          <table:covered-table-cell table:style-name="Default"/>
          <table:table-cell table:formula="of:=1-1.5*[.BE8]" office:value-type="float" office:value="0.9985" calcext:value-type="float">
            <text:p>0.9985</text:p>
          </table:table-cell>
          <table:table-cell table:number-columns-repeated="2"/>
          <table:table-cell table:style-name="ce90" office:value-type="string" calcext:value-type="string" table:number-columns-spanned="2" table:number-rows-spanned="1">
            <text:p>Density</text:p>
          </table:table-cell>
          <table:covered-table-cell table:style-name="Default"/>
          <table:table-cell table:formula="of:=([.$DN$10]+[.$DS$10]+[.$DS$12]+[.$DI$15]+[.$DN$15]+[.$DS$15])/6" office:value-type="float" office:value="1" calcext:value-type="float">
            <text:p>1</text:p>
          </table:table-cell>
          <table:table-cell table:style-name="Default"/>
          <table:table-cell table:style-name="ce51" office:value-type="string" calcext:value-type="string" table:number-columns-spanned="2" table:number-rows-spanned="1">
            <text:p>dirIndep:</text:p>
          </table:table-cell>
          <table:covered-table-cell table:style-name="Default"/>
          <table:table-cell table:formula="of:=1-1.5*[.BN8]" office:value-type="float" office:value="0.995895833333333" calcext:value-type="float">
            <text:p>0.995895833333333</text:p>
          </table:table-cell>
          <table:table-cell table:number-columns-repeated="2"/>
          <table:table-cell table:style-name="ce89" office:value-type="string" calcext:value-type="string" table:number-columns-spanned="2" table:number-rows-spanned="1">
            <text:p>Density</text:p>
          </table:table-cell>
          <table:covered-table-cell table:style-name="Default"/>
          <table:table-cell table:formula="of:=([.$CY$6]+[.$CY$8]+[.$DI$8]+[.$CY$10])/4" office:value-type="float" office:value="0.999999999999999" calcext:value-type="float">
            <text:p>0.999999999999999</text:p>
          </table:table-cell>
          <table:table-cell table:style-name="Default"/>
          <table:table-cell table:style-name="ce52" office:value-type="string" calcext:value-type="string" table:number-columns-spanned="2" table:number-rows-spanned="1">
            <text:p>dirIndep:</text:p>
          </table:table-cell>
          <table:covered-table-cell table:style-name="Default"/>
          <table:table-cell table:formula="of:=1-1.5*[.BW8]" office:value-type="float" office:value="0.997890625" calcext:value-type="float">
            <text:p>0.997890625</text:p>
          </table:table-cell>
          <table:table-cell table:style-name="ce65"/>
          <table:table-cell table:number-columns-repeated="2"/>
          <table:table-cell table:style-name="ce122" office:value-type="string" calcext:value-type="string" table:number-columns-spanned="2" table:number-rows-spanned="1">
            <text:p>Density</text:p>
          </table:table-cell>
          <table:covered-table-cell table:style-name="Default"/>
          <table:table-cell table:formula="of:=([.$DN$12]+[.$DN$8]+[.$DN$10])/3" office:value-type="float" office:value="1" calcext:value-type="float">
            <text:p>1</text:p>
          </table:table-cell>
          <table:table-cell table:style-name="Default"/>
          <table:table-cell table:style-name="ce48" office:value-type="string" calcext:value-type="string" table:number-columns-spanned="2" table:number-rows-spanned="1">
            <text:p>dirIndep:</text:p>
          </table:table-cell>
          <table:covered-table-cell table:style-name="Default"/>
          <table:table-cell table:formula="of:=1-1.5*[.CG8]" office:value-type="float" office:value="0.999583333333333" calcext:value-type="float">
            <text:p>0.999583333333333</text:p>
          </table:table-cell>
          <table:table-cell table:number-columns-repeated="5"/>
          <table:table-cell table:style-name="ce65"/>
          <table:table-cell table:number-columns-repeated="2"/>
          <table:table-cell table:style-name="ce115" table:formula="of:=[.DU10]" office:value-type="float" office:value="0.0199999999999996" calcext:value-type="float">
            <text:p>0.02</text:p>
          </table:table-cell>
          <table:table-cell table:style-name="ce115" table:formula="of:=[.DV10]" office:value-type="float" office:value="-0.0699999999999999" calcext:value-type="float">
            <text:p>-0.07</text:p>
          </table:table-cell>
          <table:table-cell table:style-name="ce115" table:formula="of:=[.DW10]" office:value-type="float" office:value="0" calcext:value-type="float">
            <text:p>0</text:p>
          </table:table-cell>
          <table:table-cell table:style-name="ce115" table:formula="of:=[.DX10]" office:value-type="float" office:value="0.999999999999999" calcext:value-type="float">
            <text:p>0.999999999999999</text:p>
          </table:table-cell>
          <table:table-cell table:style-name="ce16"/>
          <table:table-cell table:style-name="ce101" table:formula="of:=[.I39]" office:value-type="float" office:value="0.0999999999999999" calcext:value-type="float">
            <text:p>0.1</text:p>
          </table:table-cell>
          <table:table-cell table:style-name="ce101" table:formula="of:=[.M39]" office:value-type="float" office:value="-0.0499999999999996" calcext:value-type="float">
            <text:p>-0.05</text:p>
          </table:table-cell>
          <table:table-cell table:style-name="ce101" table:formula="of:=[.Q39]" office:value-type="float" office:value="0" calcext:value-type="float">
            <text:p>0</text:p>
          </table:table-cell>
          <table:table-cell table:style-name="ce101" table:formula="of:=[.U39]" office:value-type="float" office:value="0.999999999999999" calcext:value-type="float">
            <text:p>0.999999999999999</text:p>
          </table:table-cell>
          <table:table-cell table:style-name="Default"/>
          <table:table-cell table:style-name="ce81" table:formula="of:=[.AI39]" office:value-type="float" office:value="0.0499999999999996" calcext:value-type="float">
            <text:p>0.05</text:p>
          </table:table-cell>
          <table:table-cell table:style-name="ce81" table:formula="of:=[.AM39]" office:value-type="float" office:value="-0.0999999999999999" calcext:value-type="float">
            <text:p>-0.1</text:p>
          </table:table-cell>
          <table:table-cell table:style-name="ce81" table:formula="of:=[.AQ39]" office:value-type="float" office:value="0" calcext:value-type="float">
            <text:p>0</text:p>
          </table:table-cell>
          <table:table-cell table:style-name="ce81" table:formula="of:=[.AU39]" office:value-type="float" office:value="0.999999999999999" calcext:value-type="float">
            <text:p>0.999999999999999</text:p>
          </table:table-cell>
          <table:table-cell table:style-name="Default"/>
          <table:table-cell table:style-name="ce94" table:formula="of:=[.BI39]" office:value-type="float" office:value="0.1" calcext:value-type="float">
            <text:p>0.1</text:p>
          </table:table-cell>
          <table:table-cell table:style-name="ce94" table:formula="of:=[.BM39]" office:value-type="float" office:value="0" calcext:value-type="float">
            <text:p>0</text:p>
          </table:table-cell>
          <table:table-cell table:style-name="ce94" table:formula="of:=[.BQ39]" office:value-type="float" office:value="0" calcext:value-type="float">
            <text:p>0</text:p>
          </table:table-cell>
          <table:table-cell table:style-name="ce94" table:formula="of:=[.BU39]" office:value-type="float" office:value="1" calcext:value-type="float">
            <text:p>1</text:p>
          </table:table-cell>
          <table:table-cell table:style-name="Default"/>
          <table:table-cell table:style-name="ce115" table:formula="of:=[.CI39]" office:value-type="float" office:value="0.0699999999999999" calcext:value-type="float">
            <text:p>0.07</text:p>
          </table:table-cell>
          <table:table-cell table:style-name="ce115" table:formula="of:=[.CM39]" office:value-type="float" office:value="-0.0499999999999996" calcext:value-type="float">
            <text:p>-0.05</text:p>
          </table:table-cell>
          <table:table-cell table:style-name="ce115" table:formula="of:=[.CQ39]" office:value-type="float" office:value="0" calcext:value-type="float">
            <text:p>0</text:p>
          </table:table-cell>
          <table:table-cell table:style-name="ce115" table:formula="of:=[.CU39]" office:value-type="float" office:value="0.999999999999999" calcext:value-type="float">
            <text:p>0.999999999999999</text:p>
          </table:table-cell>
          <table:table-cell table:style-name="Default"/>
          <table:table-cell table:style-name="ce115" table:formula="of:=[.DI39]" office:value-type="float" office:value="0.0199999999999996" calcext:value-type="float">
            <text:p>0.02</text:p>
          </table:table-cell>
          <table:table-cell table:style-name="ce115" table:formula="of:=[.DM39]" office:value-type="float" office:value="-0.0699999999999999" calcext:value-type="float">
            <text:p>-0.07</text:p>
          </table:table-cell>
          <table:table-cell table:style-name="ce115" table:formula="of:=[.DQ39]" office:value-type="float" office:value="0" calcext:value-type="float">
            <text:p>0</text:p>
          </table:table-cell>
          <table:table-cell table:style-name="ce99" table:formula="of:=[.DU39]" office:value-type="float" office:value="0.999999999999999" calcext:value-type="float">
            <text:p>0.999999999999999</text:p>
          </table:table-cell>
          <table:table-cell table:style-name="ce65"/>
          <table:table-cell table:style-name="ce101" table:formula="of:=[.DA10]" office:value-type="float" office:value="0.0999999999999999" calcext:value-type="float">
            <text:p>0.1</text:p>
          </table:table-cell>
          <table:table-cell table:style-name="ce101" table:formula="of:=[.DB10]" office:value-type="float" office:value="-0.0499999999999996" calcext:value-type="float">
            <text:p>-0.05</text:p>
          </table:table-cell>
          <table:table-cell table:style-name="ce101" table:formula="of:=[.DC10]" office:value-type="float" office:value="0" calcext:value-type="float">
            <text:p>0</text:p>
          </table:table-cell>
          <table:table-cell table:style-name="ce101" table:formula="of:=[.DD10]" office:value-type="float" office:value="0.999999999999999" calcext:value-type="float">
            <text:p>0.999999999999999</text:p>
          </table:table-cell>
          <table:table-cell/>
          <table:table-cell table:style-name="Default" table:number-columns-repeated="43"/>
          <table:table-cell table:number-columns-repeated="847"/>
        </table:table-row>
        <table:table-row table:style-name="ro1">
          <table:table-cell table:style-name="ce4" office:value-type="string" calcext:value-type="string">
            <text:p>C</text:p>
          </table:table-cell>
          <table:table-cell table:style-name="ce26" office:value-type="float" office:value="0" calcext:value-type="float">
            <text:p>0</text:p>
          </table:table-cell>
          <table:table-cell/>
          <table:table-cell table:style-name="ce20" table:formula="of:=[.D6]" office:value-type="float" office:value="0.444444444444444" calcext:value-type="float">
            <text:p>0.444444444444444</text:p>
          </table:table-cell>
          <table:table-cell/>
          <table:table-cell table:style-name="ce20" table:formula="of:=[.AA5]" office:value-type="float" office:value="0" calcext:value-type="float">
            <text:p>0</text:p>
          </table:table-cell>
          <table:table-cell/>
          <table:table-cell table:style-name="ce20" table:formula="of:=[.H6]" office:value-type="float" office:value="0" calcext:value-type="float">
            <text:p>0</text:p>
          </table:table-cell>
          <table:table-cell table:number-columns-repeated="3"/>
          <table:table-cell table:style-name="ce20" table:formula="of:=[.L6]" office:value-type="float" office:value="0" calcext:value-type="float">
            <text:p>0</text:p>
          </table:table-cell>
          <table:table-cell table:number-columns-repeated="3"/>
          <table:table-cell table:style-name="ce20" table:formula="of:=[.P6]" office:value-type="float" office:value="0" calcext:value-type="float">
            <text:p>0</text:p>
          </table:table-cell>
          <table:table-cell/>
          <table:table-cell table:style-name="Default"/>
          <table:table-cell table:style-name="ce4"/>
          <table:table-cell table:formula="of:=[.$F11]*[.H11]" office:value-type="float" office:value="0" calcext:value-type="float">
            <text:p>0</text:p>
          </table:table-cell>
          <table:table-cell table:style-name="ce26"/>
          <table:table-cell/>
          <table:table-cell table:style-name="ce4"/>
          <table:table-cell table:formula="of:=[.$F11]*[.L11]" office:value-type="float" office:value="0" calcext:value-type="float">
            <text:p>0</text:p>
          </table:table-cell>
          <table:table-cell table:style-name="ce26"/>
          <table:table-cell/>
          <table:table-cell table:style-name="ce4"/>
          <table:table-cell table:formula="of:=[.$F11]*[.P11]" office:value-type="float" office:value="0" calcext:value-type="float">
            <text:p>0</text:p>
          </table:table-cell>
          <table:table-cell table:style-name="ce26"/>
          <table:table-cell/>
          <table:table-cell table:style-name="ce4"/>
          <table:table-cell table:formula="of:=[.$F11]" office:value-type="float" office:value="0" calcext:value-type="float">
            <text:p>0</text:p>
          </table:table-cell>
          <table:table-cell table:style-name="ce26" table:number-columns-repeated="2"/>
          <table:table-cell table:number-columns-repeated="2"/>
          <table:table-cell table:style-name="ce104" office:value-type="string" calcext:value-type="string">
            <text:p>vel:</text:p>
          </table:table-cell>
          <table:table-cell/>
          <table:table-cell table:style-name="ce103" office:value-type="string" calcext:value-type="string">
            <text:p>Equilibrium</text:p>
            <text:p>Refilling</text:p>
          </table:table-cell>
          <table:table-cell table:style-name="ce103" office:value-type="string" calcext:value-type="string">
            <text:p>Average</text:p>
            <text:p>Refilling</text:p>
          </table:table-cell>
          <table:table-cell table:style-name="ce103" office:value-type="string" calcext:value-type="string">
            <text:p>Equil</text:p>
            <text:p>And</text:p>
            <text:p>NonEquil</text:p>
          </table:table-cell>
          <table:table-cell table:style-name="ce103" office:value-type="string" calcext:value-type="string">
            <text:p>Extrapolation</text:p>
          </table:table-cell>
          <table:table-cell table:style-name="ce103" office:value-type="string" calcext:value-type="string">
            <text:p>GradsMomentsRefilling</text:p>
          </table:table-cell>
          <table:table-cell table:style-name="ce26"/>
          <table:table-cell table:style-name="Default"/>
          <table:table-cell/>
          <table:table-cell table:style-name="ce140" office:value-type="string" calcext:value-type="string">
            <text:p>vel:</text:p>
          </table:table-cell>
          <table:table-cell/>
          <table:table-cell table:style-name="ce103" office:value-type="string" calcext:value-type="string">
            <text:p>Equilibrium</text:p>
            <text:p>Refilling</text:p>
          </table:table-cell>
          <table:table-cell table:style-name="ce103" office:value-type="string" calcext:value-type="string">
            <text:p>Average</text:p>
            <text:p>Refilling</text:p>
          </table:table-cell>
          <table:table-cell table:style-name="ce103" office:value-type="string" calcext:value-type="string">
            <text:p>Equil</text:p>
            <text:p>And</text:p>
            <text:p>NonEquil</text:p>
          </table:table-cell>
          <table:table-cell table:style-name="ce103" office:value-type="string" calcext:value-type="string">
            <text:p>Extrapolation</text:p>
          </table:table-cell>
          <table:table-cell table:style-name="ce103" office:value-type="string" calcext:value-type="string">
            <text:p>GradsMomentsRefilling</text:p>
          </table:table-cell>
          <table:table-cell table:style-name="ce154"/>
          <table:table-cell/>
          <table:table-cell table:style-name="Default"/>
          <table:table-cell table:style-name="ce140" office:value-type="string" calcext:value-type="string">
            <text:p>vel:</text:p>
          </table:table-cell>
          <table:table-cell/>
          <table:table-cell table:style-name="ce141" office:value-type="string" calcext:value-type="string">
            <text:p>Equilibrium</text:p>
            <text:p>Refilling</text:p>
          </table:table-cell>
          <table:table-cell table:style-name="ce103" office:value-type="string" calcext:value-type="string">
            <text:p>Average</text:p>
            <text:p>Refilling</text:p>
          </table:table-cell>
          <table:table-cell table:style-name="ce103" office:value-type="string" calcext:value-type="string">
            <text:p>Equil</text:p>
            <text:p>And</text:p>
            <text:p>NonEquil</text:p>
          </table:table-cell>
          <table:table-cell table:style-name="ce103" office:value-type="string" calcext:value-type="string">
            <text:p>Extrapolation</text:p>
          </table:table-cell>
          <table:table-cell table:style-name="ce103" office:value-type="string" calcext:value-type="string">
            <text:p>GradsMomentsRefilling</text:p>
          </table:table-cell>
          <table:table-cell table:number-columns-repeated="2"/>
          <table:table-cell table:style-name="ce90" office:value-type="string" calcext:value-type="string">
            <text:p>vel:</text:p>
          </table:table-cell>
          <table:table-cell/>
          <table:table-cell table:style-name="ce150" office:value-type="string" calcext:value-type="string">
            <text:p>Equilibrium</text:p>
            <text:p>Refilling</text:p>
          </table:table-cell>
          <table:table-cell table:style-name="ce103" office:value-type="string" calcext:value-type="string">
            <text:p>Average</text:p>
            <text:p>Refilling</text:p>
          </table:table-cell>
          <table:table-cell table:style-name="ce103" office:value-type="string" calcext:value-type="string">
            <text:p>Equil</text:p>
            <text:p>And</text:p>
            <text:p>NonEquil</text:p>
          </table:table-cell>
          <table:table-cell table:style-name="ce103" office:value-type="string" calcext:value-type="string">
            <text:p>Extrapolation</text:p>
          </table:table-cell>
          <table:table-cell table:style-name="ce103" office:value-type="string" calcext:value-type="string">
            <text:p>GradsMomentsRefilling</text:p>
          </table:table-cell>
          <table:table-cell table:number-columns-repeated="2"/>
          <table:table-cell table:style-name="ce89" office:value-type="string" calcext:value-type="string">
            <text:p>vel:</text:p>
          </table:table-cell>
          <table:table-cell/>
          <table:table-cell table:style-name="ce157" office:value-type="string" calcext:value-type="string">
            <text:p>Equilibrium</text:p>
            <text:p>Refilling</text:p>
          </table:table-cell>
          <table:table-cell table:style-name="ce160" office:value-type="string" calcext:value-type="string">
            <text:p>Average</text:p>
            <text:p>Refilling</text:p>
          </table:table-cell>
          <table:table-cell table:style-name="ce103" office:value-type="string" calcext:value-type="string">
            <text:p>Equil</text:p>
            <text:p>And</text:p>
            <text:p>NonEquil</text:p>
          </table:table-cell>
          <table:table-cell table:style-name="ce103" office:value-type="string" calcext:value-type="string">
            <text:p>Extrapolation</text:p>
          </table:table-cell>
          <table:table-cell table:style-name="ce103" office:value-type="string" calcext:value-type="string">
            <text:p>GradsMomentsRefilling</text:p>
          </table:table-cell>
          <table:table-cell table:style-name="ce65"/>
          <table:table-cell table:number-columns-repeated="2"/>
          <table:table-cell table:style-name="ce140" office:value-type="string" calcext:value-type="string">
            <text:p>vel:</text:p>
          </table:table-cell>
          <table:table-cell/>
          <table:table-cell table:style-name="ce165" office:value-type="string" calcext:value-type="string">
            <text:p>Equilibrium</text:p>
            <text:p>Refilling</text:p>
          </table:table-cell>
          <table:table-cell table:style-name="ce160" office:value-type="string" calcext:value-type="string">
            <text:p>Average</text:p>
            <text:p>Refilling</text:p>
          </table:table-cell>
          <table:table-cell table:style-name="ce103" office:value-type="string" calcext:value-type="string">
            <text:p>Equil</text:p>
            <text:p>And</text:p>
            <text:p>NonEquil</text:p>
          </table:table-cell>
          <table:table-cell table:style-name="ce103" office:value-type="string" calcext:value-type="string">
            <text:p>Extrapolation</text:p>
          </table:table-cell>
          <table:table-cell table:style-name="ce103" office:value-type="string" calcext:value-type="string">
            <text:p>GradsMomentsRefilling</text:p>
          </table:table-cell>
          <table:table-cell table:number-columns-repeated="5"/>
          <table:table-cell table:style-name="ce65"/>
          <table:table-cell table:number-columns-repeated="2"/>
          <table:table-cell table:style-name="ce94" table:number-columns-repeated="4"/>
          <table:table-cell table:style-name="ce16"/>
          <table:table-cell table:style-name="Default" table:number-columns-repeated="24"/>
          <table:table-cell table:style-name="ce65"/>
          <table:table-cell table:style-name="Default" table:number-columns-repeated="4"/>
          <table:table-cell/>
          <table:table-cell table:style-name="Default" table:number-columns-repeated="43"/>
          <table:table-cell table:number-columns-repeated="847"/>
        </table:table-row>
        <table:table-row table:style-name="ro1">
          <table:table-cell table:style-name="ce4" office:value-type="string" calcext:value-type="string">
            <text:p>N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table:style-name="ce20" table:formula="of:=[.D5]" office:value-type="float" office:value="0.111111111111111" calcext:value-type="float">
            <text:p>0.111111111111111</text:p>
          </table:table-cell>
          <table:table-cell/>
          <table:table-cell table:style-name="ce20" table:formula="of:=[.AA4]" office:value-type="float" office:value="0" calcext:value-type="float">
            <text:p>0</text:p>
          </table:table-cell>
          <table:table-cell/>
          <table:table-cell table:style-name="ce20" table:formula="of:=[.H5]" office:value-type="float" office:value="0" calcext:value-type="float">
            <text:p>0</text:p>
          </table:table-cell>
          <table:table-cell table:number-columns-repeated="3"/>
          <table:table-cell table:style-name="ce20" table:formula="of:=[.L5]" office:value-type="float" office:value="1" calcext:value-type="float">
            <text:p>1</text:p>
          </table:table-cell>
          <table:table-cell table:number-columns-repeated="3"/>
          <table:table-cell table:style-name="ce20" table:formula="of:=[.P5]" office:value-type="float" office:value="0" calcext:value-type="float">
            <text:p>0</text:p>
          </table:table-cell>
          <table:table-cell/>
          <table:table-cell table:style-name="Default"/>
          <table:table-cell table:style-name="ce4"/>
          <table:table-cell table:formula="of:=[.$F12]*[.H12]" office:value-type="float" office:value="0" calcext:value-type="float">
            <text:p>0</text:p>
          </table:table-cell>
          <table:table-cell table:style-name="ce26"/>
          <table:table-cell/>
          <table:table-cell table:style-name="ce4"/>
          <table:table-cell table:formula="of:=[.$F12]*[.L12]" office:value-type="float" office:value="0" calcext:value-type="float">
            <text:p>0</text:p>
          </table:table-cell>
          <table:table-cell table:style-name="ce26"/>
          <table:table-cell/>
          <table:table-cell table:style-name="ce4"/>
          <table:table-cell table:formula="of:=[.$F12]*[.P12]" office:value-type="float" office:value="0" calcext:value-type="float">
            <text:p>0</text:p>
          </table:table-cell>
          <table:table-cell table:style-name="ce26"/>
          <table:table-cell/>
          <table:table-cell table:style-name="ce4"/>
          <table:table-cell table:formula="of:=[.$F12]" office:value-type="float" office:value="0" calcext:value-type="float">
            <text:p>0</text:p>
          </table:table-cell>
          <table:table-cell table:style-name="ce26" table:number-columns-repeated="2"/>
          <table:table-cell table:number-columns-repeated="2"/>
          <table:table-cell table:style-name="ce4" table:formula="of:=[.AM$8]*[.$H11]+[.AN$8]*[.$L11]+[.AO$8]*[.$P11]" office:value-type="float" office:value="0" calcext:value-type="float">
            <text:p>0</text:p>
          </table:table-cell>
          <table:table-cell/>
          <table:table-cell table:formula="of:=[.$D11]*([.AQ$10]+3*[.AK12]+4.5*[.AK12]^2)" office:value-type="float" office:value="0.444444444444444" calcext:value-type="float">
            <text:p>0.444444444444444</text:p>
          </table:table-cell>
          <table:table-cell table:formula="of:=[.AM12]" office:value-type="float" office:value="0.444444444444444" calcext:value-type="float">
            <text:p>0.444444444444444</text:p>
          </table:table-cell>
          <table:table-cell table:formula="of:=[.AM12]" office:value-type="float" office:value="0.444444444444444" calcext:value-type="float">
            <text:p>0.444444444444444</text:p>
          </table:table-cell>
          <table:table-cell table:formula="of:=[.AM12]" office:value-type="float" office:value="0.444444444444444" calcext:value-type="float">
            <text:p>0.444444444444444</text:p>
          </table:table-cell>
          <table:table-cell table:formula="of:=[.AM12]" office:value-type="float" office:value="0.444444444444444" calcext:value-type="float">
            <text:p>0.444444444444444</text:p>
          </table:table-cell>
          <table:table-cell table:style-name="ce26"/>
          <table:table-cell table:style-name="Default"/>
          <table:table-cell/>
          <table:table-cell table:style-name="ce16" table:formula="of:=[.AW8]*[.$H$11]+[.AX8]*[.$L$11]+[.AY8]*[.$P$11]" office:value-type="float" office:value="0" calcext:value-type="float">
            <text:p>0</text:p>
          </table:table-cell>
          <table:table-cell/>
          <table:table-cell table:formula="of:=[.$D11]*([.BA$10]+3*[.AU12]+4.5*[.AU12]^2)" office:value-type="float" office:value="0.443017361111111" calcext:value-type="float">
            <text:p>0.443017361111111</text:p>
          </table:table-cell>
          <table:table-cell table:formula="of:=AVERAGE([.U27];[.U40];[.U53];[.AU27];[.AU53];[.BU27];[.BU40];[.BU53])" office:value-type="float" office:value="0.440902777777778" calcext:value-type="float">
            <text:p>0.440902777777778</text:p>
          </table:table-cell>
          <table:table-cell table:formula="of:=[.AW12]" office:value-type="float" office:value="0.443017361111111" calcext:value-type="float">
            <text:p>0.443017361111111</text:p>
          </table:table-cell>
          <table:table-cell table:formula="of:=[.AW12]" office:value-type="float" office:value="0.443017361111111" calcext:value-type="float">
            <text:p>0.443017361111111</text:p>
          </table:table-cell>
          <table:table-cell table:formula="of:=[.AW12]+[.$D11]*[.AW$10]/2/[.$X$5]/[.$X$3]*2*([.$X$5]*([.AZ$8]+[.BA$9])-([.AZ$8]*[.$H11]*[.$H11]+[.BA$8]*[.$H11]*[.$L11]+[.AZ$9]*[.$L11]*[.$H11]+[.BA$9]*[.$L11]*[.$L11]))" office:value-type="float" office:value="0.449190200617283" calcext:value-type="float">
            <text:p>0.449190200617283</text:p>
          </table:table-cell>
          <table:table-cell table:style-name="ce154"/>
          <table:table-cell/>
          <table:table-cell table:style-name="Default"/>
          <table:table-cell table:style-name="ce16" table:formula="of:=[.BG8]*[.$H$11]+[.BH8]*[.$L$11]+[.BI8]*[.$P$11]" office:value-type="float" office:value="0" calcext:value-type="float">
            <text:p>0</text:p>
          </table:table-cell>
          <table:table-cell/>
          <table:table-cell table:formula="of:=[.$D11]*([.BK$10]+3*[.BE12]+4.5*[.BE12]^2)" office:value-type="float" office:value="0.443777777777777" calcext:value-type="float">
            <text:p>0.443777777777777</text:p>
          </table:table-cell>
          <table:table-cell table:formula="of:=AVERAGE([.AU27];[.BU27];[.BU40])" office:value-type="float" office:value="0.441666666666667" calcext:value-type="float">
            <text:p>0.441666666666667</text:p>
          </table:table-cell>
          <table:table-cell table:formula="of:= [.BG12] + 2 * ([.BU27]-[.BY27]) - 1  * ([.CU53]-[.CY53])" office:value-type="float" office:value="0.452777777777777" calcext:value-type="float">
            <text:p>0.452777777777777</text:p>
          </table:table-cell>
          <table:table-cell table:formula="of:= 2 *[.BU27] - 1 *[.CU53]" office:value-type="float" office:value="0.452777777777777" calcext:value-type="float">
            <text:p>0.452777777777777</text:p>
          </table:table-cell>
          <table:table-cell table:formula="of:=[.BG12]+[.$D11]*[.BG$10]/2/[.$X$5]/[.$X$3]*2*([.$X$5]*([.BJ$8]+[.BK$9])-([.BJ$8]*[.$H11]*[.$H11]+[.BK$8]*[.$H11]*[.$L11]+[.BJ$9]*[.$L11]*[.$H11]+[.BK$9]*[.$L11]*[.$L11]))" office:value-type="float" office:value="0.46353086419753" calcext:value-type="float">
            <text:p>0.46353086419753</text:p>
          </table:table-cell>
          <table:table-cell table:number-columns-repeated="2"/>
          <table:table-cell table:formula="of:=[.BP8]*[.$H$11]+[.BQ8]*[.$L$11]+[.BR8]*[.$P$11]" office:value-type="float" office:value="0" calcext:value-type="float">
            <text:p>0</text:p>
          </table:table-cell>
          <table:table-cell/>
          <table:table-cell table:formula="of:=[.$D11]*([.BT$10]+3*[.BN12]+4.5*[.BN12]^2)" office:value-type="float" office:value="0.44262037037037" calcext:value-type="float">
            <text:p>0.44262037037037</text:p>
          </table:table-cell>
          <table:table-cell table:formula="of:=AVERAGE([.BU40];[.CU40];[.CU53];[.AU27];[.BU27];[.CU27])" office:value-type="float" office:value="0.44" calcext:value-type="float">
            <text:p>0.44</text:p>
          </table:table-cell>
          <table:table-cell table:formula="of:= [.BP12] + 2 * ([.CU40]-[.CY40]) - 1  * ([.DU27]-[.DY27])" office:value-type="float" office:value="0.43522037037037" calcext:value-type="float">
            <text:p>0.43522037037037</text:p>
          </table:table-cell>
          <table:table-cell table:formula="of:= 2 *[.CU40] - 1 *[.DU27]" office:value-type="float" office:value="0.429444444444444" calcext:value-type="float">
            <text:p>0.429444444444444</text:p>
          </table:table-cell>
          <table:table-cell table:formula="of:=[.BP12]+[.$D11]*[.BP$10]/2/[.$X$5]/[.$X$3]*2*([.$X$5]*([.BS$8]+[.BT$9])-([.BS$8]*[.$H11]*[.$H11]+[.BT$8]*[.$H11]*[.$L11]+[.BS$9]*[.$L11]*[.$H11]+[.BT$9]*[.$L11]*[.$L11]))" office:value-type="float" office:value="0.454143004115226" calcext:value-type="float">
            <text:p>0.454143004115226</text:p>
          </table:table-cell>
          <table:table-cell table:number-columns-repeated="2"/>
          <table:table-cell table:formula="of:=[.BY8]*[.$H$11]+[.BZ8]*[.$L$11]+[.CA8]*[.$P$11]" office:value-type="float" office:value="0" calcext:value-type="float">
            <text:p>0</text:p>
          </table:table-cell>
          <table:table-cell/>
          <table:table-cell table:formula="of:=[.$D11]*([.CC$10]+3*[.BW12]+4.5*[.BW12]^2)" office:value-type="float" office:value="0.443506944444444" calcext:value-type="float">
            <text:p>0.443506944444444</text:p>
          </table:table-cell>
          <table:table-cell table:formula="of:=AVERAGE([.AU27];[.DU27];[.DU40];[.DU53])" office:value-type="float" office:value="0.441111111111111" calcext:value-type="float">
            <text:p>0.441111111111111</text:p>
          </table:table-cell>
          <table:table-cell table:formula="of:=[.BY12]" office:value-type="float" office:value="0.443506944444444" calcext:value-type="float">
            <text:p>0.443506944444444</text:p>
          </table:table-cell>
          <table:table-cell table:formula="of:=[.BY12]" office:value-type="float" office:value="0.443506944444444" calcext:value-type="float">
            <text:p>0.443506944444444</text:p>
          </table:table-cell>
          <table:table-cell table:formula="of:=[.BY12]+[.$D11]*[.BY$10]/2/[.$X$5]/[.$X$3]*2*([.$X$5]*([.CB$8]+[.CC$9])-([.CB$8]*[.$H11]*[.$H11]+[.CC$8]*[.$H11]*[.$L11]+[.CB$9]*[.$L11]*[.$H11]+[.CC$9]*[.$L11]*[.$L11]))" office:value-type="float" office:value="0.443506944444444" calcext:value-type="float">
            <text:p>0.443506944444444</text:p>
          </table:table-cell>
          <table:table-cell table:style-name="ce65"/>
          <table:table-cell table:number-columns-repeated="2"/>
          <table:table-cell table:style-name="ce16" table:formula="of:=[.CI8]*[.$H$11]+[.CJ8]*[.$L$11]+[.CK8]*[.$P$11]" office:value-type="float" office:value="0" calcext:value-type="float">
            <text:p>0</text:p>
          </table:table-cell>
          <table:table-cell/>
          <table:table-cell table:formula="of:=[.$D11]*([.CM$10]+3*[.CG12]+4.5*[.CG12]^2)" office:value-type="float" office:value="0.444259259259259" calcext:value-type="float">
            <text:p>0.444259259259259</text:p>
          </table:table-cell>
          <table:table-cell table:formula="of:=AVERAGE([.BU27];[.BU40];[.BU53])" office:value-type="float" office:value="0.442222222222222" calcext:value-type="float">
            <text:p>0.442222222222222</text:p>
          </table:table-cell>
          <table:table-cell table:formula="of:= [.CI12] + 3 * ([.BU40]-[.BY40]) - 3  * ([.CU40]-[.CY40]) + 1 * ([.DU40]-[.DY40])" office:value-type="float" office:value="0.449659259259259" calcext:value-type="float">
            <text:p>0.449659259259259</text:p>
          </table:table-cell>
          <table:table-cell table:formula="of:= 3 * [.BU40] - 3 *[.CU40] + 1 *[.DU40]" office:value-type="float" office:value="0.441111111111112" calcext:value-type="float">
            <text:p>0.441111111111112</text:p>
          </table:table-cell>
          <table:table-cell table:formula="of:=[.CI12]+[.$D11]*[.CI$10]/2/[.$X$5]/[.$X$3]*2*([.$X$5]*([.CL$8]+[.CM$9])-([.CL$8]*[.$H11]*[.$H11]+[.CM$8]*[.$H11]*[.$L11]+[.CL$9]*[.$L11]*[.$H11]+[.CM$9]*[.$L11]*[.$L11]))" office:value-type="float" office:value="0.465658436213991" calcext:value-type="float">
            <text:p>0.465658436213991</text:p>
          </table:table-cell>
          <table:table-cell table:number-columns-repeated="5"/>
          <table:table-cell table:style-name="ce65"/>
          <table:table-cell table:number-columns-repeated="2"/>
          <table:table-cell table:style-name="ce94" table:formula="of:=[.DU12]" office:value-type="float" office:value="0" calcext:value-type="float">
            <text:p>0</text:p>
          </table:table-cell>
          <table:table-cell table:style-name="ce94" table:formula="of:=[.DV12]" office:value-type="float" office:value="-0.05" calcext:value-type="float">
            <text:p>-0.05</text:p>
          </table:table-cell>
          <table:table-cell table:style-name="ce94" table:formula="of:=[.DW12]" office:value-type="float" office:value="0" calcext:value-type="float">
            <text:p>0</text:p>
          </table:table-cell>
          <table:table-cell table:style-name="ce94" table:formula="of:=[.DX12]" office:value-type="float" office:value="0.999999999999999" calcext:value-type="float">
            <text:p>0.999999999999999</text:p>
          </table:table-cell>
          <table:table-cell table:style-name="ce16"/>
          <table:table-cell table:style-name="ce101" table:formula="of:=[.I52]" office:value-type="float" office:value="0.0499999999999996" calcext:value-type="float">
            <text:p>0.05</text:p>
          </table:table-cell>
          <table:table-cell table:style-name="ce101" table:formula="of:=[.M52]" office:value-type="float" office:value="-0.0999999999999999" calcext:value-type="float">
            <text:p>-0.1</text:p>
          </table:table-cell>
          <table:table-cell table:style-name="ce101" table:formula="of:=[.Q52]" office:value-type="float" office:value="0" calcext:value-type="float">
            <text:p>0</text:p>
          </table:table-cell>
          <table:table-cell table:style-name="ce101" table:formula="of:=[.U52]" office:value-type="float" office:value="0.999999999999999" calcext:value-type="float">
            <text:p>0.999999999999999</text:p>
          </table:table-cell>
          <table:table-cell table:style-name="Default"/>
          <table:table-cell table:style-name="ce101" table:formula="of:=[.AI52]" office:value-type="float" office:value="0" calcext:value-type="float">
            <text:p>0</text:p>
          </table:table-cell>
          <table:table-cell table:style-name="ce101" table:formula="of:=[.AM52]" office:value-type="float" office:value="-0.05" calcext:value-type="float">
            <text:p>-0.05</text:p>
          </table:table-cell>
          <table:table-cell table:style-name="ce101" table:formula="of:=[.AQ52]" office:value-type="float" office:value="0" calcext:value-type="float">
            <text:p>0</text:p>
          </table:table-cell>
          <table:table-cell table:style-name="ce101" table:formula="of:=[.AU52]" office:value-type="float" office:value="0.999999999999999" calcext:value-type="float">
            <text:p>0.999999999999999</text:p>
          </table:table-cell>
          <table:table-cell table:style-name="Default"/>
          <table:table-cell table:style-name="ce90" table:formula="of:=[.BI52]" office:value-type="float" office:value="0" calcext:value-type="float">
            <text:p>0</text:p>
          </table:table-cell>
          <table:table-cell table:style-name="ce90" table:formula="of:=[.BM52]" office:value-type="float" office:value="0" calcext:value-type="float">
            <text:p>0</text:p>
          </table:table-cell>
          <table:table-cell table:style-name="ce90" table:formula="of:=[.BQ52]" office:value-type="float" office:value="0" calcext:value-type="float">
            <text:p>0</text:p>
          </table:table-cell>
          <table:table-cell table:style-name="ce90" table:formula="of:=[.BU52]" office:value-type="float" office:value="0.999999999999999" calcext:value-type="float">
            <text:p>0.999999999999999</text:p>
          </table:table-cell>
          <table:table-cell table:style-name="ce94"/>
          <table:table-cell table:style-name="ce115" table:formula="of:=[.CI52]" office:value-type="float" office:value="0.0799999999999996" calcext:value-type="float">
            <text:p>0.08</text:p>
          </table:table-cell>
          <table:table-cell table:style-name="ce115" table:formula="of:=[.CM52]" office:value-type="float" office:value="-0.0399999999999999" calcext:value-type="float">
            <text:p>-0.04</text:p>
          </table:table-cell>
          <table:table-cell table:style-name="ce115" table:formula="of:=[.CQ52]" office:value-type="float" office:value="0" calcext:value-type="float">
            <text:p>0</text:p>
          </table:table-cell>
          <table:table-cell table:style-name="ce115" table:formula="of:=[.CU52]" office:value-type="float" office:value="0.999999999999999" calcext:value-type="float">
            <text:p>0.999999999999999</text:p>
          </table:table-cell>
          <table:table-cell table:style-name="ce94"/>
          <table:table-cell table:style-name="ce94" table:formula="of:=[.DI52]" office:value-type="float" office:value="0" calcext:value-type="float">
            <text:p>0</text:p>
          </table:table-cell>
          <table:table-cell table:style-name="ce94" table:formula="of:=[.DM52]" office:value-type="float" office:value="-0.05" calcext:value-type="float">
            <text:p>-0.05</text:p>
          </table:table-cell>
          <table:table-cell table:style-name="ce94" table:formula="of:=[.DQ52]" office:value-type="float" office:value="0" calcext:value-type="float">
            <text:p>0</text:p>
          </table:table-cell>
          <table:table-cell table:style-name="ce94" table:formula="of:=[.DU52]" office:value-type="float" office:value="0.999999999999999" calcext:value-type="float">
            <text:p>0.999999999999999</text:p>
          </table:table-cell>
          <table:table-cell table:style-name="ce65"/>
          <table:table-cell table:style-name="ce101" table:formula="of:=[.DA12]" office:value-type="float" office:value="0.0499999999999996" calcext:value-type="float">
            <text:p>0.05</text:p>
          </table:table-cell>
          <table:table-cell table:style-name="ce101" table:formula="of:=[.DB12]" office:value-type="float" office:value="-0.0999999999999999" calcext:value-type="float">
            <text:p>-0.1</text:p>
          </table:table-cell>
          <table:table-cell table:style-name="ce101" table:formula="of:=[.DC12]" office:value-type="float" office:value="0" calcext:value-type="float">
            <text:p>0</text:p>
          </table:table-cell>
          <table:table-cell table:style-name="ce101" table:formula="of:=[.DD12]" office:value-type="float" office:value="0.999999999999999" calcext:value-type="float">
            <text:p>0.999999999999999</text:p>
          </table:table-cell>
          <table:table-cell/>
          <table:table-cell table:style-name="Default" table:number-columns-repeated="43"/>
          <table:table-cell table:number-columns-repeated="847"/>
        </table:table-row>
        <table:table-row table:style-name="ro1">
          <table:table-cell table:style-name="ce4" office:value-type="string" calcext:value-type="string">
            <text:p>S</text:p>
          </table:table-cell>
          <table:table-cell table:style-name="ce26" office:value-type="float" office:value="2" calcext:value-type="float">
            <text:p>2</text:p>
          </table:table-cell>
          <table:table-cell/>
          <table:table-cell table:style-name="ce20" table:formula="of:=[.D7]" office:value-type="float" office:value="0.111111111111111" calcext:value-type="float">
            <text:p>0.111111111111111</text:p>
          </table:table-cell>
          <table:table-cell/>
          <table:table-cell table:style-name="ce20" table:formula="of:=[.AA6]" office:value-type="float" office:value="0" calcext:value-type="float">
            <text:p>0</text:p>
          </table:table-cell>
          <table:table-cell/>
          <table:table-cell table:style-name="ce20" table:formula="of:=[.H7]" office:value-type="float" office:value="0" calcext:value-type="float">
            <text:p>0</text:p>
          </table:table-cell>
          <table:table-cell table:number-columns-repeated="3"/>
          <table:table-cell table:style-name="ce20" table:formula="of:=[.L7]" office:value-type="float" office:value="-1" calcext:value-type="float">
            <text:p>-1</text:p>
          </table:table-cell>
          <table:table-cell table:number-columns-repeated="3"/>
          <table:table-cell table:style-name="ce20" table:formula="of:=[.P7]" office:value-type="float" office:value="0" calcext:value-type="float">
            <text:p>0</text:p>
          </table:table-cell>
          <table:table-cell/>
          <table:table-cell table:style-name="Default"/>
          <table:table-cell table:style-name="ce4"/>
          <table:table-cell table:formula="of:=[.$F13]*[.H13]" office:value-type="float" office:value="0" calcext:value-type="float">
            <text:p>0</text:p>
          </table:table-cell>
          <table:table-cell table:style-name="ce26"/>
          <table:table-cell/>
          <table:table-cell table:style-name="ce4"/>
          <table:table-cell table:formula="of:=[.$F13]*[.L13]" office:value-type="float" office:value="-0" calcext:value-type="float">
            <text:p>0</text:p>
          </table:table-cell>
          <table:table-cell table:style-name="ce26"/>
          <table:table-cell/>
          <table:table-cell table:style-name="ce4"/>
          <table:table-cell table:formula="of:=[.$F13]*[.P13]" office:value-type="float" office:value="0" calcext:value-type="float">
            <text:p>0</text:p>
          </table:table-cell>
          <table:table-cell table:style-name="ce26"/>
          <table:table-cell/>
          <table:table-cell table:style-name="ce4"/>
          <table:table-cell table:formula="of:=[.$F13]" office:value-type="float" office:value="0" calcext:value-type="float">
            <text:p>0</text:p>
          </table:table-cell>
          <table:table-cell table:style-name="ce26" table:number-columns-repeated="2"/>
          <table:table-cell table:number-columns-repeated="2"/>
          <table:table-cell table:style-name="ce4" table:formula="of:=[.AM$8]*[.$H12]+[.AN$8]*[.$L12]+[.AO$8]*[.$P12]" office:value-type="float" office:value="0" calcext:value-type="float">
            <text:p>0</text:p>
          </table:table-cell>
          <table:table-cell/>
          <table:table-cell table:formula="of:=[.$D12]*([.AQ$10]+3*[.AK13]+4.5*[.AK13]^2)" office:value-type="float" office:value="0.111111111111111" calcext:value-type="float">
            <text:p>0.111111111111111</text:p>
          </table:table-cell>
          <table:table-cell table:formula="of:=[.AM13]" office:value-type="float" office:value="0.111111111111111" calcext:value-type="float">
            <text:p>0.111111111111111</text:p>
          </table:table-cell>
          <table:table-cell table:formula="of:=[.AM13]" office:value-type="float" office:value="0.111111111111111" calcext:value-type="float">
            <text:p>0.111111111111111</text:p>
          </table:table-cell>
          <table:table-cell table:formula="of:=[.AM13]" office:value-type="float" office:value="0.111111111111111" calcext:value-type="float">
            <text:p>0.111111111111111</text:p>
          </table:table-cell>
          <table:table-cell table:formula="of:=[.AN13]" office:value-type="float" office:value="0.111111111111111" calcext:value-type="float">
            <text:p>0.111111111111111</text:p>
          </table:table-cell>
          <table:table-cell table:style-name="ce26"/>
          <table:table-cell table:style-name="Default"/>
          <table:table-cell/>
          <table:table-cell table:style-name="ce16" table:formula="of:=[.AW8]*[.$H$12]+[.AX8]*[.$L$12]+[.AY8]*[.$P$12]" office:value-type="float" office:value="-0.02875" calcext:value-type="float">
            <text:p>-0.02875</text:p>
          </table:table-cell>
          <table:table-cell/>
          <table:table-cell table:formula="of:=[.$D12]*([.BA$10]+3*[.AU13]+4.5*[.AU13]^2)" office:value-type="float" office:value="0.101584288194444" calcext:value-type="float">
            <text:p>0.101584288194444</text:p>
          </table:table-cell>
          <table:table-cell table:formula="of:=AVERAGE([.U28];[.U41];[.U54];[.AU28];[.AU54];[.BU28];[.BU41];[.BU54])" office:value-type="float" office:value="0.102829861111111" calcext:value-type="float">
            <text:p>0.102829861111111</text:p>
          </table:table-cell>
          <table:table-cell table:formula="of:=[.AW13]" office:value-type="float" office:value="0.101584288194444" calcext:value-type="float">
            <text:p>0.101584288194444</text:p>
          </table:table-cell>
          <table:table-cell table:formula="of:=[.AW13]" office:value-type="float" office:value="0.101584288194444" calcext:value-type="float">
            <text:p>0.101584288194444</text:p>
          </table:table-cell>
          <table:table-cell table:formula="of:=[.AW13]+[.$D12]*[.AW$10]/2/[.$X$5]/[.$X$3]*2*([.$X$5]*([.AZ$8]+[.BA$9])-([.AZ$8]*[.$H12]*[.$H12]+[.BA$8]*[.$H12]*[.$L12]+[.AZ$9]*[.$L12]*[.$H12]+[.BA$9]*[.$L12]*[.$L12]))" office:value-type="float" office:value="0.098497868441358" calcext:value-type="float">
            <text:p>0.098497868441358</text:p>
          </table:table-cell>
          <table:table-cell table:style-name="ce154"/>
          <table:table-cell/>
          <table:table-cell table:style-name="Default"/>
          <table:table-cell table:style-name="ce16" table:formula="of:=[.BG8]*[.$H$12]+[.BH8]*[.$L$12]+[.BI8]*[.$P$12]" office:value-type="float" office:value="-0.01" calcext:value-type="float">
            <text:p>-0.01</text:p>
          </table:table-cell>
          <table:table-cell/>
          <table:table-cell table:formula="of:=[.$D12]*([.BK$10]+3*[.BE13]+4.5*[.BE13]^2)" office:value-type="float" office:value="0.107661111111111" calcext:value-type="float">
            <text:p>0.107661111111111</text:p>
          </table:table-cell>
          <table:table-cell table:formula="of:=AVERAGE([.AU28];[.BU28];[.BU41])" office:value-type="float" office:value="0.110416666666666" calcext:value-type="float">
            <text:p>0.110416666666666</text:p>
          </table:table-cell>
          <table:table-cell table:formula="of:= [.BG13] + 2 * ([.BU28]-[.BY28]) - 1  * ([.CU54]-[.CY54])" office:value-type="float" office:value="0.144811111111111" calcext:value-type="float">
            <text:p>0.144811111111111</text:p>
          </table:table-cell>
          <table:table-cell table:formula="of:= 2 *[.BU28] - 1 *[.CU54]" office:value-type="float" office:value="0.141527777777778" calcext:value-type="float">
            <text:p>0.141527777777778</text:p>
          </table:table-cell>
          <table:table-cell table:formula="of:=[.BG13]+[.$D12]*[.BG$10]/2/[.$X$5]/[.$X$3]*2*([.$X$5]*([.BJ$8]+[.BK$9])-([.BJ$8]*[.$H12]*[.$H12]+[.BK$8]*[.$H12]*[.$L12]+[.BJ$9]*[.$L12]*[.$H12]+[.BK$9]*[.$L12]*[.$L12]))" office:value-type="float" office:value="0.110747530864197" calcext:value-type="float">
            <text:p>0.110747530864197</text:p>
          </table:table-cell>
          <table:table-cell table:number-columns-repeated="2"/>
          <table:table-cell table:formula="of:=[.BP8]*[.$H$12]+[.BQ8]*[.$L$12]+[.BR8]*[.$P$12]" office:value-type="float" office:value="-0.0199999999999999" calcext:value-type="float">
            <text:p>-0.02</text:p>
          </table:table-cell>
          <table:table-cell/>
          <table:table-cell table:formula="of:=[.$D12]*([.BT$10]+3*[.BN13]+4.5*[.BN13]^2)" office:value-type="float" office:value="0.104188425925926" calcext:value-type="float">
            <text:p>0.104188425925926</text:p>
          </table:table-cell>
          <table:table-cell table:formula="of:=AVERAGE([.BU41];[.CU41];[.CU54];[.AU28];[.BU28];[.CU28])" office:value-type="float" office:value="0.102708333333333" calcext:value-type="float">
            <text:p>0.102708333333333</text:p>
          </table:table-cell>
          <table:table-cell table:formula="of:= [.BP13] + 2 * ([.CU41]-[.CY41]) - 1  * ([.DU28]-[.DY28])" office:value-type="float" office:value="0.112788425925926" calcext:value-type="float">
            <text:p>0.112788425925926</text:p>
          </table:table-cell>
          <table:table-cell table:formula="of:= 2 *[.CU41] - 1 *[.DU28]" office:value-type="float" office:value="0.0765277777777782" calcext:value-type="float">
            <text:p>0.076527777777778</text:p>
          </table:table-cell>
          <table:table-cell table:formula="of:=[.BP13]+[.$D12]*[.BP$10]/2/[.$X$5]/[.$X$3]*2*([.$X$5]*([.BS$8]+[.BT$9])-([.BS$8]*[.$H12]*[.$H12]+[.BT$8]*[.$H12]*[.$L12]+[.BS$9]*[.$L12]*[.$H12]+[.BT$9]*[.$L12]*[.$L12]))" office:value-type="float" office:value="0.104291306584362" calcext:value-type="float">
            <text:p>0.104291306584362</text:p>
          </table:table-cell>
          <table:table-cell table:number-columns-repeated="2"/>
          <table:table-cell table:formula="of:=[.BY8]*[.$H$12]+[.BZ8]*[.$L$12]+[.CA8]*[.$P$12]" office:value-type="float" office:value="-0.0225" calcext:value-type="float">
            <text:p>-0.0225</text:p>
          </table:table-cell>
          <table:table-cell/>
          <table:table-cell table:formula="of:=[.$D12]*([.CC$10]+3*[.BW13]+4.5*[.BW13]^2)" office:value-type="float" office:value="0.103629861111111" calcext:value-type="float">
            <text:p>0.103629861111111</text:p>
          </table:table-cell>
          <table:table-cell table:formula="of:=AVERAGE([.AU28];[.DU28];[.DU41];[.DU54])" office:value-type="float" office:value="0.0993402777777776" calcext:value-type="float">
            <text:p>0.099340277777778</text:p>
          </table:table-cell>
          <table:table-cell table:formula="of:=[.BY13]" office:value-type="float" office:value="0.103629861111111" calcext:value-type="float">
            <text:p>0.103629861111111</text:p>
          </table:table-cell>
          <table:table-cell table:formula="of:=[.BY13]" office:value-type="float" office:value="0.103629861111111" calcext:value-type="float">
            <text:p>0.103629861111111</text:p>
          </table:table-cell>
          <table:table-cell table:formula="of:=[.BY13]+[.$D12]*[.BY$10]/2/[.$X$5]/[.$X$3]*2*([.$X$5]*([.CB$8]+[.CC$9])-([.CB$8]*[.$H12]*[.$H12]+[.CC$8]*[.$H12]*[.$L12]+[.CB$9]*[.$L12]*[.$H12]+[.CC$9]*[.$L12]*[.$L12]))" office:value-type="float" office:value="0.103629861111111" calcext:value-type="float">
            <text:p>0.103629861111111</text:p>
          </table:table-cell>
          <table:table-cell table:style-name="ce65"/>
          <table:table-cell table:number-columns-repeated="2"/>
          <table:table-cell table:style-name="ce16" table:formula="of:=[.CI8]*[.$H$12]+[.CJ8]*[.$L$12]+[.CK8]*[.$P$12]" office:value-type="float" office:value="-0.01" calcext:value-type="float">
            <text:p>-0.01</text:p>
          </table:table-cell>
          <table:table-cell/>
          <table:table-cell table:formula="of:=[.$D12]*([.CM$10]+3*[.CG13]+4.5*[.CG13]^2)" office:value-type="float" office:value="0.107781481481481" calcext:value-type="float">
            <text:p>0.107781481481481</text:p>
          </table:table-cell>
          <table:table-cell table:formula="of:=AVERAGE([.BU28];[.BU41];[.BU54])" office:value-type="float" office:value="0.110555555555555" calcext:value-type="float">
            <text:p>0.110555555555555</text:p>
          </table:table-cell>
          <table:table-cell table:formula="of:= [.CI13] + 3 * ([.BU41]-[.BY41]) - 3  * ([.CU41]-[.CY41]) + 1 * ([.DU41]-[.DY41])" office:value-type="float" office:value="0.101681481481482" calcext:value-type="float">
            <text:p>0.101681481481482</text:p>
          </table:table-cell>
          <table:table-cell table:formula="of:= 3 * [.BU41] - 3 *[.CU41] + 1 *[.DU41]" office:value-type="float" office:value="0.128194444444443" calcext:value-type="float">
            <text:p>0.128194444444443</text:p>
          </table:table-cell>
          <table:table-cell table:formula="of:=[.CI13]+[.$D12]*[.CI$10]/2/[.$X$5]/[.$X$3]*2*([.$X$5]*([.CL$8]+[.CM$9])-([.CL$8]*[.$H12]*[.$H12]+[.CM$8]*[.$H12]*[.$L12]+[.CL$9]*[.$L12]*[.$H12]+[.CM$9]*[.$L12]*[.$L12]))" office:value-type="float" office:value="0.113131275720165" calcext:value-type="float">
            <text:p>0.113131275720165</text:p>
          </table:table-cell>
          <table:table-cell table:number-columns-repeated="5"/>
          <table:table-cell table:style-name="ce65"/>
          <table:table-cell table:number-columns-repeated="2"/>
          <table:table-cell table:style-name="ce94" table:number-columns-repeated="4"/>
          <table:table-cell table:style-name="ce16"/>
          <table:table-cell table:style-name="Default" table:number-columns-repeated="24"/>
          <table:table-cell table:style-name="ce65"/>
          <table:table-cell table:style-name="Default" table:number-columns-repeated="4"/>
          <table:table-cell/>
          <table:table-cell table:style-name="Default" table:number-columns-repeated="43"/>
          <table:table-cell table:number-columns-repeated="847"/>
        </table:table-row>
        <table:table-row table:style-name="ro1">
          <table:table-cell table:style-name="ce4" office:value-type="string" calcext:value-type="string">
            <text:p>W</text:p>
          </table:table-cell>
          <table:table-cell table:style-name="ce26" office:value-type="float" office:value="3" calcext:value-type="float">
            <text:p>3</text:p>
          </table:table-cell>
          <table:table-cell/>
          <table:table-cell table:style-name="ce20" table:formula="of:=[.C6]" office:value-type="float" office:value="0.111111111111111" calcext:value-type="float">
            <text:p>0.111111111111111</text:p>
          </table:table-cell>
          <table:table-cell/>
          <table:table-cell table:style-name="ce20" table:formula="of:=[.Z5]" office:value-type="float" office:value="0" calcext:value-type="float">
            <text:p>0</text:p>
          </table:table-cell>
          <table:table-cell/>
          <table:table-cell table:style-name="ce20" table:formula="of:=[.G6]" office:value-type="float" office:value="-1" calcext:value-type="float">
            <text:p>-1</text:p>
          </table:table-cell>
          <table:table-cell table:number-columns-repeated="3"/>
          <table:table-cell table:style-name="ce20" table:formula="of:=[.K6]" office:value-type="float" office:value="0" calcext:value-type="float">
            <text:p>0</text:p>
          </table:table-cell>
          <table:table-cell table:number-columns-repeated="3"/>
          <table:table-cell table:style-name="ce20" table:formula="of:=[.O6]" office:value-type="float" office:value="0" calcext:value-type="float">
            <text:p>0</text:p>
          </table:table-cell>
          <table:table-cell/>
          <table:table-cell table:style-name="Default"/>
          <table:table-cell table:style-name="ce4"/>
          <table:table-cell table:formula="of:=[.$F14]*[.H14]" office:value-type="float" office:value="-0" calcext:value-type="float">
            <text:p>0</text:p>
          </table:table-cell>
          <table:table-cell table:style-name="ce26"/>
          <table:table-cell/>
          <table:table-cell table:style-name="ce4"/>
          <table:table-cell table:formula="of:=[.$F14]*[.L14]" office:value-type="float" office:value="0" calcext:value-type="float">
            <text:p>0</text:p>
          </table:table-cell>
          <table:table-cell table:style-name="ce26"/>
          <table:table-cell/>
          <table:table-cell table:style-name="ce4"/>
          <table:table-cell table:formula="of:=[.$F14]*[.P14]" office:value-type="float" office:value="0" calcext:value-type="float">
            <text:p>0</text:p>
          </table:table-cell>
          <table:table-cell table:style-name="ce26"/>
          <table:table-cell/>
          <table:table-cell table:style-name="ce4"/>
          <table:table-cell table:formula="of:=[.$F14]" office:value-type="float" office:value="0" calcext:value-type="float">
            <text:p>0</text:p>
          </table:table-cell>
          <table:table-cell table:style-name="ce26" table:number-columns-repeated="2"/>
          <table:table-cell table:number-columns-repeated="2"/>
          <table:table-cell table:style-name="ce4" table:formula="of:=[.AM$8]*[.$H13]+[.AN$8]*[.$L13]+[.AO$8]*[.$P13]" office:value-type="float" office:value="0" calcext:value-type="float">
            <text:p>0</text:p>
          </table:table-cell>
          <table:table-cell/>
          <table:table-cell table:formula="of:=[.$D13]*([.AQ$10]+3*[.AK14]+4.5*[.AK14]^2)" office:value-type="float" office:value="0.111111111111111" calcext:value-type="float">
            <text:p>0.111111111111111</text:p>
          </table:table-cell>
          <table:table-cell table:formula="of:=[.AM14]" office:value-type="float" office:value="0.111111111111111" calcext:value-type="float">
            <text:p>0.111111111111111</text:p>
          </table:table-cell>
          <table:table-cell table:formula="of:=[.AM14]" office:value-type="float" office:value="0.111111111111111" calcext:value-type="float">
            <text:p>0.111111111111111</text:p>
          </table:table-cell>
          <table:table-cell table:formula="of:=[.AM14]" office:value-type="float" office:value="0.111111111111111" calcext:value-type="float">
            <text:p>0.111111111111111</text:p>
          </table:table-cell>
          <table:table-cell table:formula="of:=[.AN14]" office:value-type="float" office:value="0.111111111111111" calcext:value-type="float">
            <text:p>0.111111111111111</text:p>
          </table:table-cell>
          <table:table-cell table:style-name="ce26"/>
          <table:table-cell table:style-name="Default"/>
          <table:table-cell/>
          <table:table-cell table:style-name="ce16" table:formula="of:=[.AW8]*[.$H$13]+[.AX8]*[.$L$13]+[.AY8]*[.$P$13]" office:value-type="float" office:value="0.02875" calcext:value-type="float">
            <text:p>0.02875</text:p>
          </table:table-cell>
          <table:table-cell/>
          <table:table-cell table:formula="of:=[.$D13]*([.BA$10]+3*[.AU14]+4.5*[.AU14]^2)" office:value-type="float" office:value="0.120750954861111" calcext:value-type="float">
            <text:p>0.120750954861111</text:p>
          </table:table-cell>
          <table:table-cell table:formula="of:=AVERAGE([.U29];[.U42];[.U55];[.AU29];[.AU55];[.BU29];[.BU42];[.BU55])" office:value-type="float" office:value="0.119496527777777" calcext:value-type="float">
            <text:p>0.119496527777777</text:p>
          </table:table-cell>
          <table:table-cell table:formula="of:=[.AW14]" office:value-type="float" office:value="0.120750954861111" calcext:value-type="float">
            <text:p>0.120750954861111</text:p>
          </table:table-cell>
          <table:table-cell table:formula="of:=[.AW14]" office:value-type="float" office:value="0.120750954861111" calcext:value-type="float">
            <text:p>0.120750954861111</text:p>
          </table:table-cell>
          <table:table-cell table:formula="of:=[.AW14]+[.$D13]*[.AW$10]/2/[.$X$5]/[.$X$3]*2*([.$X$5]*([.AZ$8]+[.BA$9])-([.AZ$8]*[.$H13]*[.$H13]+[.BA$8]*[.$H13]*[.$L13]+[.AZ$9]*[.$L13]*[.$H13]+[.BA$9]*[.$L13]*[.$L13]))" office:value-type="float" office:value="0.117664535108025" calcext:value-type="float">
            <text:p>0.117664535108025</text:p>
          </table:table-cell>
          <table:table-cell table:style-name="ce154"/>
          <table:table-cell/>
          <table:table-cell table:style-name="Default"/>
          <table:table-cell table:style-name="ce16" table:formula="of:=[.BG8]*[.$H$13]+[.BH8]*[.$L$13]+[.BI8]*[.$P$13]" office:value-type="float" office:value="0.01" calcext:value-type="float">
            <text:p>0.01</text:p>
          </table:table-cell>
          <table:table-cell/>
          <table:table-cell table:formula="of:=[.$D13]*([.BK$10]+3*[.BE14]+4.5*[.BE14]^2)" office:value-type="float" office:value="0.114327777777778" calcext:value-type="float">
            <text:p>0.114327777777778</text:p>
          </table:table-cell>
          <table:table-cell table:formula="of:=AVERAGE([.AU29];[.BU29];[.BU42])" office:value-type="float" office:value="0.110416666666666" calcext:value-type="float">
            <text:p>0.110416666666666</text:p>
          </table:table-cell>
          <table:table-cell table:formula="of:= [.BG14] + 2 * ([.BU29]-[.BY29]) - 1  * ([.CU55]-[.CY55])" office:value-type="float" office:value="0.101477777777778" calcext:value-type="float">
            <text:p>0.101477777777778</text:p>
          </table:table-cell>
          <table:table-cell table:formula="of:= 2 *[.BU29] - 1 *[.CU55]" office:value-type="float" office:value="0.104861111111111" calcext:value-type="float">
            <text:p>0.104861111111111</text:p>
          </table:table-cell>
          <table:table-cell table:formula="of:=[.BG14]+[.$D13]*[.BG$10]/2/[.$X$5]/[.$X$3]*2*([.$X$5]*([.BJ$8]+[.BK$9])-([.BJ$8]*[.$H13]*[.$H13]+[.BK$8]*[.$H13]*[.$L13]+[.BJ$9]*[.$L13]*[.$H13]+[.BK$9]*[.$L13]*[.$L13]))" office:value-type="float" office:value="0.117414197530864" calcext:value-type="float">
            <text:p>0.117414197530864</text:p>
          </table:table-cell>
          <table:table-cell table:number-columns-repeated="2"/>
          <table:table-cell table:formula="of:=[.BP8]*[.$H$13]+[.BQ8]*[.$L$13]+[.BR8]*[.$P$13]" office:value-type="float" office:value="0.0199999999999999" calcext:value-type="float">
            <text:p>0.02</text:p>
          </table:table-cell>
          <table:table-cell/>
          <table:table-cell table:formula="of:=[.$D13]*([.BT$10]+3*[.BN14]+4.5*[.BN14]^2)" office:value-type="float" office:value="0.117521759259259" calcext:value-type="float">
            <text:p>0.117521759259259</text:p>
          </table:table-cell>
          <table:table-cell table:formula="of:=AVERAGE([.BU42];[.CU42];[.CU55];[.AU29];[.BU29];[.CU29])" office:value-type="float" office:value="0.109375" calcext:value-type="float">
            <text:p>0.109375</text:p>
          </table:table-cell>
          <table:table-cell table:formula="of:= [.BP14] + 2 * ([.CU42]-[.CY42]) - 1  * ([.DU29]-[.DY29])" office:value-type="float" office:value="0.0461217592592591" calcext:value-type="float">
            <text:p>0.046121759259259</text:p>
          </table:table-cell>
          <table:table-cell table:formula="of:= 2 *[.CU42] - 1 *[.DU29]" office:value-type="float" office:value="0.083194444444444" calcext:value-type="float">
            <text:p>0.083194444444444</text:p>
          </table:table-cell>
          <table:table-cell table:formula="of:=[.BP14]+[.$D13]*[.BP$10]/2/[.$X$5]/[.$X$3]*2*([.$X$5]*([.BS$8]+[.BT$9])-([.BS$8]*[.$H13]*[.$H13]+[.BT$8]*[.$H13]*[.$L13]+[.BS$9]*[.$L13]*[.$H13]+[.BT$9]*[.$L13]*[.$L13]))" office:value-type="float" office:value="0.117624639917695" calcext:value-type="float">
            <text:p>0.117624639917695</text:p>
          </table:table-cell>
          <table:table-cell table:number-columns-repeated="2"/>
          <table:table-cell table:formula="of:=[.BY8]*[.$H$13]+[.BZ8]*[.$L$13]+[.CA8]*[.$P$13]" office:value-type="float" office:value="0.0225" calcext:value-type="float">
            <text:p>0.0225</text:p>
          </table:table-cell>
          <table:table-cell/>
          <table:table-cell table:formula="of:=[.$D13]*([.CC$10]+3*[.BW14]+4.5*[.BW14]^2)" office:value-type="float" office:value="0.118629861111111" calcext:value-type="float">
            <text:p>0.118629861111111</text:p>
          </table:table-cell>
          <table:table-cell table:formula="of:=AVERAGE([.AU29];[.DU29];[.DU42];[.DU55])" office:value-type="float" office:value="0.116840277777778" calcext:value-type="float">
            <text:p>0.116840277777778</text:p>
          </table:table-cell>
          <table:table-cell table:formula="of:=[.BY14]" office:value-type="float" office:value="0.118629861111111" calcext:value-type="float">
            <text:p>0.118629861111111</text:p>
          </table:table-cell>
          <table:table-cell table:formula="of:=[.BY14]" office:value-type="float" office:value="0.118629861111111" calcext:value-type="float">
            <text:p>0.118629861111111</text:p>
          </table:table-cell>
          <table:table-cell table:formula="of:=[.BY14]+[.$D13]*[.BY$10]/2/[.$X$5]/[.$X$3]*2*([.$X$5]*([.CB$8]+[.CC$9])-([.CB$8]*[.$H13]*[.$H13]+[.CC$8]*[.$H13]*[.$L13]+[.CB$9]*[.$L13]*[.$H13]+[.CC$9]*[.$L13]*[.$L13]))" office:value-type="float" office:value="0.118629861111111" calcext:value-type="float">
            <text:p>0.118629861111111</text:p>
          </table:table-cell>
          <table:table-cell table:style-name="ce65"/>
          <table:table-cell table:number-columns-repeated="2"/>
          <table:table-cell table:style-name="ce16" table:formula="of:=[.CI8]*[.$H$13]+[.CJ8]*[.$L$13]+[.CK8]*[.$P$13]" office:value-type="float" office:value="0.01" calcext:value-type="float">
            <text:p>0.01</text:p>
          </table:table-cell>
          <table:table-cell/>
          <table:table-cell table:formula="of:=[.$D13]*([.CM$10]+3*[.CG14]+4.5*[.CG14]^2)" office:value-type="float" office:value="0.114448148148148" calcext:value-type="float">
            <text:p>0.114448148148148</text:p>
          </table:table-cell>
          <table:table-cell table:formula="of:=AVERAGE([.BU29];[.BU42];[.BU55])" office:value-type="float" office:value="0.110555555555555" calcext:value-type="float">
            <text:p>0.110555555555555</text:p>
          </table:table-cell>
          <table:table-cell table:formula="of:= [.CI14] + 3 * ([.BU42]-[.BY42]) - 3  * ([.CU42]-[.CY42]) + 1 * ([.DU42]-[.DY42])" office:value-type="float" office:value="0.188348148148148" calcext:value-type="float">
            <text:p>0.188348148148148</text:p>
          </table:table-cell>
          <table:table-cell table:formula="of:= 3 * [.BU42] - 3 *[.CU42] + 1 *[.DU42]" office:value-type="float" office:value="0.154861111111111" calcext:value-type="float">
            <text:p>0.154861111111111</text:p>
          </table:table-cell>
          <table:table-cell table:formula="of:=[.CI14]+[.$D13]*[.CI$10]/2/[.$X$5]/[.$X$3]*2*([.$X$5]*([.CL$8]+[.CM$9])-([.CL$8]*[.$H13]*[.$H13]+[.CM$8]*[.$H13]*[.$L13]+[.CL$9]*[.$L13]*[.$H13]+[.CM$9]*[.$L13]*[.$L13]))" office:value-type="float" office:value="0.119797942386831" calcext:value-type="float">
            <text:p>0.119797942386831</text:p>
          </table:table-cell>
          <table:table-cell table:number-columns-repeated="5"/>
          <table:table-cell table:style-name="ce65"/>
          <table:table-cell table:number-columns-repeated="2"/>
          <table:table-cell table:style-name="Default" table:number-columns-repeated="4"/>
          <table:table-cell table:style-name="ce17"/>
          <table:table-cell table:style-name="ce19" table:number-columns-repeated="24"/>
          <table:table-cell table:style-name="ce24"/>
          <table:table-cell table:style-name="Default" table:number-columns-repeated="4"/>
          <table:table-cell/>
          <table:table-cell table:style-name="Default" table:number-columns-repeated="43"/>
          <table:table-cell table:number-columns-repeated="847"/>
        </table:table-row>
        <table:table-row table:style-name="ro1">
          <table:table-cell table:style-name="ce4" office:value-type="string" calcext:value-type="string">
            <text:p>E</text:p>
          </table:table-cell>
          <table:table-cell table:style-name="ce26" office:value-type="float" office:value="4" calcext:value-type="float">
            <text:p>4</text:p>
          </table:table-cell>
          <table:table-cell/>
          <table:table-cell table:style-name="ce20" table:formula="of:=[.E6]" office:value-type="float" office:value="0.111111111111111" calcext:value-type="float">
            <text:p>0.111111111111111</text:p>
          </table:table-cell>
          <table:table-cell/>
          <table:table-cell table:style-name="ce20" table:formula="of:=[.AB5]" office:value-type="float" office:value="0" calcext:value-type="float">
            <text:p>0</text:p>
          </table:table-cell>
          <table:table-cell/>
          <table:table-cell table:style-name="ce20" table:formula="of:=[.I6]" office:value-type="float" office:value="1" calcext:value-type="float">
            <text:p>1</text:p>
          </table:table-cell>
          <table:table-cell table:number-columns-repeated="3"/>
          <table:table-cell table:style-name="ce20" table:formula="of:=[.M6]" office:value-type="float" office:value="0" calcext:value-type="float">
            <text:p>0</text:p>
          </table:table-cell>
          <table:table-cell table:number-columns-repeated="3"/>
          <table:table-cell table:style-name="ce20" table:formula="of:=[.Q6]" office:value-type="float" office:value="0" calcext:value-type="float">
            <text:p>0</text:p>
          </table:table-cell>
          <table:table-cell/>
          <table:table-cell table:style-name="Default"/>
          <table:table-cell table:style-name="ce4"/>
          <table:table-cell table:formula="of:=[.$F15]*[.H15]" office:value-type="float" office:value="0" calcext:value-type="float">
            <text:p>0</text:p>
          </table:table-cell>
          <table:table-cell table:style-name="ce26"/>
          <table:table-cell/>
          <table:table-cell table:style-name="ce4"/>
          <table:table-cell table:formula="of:=[.$F15]*[.L15]" office:value-type="float" office:value="0" calcext:value-type="float">
            <text:p>0</text:p>
          </table:table-cell>
          <table:table-cell table:style-name="ce26"/>
          <table:table-cell/>
          <table:table-cell table:style-name="ce4"/>
          <table:table-cell table:formula="of:=[.$F15]*[.P15]" office:value-type="float" office:value="0" calcext:value-type="float">
            <text:p>0</text:p>
          </table:table-cell>
          <table:table-cell table:style-name="ce26"/>
          <table:table-cell/>
          <table:table-cell table:style-name="ce4"/>
          <table:table-cell table:formula="of:=[.$F15]" office:value-type="float" office:value="0" calcext:value-type="float">
            <text:p>0</text:p>
          </table:table-cell>
          <table:table-cell table:style-name="ce26" table:number-columns-repeated="2"/>
          <table:table-cell table:number-columns-repeated="2"/>
          <table:table-cell table:style-name="ce4" table:formula="of:=[.AM$8]*[.$H14]+[.AN$8]*[.$L14]+[.AO$8]*[.$P14]" office:value-type="float" office:value="0" calcext:value-type="float">
            <text:p>0</text:p>
          </table:table-cell>
          <table:table-cell/>
          <table:table-cell table:formula="of:=[.$D14]*([.AQ$10]+3*[.AK15]+4.5*[.AK15]^2)" office:value-type="float" office:value="0.111111111111111" calcext:value-type="float">
            <text:p>0.111111111111111</text:p>
          </table:table-cell>
          <table:table-cell table:formula="of:=[.AM15]" office:value-type="float" office:value="0.111111111111111" calcext:value-type="float">
            <text:p>0.111111111111111</text:p>
          </table:table-cell>
          <table:table-cell table:formula="of:=[.AM15]" office:value-type="float" office:value="0.111111111111111" calcext:value-type="float">
            <text:p>0.111111111111111</text:p>
          </table:table-cell>
          <table:table-cell table:formula="of:=[.AM15]" office:value-type="float" office:value="0.111111111111111" calcext:value-type="float">
            <text:p>0.111111111111111</text:p>
          </table:table-cell>
          <table:table-cell table:formula="of:=[.AN15]" office:value-type="float" office:value="0.111111111111111" calcext:value-type="float">
            <text:p>0.111111111111111</text:p>
          </table:table-cell>
          <table:table-cell table:style-name="ce26"/>
          <table:table-cell table:style-name="Default" table:number-columns-repeated="2"/>
          <table:table-cell table:style-name="ce16" table:formula="of:=[.AW8]*[.$H$14]+[.AX8]*[.$L$14]+[.AY8]*[.$P$14]" office:value-type="float" office:value="-0.03625" calcext:value-type="float">
            <text:p>-0.03625</text:p>
          </table:table-cell>
          <table:table-cell/>
          <table:table-cell table:formula="of:=[.$D14]*([.BA$10]+3*[.AU15]+4.5*[.AU15]^2)" office:value-type="float" office:value="0.0993280381944444" calcext:value-type="float">
            <text:p>0.099328038194444</text:p>
          </table:table-cell>
          <table:table-cell table:formula="of:=AVERAGE([.U30];[.U43];[.U56];[.AU30];[.AU56];[.BU30];[.BU43];[.BU56])" office:value-type="float" office:value="0.097361111111111" calcext:value-type="float">
            <text:p>0.097361111111111</text:p>
          </table:table-cell>
          <table:table-cell table:formula="of:=[.AW15]" office:value-type="float" office:value="0.0993280381944444" calcext:value-type="float">
            <text:p>0.099328038194444</text:p>
          </table:table-cell>
          <table:table-cell table:formula="of:=[.AW15]" office:value-type="float" office:value="0.0993280381944444" calcext:value-type="float">
            <text:p>0.099328038194444</text:p>
          </table:table-cell>
          <table:table-cell table:formula="of:=[.AW15]+[.$D14]*[.AW$10]/2/[.$X$5]/[.$X$3]*2*([.$X$5]*([.AZ$8]+[.BA$9])-([.AZ$8]*[.$H14]*[.$H14]+[.BA$8]*[.$H14]*[.$L14]+[.AZ$9]*[.$L14]*[.$H14]+[.BA$9]*[.$L14]*[.$L14]))" office:value-type="float" office:value="0.100871248070988" calcext:value-type="float">
            <text:p>0.100871248070988</text:p>
          </table:table-cell>
          <table:table-cell table:style-name="ce154"/>
          <table:table-cell/>
          <table:table-cell table:style-name="Default"/>
          <table:table-cell table:style-name="ce16" table:formula="of:=[.BG8]*[.$H$14]+[.BH8]*[.$L$14]+[.BI8]*[.$P$14]" office:value-type="float" office:value="-0.03" calcext:value-type="float">
            <text:p>-0.03</text:p>
          </table:table-cell>
          <table:table-cell/>
          <table:table-cell table:formula="of:=[.$D14]*([.BK$10]+3*[.BE15]+4.5*[.BE15]^2)" office:value-type="float" office:value="0.101394444444444" calcext:value-type="float">
            <text:p>0.101394444444444</text:p>
          </table:table-cell>
          <table:table-cell table:formula="of:=AVERAGE([.AU30];[.BU30];[.BU43])" office:value-type="float" office:value="0.0958333333333333" calcext:value-type="float">
            <text:p>0.095833333333333</text:p>
          </table:table-cell>
          <table:table-cell table:formula="of:= [.BG15] + 2 * ([.BU30]-[.BY30]) - 1  * ([.CU56]-[.CY56])" office:value-type="float" office:value="0.0519944444444444" calcext:value-type="float">
            <text:p>0.051994444444445</text:p>
          </table:table-cell>
          <table:table-cell table:formula="of:= 2 *[.BU30] - 1 *[.CU56]" office:value-type="float" office:value="0.128611111111111" calcext:value-type="float">
            <text:p>0.128611111111111</text:p>
          </table:table-cell>
          <table:table-cell table:formula="of:=[.BG15]+[.$D14]*[.BG$10]/2/[.$X$5]/[.$X$3]*2*([.$X$5]*([.BJ$8]+[.BK$9])-([.BJ$8]*[.$H14]*[.$H14]+[.BK$8]*[.$H14]*[.$L14]+[.BJ$9]*[.$L14]*[.$H14]+[.BK$9]*[.$L14]*[.$L14]))" office:value-type="float" office:value="0.0933697530864196" calcext:value-type="float">
            <text:p>0.09336975308642</text:p>
          </table:table-cell>
          <table:table-cell table:number-columns-repeated="2"/>
          <table:table-cell table:formula="of:=[.BP8]*[.$H$14]+[.BQ8]*[.$L$14]+[.BR8]*[.$P$14]" office:value-type="float" office:value="-0.0483333333333333" calcext:value-type="float">
            <text:p>-0.048333333333333</text:p>
          </table:table-cell>
          <table:table-cell/>
          <table:table-cell table:formula="of:=[.$D14]*([.BT$10]+3*[.BN15]+4.5*[.BN15]^2)" office:value-type="float" office:value="0.0957120370370369" calcext:value-type="float">
            <text:p>0.095712037037037</text:p>
          </table:table-cell>
          <table:table-cell table:formula="of:=AVERAGE([.BU43];[.CU43];[.CU56];[.AU30];[.BU30];[.CU30])" office:value-type="float" office:value="0.0928472222222222" calcext:value-type="float">
            <text:p>0.092847222222222</text:p>
          </table:table-cell>
          <table:table-cell table:formula="of:= [.BP15] + 2 * ([.CU43]-[.CY43]) - 1  * ([.DU30]-[.DY30])" office:value-type="float" office:value="0.0789620370370368" calcext:value-type="float">
            <text:p>0.078962037037037</text:p>
          </table:table-cell>
          <table:table-cell table:formula="of:= 2 *[.CU43] - 1 *[.DU30]" office:value-type="float" office:value="0.066111111111111" calcext:value-type="float">
            <text:p>0.066111111111111</text:p>
          </table:table-cell>
          <table:table-cell table:formula="of:=[.BP15]+[.$D14]*[.BP$10]/2/[.$X$5]/[.$X$3]*2*([.$X$5]*([.BS$8]+[.BT$9])-([.BS$8]*[.$H14]*[.$H14]+[.BT$8]*[.$H14]*[.$L14]+[.BS$9]*[.$L14]*[.$H14]+[.BT$9]*[.$L14]*[.$L14]))" office:value-type="float" office:value="0.0927284979423868" calcext:value-type="float">
            <text:p>0.092728497942387</text:p>
          </table:table-cell>
          <table:table-cell table:number-columns-repeated="2"/>
          <table:table-cell table:formula="of:=[.BY8]*[.$H$14]+[.BZ8]*[.$L$14]+[.CA8]*[.$P$14]" office:value-type="float" office:value="-0.0299999999999999" calcext:value-type="float">
            <text:p>-0.03</text:p>
          </table:table-cell>
          <table:table-cell/>
          <table:table-cell table:formula="of:=[.$D14]*([.CC$10]+3*[.BW15]+4.5*[.BW15]^2)" office:value-type="float" office:value="0.101326736111111" calcext:value-type="float">
            <text:p>0.101326736111111</text:p>
          </table:table-cell>
          <table:table-cell table:formula="of:=AVERAGE([.AU30];[.DU30];[.DU43];[.DU56])" office:value-type="float" office:value="0.0987152777777777" calcext:value-type="float">
            <text:p>0.098715277777778</text:p>
          </table:table-cell>
          <table:table-cell table:formula="of:=[.BY15]" office:value-type="float" office:value="0.101326736111111" calcext:value-type="float">
            <text:p>0.101326736111111</text:p>
          </table:table-cell>
          <table:table-cell table:formula="of:=[.BY15]" office:value-type="float" office:value="0.101326736111111" calcext:value-type="float">
            <text:p>0.101326736111111</text:p>
          </table:table-cell>
          <table:table-cell table:formula="of:=[.BY15]+[.$D14]*[.BY$10]/2/[.$X$5]/[.$X$3]*2*([.$X$5]*([.CB$8]+[.CC$9])-([.CB$8]*[.$H14]*[.$H14]+[.CC$8]*[.$H14]*[.$L14]+[.CB$9]*[.$L14]*[.$H14]+[.CC$9]*[.$L14]*[.$L14]))" office:value-type="float" office:value="0.101326736111111" calcext:value-type="float">
            <text:p>0.101326736111111</text:p>
          </table:table-cell>
          <table:table-cell table:style-name="ce65"/>
          <table:table-cell table:number-columns-repeated="2"/>
          <table:table-cell table:style-name="ce16" table:formula="of:=[.CI8]*[.$H$14]+[.CJ8]*[.$L$14]+[.CK8]*[.$P$14]" office:value-type="float" office:value="-0.0133333333333333" calcext:value-type="float">
            <text:p>-0.013333333333333</text:p>
          </table:table-cell>
          <table:table-cell/>
          <table:table-cell table:formula="of:=[.$D14]*([.CM$10]+3*[.CG15]+4.5*[.CG15]^2)" office:value-type="float" office:value="0.106709259259259" calcext:value-type="float">
            <text:p>0.106709259259259</text:p>
          </table:table-cell>
          <table:table-cell table:formula="of:=AVERAGE([.BU30];[.BU43];[.BU56])" office:value-type="float" office:value="0.101111111111111" calcext:value-type="float">
            <text:p>0.101111111111111</text:p>
          </table:table-cell>
          <table:table-cell table:formula="of:= [.CI15] + 3 * ([.BU43]-[.BY43]) - 3  * ([.CU43]-[.CY43]) + 1 * ([.DU43]-[.DY43])" office:value-type="float" office:value="0.12145925925926" calcext:value-type="float">
            <text:p>0.12145925925926</text:p>
          </table:table-cell>
          <table:table-cell table:formula="of:= 3 * [.BU43] - 3 *[.CU43] + 1 *[.DU43]" office:value-type="float" office:value="0.0948611111111112" calcext:value-type="float">
            <text:p>0.094861111111111</text:p>
          </table:table-cell>
          <table:table-cell table:formula="of:=[.CI15]+[.$D14]*[.CI$10]/2/[.$X$5]/[.$X$3]*2*([.$X$5]*([.CL$8]+[.CM$9])-([.CL$8]*[.$H14]*[.$H14]+[.CM$8]*[.$H14]*[.$L14]+[.CL$9]*[.$L14]*[.$H14]+[.CM$9]*[.$L14]*[.$L14]))" office:value-type="float" office:value="0.0960096707818929" calcext:value-type="float">
            <text:p>0.096009670781893</text:p>
          </table:table-cell>
          <table:table-cell table:number-columns-repeated="5"/>
          <table:table-cell table:style-name="ce65"/>
          <table:table-cell table:number-columns-repeated="2"/>
          <table:table-cell table:style-name="ce115" table:formula="of:=[.DU8]" office:value-type="float" office:value="0.05" calcext:value-type="float">
            <text:p>0.05</text:p>
          </table:table-cell>
          <table:table-cell table:style-name="ce115" table:formula="of:=[.DV8]" office:value-type="float" office:value="0.03" calcext:value-type="float">
            <text:p>0.03</text:p>
          </table:table-cell>
          <table:table-cell table:style-name="ce115" table:formula="of:=[.DW8]" office:value-type="float" office:value="0" calcext:value-type="float">
            <text:p>0</text:p>
          </table:table-cell>
          <table:table-cell table:style-name="ce115" table:formula="of:=[.DX8]" office:value-type="float" office:value="0.999999999999999" calcext:value-type="float">
            <text:p>0.999999999999999</text:p>
          </table:table-cell>
          <table:table-cell table:style-name="Default"/>
          <table:table-cell table:style-name="ce89" table:formula="of:=[.DA8]" office:value-type="float" office:value="0.05" calcext:value-type="float">
            <text:p>0.05</text:p>
          </table:table-cell>
          <table:table-cell table:style-name="ce89" table:formula="of:=[.DB8]" office:value-type="float" office:value="0" calcext:value-type="float">
            <text:p>0</text:p>
          </table:table-cell>
          <table:table-cell table:style-name="ce89" table:formula="of:=[.DC8]" office:value-type="float" office:value="0" calcext:value-type="float">
            <text:p>0</text:p>
          </table:table-cell>
          <table:table-cell table:style-name="ce89" table:formula="of:=[.DD8]" office:value-type="float" office:value="0.999999999999999" calcext:value-type="float">
            <text:p>0.999999999999999</text:p>
          </table:table-cell>
          <table:table-cell table:style-name="ce94"/>
          <table:table-cell table:style-name="ce94" table:formula="of:=[.DF8]" office:value-type="float" office:value="0.05" calcext:value-type="float">
            <text:p>0.05</text:p>
          </table:table-cell>
          <table:table-cell table:style-name="ce94" table:formula="of:=[.DG8]" office:value-type="float" office:value="0" calcext:value-type="float">
            <text:p>0</text:p>
          </table:table-cell>
          <table:table-cell table:style-name="ce94" table:formula="of:=[.DH8]" office:value-type="float" office:value="0" calcext:value-type="float">
            <text:p>0</text:p>
          </table:table-cell>
          <table:table-cell table:style-name="ce94" table:formula="of:=[.DI8]" office:value-type="float" office:value="0.999999999999999" calcext:value-type="float">
            <text:p>0.999999999999999</text:p>
          </table:table-cell>
          <table:table-cell table:style-name="ce94"/>
          <table:table-cell table:style-name="ce115" table:formula="of:=[.DK8]" office:value-type="float" office:value="-0.06" calcext:value-type="float">
            <text:p>-0.06</text:p>
          </table:table-cell>
          <table:table-cell table:style-name="ce115" table:formula="of:=[.DL8]" office:value-type="float" office:value="-0.03" calcext:value-type="float">
            <text:p>-0.03</text:p>
          </table:table-cell>
          <table:table-cell table:style-name="ce115" table:formula="of:=[.DM8]" office:value-type="float" office:value="0" calcext:value-type="float">
            <text:p>0</text:p>
          </table:table-cell>
          <table:table-cell table:style-name="ce115" table:formula="of:=[.DN8]" office:value-type="float" office:value="1" calcext:value-type="float">
            <text:p>1</text:p>
          </table:table-cell>
          <table:table-cell table:style-name="ce94"/>
          <table:table-cell table:style-name="ce94" table:formula="of:=[.DP8]" office:value-type="float" office:value="0.05" calcext:value-type="float">
            <text:p>0.05</text:p>
          </table:table-cell>
          <table:table-cell table:style-name="ce94" table:formula="of:=[.DQ8]" office:value-type="float" office:value="0" calcext:value-type="float">
            <text:p>0</text:p>
          </table:table-cell>
          <table:table-cell table:style-name="ce94" table:formula="of:=[.DR8]" office:value-type="float" office:value="0" calcext:value-type="float">
            <text:p>0</text:p>
          </table:table-cell>
          <table:table-cell table:style-name="ce94" table:formula="of:=[.DS8]" office:value-type="float" office:value="0.999999999999999" calcext:value-type="float">
            <text:p>0.999999999999999</text:p>
          </table:table-cell>
          <table:table-cell table:style-name="ce94"/>
          <table:table-cell table:style-name="ce115" table:formula="of:=[.DU8]" office:value-type="float" office:value="0.05" calcext:value-type="float">
            <text:p>0.05</text:p>
          </table:table-cell>
          <table:table-cell table:style-name="ce115" table:formula="of:=[.DV8]" office:value-type="float" office:value="0.03" calcext:value-type="float">
            <text:p>0.03</text:p>
          </table:table-cell>
          <table:table-cell table:style-name="ce115" table:formula="of:=[.DW8]" office:value-type="float" office:value="0" calcext:value-type="float">
            <text:p>0</text:p>
          </table:table-cell>
          <table:table-cell table:style-name="ce115" table:formula="of:=[.DX8]" office:value-type="float" office:value="0.999999999999999" calcext:value-type="float">
            <text:p>0.999999999999999</text:p>
          </table:table-cell>
          <table:table-cell table:style-name="Default"/>
          <table:table-cell table:style-name="ce89" table:formula="of:=[.DA8]" office:value-type="float" office:value="0.05" calcext:value-type="float">
            <text:p>0.05</text:p>
          </table:table-cell>
          <table:table-cell table:style-name="ce89" table:formula="of:=[.DB8]" office:value-type="float" office:value="0" calcext:value-type="float">
            <text:p>0</text:p>
          </table:table-cell>
          <table:table-cell table:style-name="ce89" table:formula="of:=[.DC8]" office:value-type="float" office:value="0" calcext:value-type="float">
            <text:p>0</text:p>
          </table:table-cell>
          <table:table-cell table:style-name="ce89" table:formula="of:=[.DD8]" office:value-type="float" office:value="0.999999999999999" calcext:value-type="float">
            <text:p>0.999999999999999</text:p>
          </table:table-cell>
          <table:table-cell/>
          <table:table-cell table:style-name="Default" table:number-columns-repeated="43"/>
          <table:table-cell table:number-columns-repeated="847"/>
        </table:table-row>
        <table:table-row table:style-name="ro1">
          <table:table-cell table:style-name="ce4" office:value-type="string" calcext:value-type="string">
            <text:p>NW</text:p>
          </table:table-cell>
          <table:table-cell table:style-name="ce26" office:value-type="float" office:value="5" calcext:value-type="float">
            <text:p>5</text:p>
          </table:table-cell>
          <table:table-cell/>
          <table:table-cell table:style-name="ce20" table:formula="of:=[.C5]" office:value-type="float" office:value="0.0277777777777778" calcext:value-type="float">
            <text:p>0.027777777777778</text:p>
          </table:table-cell>
          <table:table-cell/>
          <table:table-cell table:style-name="ce20" table:formula="of:=[.Z4]" office:value-type="float" office:value="0" calcext:value-type="float">
            <text:p>0</text:p>
          </table:table-cell>
          <table:table-cell/>
          <table:table-cell table:style-name="ce20" table:formula="of:=[.G5]" office:value-type="float" office:value="-1" calcext:value-type="float">
            <text:p>-1</text:p>
          </table:table-cell>
          <table:table-cell table:number-columns-repeated="3"/>
          <table:table-cell table:style-name="ce20" table:formula="of:=[.K5]" office:value-type="float" office:value="1" calcext:value-type="float">
            <text:p>1</text:p>
          </table:table-cell>
          <table:table-cell table:number-columns-repeated="3"/>
          <table:table-cell table:style-name="ce20" table:formula="of:=[.O5]" office:value-type="float" office:value="0" calcext:value-type="float">
            <text:p>0</text:p>
          </table:table-cell>
          <table:table-cell/>
          <table:table-cell table:style-name="Default"/>
          <table:table-cell table:style-name="ce4"/>
          <table:table-cell table:formula="of:=[.$F16]*[.H16]" office:value-type="float" office:value="-0" calcext:value-type="float">
            <text:p>0</text:p>
          </table:table-cell>
          <table:table-cell table:style-name="ce26"/>
          <table:table-cell/>
          <table:table-cell table:style-name="ce4"/>
          <table:table-cell table:formula="of:=[.$F16]*[.L16]" office:value-type="float" office:value="0" calcext:value-type="float">
            <text:p>0</text:p>
          </table:table-cell>
          <table:table-cell table:style-name="ce26"/>
          <table:table-cell/>
          <table:table-cell table:style-name="ce4"/>
          <table:table-cell table:formula="of:=[.$F16]*[.P16]" office:value-type="float" office:value="0" calcext:value-type="float">
            <text:p>0</text:p>
          </table:table-cell>
          <table:table-cell table:style-name="ce26"/>
          <table:table-cell/>
          <table:table-cell table:style-name="ce4"/>
          <table:table-cell table:formula="of:=[.$F16]" office:value-type="float" office:value="0" calcext:value-type="float">
            <text:p>0</text:p>
          </table:table-cell>
          <table:table-cell table:style-name="ce26" table:number-columns-repeated="2"/>
          <table:table-cell table:number-columns-repeated="2"/>
          <table:table-cell table:style-name="ce4" table:formula="of:=[.AM$8]*[.$H15]+[.AN$8]*[.$L15]+[.AO$8]*[.$P15]" office:value-type="float" office:value="0" calcext:value-type="float">
            <text:p>0</text:p>
          </table:table-cell>
          <table:table-cell/>
          <table:table-cell table:formula="of:=[.$D15]*([.AQ$10]+3*[.AK16]+4.5*[.AK16]^2)" office:value-type="float" office:value="0.111111111111111" calcext:value-type="float">
            <text:p>0.111111111111111</text:p>
          </table:table-cell>
          <table:table-cell table:formula="of:=[.AM16]" office:value-type="float" office:value="0.111111111111111" calcext:value-type="float">
            <text:p>0.111111111111111</text:p>
          </table:table-cell>
          <table:table-cell table:formula="of:=[.AM16]" office:value-type="float" office:value="0.111111111111111" calcext:value-type="float">
            <text:p>0.111111111111111</text:p>
          </table:table-cell>
          <table:table-cell table:formula="of:=[.AM16]" office:value-type="float" office:value="0.111111111111111" calcext:value-type="float">
            <text:p>0.111111111111111</text:p>
          </table:table-cell>
          <table:table-cell table:formula="of:=[.AN16]" office:value-type="float" office:value="0.111111111111111" calcext:value-type="float">
            <text:p>0.111111111111111</text:p>
          </table:table-cell>
          <table:table-cell table:style-name="ce26"/>
          <table:table-cell table:style-name="Default" table:number-columns-repeated="2"/>
          <table:table-cell table:style-name="ce16" table:formula="of:=[.AW8]*[.$H$15]+[.AX8]*[.$L$15]+[.AY8]*[.$P$15]" office:value-type="float" office:value="0.03625" calcext:value-type="float">
            <text:p>0.03625</text:p>
          </table:table-cell>
          <table:table-cell/>
          <table:table-cell table:formula="of:=[.$D15]*([.BA$10]+3*[.AU16]+4.5*[.AU16]^2)" office:value-type="float" office:value="0.123494704861111" calcext:value-type="float">
            <text:p>0.123494704861111</text:p>
          </table:table-cell>
          <table:table-cell table:formula="of:=AVERAGE([.U31];[.U44];[.U57];[.AU31];[.AU57];[.BU31];[.BU44];[.BU57])" office:value-type="float" office:value="0.122777777777778" calcext:value-type="float">
            <text:p>0.122777777777778</text:p>
          </table:table-cell>
          <table:table-cell table:formula="of:=[.AW16]" office:value-type="float" office:value="0.123494704861111" calcext:value-type="float">
            <text:p>0.123494704861111</text:p>
          </table:table-cell>
          <table:table-cell table:formula="of:=[.AW16]" office:value-type="float" office:value="0.123494704861111" calcext:value-type="float">
            <text:p>0.123494704861111</text:p>
          </table:table-cell>
          <table:table-cell table:formula="of:=[.AW16]+[.$D15]*[.AW$10]/2/[.$X$5]/[.$X$3]*2*([.$X$5]*([.AZ$8]+[.BA$9])-([.AZ$8]*[.$H15]*[.$H15]+[.BA$8]*[.$H15]*[.$L15]+[.AZ$9]*[.$L15]*[.$H15]+[.BA$9]*[.$L15]*[.$L15]))" office:value-type="float" office:value="0.125037914737654" calcext:value-type="float">
            <text:p>0.125037914737654</text:p>
          </table:table-cell>
          <table:table-cell table:style-name="ce154"/>
          <table:table-cell/>
          <table:table-cell table:style-name="Default"/>
          <table:table-cell table:style-name="ce16" table:formula="of:=[.BG8]*[.$H$15]+[.BH8]*[.$L$15]+[.BI8]*[.$P$15]" office:value-type="float" office:value="0.03" calcext:value-type="float">
            <text:p>0.03</text:p>
          </table:table-cell>
          <table:table-cell/>
          <table:table-cell table:formula="of:=[.$D15]*([.BK$10]+3*[.BE16]+4.5*[.BE16]^2)" office:value-type="float" office:value="0.121394444444444" calcext:value-type="float">
            <text:p>0.121394444444444</text:p>
          </table:table-cell>
          <table:table-cell table:formula="of:=AVERAGE([.AU31];[.BU31];[.BU44])" office:value-type="float" office:value="0.119166666666667" calcext:value-type="float">
            <text:p>0.119166666666667</text:p>
          </table:table-cell>
          <table:table-cell table:formula="of:= [.BG16] + 2 * ([.BU31]-[.BY31]) - 1  * ([.CU57]-[.CY57])" office:value-type="float" office:value="0.111994444444444" calcext:value-type="float">
            <text:p>0.111994444444444</text:p>
          </table:table-cell>
          <table:table-cell table:formula="of:= 2 *[.BU31] - 1 *[.CU57]" office:value-type="float" office:value="0.035277777777778" calcext:value-type="float">
            <text:p>0.035277777777778</text:p>
          </table:table-cell>
          <table:table-cell table:formula="of:=[.BG16]+[.$D15]*[.BG$10]/2/[.$X$5]/[.$X$3]*2*([.$X$5]*([.BJ$8]+[.BK$9])-([.BJ$8]*[.$H15]*[.$H15]+[.BK$8]*[.$H15]*[.$L15]+[.BJ$9]*[.$L15]*[.$H15]+[.BK$9]*[.$L15]*[.$L15]))" office:value-type="float" office:value="0.11336975308642" calcext:value-type="float">
            <text:p>0.11336975308642</text:p>
          </table:table-cell>
          <table:table-cell table:number-columns-repeated="2"/>
          <table:table-cell table:formula="of:=[.BP8]*[.$H$15]+[.BQ8]*[.$L$15]+[.BR8]*[.$P$15]" office:value-type="float" office:value="0.0483333333333333" calcext:value-type="float">
            <text:p>0.048333333333333</text:p>
          </table:table-cell>
          <table:table-cell/>
          <table:table-cell table:formula="of:=[.$D15]*([.BT$10]+3*[.BN16]+4.5*[.BN16]^2)" office:value-type="float" office:value="0.127934259259259" calcext:value-type="float">
            <text:p>0.127934259259259</text:p>
          </table:table-cell>
          <table:table-cell table:formula="of:=AVERAGE([.BU44];[.CU44];[.CU57];[.AU31];[.BU31];[.CU31])" office:value-type="float" office:value="0.126736111111111" calcext:value-type="float">
            <text:p>0.126736111111111</text:p>
          </table:table-cell>
          <table:table-cell table:formula="of:= [.BP16] + 2 * ([.CU44]-[.CY44]) - 1  * ([.DU31]-[.DY31])" office:value-type="float" office:value="0.181184259259259" calcext:value-type="float">
            <text:p>0.181184259259259</text:p>
          </table:table-cell>
          <table:table-cell table:formula="of:= 2 *[.CU44] - 1 *[.DU31]" office:value-type="float" office:value="0.196111111111111" calcext:value-type="float">
            <text:p>0.196111111111111</text:p>
          </table:table-cell>
          <table:table-cell table:formula="of:=[.BP16]+[.$D15]*[.BP$10]/2/[.$X$5]/[.$X$3]*2*([.$X$5]*([.BS$8]+[.BT$9])-([.BS$8]*[.$H15]*[.$H15]+[.BT$8]*[.$H15]*[.$L15]+[.BS$9]*[.$L15]*[.$H15]+[.BT$9]*[.$L15]*[.$L15]))" office:value-type="float" office:value="0.124950720164609" calcext:value-type="float">
            <text:p>0.124950720164609</text:p>
          </table:table-cell>
          <table:table-cell table:number-columns-repeated="2"/>
          <table:table-cell table:formula="of:=[.BY8]*[.$H$15]+[.BZ8]*[.$L$15]+[.CA8]*[.$P$15]" office:value-type="float" office:value="0.0299999999999999" calcext:value-type="float">
            <text:p>0.03</text:p>
          </table:table-cell>
          <table:table-cell/>
          <table:table-cell table:formula="of:=[.$D15]*([.CC$10]+3*[.BW16]+4.5*[.BW16]^2)" office:value-type="float" office:value="0.121326736111111" calcext:value-type="float">
            <text:p>0.121326736111111</text:p>
          </table:table-cell>
          <table:table-cell table:formula="of:=AVERAGE([.AU31];[.DU31];[.DU44];[.DU57])" office:value-type="float" office:value="0.108715277777778" calcext:value-type="float">
            <text:p>0.108715277777778</text:p>
          </table:table-cell>
          <table:table-cell table:formula="of:=[.BY16]" office:value-type="float" office:value="0.121326736111111" calcext:value-type="float">
            <text:p>0.121326736111111</text:p>
          </table:table-cell>
          <table:table-cell table:formula="of:=[.BY16]" office:value-type="float" office:value="0.121326736111111" calcext:value-type="float">
            <text:p>0.121326736111111</text:p>
          </table:table-cell>
          <table:table-cell table:formula="of:=[.BY16]+[.$D15]*[.BY$10]/2/[.$X$5]/[.$X$3]*2*([.$X$5]*([.CB$8]+[.CC$9])-([.CB$8]*[.$H15]*[.$H15]+[.CC$8]*[.$H15]*[.$L15]+[.CB$9]*[.$L15]*[.$H15]+[.CC$9]*[.$L15]*[.$L15]))" office:value-type="float" office:value="0.121326736111111" calcext:value-type="float">
            <text:p>0.121326736111111</text:p>
          </table:table-cell>
          <table:table-cell table:style-name="ce65"/>
          <table:table-cell table:number-columns-repeated="2"/>
          <table:table-cell table:style-name="ce16" table:formula="of:=[.CI8]*[.$H$15]+[.CJ8]*[.$L$15]+[.CK8]*[.$P$15]" office:value-type="float" office:value="0.0133333333333333" calcext:value-type="float">
            <text:p>0.013333333333333</text:p>
          </table:table-cell>
          <table:table-cell/>
          <table:table-cell table:formula="of:=[.$D15]*([.CM$10]+3*[.CG16]+4.5*[.CG16]^2)" office:value-type="float" office:value="0.115598148148148" calcext:value-type="float">
            <text:p>0.115598148148148</text:p>
          </table:table-cell>
          <table:table-cell table:formula="of:=AVERAGE([.BU31];[.BU44];[.BU57])" office:value-type="float" office:value="0.113333333333333" calcext:value-type="float">
            <text:p>0.113333333333333</text:p>
          </table:table-cell>
          <table:table-cell table:formula="of:= [.CI16] + 3 * ([.BU44]-[.BY44]) - 3  * ([.CU44]-[.CY44]) + 1 * ([.DU44]-[.DY44])" office:value-type="float" office:value="0.0603481481481481" calcext:value-type="float">
            <text:p>0.060348148148148</text:p>
          </table:table-cell>
          <table:table-cell table:formula="of:= 3 * [.BU44] - 3 *[.CU44] + 1 *[.DU44]" office:value-type="float" office:value="0.098194444444445" calcext:value-type="float">
            <text:p>0.098194444444445</text:p>
          </table:table-cell>
          <table:table-cell table:formula="of:=[.CI16]+[.$D15]*[.CI$10]/2/[.$X$5]/[.$X$3]*2*([.$X$5]*([.CL$8]+[.CM$9])-([.CL$8]*[.$H15]*[.$H15]+[.CM$8]*[.$H15]*[.$L15]+[.CL$9]*[.$L15]*[.$H15]+[.CM$9]*[.$L15]*[.$L15]))" office:value-type="float" office:value="0.104898559670782" calcext:value-type="float">
            <text:p>0.104898559670782</text:p>
          </table:table-cell>
          <table:table-cell table:number-columns-repeated="5"/>
          <table:table-cell table:style-name="ce65"/>
          <table:table-cell table:number-columns-repeated="2"/>
          <table:table-cell table:style-name="ce94" table:number-columns-repeated="4"/>
          <table:table-cell table:style-name="Default"/>
          <table:table-cell table:style-name="ce94" table:number-columns-repeated="24"/>
          <table:table-cell table:style-name="Default" table:number-columns-repeated="5"/>
          <table:table-cell/>
          <table:table-cell table:style-name="Default" table:number-columns-repeated="43"/>
          <table:table-cell table:number-columns-repeated="847"/>
        </table:table-row>
        <table:table-row table:style-name="ro1">
          <table:table-cell table:style-name="ce4" office:value-type="string" calcext:value-type="string">
            <text:p>NE</text:p>
          </table:table-cell>
          <table:table-cell table:style-name="ce26" office:value-type="float" office:value="6" calcext:value-type="float">
            <text:p>6</text:p>
          </table:table-cell>
          <table:table-cell/>
          <table:table-cell table:style-name="ce20" table:formula="of:=[.E5]" office:value-type="float" office:value="0.0277777777777778" calcext:value-type="float">
            <text:p>0.027777777777778</text:p>
          </table:table-cell>
          <table:table-cell/>
          <table:table-cell table:style-name="ce20" table:formula="of:=[.AB4]" office:value-type="float" office:value="0" calcext:value-type="float">
            <text:p>0</text:p>
          </table:table-cell>
          <table:table-cell/>
          <table:table-cell table:style-name="ce20" table:formula="of:=[.I5]" office:value-type="float" office:value="1" calcext:value-type="float">
            <text:p>1</text:p>
          </table:table-cell>
          <table:table-cell table:number-columns-repeated="3"/>
          <table:table-cell table:style-name="ce20" table:formula="of:=[.M5]" office:value-type="float" office:value="1" calcext:value-type="float">
            <text:p>1</text:p>
          </table:table-cell>
          <table:table-cell table:number-columns-repeated="3"/>
          <table:table-cell table:style-name="ce20" table:formula="of:=[.Q5]" office:value-type="float" office:value="0" calcext:value-type="float">
            <text:p>0</text:p>
          </table:table-cell>
          <table:table-cell/>
          <table:table-cell table:style-name="Default"/>
          <table:table-cell table:style-name="ce4"/>
          <table:table-cell table:formula="of:=[.$F17]*[.H17]" office:value-type="float" office:value="0" calcext:value-type="float">
            <text:p>0</text:p>
          </table:table-cell>
          <table:table-cell table:style-name="ce26"/>
          <table:table-cell/>
          <table:table-cell table:style-name="ce4"/>
          <table:table-cell table:formula="of:=[.$F17]*[.L17]" office:value-type="float" office:value="0" calcext:value-type="float">
            <text:p>0</text:p>
          </table:table-cell>
          <table:table-cell table:style-name="ce26"/>
          <table:table-cell/>
          <table:table-cell table:style-name="ce4"/>
          <table:table-cell table:formula="of:=[.$F17]*[.P17]" office:value-type="float" office:value="0" calcext:value-type="float">
            <text:p>0</text:p>
          </table:table-cell>
          <table:table-cell table:style-name="ce26"/>
          <table:table-cell/>
          <table:table-cell table:style-name="ce4"/>
          <table:table-cell table:formula="of:=[.$F17]" office:value-type="float" office:value="0" calcext:value-type="float">
            <text:p>0</text:p>
          </table:table-cell>
          <table:table-cell table:style-name="ce26" table:number-columns-repeated="2"/>
          <table:table-cell table:number-columns-repeated="2"/>
          <table:table-cell table:style-name="ce4" table:formula="of:=[.AM$8]*[.$H16]+[.AN$8]*[.$L16]+[.AO$8]*[.$P16]" office:value-type="float" office:value="0" calcext:value-type="float">
            <text:p>0</text:p>
          </table:table-cell>
          <table:table-cell/>
          <table:table-cell table:formula="of:=[.$D16]*([.AQ$10]+3*[.AK17]+4.5*[.AK17]^2)" office:value-type="float" office:value="0.0277777777777778" calcext:value-type="float">
            <text:p>0.027777777777778</text:p>
          </table:table-cell>
          <table:table-cell table:formula="of:=[.AM17]" office:value-type="float" office:value="0.0277777777777778" calcext:value-type="float">
            <text:p>0.027777777777778</text:p>
          </table:table-cell>
          <table:table-cell table:formula="of:=[.AM17]" office:value-type="float" office:value="0.0277777777777778" calcext:value-type="float">
            <text:p>0.027777777777778</text:p>
          </table:table-cell>
          <table:table-cell table:formula="of:=[.AM17]" office:value-type="float" office:value="0.0277777777777778" calcext:value-type="float">
            <text:p>0.027777777777778</text:p>
          </table:table-cell>
          <table:table-cell table:formula="of:=[.AN17]" office:value-type="float" office:value="0.0277777777777778" calcext:value-type="float">
            <text:p>0.027777777777778</text:p>
          </table:table-cell>
          <table:table-cell table:style-name="ce26"/>
          <table:table-cell table:style-name="Default"/>
          <table:table-cell/>
          <table:table-cell table:style-name="ce16" table:formula="of:=[.AW8]*[.$H$16]+[.AX8]*[.$L$16]+[.AY8]*[.$P$16]" office:value-type="float" office:value="-0.0649999999999999" calcext:value-type="float">
            <text:p>-0.065</text:p>
          </table:table-cell>
          <table:table-cell/>
          <table:table-cell table:formula="of:=[.$D16]*([.BA$10]+3*[.AU17]+4.5*[.AU17]^2)" office:value-type="float" office:value="0.0228000434027778" calcext:value-type="float">
            <text:p>0.022800043402778</text:p>
          </table:table-cell>
          <table:table-cell table:formula="of:=AVERAGE([.U32];[.U45];[.U58];[.AU32];[.AU58];[.BU32];[.BU45];[.BU58])" office:value-type="float" office:value="0.0228038194444444" calcext:value-type="float">
            <text:p>0.022803819444445</text:p>
          </table:table-cell>
          <table:table-cell table:formula="of:=[.AW17]" office:value-type="float" office:value="0.0228000434027778" calcext:value-type="float">
            <text:p>0.022800043402778</text:p>
          </table:table-cell>
          <table:table-cell table:formula="of:=[.AW17]" office:value-type="float" office:value="0.0228000434027778" calcext:value-type="float">
            <text:p>0.022800043402778</text:p>
          </table:table-cell>
          <table:table-cell table:formula="of:=[.AW17]+[.$D16]*[.AW$10]/2/[.$X$5]/[.$X$3]*2*([.$X$5]*([.AZ$8]+[.BA$9])-([.AZ$8]*[.$H16]*[.$H16]+[.BA$8]*[.$H16]*[.$L16]+[.AZ$9]*[.$L16]*[.$H16]+[.BA$9]*[.$L16]*[.$L16]))" office:value-type="float" office:value="0.024343253279321" calcext:value-type="float">
            <text:p>0.024343253279321</text:p>
          </table:table-cell>
          <table:table-cell table:style-name="ce154"/>
          <table:table-cell/>
          <table:table-cell table:style-name="Default"/>
          <table:table-cell table:style-name="ce16" table:formula="of:=[.BG8]*[.$H$16]+[.BH8]*[.$L$16]+[.BI8]*[.$P$16]" office:value-type="float" office:value="-0.04" calcext:value-type="float">
            <text:p>-0.04</text:p>
          </table:table-cell>
          <table:table-cell/>
          <table:table-cell table:formula="of:=[.$D16]*([.BK$10]+3*[.BE17]+4.5*[.BE17]^2)" office:value-type="float" office:value="0.0246027777777778" calcext:value-type="float">
            <text:p>0.024602777777778</text:p>
          </table:table-cell>
          <table:table-cell table:formula="of:=AVERAGE([.AU32];[.BU32];[.BU45])" office:value-type="float" office:value="0.0239583333333333" calcext:value-type="float">
            <text:p>0.023958333333333</text:p>
          </table:table-cell>
          <table:table-cell table:formula="of:= [.BG17] + 2 * ([.BU32]-[.BY32]) - 1  * ([.CU58]-[.CY58])" office:value-type="float" office:value="0.0214277777777779" calcext:value-type="float">
            <text:p>0.021427777777778</text:p>
          </table:table-cell>
          <table:table-cell table:formula="of:= 2 *[.BU32] - 1 *[.CU58]" office:value-type="float" office:value="0.0379861111111112" calcext:value-type="float">
            <text:p>0.037986111111111</text:p>
          </table:table-cell>
          <table:table-cell table:formula="of:=[.BG17]+[.$D16]*[.BG$10]/2/[.$X$5]/[.$X$3]*2*([.$X$5]*([.BJ$8]+[.BK$9])-([.BJ$8]*[.$H16]*[.$H16]+[.BK$8]*[.$H16]*[.$L16]+[.BJ$9]*[.$L16]*[.$H16]+[.BK$9]*[.$L16]*[.$L16]))" office:value-type="float" office:value="0.0235225308641975" calcext:value-type="float">
            <text:p>0.023522530864198</text:p>
          </table:table-cell>
          <table:table-cell table:number-columns-repeated="2"/>
          <table:table-cell table:formula="of:=[.BP8]*[.$H$16]+[.BQ8]*[.$L$16]+[.BR8]*[.$P$16]" office:value-type="float" office:value="-0.0683333333333332" calcext:value-type="float">
            <text:p>-0.068333333333333</text:p>
          </table:table-cell>
          <table:table-cell/>
          <table:table-cell table:formula="of:=[.$D16]*([.BT$10]+3*[.BN17]+4.5*[.BN17]^2)" office:value-type="float" office:value="0.0225530092592593" calcext:value-type="float">
            <text:p>0.022553009259259</text:p>
          </table:table-cell>
          <table:table-cell table:formula="of:=AVERAGE([.BU45];[.CU45];[.CU58];[.AU32];[.BU32];[.CU32])" office:value-type="float" office:value="0.0218055555555555" calcext:value-type="float">
            <text:p>0.021805555555556</text:p>
          </table:table-cell>
          <table:table-cell table:formula="of:= [.BP17] + 2 * ([.CU45]-[.CY45]) - 1  * ([.DU32]-[.DY32])" office:value-type="float" office:value="0.0213530092592591" calcext:value-type="float">
            <text:p>0.021353009259259</text:p>
          </table:table-cell>
          <table:table-cell table:formula="of:= 2 *[.CU45] - 1 *[.DU32]" office:value-type="float" office:value="0.0113194444444444" calcext:value-type="float">
            <text:p>0.011319444444444</text:p>
          </table:table-cell>
          <table:table-cell table:formula="of:=[.BP17]+[.$D16]*[.BP$10]/2/[.$X$5]/[.$X$3]*2*([.$X$5]*([.BS$8]+[.BT$9])-([.BS$8]*[.$H16]*[.$H16]+[.BT$8]*[.$H16]*[.$L16]+[.BS$9]*[.$L16]*[.$H16]+[.BT$9]*[.$L16]*[.$L16]))" office:value-type="float" office:value="0.0238904578189301" calcext:value-type="float">
            <text:p>0.02389045781893</text:p>
          </table:table-cell>
          <table:table-cell table:number-columns-repeated="2"/>
          <table:table-cell table:formula="of:=[.BY8]*[.$H$16]+[.BZ8]*[.$L$16]+[.CA8]*[.$P$16]" office:value-type="float" office:value="-0.0524999999999999" calcext:value-type="float">
            <text:p>-0.0525</text:p>
          </table:table-cell>
          <table:table-cell/>
          <table:table-cell table:formula="of:=[.$D16]*([.CC$10]+3*[.BW17]+4.5*[.BW17]^2)" office:value-type="float" office:value="0.0236887152777778" calcext:value-type="float">
            <text:p>0.023688715277778</text:p>
          </table:table-cell>
          <table:table-cell table:formula="of:=AVERAGE([.AU32];[.DU32];[.DU45];[.DU58])" office:value-type="float" office:value="0.0222569444444444" calcext:value-type="float">
            <text:p>0.022256944444444</text:p>
          </table:table-cell>
          <table:table-cell table:formula="of:=[.BY17]" office:value-type="float" office:value="0.0236887152777778" calcext:value-type="float">
            <text:p>0.023688715277778</text:p>
          </table:table-cell>
          <table:table-cell table:formula="of:=[.BY17]" office:value-type="float" office:value="0.0236887152777778" calcext:value-type="float">
            <text:p>0.023688715277778</text:p>
          </table:table-cell>
          <table:table-cell table:formula="of:=[.BY17]+[.$D16]*[.BY$10]/2/[.$X$5]/[.$X$3]*2*([.$X$5]*([.CB$8]+[.CC$9])-([.CB$8]*[.$H16]*[.$H16]+[.CC$8]*[.$H16]*[.$L16]+[.CB$9]*[.$L16]*[.$H16]+[.CC$9]*[.$L16]*[.$L16]))" office:value-type="float" office:value="0.0229942708333334" calcext:value-type="float">
            <text:p>0.022994270833333</text:p>
          </table:table-cell>
          <table:table-cell table:style-name="ce65"/>
          <table:table-cell table:number-columns-repeated="2"/>
          <table:table-cell table:style-name="ce16" table:formula="of:=[.CI8]*[.$H$16]+[.CJ8]*[.$L$16]+[.CK8]*[.$P$16]" office:value-type="float" office:value="-0.0233333333333333" calcext:value-type="float">
            <text:p>-0.023333333333333</text:p>
          </table:table-cell>
          <table:table-cell/>
          <table:table-cell table:formula="of:=[.$D16]*([.CM$10]+3*[.CG17]+4.5*[.CG17]^2)" office:value-type="float" office:value="0.0258898148148148" calcext:value-type="float">
            <text:p>0.025889814814815</text:p>
          </table:table-cell>
          <table:table-cell table:formula="of:=AVERAGE([.BU32];[.BU45];[.BU58])" office:value-type="float" office:value="0.0252777777777778" calcext:value-type="float">
            <text:p>0.025277777777778</text:p>
          </table:table-cell>
          <table:table-cell table:formula="of:= [.CI17] + 3 * ([.BU45]-[.BY45]) - 3  * ([.CU45]-[.CY45]) + 1 * ([.DU45]-[.DY45])" office:value-type="float" office:value="0.027489814814815" calcext:value-type="float">
            <text:p>0.027489814814815</text:p>
          </table:table-cell>
          <table:table-cell table:formula="of:= 3 * [.BU45] - 3 *[.CU45] + 1 *[.DU45]" office:value-type="float" office:value="0.0256944444444446" calcext:value-type="float">
            <text:p>0.025694444444445</text:p>
          </table:table-cell>
          <table:table-cell table:formula="of:=[.CI17]+[.$D16]*[.CI$10]/2/[.$X$5]/[.$X$3]*2*([.$X$5]*([.CL$8]+[.CM$9])-([.CL$8]*[.$H16]*[.$H16]+[.CM$8]*[.$H16]*[.$L16]+[.CL$9]*[.$L16]*[.$H16]+[.CM$9]*[.$L16]*[.$L16]))" office:value-type="float" office:value="0.0236778806584362" calcext:value-type="float">
            <text:p>0.023677880658436</text:p>
          </table:table-cell>
          <table:table-cell table:number-columns-repeated="5"/>
          <table:table-cell table:style-name="ce65"/>
          <table:table-cell table:number-columns-repeated="2"/>
          <table:table-cell table:style-name="Default" table:number-columns-repeated="34"/>
          <table:table-cell/>
          <table:table-cell table:style-name="Default" table:number-columns-repeated="43"/>
          <table:table-cell table:number-columns-repeated="847"/>
        </table:table-row>
        <table:table-row table:style-name="ro1">
          <table:table-cell table:style-name="ce4" office:value-type="string" calcext:value-type="string">
            <text:p>SW</text:p>
          </table:table-cell>
          <table:table-cell table:style-name="ce26" office:value-type="float" office:value="7" calcext:value-type="float">
            <text:p>7</text:p>
          </table:table-cell>
          <table:table-cell/>
          <table:table-cell table:style-name="ce20" table:formula="of:=[.C7]" office:value-type="float" office:value="0.0277777777777778" calcext:value-type="float">
            <text:p>0.027777777777778</text:p>
          </table:table-cell>
          <table:table-cell/>
          <table:table-cell table:style-name="ce20" table:formula="of:=[.Z6]" office:value-type="float" office:value="0" calcext:value-type="float">
            <text:p>0</text:p>
          </table:table-cell>
          <table:table-cell/>
          <table:table-cell table:style-name="ce20" table:formula="of:=[.G7]" office:value-type="float" office:value="-1" calcext:value-type="float">
            <text:p>-1</text:p>
          </table:table-cell>
          <table:table-cell table:number-columns-repeated="3"/>
          <table:table-cell table:style-name="ce20" table:formula="of:=[.K7]" office:value-type="float" office:value="-1" calcext:value-type="float">
            <text:p>-1</text:p>
          </table:table-cell>
          <table:table-cell table:number-columns-repeated="3"/>
          <table:table-cell table:style-name="ce20" table:formula="of:=[.O7]" office:value-type="float" office:value="0" calcext:value-type="float">
            <text:p>0</text:p>
          </table:table-cell>
          <table:table-cell/>
          <table:table-cell table:style-name="Default"/>
          <table:table-cell table:style-name="ce4"/>
          <table:table-cell table:formula="of:=[.$F18]*[.H18]" office:value-type="float" office:value="-0" calcext:value-type="float">
            <text:p>0</text:p>
          </table:table-cell>
          <table:table-cell table:style-name="ce26"/>
          <table:table-cell/>
          <table:table-cell table:style-name="ce4"/>
          <table:table-cell table:formula="of:=[.$F18]*[.L18]" office:value-type="float" office:value="-0" calcext:value-type="float">
            <text:p>0</text:p>
          </table:table-cell>
          <table:table-cell table:style-name="ce26"/>
          <table:table-cell/>
          <table:table-cell table:style-name="ce4"/>
          <table:table-cell table:formula="of:=[.$F18]*[.P18]" office:value-type="float" office:value="0" calcext:value-type="float">
            <text:p>0</text:p>
          </table:table-cell>
          <table:table-cell table:style-name="ce26"/>
          <table:table-cell/>
          <table:table-cell table:style-name="ce4"/>
          <table:table-cell table:formula="of:=[.$F18]" office:value-type="float" office:value="0" calcext:value-type="float">
            <text:p>0</text:p>
          </table:table-cell>
          <table:table-cell table:style-name="ce26" table:number-columns-repeated="2"/>
          <table:table-cell table:number-columns-repeated="2"/>
          <table:table-cell table:style-name="ce4" table:formula="of:=[.AM$8]*[.$H17]+[.AN$8]*[.$L17]+[.AO$8]*[.$P17]" office:value-type="float" office:value="0" calcext:value-type="float">
            <text:p>0</text:p>
          </table:table-cell>
          <table:table-cell/>
          <table:table-cell table:formula="of:=[.$D17]*([.AQ$10]+3*[.AK18]+4.5*[.AK18]^2)" office:value-type="float" office:value="0.0277777777777778" calcext:value-type="float">
            <text:p>0.027777777777778</text:p>
          </table:table-cell>
          <table:table-cell table:formula="of:=[.AM18]" office:value-type="float" office:value="0.0277777777777778" calcext:value-type="float">
            <text:p>0.027777777777778</text:p>
          </table:table-cell>
          <table:table-cell table:formula="of:=[.AM18]" office:value-type="float" office:value="0.0277777777777778" calcext:value-type="float">
            <text:p>0.027777777777778</text:p>
          </table:table-cell>
          <table:table-cell table:formula="of:=[.AM18]" office:value-type="float" office:value="0.0277777777777778" calcext:value-type="float">
            <text:p>0.027777777777778</text:p>
          </table:table-cell>
          <table:table-cell table:formula="of:=[.AN18]" office:value-type="float" office:value="0.0277777777777778" calcext:value-type="float">
            <text:p>0.027777777777778</text:p>
          </table:table-cell>
          <table:table-cell table:style-name="ce26"/>
          <table:table-cell table:style-name="Default"/>
          <table:table-cell/>
          <table:table-cell table:style-name="ce16" table:formula="of:=[.AW8]*[.$H$17]+[.AX8]*[.$L$17]+[.AY8]*[.$P$17]" office:value-type="float" office:value="0.00750000000000001" calcext:value-type="float">
            <text:p>0.0075</text:p>
          </table:table-cell>
          <table:table-cell/>
          <table:table-cell table:formula="of:=[.$D17]*([.BA$10]+3*[.AU18]+4.5*[.AU18]^2)" office:value-type="float" office:value="0.0283206163194445" calcext:value-type="float">
            <text:p>0.028320616319445</text:p>
          </table:table-cell>
          <table:table-cell table:formula="of:=AVERAGE([.U33];[.U46];[.U59];[.AU33];[.AU59];[.BU33];[.BU46];[.BU59])" office:value-type="float" office:value="0.0294704861111111" calcext:value-type="float">
            <text:p>0.029470486111111</text:p>
          </table:table-cell>
          <table:table-cell table:formula="of:=[.AW18]" office:value-type="float" office:value="0.0283206163194445" calcext:value-type="float">
            <text:p>0.028320616319445</text:p>
          </table:table-cell>
          <table:table-cell table:formula="of:=[.AW18]" office:value-type="float" office:value="0.0283206163194445" calcext:value-type="float">
            <text:p>0.028320616319445</text:p>
          </table:table-cell>
          <table:table-cell table:formula="of:=[.AW18]+[.$D17]*[.AW$10]/2/[.$X$5]/[.$X$3]*2*([.$X$5]*([.AZ$8]+[.BA$9])-([.AZ$8]*[.$H17]*[.$H17]+[.BA$8]*[.$H17]*[.$L17]+[.AZ$9]*[.$L17]*[.$H17]+[.BA$9]*[.$L17]*[.$L17]))" office:value-type="float" office:value="0.025234196566358" calcext:value-type="float">
            <text:p>0.025234196566358</text:p>
          </table:table-cell>
          <table:table-cell table:style-name="ce154"/>
          <table:table-cell/>
          <table:table-cell table:style-name="Default"/>
          <table:table-cell table:style-name="ce16" table:formula="of:=[.BG8]*[.$H$17]+[.BH8]*[.$L$17]+[.BI8]*[.$P$17]" office:value-type="float" office:value="0.02" calcext:value-type="float">
            <text:p>0.02</text:p>
          </table:table-cell>
          <table:table-cell/>
          <table:table-cell table:formula="of:=[.$D17]*([.BK$10]+3*[.BE18]+4.5*[.BE18]^2)" office:value-type="float" office:value="0.0294527777777778" calcext:value-type="float">
            <text:p>0.029452777777778</text:p>
          </table:table-cell>
          <table:table-cell table:formula="of:=AVERAGE([.AU33];[.BU33];[.BU46])" office:value-type="float" office:value="0.0322916666666667" calcext:value-type="float">
            <text:p>0.032291666666667</text:p>
          </table:table-cell>
          <table:table-cell table:formula="of:= [.BG18] + 2 * ([.BU33]-[.BY33]) - 1  * ([.CU59]-[.CY59])" office:value-type="float" office:value="0.0203777777777777" calcext:value-type="float">
            <text:p>0.020377777777778</text:p>
          </table:table-cell>
          <table:table-cell table:formula="of:= 2 *[.BU33] - 1 *[.CU59]" office:value-type="float" office:value="0.0021527777777778" calcext:value-type="float">
            <text:p>0.002152777777778</text:p>
          </table:table-cell>
          <table:table-cell table:formula="of:=[.BG18]+[.$D17]*[.BG$10]/2/[.$X$5]/[.$X$3]*2*([.$X$5]*([.BJ$8]+[.BK$9])-([.BJ$8]*[.$H17]*[.$H17]+[.BK$8]*[.$H17]*[.$L17]+[.BJ$9]*[.$L17]*[.$H17]+[.BK$9]*[.$L17]*[.$L17]))" office:value-type="float" office:value="0.0255947530864198" calcext:value-type="float">
            <text:p>0.02559475308642</text:p>
          </table:table-cell>
          <table:table-cell table:number-columns-repeated="2"/>
          <table:table-cell table:formula="of:=[.BP8]*[.$H$17]+[.BQ8]*[.$L$17]+[.BR8]*[.$P$17]" office:value-type="float" office:value="0.0283333333333334" calcext:value-type="float">
            <text:p>0.028333333333333</text:p>
          </table:table-cell>
          <table:table-cell/>
          <table:table-cell table:formula="of:=[.$D17]*([.BT$10]+3*[.BN18]+4.5*[.BN18]^2)" office:value-type="float" office:value="0.0301252314814815" calcext:value-type="float">
            <text:p>0.030125231481482</text:p>
          </table:table-cell>
          <table:table-cell table:formula="of:=AVERAGE([.BU46];[.CU46];[.CU59];[.AU33];[.BU33];[.CU33])" office:value-type="float" office:value="0.0356944444444444" calcext:value-type="float">
            <text:p>0.035694444444445</text:p>
          </table:table-cell>
          <table:table-cell table:formula="of:= [.BP18] + 2 * ([.CU46]-[.CY46]) - 1  * ([.DU33]-[.DY33])" office:value-type="float" office:value="0.00817523148148151" calcext:value-type="float">
            <text:p>0.008175231481482</text:p>
          </table:table-cell>
          <table:table-cell table:formula="of:= 2 *[.CU46] - 1 *[.DU33]" office:value-type="float" office:value="0.00131944444444439" calcext:value-type="float">
            <text:p>0.001319444444444</text:p>
          </table:table-cell>
          <table:table-cell table:formula="of:=[.BP18]+[.$D17]*[.BP$10]/2/[.$X$5]/[.$X$3]*2*([.$X$5]*([.BS$8]+[.BT$9])-([.BS$8]*[.$H17]*[.$H17]+[.BT$8]*[.$H17]*[.$L17]+[.BS$9]*[.$L17]*[.$H17]+[.BT$9]*[.$L17]*[.$L17]))" office:value-type="float" office:value="0.0259071244855967" calcext:value-type="float">
            <text:p>0.025907124485597</text:p>
          </table:table-cell>
          <table:table-cell table:number-columns-repeated="2"/>
          <table:table-cell table:formula="of:=[.BY8]*[.$H$17]+[.BZ8]*[.$L$17]+[.CA8]*[.$P$17]" office:value-type="float" office:value="0.00749999999999993" calcext:value-type="float">
            <text:p>0.0075</text:p>
          </table:table-cell>
          <table:table-cell/>
          <table:table-cell table:formula="of:=[.$D17]*([.CC$10]+3*[.BW18]+4.5*[.BW18]^2)" office:value-type="float" office:value="0.0283512152777778" calcext:value-type="float">
            <text:p>0.028351215277778</text:p>
          </table:table-cell>
          <table:table-cell table:formula="of:=AVERAGE([.AU33];[.DU33];[.DU46];[.DU59])" office:value-type="float" office:value="0.0428819444444444" calcext:value-type="float">
            <text:p>0.042881944444445</text:p>
          </table:table-cell>
          <table:table-cell table:formula="of:=[.BY18]" office:value-type="float" office:value="0.0283512152777778" calcext:value-type="float">
            <text:p>0.028351215277778</text:p>
          </table:table-cell>
          <table:table-cell table:formula="of:=[.BY18]" office:value-type="float" office:value="0.0283512152777778" calcext:value-type="float">
            <text:p>0.028351215277778</text:p>
          </table:table-cell>
          <table:table-cell table:formula="of:=[.BY18]+[.$D17]*[.BY$10]/2/[.$X$5]/[.$X$3]*2*([.$X$5]*([.CB$8]+[.CC$9])-([.CB$8]*[.$H17]*[.$H17]+[.CC$8]*[.$H17]*[.$L17]+[.CB$9]*[.$L17]*[.$H17]+[.CC$9]*[.$L17]*[.$L17]))" office:value-type="float" office:value="0.0290456597222222" calcext:value-type="float">
            <text:p>0.029045659722222</text:p>
          </table:table-cell>
          <table:table-cell table:style-name="ce65"/>
          <table:table-cell table:number-columns-repeated="2"/>
          <table:table-cell table:style-name="ce16" table:formula="of:=[.CI8]*[.$H$17]+[.CJ8]*[.$L$17]+[.CK8]*[.$P$17]" office:value-type="float" office:value="0.00333333333333334" calcext:value-type="float">
            <text:p>0.003333333333333</text:p>
          </table:table-cell>
          <table:table-cell/>
          <table:table-cell table:formula="of:=[.$D17]*([.CM$10]+3*[.CG18]+4.5*[.CG18]^2)" office:value-type="float" office:value="0.0280453703703704" calcext:value-type="float">
            <text:p>0.02804537037037</text:p>
          </table:table-cell>
          <table:table-cell table:formula="of:=AVERAGE([.BU33];[.BU46];[.BU59])" office:value-type="float" office:value="0.0308333333333333" calcext:value-type="float">
            <text:p>0.030833333333333</text:p>
          </table:table-cell>
          <table:table-cell table:formula="of:= [.CI18] + 3 * ([.BU46]-[.BY46]) - 3  * ([.CU46]-[.CY46]) + 1 * ([.DU46]-[.DY46])" office:value-type="float" office:value="0.0500953703703704" calcext:value-type="float">
            <text:p>0.05009537037037</text:p>
          </table:table-cell>
          <table:table-cell table:formula="of:= 3 * [.BU46] - 3 *[.CU46] + 1 *[.DU46]" office:value-type="float" office:value="0.0690277777777777" calcext:value-type="float">
            <text:p>0.069027777777778</text:p>
          </table:table-cell>
          <table:table-cell table:formula="of:=[.CI18]+[.$D17]*[.CI$10]/2/[.$X$5]/[.$X$3]*2*([.$X$5]*([.CL$8]+[.CM$9])-([.CL$8]*[.$H17]*[.$H17]+[.CM$8]*[.$H17]*[.$L17]+[.CL$9]*[.$L17]*[.$H17]+[.CM$9]*[.$L17]*[.$L17]))" office:value-type="float" office:value="0.0249075102880659" calcext:value-type="float">
            <text:p>0.024907510288066</text:p>
          </table:table-cell>
          <table:table-cell table:number-columns-repeated="5"/>
          <table:table-cell table:style-name="ce65"/>
          <table:table-cell table:number-columns-repeated="3"/>
          <table:table-cell table:style-name="Default" table:number-columns-repeated="77"/>
          <table:table-cell table:number-columns-repeated="847"/>
        </table:table-row>
        <table:table-row table:style-name="ro1">
          <table:table-cell table:style-name="ce5" office:value-type="string" calcext:value-type="string">
            <text:p>SE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table:style-name="ce21" table:formula="of:=[.E7]" office:value-type="float" office:value="0.0277777777777778" calcext:value-type="float">
            <text:p>0.027777777777778</text:p>
          </table:table-cell>
          <table:table-cell/>
          <table:table-cell table:style-name="ce21" table:formula="of:=[.AB6]" office:value-type="float" office:value="0" calcext:value-type="float">
            <text:p>0</text:p>
          </table:table-cell>
          <table:table-cell/>
          <table:table-cell table:style-name="ce21" table:formula="of:=[.I7]" office:value-type="float" office:value="1" calcext:value-type="float">
            <text:p>1</text:p>
          </table:table-cell>
          <table:table-cell table:number-columns-repeated="3"/>
          <table:table-cell table:style-name="ce21" table:formula="of:=[.M7]" office:value-type="float" office:value="-1" calcext:value-type="float">
            <text:p>-1</text:p>
          </table:table-cell>
          <table:table-cell table:number-columns-repeated="3"/>
          <table:table-cell table:style-name="ce21" table:formula="of:=[.Q7]" office:value-type="float" office:value="0" calcext:value-type="float">
            <text:p>0</text:p>
          </table:table-cell>
          <table:table-cell/>
          <table:table-cell table:style-name="Default"/>
          <table:table-cell table:style-name="ce5"/>
          <table:table-cell table:style-name="ce15" table:formula="of:=[.$F19]*[.H19]" office:value-type="float" office:value="0" calcext:value-type="float">
            <text:p>0</text:p>
          </table:table-cell>
          <table:table-cell table:style-name="ce14"/>
          <table:table-cell/>
          <table:table-cell table:style-name="ce5"/>
          <table:table-cell table:style-name="ce15" table:formula="of:=[.$F19]*[.L19]" office:value-type="float" office:value="-0" calcext:value-type="float">
            <text:p>0</text:p>
          </table:table-cell>
          <table:table-cell table:style-name="ce14"/>
          <table:table-cell/>
          <table:table-cell table:style-name="ce5"/>
          <table:table-cell table:style-name="ce15" table:formula="of:=[.$F19]*[.P19]" office:value-type="float" office:value="0" calcext:value-type="float">
            <text:p>0</text:p>
          </table:table-cell>
          <table:table-cell table:style-name="ce14"/>
          <table:table-cell/>
          <table:table-cell table:style-name="ce5"/>
          <table:table-cell table:style-name="ce15" table:formula="of:=[.$F19]" office:value-type="float" office:value="0" calcext:value-type="float">
            <text:p>0</text:p>
          </table:table-cell>
          <table:table-cell table:style-name="ce14"/>
          <table:table-cell table:style-name="ce26"/>
          <table:table-cell table:number-columns-repeated="2"/>
          <table:table-cell table:style-name="ce4" table:formula="of:=[.AM$8]*[.$H18]+[.AN$8]*[.$L18]+[.AO$8]*[.$P18]" office:value-type="float" office:value="0" calcext:value-type="float">
            <text:p>0</text:p>
          </table:table-cell>
          <table:table-cell/>
          <table:table-cell table:formula="of:=[.$D18]*([.AQ$10]+3*[.AK19]+4.5*[.AK19]^2)" office:value-type="float" office:value="0.0277777777777778" calcext:value-type="float">
            <text:p>0.027777777777778</text:p>
          </table:table-cell>
          <table:table-cell table:formula="of:=[.AM19]" office:value-type="float" office:value="0.0277777777777778" calcext:value-type="float">
            <text:p>0.027777777777778</text:p>
          </table:table-cell>
          <table:table-cell table:formula="of:=[.AM19]" office:value-type="float" office:value="0.0277777777777778" calcext:value-type="float">
            <text:p>0.027777777777778</text:p>
          </table:table-cell>
          <table:table-cell table:formula="of:=[.AM19]" office:value-type="float" office:value="0.0277777777777778" calcext:value-type="float">
            <text:p>0.027777777777778</text:p>
          </table:table-cell>
          <table:table-cell table:formula="of:=[.AN19]" office:value-type="float" office:value="0.0277777777777778" calcext:value-type="float">
            <text:p>0.027777777777778</text:p>
          </table:table-cell>
          <table:table-cell table:style-name="ce26"/>
          <table:table-cell table:style-name="Default"/>
          <table:table-cell/>
          <table:table-cell table:style-name="ce16" table:formula="of:=[.AW8]*[.$H$18]+[.AX8]*[.$L$18]+[.AY8]*[.$P$18]" office:value-type="float" office:value="-0.00750000000000001" calcext:value-type="float">
            <text:p>-0.0075</text:p>
          </table:table-cell>
          <table:table-cell/>
          <table:table-cell table:formula="of:=[.$D18]*([.BA$10]+3*[.AU19]+4.5*[.AU19]^2)" office:value-type="float" office:value="0.0270706163194445" calcext:value-type="float">
            <text:p>0.027070616319445</text:p>
          </table:table-cell>
          <table:table-cell table:formula="of:=AVERAGE([.U34];[.U47];[.U60];[.AU34];[.AU60];[.BU34];[.BU47];[.BU60])" office:value-type="float" office:value="0.0300954861111111" calcext:value-type="float">
            <text:p>0.030095486111111</text:p>
          </table:table-cell>
          <table:table-cell table:formula="of:=[.AW19]" office:value-type="float" office:value="0.0270706163194445" calcext:value-type="float">
            <text:p>0.027070616319445</text:p>
          </table:table-cell>
          <table:table-cell table:formula="of:=[.AW19]" office:value-type="float" office:value="0.0270706163194445" calcext:value-type="float">
            <text:p>0.027070616319445</text:p>
          </table:table-cell>
          <table:table-cell table:formula="of:=[.AW19]+[.$D18]*[.AW$10]/2/[.$X$5]/[.$X$3]*2*([.$X$5]*([.AZ$8]+[.BA$9])-([.AZ$8]*[.$H18]*[.$H18]+[.BA$8]*[.$H18]*[.$L18]+[.AZ$9]*[.$L18]*[.$H18]+[.BA$9]*[.$L18]*[.$L18]))" office:value-type="float" office:value="0.023984196566358" calcext:value-type="float">
            <text:p>0.023984196566358</text:p>
          </table:table-cell>
          <table:table-cell table:style-name="ce154"/>
          <table:table-cell/>
          <table:table-cell table:style-name="Default"/>
          <table:table-cell table:style-name="ce16" table:formula="of:=[.BG8]*[.$H$18]+[.BH8]*[.$L$18]+[.BI8]*[.$P$18]" office:value-type="float" office:value="-0.02" calcext:value-type="float">
            <text:p>-0.02</text:p>
          </table:table-cell>
          <table:table-cell/>
          <table:table-cell table:formula="of:=[.$D18]*([.BK$10]+3*[.BE19]+4.5*[.BE19]^2)" office:value-type="float" office:value="0.0261194444444445" calcext:value-type="float">
            <text:p>0.026119444444445</text:p>
          </table:table-cell>
          <table:table-cell table:formula="of:=AVERAGE([.AU34];[.BU34];[.BU47])" office:value-type="float" office:value="0.0339583333333333" calcext:value-type="float">
            <text:p>0.033958333333333</text:p>
          </table:table-cell>
          <table:table-cell table:formula="of:= [.BG19] + 2 * ([.BU34]-[.BY34]) - 1  * ([.CU60]-[.CY60])" office:value-type="float" office:value="0.0620444444444445" calcext:value-type="float">
            <text:p>0.062044444444445</text:p>
          </table:table-cell>
          <table:table-cell table:formula="of:= 2 *[.BU34] - 1 *[.CU60]" office:value-type="float" office:value="0.0838194444444445" calcext:value-type="float">
            <text:p>0.083819444444445</text:p>
          </table:table-cell>
          <table:table-cell table:formula="of:=[.BG19]+[.$D18]*[.BG$10]/2/[.$X$5]/[.$X$3]*2*([.$X$5]*([.BJ$8]+[.BK$9])-([.BJ$8]*[.$H18]*[.$H18]+[.BK$8]*[.$H18]*[.$L18]+[.BJ$9]*[.$L18]*[.$H18]+[.BK$9]*[.$L18]*[.$L18]))" office:value-type="float" office:value="0.0222614197530864" calcext:value-type="float">
            <text:p>0.022261419753087</text:p>
          </table:table-cell>
          <table:table-cell table:number-columns-repeated="2"/>
          <table:table-cell table:formula="of:=[.BP8]*[.$H$18]+[.BQ8]*[.$L$18]+[.BR8]*[.$P$18]" office:value-type="float" office:value="-0.0283333333333334" calcext:value-type="float">
            <text:p>-0.028333333333333</text:p>
          </table:table-cell>
          <table:table-cell/>
          <table:table-cell table:formula="of:=[.$D18]*([.BT$10]+3*[.BN19]+4.5*[.BN19]^2)" office:value-type="float" office:value="0.0254030092592593" calcext:value-type="float">
            <text:p>0.025403009259259</text:p>
          </table:table-cell>
          <table:table-cell table:formula="of:=AVERAGE([.BU47];[.CU47];[.CU60];[.AU34];[.BU34];[.CU34])" office:value-type="float" office:value="0.0351388888888889" calcext:value-type="float">
            <text:p>0.035138888888889</text:p>
          </table:table-cell>
          <table:table-cell table:formula="of:= [.BP19] + 2 * ([.CU47]-[.CY47]) - 1  * ([.DU34]-[.DY34])" office:value-type="float" office:value="0.0784530092592593" calcext:value-type="float">
            <text:p>0.078453009259259</text:p>
          </table:table-cell>
          <table:table-cell table:formula="of:= 2 *[.CU47] - 1 *[.DU34]" office:value-type="float" office:value="0.0829861111111112" calcext:value-type="float">
            <text:p>0.082986111111111</text:p>
          </table:table-cell>
          <table:table-cell table:formula="of:=[.BP19]+[.$D18]*[.BP$10]/2/[.$X$5]/[.$X$3]*2*([.$X$5]*([.BS$8]+[.BT$9])-([.BS$8]*[.$H18]*[.$H18]+[.BT$8]*[.$H18]*[.$L18]+[.BS$9]*[.$L18]*[.$H18]+[.BT$9]*[.$L18]*[.$L18]))" office:value-type="float" office:value="0.0211849022633745" calcext:value-type="float">
            <text:p>0.021184902263375</text:p>
          </table:table-cell>
          <table:table-cell table:number-columns-repeated="2"/>
          <table:table-cell table:formula="of:=[.BY8]*[.$H$18]+[.BZ8]*[.$L$18]+[.CA8]*[.$P$18]" office:value-type="float" office:value="-0.00749999999999993" calcext:value-type="float">
            <text:p>-0.0075</text:p>
          </table:table-cell>
          <table:table-cell/>
          <table:table-cell table:formula="of:=[.$D18]*([.CC$10]+3*[.BW19]+4.5*[.BW19]^2)" office:value-type="float" office:value="0.0271012152777778" calcext:value-type="float">
            <text:p>0.027101215277778</text:p>
          </table:table-cell>
          <table:table-cell table:formula="of:=AVERAGE([.AU34];[.DU34];[.DU47];[.DU60])" office:value-type="float" office:value="0.0353819444444444" calcext:value-type="float">
            <text:p>0.035381944444445</text:p>
          </table:table-cell>
          <table:table-cell table:formula="of:=[.BY19]" office:value-type="float" office:value="0.0271012152777778" calcext:value-type="float">
            <text:p>0.027101215277778</text:p>
          </table:table-cell>
          <table:table-cell table:formula="of:=[.BY19]" office:value-type="float" office:value="0.0271012152777778" calcext:value-type="float">
            <text:p>0.027101215277778</text:p>
          </table:table-cell>
          <table:table-cell table:formula="of:=[.BY19]+[.$D18]*[.BY$10]/2/[.$X$5]/[.$X$3]*2*([.$X$5]*([.CB$8]+[.CC$9])-([.CB$8]*[.$H18]*[.$H18]+[.CC$8]*[.$H18]*[.$L18]+[.CB$9]*[.$L18]*[.$H18]+[.CC$9]*[.$L18]*[.$L18]))" office:value-type="float" office:value="0.0277956597222223" calcext:value-type="float">
            <text:p>0.027795659722222</text:p>
          </table:table-cell>
          <table:table-cell table:style-name="ce65"/>
          <table:table-cell table:number-columns-repeated="2"/>
          <table:table-cell table:style-name="ce16" table:formula="of:=[.CI8]*[.$H$18]+[.CJ8]*[.$L$18]+[.CK8]*[.$P$18]" office:value-type="float" office:value="-0.00333333333333334" calcext:value-type="float">
            <text:p>-0.003333333333333</text:p>
          </table:table-cell>
          <table:table-cell/>
          <table:table-cell table:formula="of:=[.$D18]*([.CM$10]+3*[.CG19]+4.5*[.CG19]^2)" office:value-type="float" office:value="0.0274898148148148" calcext:value-type="float">
            <text:p>0.027489814814815</text:p>
          </table:table-cell>
          <table:table-cell table:formula="of:=AVERAGE([.BU34];[.BU47];[.BU60])" office:value-type="float" office:value="0.0352777777777778" calcext:value-type="float">
            <text:p>0.035277777777778</text:p>
          </table:table-cell>
          <table:table-cell table:formula="of:= [.CI19] + 3 * ([.BU47]-[.BY47]) - 3  * ([.CU47]-[.CY47]) + 1 * ([.DU47]-[.DY47])" office:value-type="float" office:value="-0.0254601851851852" calcext:value-type="float">
            <text:p>-0.025460185185185</text:p>
          </table:table-cell>
          <table:table-cell table:formula="of:= 3 * [.BU47] - 3 *[.CU47] + 1 *[.DU47]" office:value-type="float" office:value="-0.0376388888888889" calcext:value-type="float">
            <text:p>-0.037638888888889</text:p>
          </table:table-cell>
          <table:table-cell table:formula="of:=[.CI19]+[.$D18]*[.CI$10]/2/[.$X$5]/[.$X$3]*2*([.$X$5]*([.CL$8]+[.CM$9])-([.CL$8]*[.$H18]*[.$H18]+[.CM$8]*[.$H18]*[.$L18]+[.CL$9]*[.$L18]*[.$H18]+[.CM$9]*[.$L18]*[.$L18]))" office:value-type="float" office:value="0.0243519547325103" calcext:value-type="float">
            <text:p>0.02435195473251</text:p>
          </table:table-cell>
          <table:table-cell table:number-columns-repeated="5"/>
          <table:table-cell table:style-name="ce65"/>
          <table:table-cell table:number-columns-repeated="38"/>
          <table:table-cell table:style-name="Default" table:number-columns-repeated="42"/>
          <table:table-cell table:number-columns-repeated="847"/>
        </table:table-row>
        <table:table-row table:style-name="ro1">
          <table:table-cell table:style-name="ce5"/>
          <table:table-cell table:style-name="ce15" table:number-columns-repeated="32"/>
          <table:table-cell table:style-name="ce14"/>
          <table:table-cell table:number-columns-repeated="2"/>
          <table:table-cell table:style-name="ce5" table:formula="of:=[.AM$8]*[.$H19]+[.AN$8]*[.$L19]+[.AO$8]*[.$P19]" office:value-type="float" office:value="0" calcext:value-type="float">
            <text:p>0</text:p>
          </table:table-cell>
          <table:table-cell table:style-name="ce15"/>
          <table:table-cell table:style-name="ce15" table:formula="of:=[.$D19]*([.AQ$10]+3*[.AK20]+4.5*[.AK20]^2)" office:value-type="float" office:value="0.0277777777777778" calcext:value-type="float">
            <text:p>0.027777777777778</text:p>
          </table:table-cell>
          <table:table-cell table:style-name="ce15" table:formula="of:=[.AM20]" office:value-type="float" office:value="0.0277777777777778" calcext:value-type="float">
            <text:p>0.027777777777778</text:p>
          </table:table-cell>
          <table:table-cell table:style-name="ce15" table:formula="of:=[.AM20]" office:value-type="float" office:value="0.0277777777777778" calcext:value-type="float">
            <text:p>0.027777777777778</text:p>
          </table:table-cell>
          <table:table-cell table:style-name="ce15" table:formula="of:=[.AM20]" office:value-type="float" office:value="0.0277777777777778" calcext:value-type="float">
            <text:p>0.027777777777778</text:p>
          </table:table-cell>
          <table:table-cell table:style-name="ce15" table:formula="of:=[.AN20]" office:value-type="float" office:value="0.0277777777777778" calcext:value-type="float">
            <text:p>0.027777777777778</text:p>
          </table:table-cell>
          <table:table-cell table:style-name="ce14"/>
          <table:table-cell table:style-name="Default"/>
          <table:table-cell/>
          <table:table-cell table:style-name="ce118" table:formula="of:=[.AW8]*[.$H$19]+[.AX8]*[.$L$19]+[.AY8]*[.$P$19]" office:value-type="float" office:value="0.0649999999999999" calcext:value-type="float">
            <text:p>0.065</text:p>
          </table:table-cell>
          <table:table-cell table:style-name="ce121"/>
          <table:table-cell table:style-name="ce121" table:formula="of:=[.$D19]*([.BA$10]+3*[.AU20]+4.5*[.AU20]^2)" office:value-type="float" office:value="0.0336333767361111" calcext:value-type="float">
            <text:p>0.033633376736111</text:p>
          </table:table-cell>
          <table:table-cell table:style-name="ce121" table:formula="of:=AVERAGE([.U35];[.U48];[.U61];[.AU35];[.AU61];[.BU35];[.BU48];[.BU61])" office:value-type="float" office:value="0.0342621527777778" calcext:value-type="float">
            <text:p>0.034262152777778</text:p>
          </table:table-cell>
          <table:table-cell table:style-name="ce121" table:formula="of:=[.AW20]" office:value-type="float" office:value="0.0336333767361111" calcext:value-type="float">
            <text:p>0.033633376736111</text:p>
          </table:table-cell>
          <table:table-cell table:style-name="ce121" table:formula="of:=[.AW20]" office:value-type="float" office:value="0.0336333767361111" calcext:value-type="float">
            <text:p>0.033633376736111</text:p>
          </table:table-cell>
          <table:table-cell table:style-name="ce121" table:formula="of:=[.AW20]+[.$D19]*[.AW$10]/2/[.$X$5]/[.$X$3]*2*([.$X$5]*([.AZ$8]+[.BA$9])-([.AZ$8]*[.$H19]*[.$H19]+[.BA$8]*[.$H19]*[.$L19]+[.AZ$9]*[.$L19]*[.$H19]+[.BA$9]*[.$L19]*[.$L19]))" office:value-type="float" office:value="0.0351765866126543" calcext:value-type="float">
            <text:p>0.035176586612654</text:p>
          </table:table-cell>
          <table:table-cell table:style-name="ce137"/>
          <table:table-cell table:style-name="ce9"/>
          <table:table-cell table:style-name="Default"/>
          <table:table-cell table:style-name="ce17" table:formula="of:=[.BG8]*[.$H$19]+[.BH8]*[.$L$19]+[.BI8]*[.$P$19]" office:value-type="float" office:value="0.04" calcext:value-type="float">
            <text:p>0.04</text:p>
          </table:table-cell>
          <table:table-cell table:style-name="ce19"/>
          <table:table-cell table:style-name="ce19" table:formula="of:=[.$D19]*([.BK$10]+3*[.BE20]+4.5*[.BE20]^2)" office:value-type="float" office:value="0.0312694444444445" calcext:value-type="float">
            <text:p>0.031269444444445</text:p>
          </table:table-cell>
          <table:table-cell table:style-name="ce19" table:formula="of:=AVERAGE([.AU35];[.BU35];[.BU48])" office:value-type="float" office:value="0.0322916666666667" calcext:value-type="float">
            <text:p>0.032291666666667</text:p>
          </table:table-cell>
          <table:table-cell table:style-name="ce19" table:formula="of:= [.BG20] + 2 * ([.BU35]-[.BY35]) - 1  * ([.CU61]-[.CY61])" office:value-type="float" office:value="0.0330944444444445" calcext:value-type="float">
            <text:p>0.033094444444445</text:p>
          </table:table-cell>
          <table:table-cell table:style-name="ce19" table:formula="of:= 2 *[.BU35] - 1 *[.CU61]" office:value-type="float" office:value="0.0129861111111112" calcext:value-type="float">
            <text:p>0.012986111111111</text:p>
          </table:table-cell>
          <table:table-cell table:style-name="ce121" table:formula="of:=[.BG20]+[.$D19]*[.BG$10]/2/[.$X$5]/[.$X$3]*2*([.$X$5]*([.BJ$8]+[.BK$9])-([.BJ$8]*[.$H19]*[.$H19]+[.BK$8]*[.$H19]*[.$L19]+[.BJ$9]*[.$L19]*[.$H19]+[.BK$9]*[.$L19]*[.$L19]))" office:value-type="float" office:value="0.0301891975308642" calcext:value-type="float">
            <text:p>0.030189197530864</text:p>
          </table:table-cell>
          <table:table-cell table:style-name="ce19" table:number-columns-repeated="2"/>
          <table:table-cell table:style-name="ce19" table:formula="of:=[.BP8]*[.$H$19]+[.BQ8]*[.$L$19]+[.BR8]*[.$P$19]" office:value-type="float" office:value="0.0683333333333332" calcext:value-type="float">
            <text:p>0.068333333333333</text:p>
          </table:table-cell>
          <table:table-cell table:style-name="ce19"/>
          <table:table-cell table:style-name="ce19" table:formula="of:=[.$D19]*([.BT$10]+3*[.BN20]+4.5*[.BN20]^2)" office:value-type="float" office:value="0.0339418981481482" calcext:value-type="float">
            <text:p>0.033941898148148</text:p>
          </table:table-cell>
          <table:table-cell table:style-name="ce19" table:formula="of:=AVERAGE([.BU48];[.CU48];[.CU61];[.AU35];[.BU35];[.CU35])" office:value-type="float" office:value="0.0356944444444444" calcext:value-type="float">
            <text:p>0.035694444444444</text:p>
          </table:table-cell>
          <table:table-cell table:style-name="ce19" table:formula="of:= [.BP20] + 2 * ([.CU48]-[.CY48]) - 1  * ([.DU35]-[.DY35])" office:value-type="float" office:value="0.0377418981481482" calcext:value-type="float">
            <text:p>0.037741898148148</text:p>
          </table:table-cell>
          <table:table-cell table:style-name="ce19" table:formula="of:= 2 *[.CU48] - 1 *[.DU35]" office:value-type="float" office:value="0.052986111111111" calcext:value-type="float">
            <text:p>0.052986111111111</text:p>
          </table:table-cell>
          <table:table-cell table:style-name="ce121" table:formula="of:=[.BP20]+[.$D19]*[.BP$10]/2/[.$X$5]/[.$X$3]*2*([.$X$5]*([.BS$8]+[.BT$9])-([.BS$8]*[.$H19]*[.$H19]+[.BT$8]*[.$H19]*[.$L19]+[.BS$9]*[.$L19]*[.$H19]+[.BT$9]*[.$L19]*[.$L19]))" office:value-type="float" office:value="0.035279346707819" calcext:value-type="float">
            <text:p>0.035279346707819</text:p>
          </table:table-cell>
          <table:table-cell table:style-name="ce19" table:number-columns-repeated="2"/>
          <table:table-cell table:style-name="ce19" table:formula="of:=[.BY8]*[.$H$19]+[.BZ8]*[.$L$19]+[.CA8]*[.$P$19]" office:value-type="float" office:value="0.0524999999999999" calcext:value-type="float">
            <text:p>0.0525</text:p>
          </table:table-cell>
          <table:table-cell table:style-name="ce19"/>
          <table:table-cell table:style-name="ce19" table:formula="of:=[.$D19]*([.CC$10]+3*[.BW20]+4.5*[.BW20]^2)" office:value-type="float" office:value="0.0324387152777778" calcext:value-type="float">
            <text:p>0.032438715277778</text:p>
          </table:table-cell>
          <table:table-cell table:style-name="ce19" table:formula="of:=AVERAGE([.AU35];[.DU35];[.DU48];[.DU61])" office:value-type="float" office:value="0.0347569444444444" calcext:value-type="float">
            <text:p>0.034756944444444</text:p>
          </table:table-cell>
          <table:table-cell table:style-name="ce15" table:formula="of:=[.BY20]" office:value-type="float" office:value="0.0324387152777778" calcext:value-type="float">
            <text:p>0.032438715277778</text:p>
          </table:table-cell>
          <table:table-cell table:style-name="ce15" table:formula="of:=[.BY20]" office:value-type="float" office:value="0.0324387152777778" calcext:value-type="float">
            <text:p>0.032438715277778</text:p>
          </table:table-cell>
          <table:table-cell table:style-name="ce121" table:formula="of:=[.BY20]+[.$D19]*[.BY$10]/2/[.$X$5]/[.$X$3]*2*([.$X$5]*([.CB$8]+[.CC$9])-([.CB$8]*[.$H19]*[.$H19]+[.CC$8]*[.$H19]*[.$L19]+[.CB$9]*[.$L19]*[.$H19]+[.CC$9]*[.$L19]*[.$L19]))" office:value-type="float" office:value="0.0317442708333334" calcext:value-type="float">
            <text:p>0.031744270833333</text:p>
          </table:table-cell>
          <table:table-cell table:style-name="ce24"/>
          <table:table-cell table:number-columns-repeated="2"/>
          <table:table-cell table:style-name="ce17" table:formula="of:=[.CI8]*[.$H$19]+[.CJ8]*[.$L$19]+[.CK8]*[.$P$19]" office:value-type="float" office:value="0.0233333333333333" calcext:value-type="float">
            <text:p>0.023333333333333</text:p>
          </table:table-cell>
          <table:table-cell table:style-name="ce19"/>
          <table:table-cell table:style-name="ce19" table:formula="of:=[.$D19]*([.CM$10]+3*[.CG20]+4.5*[.CG20]^2)" office:value-type="float" office:value="0.0297787037037037" calcext:value-type="float">
            <text:p>0.029778703703704</text:p>
          </table:table-cell>
          <table:table-cell table:style-name="ce19" table:formula="of:=AVERAGE([.BU35];[.BU48];[.BU61])" office:value-type="float" office:value="0.0308333333333333" calcext:value-type="float">
            <text:p>0.030833333333333</text:p>
          </table:table-cell>
          <table:table-cell table:style-name="ce19" table:formula="of:= [.CI20] + 3 * ([.BU48]-[.BY48]) - 3  * ([.CU48]-[.CY48]) + 1 * ([.DU48]-[.DY48])" office:value-type="float" office:value="0.0263787037037037" calcext:value-type="float">
            <text:p>0.026378703703704</text:p>
          </table:table-cell>
          <table:table-cell table:style-name="ce19" table:formula="of:= 3 * [.BU48] - 3 *[.CU48] + 1 *[.DU48]" office:value-type="float" office:value="0.0256944444444444" calcext:value-type="float">
            <text:p>0.025694444444444</text:p>
          </table:table-cell>
          <table:table-cell table:style-name="ce121" table:formula="of:=[.CI20]+[.$D19]*[.CI$10]/2/[.$X$5]/[.$X$3]*2*([.$X$5]*([.CL$8]+[.CM$9])-([.CL$8]*[.$H19]*[.$H19]+[.CM$8]*[.$H19]*[.$L19]+[.CL$9]*[.$L19]*[.$H19]+[.CM$9]*[.$L19]*[.$L19]))" office:value-type="float" office:value="0.0275667695473251" calcext:value-type="float">
            <text:p>0.027566769547325</text:p>
          </table:table-cell>
          <table:table-cell table:style-name="ce19" table:number-columns-repeated="5"/>
          <table:table-cell table:style-name="ce24"/>
          <table:table-cell table:number-columns-repeated="38"/>
          <table:table-cell table:style-name="Default" table:number-columns-repeated="42"/>
          <table:table-cell table:number-columns-repeated="847"/>
        </table:table-row>
        <table:table-row table:style-name="ro1">
          <table:table-cell table:style-name="ce9" table:number-columns-repeated="34"/>
          <table:table-cell table:number-columns-repeated="2"/>
          <table:table-cell table:formula="of:=SUM([.AK12:.AK20])" office:value-type="float" office:value="0" calcext:value-type="float">
            <text:p>0</text:p>
          </table:table-cell>
          <table:table-cell/>
          <table:table-cell table:style-name="ce41" table:formula="of:=SUM([.AM12:.AM20])" office:value-type="float" office:value="1" calcext:value-type="float">
            <text:p>1</text:p>
          </table:table-cell>
          <table:table-cell table:style-name="ce41" table:formula="of:=SUM([.AN12:.AN20])" office:value-type="float" office:value="1" calcext:value-type="float">
            <text:p>1</text:p>
          </table:table-cell>
          <table:table-cell table:style-name="ce41" table:formula="of:=SUM([.AO12:.AO20])" office:value-type="float" office:value="1" calcext:value-type="float">
            <text:p>1</text:p>
          </table:table-cell>
          <table:table-cell table:style-name="ce41" table:formula="of:=SUM([.AP12:.AP20])" office:value-type="float" office:value="1" calcext:value-type="float">
            <text:p>1</text:p>
          </table:table-cell>
          <table:table-cell table:style-name="ce41" table:formula="of:=SUM([.AQ12:.AQ20])" office:value-type="float" office:value="1" calcext:value-type="float">
            <text:p>1</text:p>
          </table:table-cell>
          <table:table-cell/>
          <table:table-cell table:style-name="Default"/>
          <table:table-cell/>
          <table:table-cell table:formula="of:=SUM([.AU12:.AU20])" office:value-type="float" office:value="0" calcext:value-type="float">
            <text:p>0</text:p>
          </table:table-cell>
          <table:table-cell/>
          <table:table-cell table:style-name="ce41" table:formula="of:=SUM([.AW12:.AW20])" office:value-type="float" office:value="0.999999999999999" calcext:value-type="float">
            <text:p>1</text:p>
          </table:table-cell>
          <table:table-cell table:style-name="ce41" table:formula="of:=SUM([.AX12:.AX20])" office:value-type="float" office:value="1" calcext:value-type="float">
            <text:p>1</text:p>
          </table:table-cell>
          <table:table-cell table:style-name="ce41" table:formula="of:=SUM([.AY12:.AY20])" office:value-type="float" office:value="0.999999999999999" calcext:value-type="float">
            <text:p>1</text:p>
          </table:table-cell>
          <table:table-cell table:style-name="ce41" table:formula="of:=SUM([.AZ12:.AZ20])" office:value-type="float" office:value="0.999999999999999" calcext:value-type="float">
            <text:p>1</text:p>
          </table:table-cell>
          <table:table-cell table:formula="of:=[.AW21]+[.D20]*[.$AW$10]/2/[.$X$5]/[.$X$3]*2*([.$X$5]*([.$AZ$8]+[.$BA$9])-([.$AZ$8]*[.H20]*[.H20]+[.$BA$8]*[.H20]*[.L20]+[.$AZ$9]*[.L20]*[.H20]+[.$BA$9]*[.L20]*[.L20]))" office:value-type="float" office:value="0.999999999999999" calcext:value-type="float">
            <text:p>0.999999999999999</text:p>
          </table:table-cell>
          <table:table-cell table:style-name="ce9"/>
          <table:table-cell/>
          <table:table-cell table:style-name="Default"/>
          <table:table-cell table:formula="of:=SUM([.BE12:.BE20])" office:value-type="float" office:value="0" calcext:value-type="float">
            <text:p>0</text:p>
          </table:table-cell>
          <table:table-cell/>
          <table:table-cell table:formula="of:=SUM([.BG12:.BG20])" office:value-type="float" office:value="1" calcext:value-type="float">
            <text:p>1</text:p>
          </table:table-cell>
          <table:table-cell table:formula="of:=SUM([.BH12:.BH20])" office:value-type="float" office:value="1" calcext:value-type="float">
            <text:p>1</text:p>
          </table:table-cell>
          <table:table-cell table:formula="of:=SUM([.BI12:.BI20])" office:value-type="float" office:value="1" calcext:value-type="float">
            <text:p>1</text:p>
          </table:table-cell>
          <table:table-cell table:formula="of:=SUM([.BJ12:.BJ20])" office:value-type="float" office:value="1" calcext:value-type="float">
            <text:p>1</text:p>
          </table:table-cell>
          <table:table-cell table:formula="of:=[.BG21]+[.N20]*[.$AW$10]/2/[.$X$5]/[.$X$3]*2*([.$X$5]*([.$AZ$8]+[.$BA$9])-([.$AZ$8]*[.R20]*[.R20]+[.$BA$8]*[.R20]*[.V20]+[.$AZ$9]*[.V20]*[.R20]+[.$BA$9]*[.V20]*[.V20]))" office:value-type="float" office:value="1" calcext:value-type="float">
            <text:p>1</text:p>
          </table:table-cell>
          <table:table-cell table:number-columns-repeated="2"/>
          <table:table-cell table:formula="of:=SUM([.BN12:.BN20])" office:value-type="float" office:value="0" calcext:value-type="float">
            <text:p>0</text:p>
          </table:table-cell>
          <table:table-cell/>
          <table:table-cell table:formula="of:=SUM([.BP12:.BP20])" office:value-type="float" office:value="0.999999999999999" calcext:value-type="float">
            <text:p>0.999999999999999</text:p>
          </table:table-cell>
          <table:table-cell table:formula="of:=SUM([.BQ12:.BQ20])" office:value-type="float" office:value="1" calcext:value-type="float">
            <text:p>1</text:p>
          </table:table-cell>
          <table:table-cell table:formula="of:=SUM([.BR12:.BR20])" office:value-type="float" office:value="0.999999999999999" calcext:value-type="float">
            <text:p>0.999999999999999</text:p>
          </table:table-cell>
          <table:table-cell table:formula="of:=SUM([.BS12:.BS20])" office:value-type="float" office:value="0.999999999999999" calcext:value-type="float">
            <text:p>0.999999999999999</text:p>
          </table:table-cell>
          <table:table-cell table:formula="of:=[.BP21]+[.W20]*[.$AW$10]/2/[.$X$5]/[.$X$3]*2*([.$X$5]*([.$AZ$8]+[.$BA$9])-([.$AZ$8]*[.AA20]*[.AA20]+[.$BA$8]*[.AA20]*[.AE20]+[.$AZ$9]*[.AE20]*[.AA20]+[.$BA$9]*[.AE20]*[.AE20]))" office:value-type="float" office:value="0.999999999999999" calcext:value-type="float">
            <text:p>0.999999999999999</text:p>
          </table:table-cell>
          <table:table-cell table:number-columns-repeated="2"/>
          <table:table-cell table:formula="of:=SUM([.BW12:.BW20])" office:value-type="float" office:value="0" calcext:value-type="float">
            <text:p>0</text:p>
          </table:table-cell>
          <table:table-cell/>
          <table:table-cell table:formula="of:=SUM([.BY12:.BY20])" office:value-type="float" office:value="0.999999999999999" calcext:value-type="float">
            <text:p>0.999999999999999</text:p>
          </table:table-cell>
          <table:table-cell table:formula="of:=SUM([.BZ12:.BZ20])" office:value-type="float" office:value="0.999999999999999" calcext:value-type="float">
            <text:p>0.999999999999999</text:p>
          </table:table-cell>
          <table:table-cell table:style-name="ce41" table:formula="of:=SUM([.CA12:.CA20])" office:value-type="float" office:value="0.999999999999999" calcext:value-type="float">
            <text:p>1</text:p>
          </table:table-cell>
          <table:table-cell table:style-name="ce41" table:formula="of:=SUM([.CB12:.CB20])" office:value-type="float" office:value="0.999999999999999" calcext:value-type="float">
            <text:p>1</text:p>
          </table:table-cell>
          <table:table-cell table:formula="of:=[.BY21]+[.AF20]*[.$AW$10]/2/[.$X$5]/[.$X$3]*2*([.$X$5]*([.$AZ$8]+[.$BA$9])-([.$AZ$8]*[.AJ20]*[.AJ20]+[.$BA$8]*[.AJ20]*[.AN20]+[.$AZ$9]*[.AN20]*[.AJ20]+[.$BA$9]*[.AN20]*[.AN20]))" office:value-type="float" office:value="0.999999999999999" calcext:value-type="float">
            <text:p>0.999999999999999</text:p>
          </table:table-cell>
          <table:table-cell table:number-columns-repeated="3"/>
          <table:table-cell table:formula="of:=SUM([.CG12:.CG20])" office:value-type="float" office:value="0" calcext:value-type="float">
            <text:p>0</text:p>
          </table:table-cell>
          <table:table-cell/>
          <table:table-cell table:formula="of:=SUM([.CI12:.CI20])" office:value-type="float" office:value="1" calcext:value-type="float">
            <text:p>1</text:p>
          </table:table-cell>
          <table:table-cell table:formula="of:=SUM([.CJ12:.CJ20])" office:value-type="float" office:value="1" calcext:value-type="float">
            <text:p>1</text:p>
          </table:table-cell>
          <table:table-cell table:formula="of:=SUM([.CK12:.CK20])" office:value-type="float" office:value="1" calcext:value-type="float">
            <text:p>1</text:p>
          </table:table-cell>
          <table:table-cell table:formula="of:=SUM([.CL12:.CL20])" office:value-type="float" office:value="1" calcext:value-type="float">
            <text:p>1</text:p>
          </table:table-cell>
          <table:table-cell table:formula="of:=[.CI21]+[.AP20]*[.$AW$10]/2/[.$X$5]/[.$X$3]*2*([.$X$5]*([.$AZ$8]+[.$BA$9])-([.$AZ$8]*[.AT20]*[.AT20]+[.$BA$8]*[.AT20]*[.AX20]+[.$AZ$9]*[.AX20]*[.AT20]+[.$BA$9]*[.AX20]*[.AX20]))" office:value-type="float" office:value="1.00038444379424" calcext:value-type="float">
            <text:p>1.00038444379424</text:p>
          </table:table-cell>
          <table:table-cell table:number-columns-repeated="44"/>
          <table:table-cell table:style-name="Default" table:number-columns-repeated="42"/>
          <table:table-cell table:number-columns-repeated="847"/>
        </table:table-row>
        <table:table-row table:style-name="ro1">
          <table:table-cell table:style-name="ce9"/>
          <table:table-cell table:style-name="ce15" table:number-columns-repeated="32"/>
          <table:table-cell table:style-name="ce9"/>
          <table:table-cell table:number-columns-repeated="4"/>
          <table:table-cell table:style-name="ce41" table:number-columns-repeated="5"/>
          <table:table-cell/>
          <table:table-cell table:style-name="Default"/>
          <table:table-cell table:number-columns-repeated="3"/>
          <table:table-cell table:style-name="ce41" table:number-columns-repeated="4"/>
          <table:table-cell/>
          <table:table-cell table:style-name="ce9"/>
          <table:table-cell table:number-columns-repeated="2"/>
          <table:table-cell table:style-name="Default" table:number-columns-repeated="3"/>
          <table:table-cell table:number-columns-repeated="27"/>
          <table:table-cell table:style-name="Default" table:number-columns-repeated="39"/>
          <table:table-cell table:number-columns-repeated="899"/>
        </table:table-row>
        <table:table-row table:style-name="ro1">
          <table:table-cell table:style-name="ce12"/>
          <table:table-cell table:style-name="ce42" table:number-columns-repeated="24"/>
          <table:table-cell table:style-name="ce78" table:number-columns-repeated="2"/>
          <table:table-cell table:style-name="ce42" table:number-columns-repeated="24"/>
          <table:table-cell table:style-name="ce78" table:number-columns-repeated="2"/>
          <table:table-cell table:style-name="ce42" table:number-columns-repeated="6"/>
          <table:table-cell table:style-name="ce78" table:number-columns-repeated="5"/>
          <table:table-cell table:style-name="ce42"/>
          <table:table-cell table:style-name="ce78" table:number-columns-repeated="5"/>
          <table:table-cell table:style-name="ce42" table:number-columns-repeated="8"/>
          <table:table-cell table:style-name="ce78"/>
          <table:table-cell table:style-name="ce42" table:number-columns-repeated="21"/>
          <table:table-cell table:style-name="ce78"/>
          <table:table-cell table:style-name="ce42" table:number-columns-repeated="3"/>
          <table:table-cell table:style-name="ce78"/>
          <table:table-cell table:style-name="ce42" table:number-columns-repeated="21"/>
          <table:table-cell table:style-name="ce78" table:number-columns-repeated="2"/>
          <table:table-cell table:style-name="ce42"/>
          <table:table-cell table:style-name="ce97"/>
          <table:table-cell table:number-columns-repeated="894"/>
        </table:table-row>
        <table:table-row table:style-name="ro1">
          <table:table-cell table:style-name="ce13"/>
          <table:table-cell table:style-name="ce55" office:value-type="string" calcext:value-type="string" table:number-columns-spanned="2" table:number-rows-spanned="1">
            <text:p>Sqrt Velocity : <text:s/></text:p>
          </table:table-cell>
          <table:covered-table-cell table:style-name="ce59"/>
          <table:table-cell table:style-name="ce63" table:formula="of:=[.I26]*[.I26]+[.M26]*[.M26]+[.Q26]*[.Q26]" office:value-type="float" office:value="0.0025" calcext:value-type="float">
            <text:p>0.0025</text:p>
          </table:table-cell>
          <table:table-cell table:style-name="Default" table:number-columns-repeated="15"/>
          <table:table-cell table:style-name="ce76" office:value-type="string" calcext:value-type="string" table:number-columns-spanned="2" table:number-rows-spanned="1">
            <text:p>DirIndep : <text:s text:c="2"/></text:p>
          </table:table-cell>
          <table:covered-table-cell table:style-name="ce59"/>
          <table:table-cell table:style-name="ce63" table:formula="of:=1-1.5*[.D24]" office:value-type="float" office:value="0.99625" calcext:value-type="float">
            <text:p>0.99625</text:p>
          </table:table-cell>
          <table:table-cell table:style-name="Default" table:number-columns-repeated="5"/>
          <table:table-cell table:style-name="ce55" office:value-type="string" calcext:value-type="string" table:number-columns-spanned="2" table:number-rows-spanned="1">
            <text:p>Sqrt Velocity : <text:s/></text:p>
          </table:table-cell>
          <table:covered-table-cell table:style-name="ce59"/>
          <table:table-cell table:style-name="ce63" table:formula="of:=[.AI26]*[.AI26]+[.AM26]*[.AM26]+[.AQ26]*[.AQ26]" office:value-type="float" office:value="0.0025" calcext:value-type="float">
            <text:p>0.0025</text:p>
          </table:table-cell>
          <table:table-cell table:style-name="Default" table:number-columns-repeated="15"/>
          <table:table-cell table:style-name="ce76" office:value-type="string" calcext:value-type="string" table:number-columns-spanned="2" table:number-rows-spanned="1">
            <text:p>DirIndep : <text:s text:c="2"/></text:p>
          </table:table-cell>
          <table:covered-table-cell table:style-name="ce59"/>
          <table:table-cell table:style-name="ce63" table:formula="of:=1-1.5*[.AD24]" office:value-type="float" office:value="0.99625" calcext:value-type="float">
            <text:p>0.99625</text:p>
          </table:table-cell>
          <table:table-cell table:style-name="Default" table:number-columns-repeated="5"/>
          <table:table-cell table:style-name="ce55" office:value-type="string" calcext:value-type="string" table:number-columns-spanned="2" table:number-rows-spanned="1">
            <text:p>Sqrt Velocity : <text:s/></text:p>
          </table:table-cell>
          <table:covered-table-cell table:style-name="ce59"/>
          <table:table-cell table:style-name="ce63" table:formula="of:=[.BI26]*[.BI26]+[.BM26]*[.BM26]+[.BQ26]*[.BQ26]" office:value-type="float" office:value="0.0045" calcext:value-type="float">
            <text:p>0.0045</text:p>
          </table:table-cell>
          <table:table-cell table:style-name="Default" table:number-columns-repeated="15"/>
          <table:table-cell table:style-name="ce76" office:value-type="string" calcext:value-type="string" table:number-columns-spanned="2" table:number-rows-spanned="1">
            <text:p>DirIndep : <text:s text:c="2"/></text:p>
          </table:table-cell>
          <table:covered-table-cell table:style-name="ce59"/>
          <table:table-cell table:style-name="ce63" table:formula="of:=1-1.5*[.BD24]" office:value-type="float" office:value="0.99325" calcext:value-type="float">
            <text:p>0.99325</text:p>
          </table:table-cell>
          <table:table-cell table:style-name="Default" table:number-columns-repeated="5"/>
          <table:table-cell table:style-name="ce55" office:value-type="string" calcext:value-type="string" table:number-columns-spanned="2" table:number-rows-spanned="1">
            <text:p>Sqrt Velocity : <text:s/></text:p>
          </table:table-cell>
          <table:covered-table-cell table:style-name="ce59"/>
          <table:table-cell table:style-name="ce63" table:formula="of:=[.CI26]*[.CI26]+[.CM26]*[.CM26]+[.CQ26]*[.CQ26]" office:value-type="float" office:value="0.0025" calcext:value-type="float">
            <text:p>0.0025</text:p>
          </table:table-cell>
          <table:table-cell table:style-name="Default" table:number-columns-repeated="15"/>
          <table:table-cell table:style-name="ce76" office:value-type="string" calcext:value-type="string" table:number-columns-spanned="2" table:number-rows-spanned="1">
            <text:p>DirIndep : <text:s text:c="2"/></text:p>
          </table:table-cell>
          <table:covered-table-cell table:style-name="ce59"/>
          <table:table-cell table:style-name="ce63" table:formula="of:=1-1.5*[.CD24]" office:value-type="float" office:value="0.99625" calcext:value-type="float">
            <text:p>0.99625</text:p>
          </table:table-cell>
          <table:table-cell table:style-name="Default" table:number-columns-repeated="5"/>
          <table:table-cell table:style-name="ce55" office:value-type="string" calcext:value-type="string" table:number-columns-spanned="2" table:number-rows-spanned="1">
            <text:p>Sqrt Velocity : <text:s/></text:p>
          </table:table-cell>
          <table:covered-table-cell table:style-name="ce59"/>
          <table:table-cell table:style-name="ce63" table:formula="of:=[.DI26]*[.DI26]+[.DM26]*[.DM26]+[.DQ26]*[.DQ26]" office:value-type="float" office:value="0.0034" calcext:value-type="float">
            <text:p>0.0034</text:p>
          </table:table-cell>
          <table:table-cell table:style-name="Default" table:number-columns-repeated="15"/>
          <table:table-cell table:style-name="ce76" office:value-type="string" calcext:value-type="string" table:number-columns-spanned="2" table:number-rows-spanned="1">
            <text:p>DirIndep : <text:s text:c="2"/></text:p>
          </table:table-cell>
          <table:covered-table-cell table:style-name="ce59"/>
          <table:table-cell table:style-name="ce63" table:formula="of:=1-1.5*[.DD24]" office:value-type="float" office:value="0.9949" calcext:value-type="float">
            <text:p>0.9949</text:p>
          </table:table-cell>
          <table:table-cell table:style-name="Default" table:number-columns-repeated="2"/>
          <table:table-cell/>
          <table:table-cell table:style-name="ce65"/>
          <table:table-cell table:number-columns-repeated="894"/>
        </table:table-row>
        <table:table-row table:style-name="ro1">
          <table:table-cell table:style-name="ce13"/>
          <table:table-cell table:style-name="ce44" office:value-type="string" calcext:value-type="string" table:number-columns-spanned="3" table:number-rows-spanned="1">
            <text:p>Cell 5</text:p>
          </table:table-cell>
          <table:covered-table-cell table:style-name="ce42"/>
          <table:covered-table-cell table:style-name="ce60"/>
          <table:table-cell table:style-name="Default" table:number-columns-repeated="2"/>
          <table:table-cell/>
          <table:table-cell table:style-name="ce71" office:value-type="string" calcext:value-type="string" table:number-columns-spanned="3" table:number-rows-spanned="1">
            <text:p>Velocity.x()</text:p>
          </table:table-cell>
          <table:covered-table-cell table:style-name="ce42"/>
          <table:covered-table-cell table:style-name="ce60"/>
          <table:table-cell/>
          <table:table-cell table:style-name="ce71" office:value-type="string" calcext:value-type="string" table:number-columns-spanned="3" table:number-rows-spanned="1">
            <text:p>Velocity.y()</text:p>
          </table:table-cell>
          <table:covered-table-cell table:style-name="ce42"/>
          <table:covered-table-cell table:style-name="ce60"/>
          <table:table-cell/>
          <table:table-cell table:style-name="ce71" office:value-type="string" calcext:value-type="string" table:number-columns-spanned="3" table:number-rows-spanned="1">
            <text:p>Velocity.z()</text:p>
          </table:table-cell>
          <table:covered-table-cell table:style-name="ce42"/>
          <table:covered-table-cell table:style-name="ce60"/>
          <table:table-cell/>
          <table:table-cell table:style-name="ce71" office:value-type="string" calcext:value-type="string" table:number-columns-spanned="3" table:number-rows-spanned="1">
            <text:p>Density</text:p>
          </table:table-cell>
          <table:covered-table-cell table:style-name="ce42"/>
          <table:covered-table-cell table:style-name="ce60"/>
          <table:table-cell table:number-columns-repeated="3"/>
          <table:table-cell table:style-name="Default" table:number-columns-repeated="2"/>
          <table:table-cell table:style-name="ce44" office:value-type="string" calcext:value-type="string" table:number-columns-spanned="3" table:number-rows-spanned="1">
            <text:p>Cell 1</text:p>
          </table:table-cell>
          <table:covered-table-cell table:style-name="ce42"/>
          <table:covered-table-cell table:style-name="ce60"/>
          <table:table-cell table:style-name="Default" table:number-columns-repeated="2"/>
          <table:table-cell/>
          <table:table-cell table:style-name="ce71" office:value-type="string" calcext:value-type="string" table:number-columns-spanned="3" table:number-rows-spanned="1">
            <text:p>Velocity.x()</text:p>
          </table:table-cell>
          <table:covered-table-cell table:style-name="ce42"/>
          <table:covered-table-cell table:style-name="ce60"/>
          <table:table-cell/>
          <table:table-cell table:style-name="ce71" office:value-type="string" calcext:value-type="string" table:number-columns-spanned="3" table:number-rows-spanned="1">
            <text:p>Velocity.y()</text:p>
          </table:table-cell>
          <table:covered-table-cell table:style-name="ce42"/>
          <table:covered-table-cell table:style-name="ce60"/>
          <table:table-cell/>
          <table:table-cell table:style-name="ce71" office:value-type="string" calcext:value-type="string" table:number-columns-spanned="3" table:number-rows-spanned="1">
            <text:p>Velocity.z()</text:p>
          </table:table-cell>
          <table:covered-table-cell table:style-name="ce42"/>
          <table:covered-table-cell table:style-name="ce60"/>
          <table:table-cell/>
          <table:table-cell table:style-name="ce71" office:value-type="string" calcext:value-type="string" table:number-columns-spanned="3" table:number-rows-spanned="1">
            <text:p>Density</text:p>
          </table:table-cell>
          <table:covered-table-cell table:style-name="ce42"/>
          <table:covered-table-cell table:style-name="ce60"/>
          <table:table-cell table:number-columns-repeated="3"/>
          <table:table-cell table:style-name="Default" table:number-columns-repeated="2"/>
          <table:table-cell table:style-name="ce44" office:value-type="string" calcext:value-type="string" table:number-columns-spanned="3" table:number-rows-spanned="1">
            <text:p>Cell 6</text:p>
          </table:table-cell>
          <table:covered-table-cell table:style-name="ce42"/>
          <table:covered-table-cell table:style-name="ce60"/>
          <table:table-cell table:style-name="ce107" table:number-columns-repeated="2"/>
          <table:table-cell table:style-name="ce99"/>
          <table:table-cell table:style-name="ce71" office:value-type="string" calcext:value-type="string" table:number-columns-spanned="3" table:number-rows-spanned="1">
            <text:p>Velocity.x()</text:p>
          </table:table-cell>
          <table:covered-table-cell table:style-name="ce42"/>
          <table:covered-table-cell table:style-name="ce60"/>
          <table:table-cell/>
          <table:table-cell table:style-name="ce71" office:value-type="string" calcext:value-type="string" table:number-columns-spanned="3" table:number-rows-spanned="1">
            <text:p>Velocity.y()</text:p>
          </table:table-cell>
          <table:covered-table-cell table:style-name="ce42"/>
          <table:covered-table-cell table:style-name="ce60"/>
          <table:table-cell/>
          <table:table-cell table:style-name="ce71" office:value-type="string" calcext:value-type="string" table:number-columns-spanned="3" table:number-rows-spanned="1">
            <text:p>Velocity.z()</text:p>
          </table:table-cell>
          <table:covered-table-cell table:style-name="ce42"/>
          <table:covered-table-cell table:style-name="ce60"/>
          <table:table-cell/>
          <table:table-cell table:style-name="ce71" office:value-type="string" calcext:value-type="string" table:number-columns-spanned="3" table:number-rows-spanned="1">
            <text:p>Density</text:p>
          </table:table-cell>
          <table:covered-table-cell table:style-name="ce42"/>
          <table:covered-table-cell table:style-name="ce60"/>
          <table:table-cell table:style-name="Default"/>
          <table:table-cell table:style-name="ce133" office:value-type="string" calcext:value-type="string" table:number-columns-spanned="1" table:number-rows-spanned="2">
            <text:p>Momentum-Density</text:p>
          </table:table-cell>
          <table:table-cell table:style-name="ce135" office:value-type="string" calcext:value-type="string" table:number-columns-spanned="1" table:number-rows-spanned="2">
            <text:p>Equilibrium-PDF</text:p>
          </table:table-cell>
          <table:table-cell table:style-name="Default" table:number-columns-repeated="2"/>
          <table:table-cell table:style-name="ce44" office:value-type="string" calcext:value-type="string" table:number-columns-spanned="3" table:number-rows-spanned="1">
            <text:p>Cell 5</text:p>
          </table:table-cell>
          <table:covered-table-cell table:style-name="ce42"/>
          <table:covered-table-cell table:style-name="ce60"/>
          <table:table-cell table:style-name="Default" table:number-columns-repeated="2"/>
          <table:table-cell/>
          <table:table-cell table:style-name="ce71" office:value-type="string" calcext:value-type="string" table:number-columns-spanned="3" table:number-rows-spanned="1">
            <text:p>Velocity.x()</text:p>
          </table:table-cell>
          <table:covered-table-cell table:style-name="ce42"/>
          <table:covered-table-cell table:style-name="ce60"/>
          <table:table-cell/>
          <table:table-cell table:style-name="ce71" office:value-type="string" calcext:value-type="string" table:number-columns-spanned="3" table:number-rows-spanned="1">
            <text:p>Velocity.y()</text:p>
          </table:table-cell>
          <table:covered-table-cell table:style-name="ce42"/>
          <table:covered-table-cell table:style-name="ce60"/>
          <table:table-cell/>
          <table:table-cell table:style-name="ce71" office:value-type="string" calcext:value-type="string" table:number-columns-spanned="3" table:number-rows-spanned="1">
            <text:p>Velocity.z()</text:p>
          </table:table-cell>
          <table:covered-table-cell table:style-name="ce42"/>
          <table:covered-table-cell table:style-name="ce60"/>
          <table:table-cell/>
          <table:table-cell table:style-name="ce71" office:value-type="string" calcext:value-type="string" table:number-columns-spanned="3" table:number-rows-spanned="1">
            <text:p>Density</text:p>
          </table:table-cell>
          <table:covered-table-cell table:style-name="ce42"/>
          <table:covered-table-cell table:style-name="ce60"/>
          <table:table-cell table:style-name="Default"/>
          <table:table-cell table:number-columns-repeated="3"/>
          <table:table-cell table:style-name="Default"/>
          <table:table-cell table:style-name="ce44" office:value-type="string" calcext:value-type="string" table:number-columns-spanned="3" table:number-rows-spanned="1">
            <text:p>Cell 1</text:p>
          </table:table-cell>
          <table:covered-table-cell table:style-name="ce42"/>
          <table:covered-table-cell table:style-name="ce60"/>
          <table:table-cell table:style-name="ce99" table:number-columns-repeated="3"/>
          <table:table-cell table:style-name="ce71" office:value-type="string" calcext:value-type="string" table:number-columns-spanned="3" table:number-rows-spanned="1">
            <text:p>Velocity.x()</text:p>
          </table:table-cell>
          <table:covered-table-cell table:style-name="ce42"/>
          <table:covered-table-cell table:style-name="ce60"/>
          <table:table-cell/>
          <table:table-cell table:style-name="ce71" office:value-type="string" calcext:value-type="string" table:number-columns-spanned="3" table:number-rows-spanned="1">
            <text:p>Velocity.y()</text:p>
          </table:table-cell>
          <table:covered-table-cell table:style-name="ce42"/>
          <table:covered-table-cell table:style-name="ce60"/>
          <table:table-cell/>
          <table:table-cell table:style-name="ce71" office:value-type="string" calcext:value-type="string" table:number-columns-spanned="3" table:number-rows-spanned="1">
            <text:p>Velocity.z()</text:p>
          </table:table-cell>
          <table:covered-table-cell table:style-name="ce42"/>
          <table:covered-table-cell table:style-name="ce60"/>
          <table:table-cell/>
          <table:table-cell table:style-name="ce71" office:value-type="string" calcext:value-type="string" table:number-columns-spanned="3" table:number-rows-spanned="1">
            <text:p>Density</text:p>
          </table:table-cell>
          <table:covered-table-cell table:style-name="ce42"/>
          <table:covered-table-cell table:style-name="ce60"/>
          <table:table-cell table:style-name="Default"/>
          <table:table-cell table:style-name="ce133" office:value-type="string" calcext:value-type="string" table:number-columns-spanned="1" table:number-rows-spanned="2">
            <text:p>Momentum-Density</text:p>
          </table:table-cell>
          <table:table-cell table:style-name="ce135" office:value-type="string" calcext:value-type="string" table:number-columns-spanned="1" table:number-rows-spanned="2">
            <text:p>Equilibrium-PDF</text:p>
          </table:table-cell>
          <table:table-cell table:style-name="ce65"/>
          <table:table-cell table:number-columns-repeated="894"/>
        </table:table-row>
        <table:table-row table:style-name="ro1">
          <table:table-cell table:style-name="ce13"/>
          <table:table-cell table:style-name="ce16" office:value-type="float" office:value="0.0238194444444444" calcext:value-type="float">
            <text:p>0.023819444444444</text:p>
          </table:table-cell>
          <table:table-cell office:value-type="float" office:value="0.110694444444444" calcext:value-type="float">
            <text:p>0.110694444444444</text:p>
          </table:table-cell>
          <table:table-cell table:style-name="ce65" office:value-type="float" office:value="0.0321527777777778" calcext:value-type="float">
            <text:p>0.032152777777778</text:p>
          </table:table-cell>
          <table:table-cell table:style-name="ce68" office:value-type="string" calcext:value-type="string">
            <text:p>Modification-factor</text:p>
          </table:table-cell>
          <table:table-cell table:style-name="ce44" office:value-type="string" calcext:value-type="string">
            <text:p>PDF</text:p>
          </table:table-cell>
          <table:table-cell/>
          <table:table-cell table:style-name="ce17"/>
          <table:table-cell table:style-name="ce72" table:formula="of:=SUM([.I27:.I35])" office:value-type="float" office:value="0.05" calcext:value-type="float">
            <text:p>0.05</text:p>
          </table:table-cell>
          <table:table-cell table:style-name="ce24"/>
          <table:table-cell/>
          <table:table-cell table:style-name="ce17"/>
          <table:table-cell table:style-name="ce72" table:formula="of:=SUM([.M27:.M35])" office:value-type="float" office:value="0" calcext:value-type="float">
            <text:p>0</text:p>
          </table:table-cell>
          <table:table-cell table:style-name="ce24"/>
          <table:table-cell/>
          <table:table-cell table:style-name="ce17"/>
          <table:table-cell table:style-name="ce72" table:formula="of:=SUM([.Q27:.Q35])" office:value-type="float" office:value="0" calcext:value-type="float">
            <text:p>0</text:p>
          </table:table-cell>
          <table:table-cell table:style-name="ce24"/>
          <table:table-cell/>
          <table:table-cell table:style-name="ce17"/>
          <table:table-cell table:style-name="ce72" table:formula="of:=[.$U$3]+SUM([.U27:.U35])" office:value-type="float" office:value="0.999999999999999" calcext:value-type="float">
            <text:p>0.999999999999999</text:p>
          </table:table-cell>
          <table:table-cell table:style-name="ce24"/>
          <table:table-cell table:number-columns-repeated="3"/>
          <table:table-cell table:style-name="Default" table:number-columns-repeated="2"/>
          <table:table-cell table:style-name="ce16" office:value-type="float" office:value="0.0238194444444444" calcext:value-type="float">
            <text:p>0.023819444444444</text:p>
          </table:table-cell>
          <table:table-cell office:value-type="float" office:value="0.110694444444444" calcext:value-type="float">
            <text:p>0.110694444444444</text:p>
          </table:table-cell>
          <table:table-cell table:style-name="ce65" office:value-type="float" office:value="0.0321527777777778" calcext:value-type="float">
            <text:p>0.032152777777778</text:p>
          </table:table-cell>
          <table:table-cell table:style-name="ce68" office:value-type="string" calcext:value-type="string">
            <text:p>Modification-factor</text:p>
          </table:table-cell>
          <table:table-cell table:style-name="ce44" office:value-type="string" calcext:value-type="string">
            <text:p>PDF</text:p>
          </table:table-cell>
          <table:table-cell/>
          <table:table-cell table:style-name="ce17"/>
          <table:table-cell table:style-name="ce72" table:formula="of:=SUM([.AI27:.AI35])" office:value-type="float" office:value="0.05" calcext:value-type="float">
            <text:p>0.05</text:p>
          </table:table-cell>
          <table:table-cell table:style-name="ce24"/>
          <table:table-cell/>
          <table:table-cell table:style-name="ce17"/>
          <table:table-cell table:style-name="ce72" table:formula="of:=SUM([.AM27:.AM35])" office:value-type="float" office:value="0" calcext:value-type="float">
            <text:p>0</text:p>
          </table:table-cell>
          <table:table-cell table:style-name="ce24"/>
          <table:table-cell/>
          <table:table-cell table:style-name="ce17"/>
          <table:table-cell table:style-name="ce72" table:formula="of:=SUM([.AQ27:.AQ35])" office:value-type="float" office:value="0" calcext:value-type="float">
            <text:p>0</text:p>
          </table:table-cell>
          <table:table-cell table:style-name="ce24"/>
          <table:table-cell/>
          <table:table-cell table:style-name="ce17"/>
          <table:table-cell table:style-name="ce72" table:formula="of:=[.$U$3]+SUM([.AU27:.AU35])" office:value-type="float" office:value="0.999999999999999" calcext:value-type="float">
            <text:p>0.999999999999999</text:p>
          </table:table-cell>
          <table:table-cell table:style-name="ce24"/>
          <table:table-cell table:number-columns-repeated="3"/>
          <table:table-cell table:style-name="Default" table:number-columns-repeated="2"/>
          <table:table-cell table:style-name="ce16" office:value-type="float" office:value="0.0277777777777778" calcext:value-type="float">
            <text:p>0.027777777777778</text:p>
          </table:table-cell>
          <table:table-cell office:value-type="float" office:value="0.111111111111111" calcext:value-type="float">
            <text:p>0.111111111111111</text:p>
          </table:table-cell>
          <table:table-cell table:style-name="ce65" office:value-type="float" office:value="0.0277777777777778" calcext:value-type="float">
            <text:p>0.027777777777778</text:p>
          </table:table-cell>
          <table:table-cell table:style-name="ce68" office:value-type="string" calcext:value-type="string">
            <text:p>Modification-factor</text:p>
          </table:table-cell>
          <table:table-cell table:style-name="ce44" office:value-type="string" calcext:value-type="string">
            <text:p>PDF</text:p>
          </table:table-cell>
          <table:table-cell/>
          <table:table-cell table:style-name="ce17"/>
          <table:table-cell table:style-name="ce72" table:formula="of:=SUM([.BI27:.BI35])" office:value-type="float" office:value="-0.06" calcext:value-type="float">
            <text:p>-0.06</text:p>
          </table:table-cell>
          <table:table-cell table:style-name="ce24"/>
          <table:table-cell/>
          <table:table-cell table:style-name="ce17"/>
          <table:table-cell table:style-name="ce72" table:formula="of:=SUM([.BM27:.BM35])" office:value-type="float" office:value="-0.03" calcext:value-type="float">
            <text:p>-0.03</text:p>
          </table:table-cell>
          <table:table-cell table:style-name="ce24"/>
          <table:table-cell/>
          <table:table-cell table:style-name="ce17"/>
          <table:table-cell table:style-name="ce72" table:formula="of:=SUM([.BQ27:.BQ35])" office:value-type="float" office:value="0" calcext:value-type="float">
            <text:p>0</text:p>
          </table:table-cell>
          <table:table-cell table:style-name="ce24"/>
          <table:table-cell/>
          <table:table-cell table:style-name="ce17"/>
          <table:table-cell table:style-name="ce72" table:formula="of:=[.$U$3]+SUM([.BU27:.BU35])" office:value-type="float" office:value="1" calcext:value-type="float">
            <text:p>1</text:p>
          </table:table-cell>
          <table:table-cell table:style-name="ce24"/>
          <table:table-cell table:style-name="Default"/>
          <table:covered-table-cell table:style-name="ce134"/>
          <table:covered-table-cell table:style-name="ce136"/>
          <table:table-cell table:style-name="Default" table:number-columns-repeated="2"/>
          <table:table-cell table:style-name="ce16" office:value-type="float" office:value="0.0238194444444444" calcext:value-type="float">
            <text:p>0.023819444444444</text:p>
          </table:table-cell>
          <table:table-cell office:value-type="float" office:value="0.110694444444444" calcext:value-type="float">
            <text:p>0.110694444444444</text:p>
          </table:table-cell>
          <table:table-cell table:style-name="ce65" office:value-type="float" office:value="0.0321527777777778" calcext:value-type="float">
            <text:p>0.032152777777778</text:p>
          </table:table-cell>
          <table:table-cell table:style-name="ce68" office:value-type="string" calcext:value-type="string">
            <text:p>Modification-factor</text:p>
          </table:table-cell>
          <table:table-cell table:style-name="ce44" office:value-type="string" calcext:value-type="string">
            <text:p>PDF</text:p>
          </table:table-cell>
          <table:table-cell/>
          <table:table-cell table:style-name="ce17"/>
          <table:table-cell table:style-name="ce72" table:formula="of:=SUM([.CI27:.CI35])" office:value-type="float" office:value="0.05" calcext:value-type="float">
            <text:p>0.05</text:p>
          </table:table-cell>
          <table:table-cell table:style-name="ce24"/>
          <table:table-cell/>
          <table:table-cell table:style-name="ce17"/>
          <table:table-cell table:style-name="ce72" table:formula="of:=SUM([.CM27:.CM35])" office:value-type="float" office:value="0" calcext:value-type="float">
            <text:p>0</text:p>
          </table:table-cell>
          <table:table-cell table:style-name="ce24"/>
          <table:table-cell/>
          <table:table-cell table:style-name="ce17"/>
          <table:table-cell table:style-name="ce72" table:formula="of:=SUM([.CQ27:.CQ35])" office:value-type="float" office:value="0" calcext:value-type="float">
            <text:p>0</text:p>
          </table:table-cell>
          <table:table-cell table:style-name="ce24"/>
          <table:table-cell/>
          <table:table-cell table:style-name="ce17"/>
          <table:table-cell table:style-name="ce72" table:formula="of:=[.$U$3]+SUM([.CU27:.CU35])" office:value-type="float" office:value="0.999999999999999" calcext:value-type="float">
            <text:p>0.999999999999999</text:p>
          </table:table-cell>
          <table:table-cell table:style-name="ce24"/>
          <table:table-cell table:style-name="Default"/>
          <table:table-cell table:number-columns-repeated="3"/>
          <table:table-cell table:style-name="Default"/>
          <table:table-cell table:style-name="ce16" office:value-type="float" office:value="0.0238194444444444" calcext:value-type="float">
            <text:p>0.023819444444444</text:p>
          </table:table-cell>
          <table:table-cell office:value-type="float" office:value="0.110694444444444" calcext:value-type="float">
            <text:p>0.110694444444444</text:p>
          </table:table-cell>
          <table:table-cell table:style-name="ce65" office:value-type="float" office:value="0.0321527777777778" calcext:value-type="float">
            <text:p>0.032152777777778</text:p>
          </table:table-cell>
          <table:table-cell table:style-name="ce68" office:value-type="string" calcext:value-type="string">
            <text:p>Modification-factor</text:p>
          </table:table-cell>
          <table:table-cell table:style-name="ce44" office:value-type="string" calcext:value-type="string">
            <text:p>PDF</text:p>
          </table:table-cell>
          <table:table-cell/>
          <table:table-cell table:style-name="ce17"/>
          <table:table-cell table:style-name="ce72" table:formula="of:=SUM([.DI27:.DI35])" office:value-type="float" office:value="0.05" calcext:value-type="float">
            <text:p>0.05</text:p>
          </table:table-cell>
          <table:table-cell table:style-name="ce24"/>
          <table:table-cell/>
          <table:table-cell table:style-name="ce17"/>
          <table:table-cell table:style-name="ce72" table:formula="of:=SUM([.DM27:.DM35])" office:value-type="float" office:value="0.03" calcext:value-type="float">
            <text:p>0.03</text:p>
          </table:table-cell>
          <table:table-cell table:style-name="ce24"/>
          <table:table-cell/>
          <table:table-cell table:style-name="ce17"/>
          <table:table-cell table:style-name="ce72" table:formula="of:=SUM([.DQ27:.DQ35])" office:value-type="float" office:value="0" calcext:value-type="float">
            <text:p>0</text:p>
          </table:table-cell>
          <table:table-cell table:style-name="ce24"/>
          <table:table-cell/>
          <table:table-cell table:style-name="ce17"/>
          <table:table-cell table:style-name="ce72" table:formula="of:=[.$U$3]+SUM([.DU27:.DU35])" office:value-type="float" office:value="0.999999999999999" calcext:value-type="float">
            <text:p>0.999999999999999</text:p>
          </table:table-cell>
          <table:table-cell table:style-name="ce24"/>
          <table:table-cell table:style-name="Default"/>
          <table:covered-table-cell table:style-name="ce134"/>
          <table:covered-table-cell table:style-name="ce136"/>
          <table:table-cell table:style-name="ce65"/>
          <table:table-cell table:number-columns-repeated="894"/>
        </table:table-row>
        <table:table-row table:style-name="ro1">
          <table:table-cell table:style-name="ce13"/>
          <table:table-cell table:style-name="ce16" office:value-type="float" office:value="0.0952777777777778" calcext:value-type="float">
            <text:p>0.095277777777778</text:p>
          </table:table-cell>
          <table:table-cell office:value-type="float" office:value="0.442777777777778" calcext:value-type="float">
            <text:p>0.442777777777778</text:p>
          </table:table-cell>
          <table:table-cell table:style-name="ce65" office:value-type="float" office:value="0.128611111111111" calcext:value-type="float">
            <text:p>0.128611111111111</text:p>
          </table:table-cell>
          <table:table-cell office:value-type="float" office:value="0" calcext:value-type="float">
            <text:p>0</text:p>
          </table:table-cell>
          <table:table-cell table:style-name="ce69" table:formula="of:=[.C27]" office:value-type="float" office:value="0.442777777777778" calcext:value-type="float">
            <text:p>0.442777777777778</text:p>
          </table:table-cell>
          <table:table-cell table:style-name="Default"/>
          <table:table-cell table:style-name="ce16"/>
          <table:table-cell table:formula="of:=[.U27]*[.$H$11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U27]*[.$L$11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U27]*[.$P$11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E27]+[.F27]" office:value-type="float" office:value="0.442777777777778" calcext:value-type="float">
            <text:p>0.442777777777778</text:p>
          </table:table-cell>
          <table:table-cell table:style-name="ce65"/>
          <table:table-cell table:number-columns-repeated="3"/>
          <table:table-cell table:style-name="Default" table:number-columns-repeated="2"/>
          <table:table-cell table:style-name="ce16" office:value-type="float" office:value="0.0952777777777778" calcext:value-type="float">
            <text:p>0.095277777777778</text:p>
          </table:table-cell>
          <table:table-cell office:value-type="float" office:value="0.442777777777778" calcext:value-type="float">
            <text:p>0.442777777777778</text:p>
          </table:table-cell>
          <table:table-cell table:style-name="ce65" office:value-type="float" office:value="0.128611111111111" calcext:value-type="float">
            <text:p>0.128611111111111</text:p>
          </table:table-cell>
          <table:table-cell office:value-type="float" office:value="0" calcext:value-type="float">
            <text:p>0</text:p>
          </table:table-cell>
          <table:table-cell table:style-name="ce69" table:formula="of:=[.AC27]" office:value-type="float" office:value="0.442777777777778" calcext:value-type="float">
            <text:p>0.442777777777778</text:p>
          </table:table-cell>
          <table:table-cell table:style-name="Default"/>
          <table:table-cell table:style-name="ce16"/>
          <table:table-cell table:formula="of:=[.AU27]*[.$H$11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AU27]*[.$L$11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AU27]*[.$P$11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AE27]+[.AF27]" office:value-type="float" office:value="0.442777777777778" calcext:value-type="float">
            <text:p>0.442777777777778</text:p>
          </table:table-cell>
          <table:table-cell table:style-name="ce65"/>
          <table:table-cell table:number-columns-repeated="2"/>
          <table:table-cell table:style-name="Default" table:number-columns-repeated="3"/>
          <table:table-cell table:style-name="ce16" office:value-type="float" office:value="0.111111111111111" calcext:value-type="float">
            <text:p>0.111111111111111</text:p>
          </table:table-cell>
          <table:table-cell office:value-type="float" office:value="0.444444444444444" calcext:value-type="float">
            <text:p>0.444444444444444</text:p>
          </table:table-cell>
          <table:table-cell table:style-name="ce65" office:value-type="float" office:value="0.111111111111111" calcext:value-type="float">
            <text:p>0.111111111111111</text:p>
          </table:table-cell>
          <table:table-cell office:value-type="float" office:value="0" calcext:value-type="float">
            <text:p>0</text:p>
          </table:table-cell>
          <table:table-cell table:style-name="ce69" table:formula="of:=[.BC27]" office:value-type="float" office:value="0.444444444444444" calcext:value-type="float">
            <text:p>0.444444444444444</text:p>
          </table:table-cell>
          <table:table-cell table:style-name="Default"/>
          <table:table-cell table:style-name="ce16"/>
          <table:table-cell table:formula="of:=[.BU27]*[.$H$11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BU27]*[.$L$11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BU27]*[.$P$11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BE27]+[.BF27]" office:value-type="float" office:value="0.444444444444444" calcext:value-type="float">
            <text:p>0.444444444444444</text:p>
          </table:table-cell>
          <table:table-cell table:style-name="ce65"/>
          <table:table-cell table:style-name="Default"/>
          <table:table-cell table:style-name="ce16" table:formula="of:=[.$BI$26]*[.$H11]+[.$BM$26]*[.$L11]+[.$BQ$26]*[.$P11]" office:value-type="float" office:value="0" calcext:value-type="float">
            <text:p>0</text:p>
          </table:table-cell>
          <table:table-cell table:style-name="ce69" table:formula="of:=[.$D11]*([.BV$24]+3*[.BX27]+4.5*[.BX27]^2)" office:value-type="float" office:value="0.441444444444444" calcext:value-type="float">
            <text:p>0.441444444444444</text:p>
          </table:table-cell>
          <table:table-cell table:style-name="Default" table:number-columns-repeated="2"/>
          <table:table-cell table:style-name="ce16" office:value-type="float" office:value="0.0952777777777778" calcext:value-type="float">
            <text:p>0.095277777777778</text:p>
          </table:table-cell>
          <table:table-cell office:value-type="float" office:value="0.442777777777778" calcext:value-type="float">
            <text:p>0.442777777777778</text:p>
          </table:table-cell>
          <table:table-cell table:style-name="ce65" office:value-type="float" office:value="0.128611111111111" calcext:value-type="float">
            <text:p>0.128611111111111</text:p>
          </table:table-cell>
          <table:table-cell office:value-type="float" office:value="0" calcext:value-type="float">
            <text:p>0</text:p>
          </table:table-cell>
          <table:table-cell table:style-name="ce69" table:formula="of:=[.CC27]" office:value-type="float" office:value="0.442777777777778" calcext:value-type="float">
            <text:p>0.442777777777778</text:p>
          </table:table-cell>
          <table:table-cell table:style-name="Default"/>
          <table:table-cell table:style-name="ce16"/>
          <table:table-cell table:formula="of:=[.CU27]*[.$H$11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CU27]*[.$L$11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CU27]*[.$P$11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CE27]+[.CF27]" office:value-type="float" office:value="0.442777777777778" calcext:value-type="float">
            <text:p>0.442777777777778</text:p>
          </table:table-cell>
          <table:table-cell table:style-name="ce65"/>
          <table:table-cell table:style-name="Default"/>
          <table:table-cell table:number-columns-repeated="3"/>
          <table:table-cell table:style-name="Default"/>
          <table:table-cell table:style-name="ce16" office:value-type="float" office:value="0.0952777777777778" calcext:value-type="float">
            <text:p>0.095277777777778</text:p>
          </table:table-cell>
          <table:table-cell office:value-type="float" office:value="0.442777777777778" calcext:value-type="float">
            <text:p>0.442777777777778</text:p>
          </table:table-cell>
          <table:table-cell table:style-name="ce65" office:value-type="float" office:value="0.128611111111111" calcext:value-type="float">
            <text:p>0.128611111111111</text:p>
          </table:table-cell>
          <table:table-cell office:value-type="float" office:value="0" calcext:value-type="float">
            <text:p>0</text:p>
          </table:table-cell>
          <table:table-cell table:style-name="ce69" table:formula="of:=[.DC27]" office:value-type="float" office:value="0.442777777777778" calcext:value-type="float">
            <text:p>0.442777777777778</text:p>
          </table:table-cell>
          <table:table-cell table:style-name="Default"/>
          <table:table-cell table:style-name="ce16"/>
          <table:table-cell table:formula="of:=[.DU27]*[.$H$11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DU27]*[.$L$11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DU27]*[.$P$11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DE27]+[.DF27]" office:value-type="float" office:value="0.442777777777778" calcext:value-type="float">
            <text:p>0.442777777777778</text:p>
          </table:table-cell>
          <table:table-cell table:style-name="ce65"/>
          <table:table-cell table:style-name="Default"/>
          <table:table-cell table:style-name="ce16" table:formula="of:=[.$DI$26]*[.$H11]+[.$DM$26]*[.$L11]+[.$DQ$26]*[.$P11]" office:value-type="float" office:value="0" calcext:value-type="float">
            <text:p>0</text:p>
          </table:table-cell>
          <table:table-cell table:style-name="ce69" table:formula="of:=[.$D11]*([.DV$24]+3*[.DX27]+4.5*[.DX27]^2)" office:value-type="float" office:value="0.442177777777778" calcext:value-type="float">
            <text:p>0.442177777777778</text:p>
          </table:table-cell>
          <table:table-cell table:style-name="ce65"/>
          <table:table-cell table:number-columns-repeated="894"/>
        </table:table-row>
        <table:table-row table:style-name="ro1">
          <table:table-cell table:style-name="ce16"/>
          <table:table-cell table:style-name="ce17" office:value-type="float" office:value="0.0238194444444444" calcext:value-type="float">
            <text:p>0.023819444444444</text:p>
          </table:table-cell>
          <table:table-cell table:style-name="ce19" office:value-type="float" office:value="0.110694444444444" calcext:value-type="float">
            <text:p>0.110694444444444</text:p>
          </table:table-cell>
          <table:table-cell table:style-name="ce24" office:value-type="float" office:value="0.0321527777777778" calcext:value-type="float">
            <text:p>0.032152777777778</text:p>
          </table:table-cell>
          <table:table-cell office:value-type="float" office:value="0" calcext:value-type="float">
            <text:p>0</text:p>
          </table:table-cell>
          <table:table-cell table:style-name="ce69" table:formula="of:=[.C26]" office:value-type="float" office:value="0.110694444444444" calcext:value-type="float">
            <text:p>0.110694444444444</text:p>
          </table:table-cell>
          <table:table-cell table:style-name="Default"/>
          <table:table-cell table:style-name="ce16"/>
          <table:table-cell table:formula="of:=[.U28]*[.$H$12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U28]*[.$L$12]" office:value-type="float" office:value="0.110694444444444" calcext:value-type="float">
            <text:p>0.110694444444444</text:p>
          </table:table-cell>
          <table:table-cell table:style-name="ce65"/>
          <table:table-cell/>
          <table:table-cell table:style-name="ce16"/>
          <table:table-cell table:formula="of:=[.U28]*[.$P$12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E28]+[.F28]" office:value-type="float" office:value="0.110694444444444" calcext:value-type="float">
            <text:p>0.110694444444444</text:p>
          </table:table-cell>
          <table:table-cell table:style-name="ce65"/>
          <table:table-cell table:number-columns-repeated="3"/>
          <table:table-cell table:style-name="Default" table:number-columns-repeated="2"/>
          <table:table-cell table:style-name="ce17" office:value-type="float" office:value="0.0238194444444444" calcext:value-type="float">
            <text:p>0.023819444444444</text:p>
          </table:table-cell>
          <table:table-cell table:style-name="ce19" office:value-type="float" office:value="0.110694444444444" calcext:value-type="float">
            <text:p>0.110694444444444</text:p>
          </table:table-cell>
          <table:table-cell table:style-name="ce24" office:value-type="float" office:value="0.0321527777777778" calcext:value-type="float">
            <text:p>0.032152777777778</text:p>
          </table:table-cell>
          <table:table-cell office:value-type="float" office:value="0" calcext:value-type="float">
            <text:p>0</text:p>
          </table:table-cell>
          <table:table-cell table:style-name="ce69" table:formula="of:=[.AC26]" office:value-type="float" office:value="0.110694444444444" calcext:value-type="float">
            <text:p>0.110694444444444</text:p>
          </table:table-cell>
          <table:table-cell table:style-name="Default"/>
          <table:table-cell table:style-name="ce16"/>
          <table:table-cell table:formula="of:=[.AU28]*[.$H$12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AU28]*[.$L$12]" office:value-type="float" office:value="0.110694444444444" calcext:value-type="float">
            <text:p>0.110694444444444</text:p>
          </table:table-cell>
          <table:table-cell table:style-name="ce65"/>
          <table:table-cell/>
          <table:table-cell table:style-name="ce16"/>
          <table:table-cell table:formula="of:=[.AU28]*[.$P$12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AE28]+[.AF28]" office:value-type="float" office:value="0.110694444444444" calcext:value-type="float">
            <text:p>0.110694444444444</text:p>
          </table:table-cell>
          <table:table-cell table:style-name="ce65"/>
          <table:table-cell table:number-columns-repeated="2"/>
          <table:table-cell table:style-name="Default" table:number-columns-repeated="3"/>
          <table:table-cell table:style-name="ce17" office:value-type="float" office:value="0.0277777777777778" calcext:value-type="float">
            <text:p>0.027777777777778</text:p>
          </table:table-cell>
          <table:table-cell table:style-name="ce19" office:value-type="float" office:value="0.111111111111111" calcext:value-type="float">
            <text:p>0.111111111111111</text:p>
          </table:table-cell>
          <table:table-cell table:style-name="ce24" office:value-type="float" office:value="0.0277777777777778" calcext:value-type="float">
            <text:p>0.027777777777778</text:p>
          </table:table-cell>
          <table:table-cell office:value-type="float" office:value="0" calcext:value-type="float">
            <text:p>0</text:p>
          </table:table-cell>
          <table:table-cell table:style-name="ce69" table:formula="of:=[.BC26]" office:value-type="float" office:value="0.111111111111111" calcext:value-type="float">
            <text:p>0.111111111111111</text:p>
          </table:table-cell>
          <table:table-cell table:style-name="Default"/>
          <table:table-cell table:style-name="ce16"/>
          <table:table-cell table:formula="of:=[.BU28]*[.$H$12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BU28]*[.$L$12]" office:value-type="float" office:value="0.111111111111111" calcext:value-type="float">
            <text:p>0.111111111111111</text:p>
          </table:table-cell>
          <table:table-cell table:style-name="ce65"/>
          <table:table-cell/>
          <table:table-cell table:style-name="ce16"/>
          <table:table-cell table:formula="of:=[.BU28]*[.$P$12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BE28]+[.BF28]" office:value-type="float" office:value="0.111111111111111" calcext:value-type="float">
            <text:p>0.111111111111111</text:p>
          </table:table-cell>
          <table:table-cell table:style-name="ce65"/>
          <table:table-cell table:style-name="Default"/>
          <table:table-cell table:style-name="ce16" table:formula="of:=[.$BI$26]*[.$H12]+[.$BM$26]*[.$L12]+[.$BQ$26]*[.$P12]" office:value-type="float" office:value="-0.03" calcext:value-type="float">
            <text:p>-0.03</text:p>
          </table:table-cell>
          <table:table-cell table:style-name="ce69" table:formula="of:=[.$D12]*([.BV$24]+3*[.BX28]+4.5*[.BX28]^2)" office:value-type="float" office:value="0.100811111111111" calcext:value-type="float">
            <text:p>0.100811111111111</text:p>
          </table:table-cell>
          <table:table-cell table:style-name="Default" table:number-columns-repeated="2"/>
          <table:table-cell table:style-name="ce17" office:value-type="float" office:value="0.0238194444444444" calcext:value-type="float">
            <text:p>0.023819444444444</text:p>
          </table:table-cell>
          <table:table-cell table:style-name="ce19" office:value-type="float" office:value="0.110694444444444" calcext:value-type="float">
            <text:p>0.110694444444444</text:p>
          </table:table-cell>
          <table:table-cell table:style-name="ce24" office:value-type="float" office:value="0.0321527777777778" calcext:value-type="float">
            <text:p>0.032152777777778</text:p>
          </table:table-cell>
          <table:table-cell office:value-type="float" office:value="0" calcext:value-type="float">
            <text:p>0</text:p>
          </table:table-cell>
          <table:table-cell table:style-name="ce69" table:formula="of:=[.CC26]" office:value-type="float" office:value="0.110694444444444" calcext:value-type="float">
            <text:p>0.110694444444444</text:p>
          </table:table-cell>
          <table:table-cell table:style-name="Default"/>
          <table:table-cell table:style-name="ce16"/>
          <table:table-cell table:formula="of:=[.CU28]*[.$H$12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CU28]*[.$L$12]" office:value-type="float" office:value="0.110694444444444" calcext:value-type="float">
            <text:p>0.110694444444444</text:p>
          </table:table-cell>
          <table:table-cell table:style-name="ce65"/>
          <table:table-cell/>
          <table:table-cell table:style-name="ce16"/>
          <table:table-cell table:formula="of:=[.CU28]*[.$P$12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CE28]+[.CF28]" office:value-type="float" office:value="0.110694444444444" calcext:value-type="float">
            <text:p>0.110694444444444</text:p>
          </table:table-cell>
          <table:table-cell table:style-name="ce65"/>
          <table:table-cell table:style-name="Default"/>
          <table:table-cell table:number-columns-repeated="3"/>
          <table:table-cell table:style-name="Default"/>
          <table:table-cell table:style-name="ce17" office:value-type="float" office:value="0.0238194444444444" calcext:value-type="float">
            <text:p>0.023819444444444</text:p>
          </table:table-cell>
          <table:table-cell table:style-name="ce19" office:value-type="float" office:value="0.110694444444444" calcext:value-type="float">
            <text:p>0.110694444444444</text:p>
          </table:table-cell>
          <table:table-cell table:style-name="ce24" office:value-type="float" office:value="0.0321527777777778" calcext:value-type="float">
            <text:p>0.032152777777778</text:p>
          </table:table-cell>
          <table:table-cell office:value-type="float" office:value="0" calcext:value-type="float">
            <text:p>0</text:p>
          </table:table-cell>
          <table:table-cell table:style-name="ce69" table:formula="of:=[.DC26]" office:value-type="float" office:value="0.110694444444444" calcext:value-type="float">
            <text:p>0.110694444444444</text:p>
          </table:table-cell>
          <table:table-cell table:style-name="Default"/>
          <table:table-cell table:style-name="ce16"/>
          <table:table-cell table:formula="of:=[.DU28]*[.$H$12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DU28]*[.$L$12]" office:value-type="float" office:value="0.110694444444444" calcext:value-type="float">
            <text:p>0.110694444444444</text:p>
          </table:table-cell>
          <table:table-cell table:style-name="ce65"/>
          <table:table-cell/>
          <table:table-cell table:style-name="ce16"/>
          <table:table-cell table:formula="of:=[.DU28]*[.$P$12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DE28]+[.DF28]" office:value-type="float" office:value="0.110694444444444" calcext:value-type="float">
            <text:p>0.110694444444444</text:p>
          </table:table-cell>
          <table:table-cell table:style-name="ce65"/>
          <table:table-cell table:style-name="Default"/>
          <table:table-cell table:style-name="ce16" table:formula="of:=[.$DI$26]*[.$H12]+[.$DM$26]*[.$L12]+[.$DQ$26]*[.$P12]" office:value-type="float" office:value="0.03" calcext:value-type="float">
            <text:p>0.03</text:p>
          </table:table-cell>
          <table:table-cell table:style-name="ce69" table:formula="of:=[.$D12]*([.DV$24]+3*[.DX28]+4.5*[.DX28]^2)" office:value-type="float" office:value="0.120994444444444" calcext:value-type="float">
            <text:p>0.120994444444444</text:p>
          </table:table-cell>
          <table:table-cell table:style-name="ce65"/>
          <table:table-cell table:number-columns-repeated="894"/>
        </table:table-row>
        <table:table-row table:style-name="ro1">
          <table:table-cell table:style-name="ce16"/>
          <table:table-cell table:number-columns-repeated="3"/>
          <table:table-cell office:value-type="float" office:value="0" calcext:value-type="float">
            <text:p>0</text:p>
          </table:table-cell>
          <table:table-cell table:style-name="ce69" table:formula="of:=[.C28]" office:value-type="float" office:value="0.110694444444444" calcext:value-type="float">
            <text:p>0.110694444444444</text:p>
          </table:table-cell>
          <table:table-cell table:style-name="Default"/>
          <table:table-cell table:style-name="ce16"/>
          <table:table-cell table:formula="of:=[.U29]*[.$H$13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U29]*[.$L$13]" office:value-type="float" office:value="-0.110694444444444" calcext:value-type="float">
            <text:p>-0.110694444444444</text:p>
          </table:table-cell>
          <table:table-cell table:style-name="ce65"/>
          <table:table-cell/>
          <table:table-cell table:style-name="ce16"/>
          <table:table-cell table:formula="of:=[.U29]*[.$P$13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E29]+[.F29]" office:value-type="float" office:value="0.110694444444444" calcext:value-type="float">
            <text:p>0.110694444444444</text:p>
          </table:table-cell>
          <table:table-cell table:style-name="ce65"/>
          <table:table-cell table:number-columns-repeated="3"/>
          <table:table-cell table:style-name="Default" table:number-columns-repeated="2"/>
          <table:table-cell table:number-columns-repeated="3"/>
          <table:table-cell office:value-type="float" office:value="0" calcext:value-type="float">
            <text:p>0</text:p>
          </table:table-cell>
          <table:table-cell table:style-name="ce69" table:formula="of:=[.AC28]" office:value-type="float" office:value="0.110694444444444" calcext:value-type="float">
            <text:p>0.110694444444444</text:p>
          </table:table-cell>
          <table:table-cell table:style-name="Default"/>
          <table:table-cell table:style-name="ce16"/>
          <table:table-cell table:formula="of:=[.AU29]*[.$H$13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AU29]*[.$L$13]" office:value-type="float" office:value="-0.110694444444444" calcext:value-type="float">
            <text:p>-0.110694444444444</text:p>
          </table:table-cell>
          <table:table-cell table:style-name="ce65"/>
          <table:table-cell/>
          <table:table-cell table:style-name="ce16"/>
          <table:table-cell table:formula="of:=[.AU29]*[.$P$13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AE29]+[.AF29]" office:value-type="float" office:value="0.110694444444444" calcext:value-type="float">
            <text:p>0.110694444444444</text:p>
          </table:table-cell>
          <table:table-cell table:style-name="ce65"/>
          <table:table-cell table:number-columns-repeated="2"/>
          <table:table-cell table:style-name="Default" table:number-columns-repeated="3"/>
          <table:table-cell table:number-columns-repeated="3"/>
          <table:table-cell office:value-type="float" office:value="0" calcext:value-type="float">
            <text:p>0</text:p>
          </table:table-cell>
          <table:table-cell table:style-name="ce69" table:formula="of:=[.BC28]" office:value-type="float" office:value="0.111111111111111" calcext:value-type="float">
            <text:p>0.111111111111111</text:p>
          </table:table-cell>
          <table:table-cell table:style-name="Default"/>
          <table:table-cell table:style-name="ce16"/>
          <table:table-cell table:formula="of:=[.BU29]*[.$H$13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BU29]*[.$L$13]" office:value-type="float" office:value="-0.111111111111111" calcext:value-type="float">
            <text:p>-0.111111111111111</text:p>
          </table:table-cell>
          <table:table-cell table:style-name="ce65"/>
          <table:table-cell/>
          <table:table-cell table:style-name="ce16"/>
          <table:table-cell table:formula="of:=[.BU29]*[.$P$13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BE29]+[.BF29]" office:value-type="float" office:value="0.111111111111111" calcext:value-type="float">
            <text:p>0.111111111111111</text:p>
          </table:table-cell>
          <table:table-cell table:style-name="ce65"/>
          <table:table-cell table:style-name="Default"/>
          <table:table-cell table:style-name="ce16" table:formula="of:=[.$BI$26]*[.$H13]+[.$BM$26]*[.$L13]+[.$BQ$26]*[.$P13]" office:value-type="float" office:value="0.03" calcext:value-type="float">
            <text:p>0.03</text:p>
          </table:table-cell>
          <table:table-cell table:style-name="ce69" table:formula="of:=[.$D13]*([.BV$24]+3*[.BX29]+4.5*[.BX29]^2)" office:value-type="float" office:value="0.120811111111111" calcext:value-type="float">
            <text:p>0.120811111111111</text:p>
          </table:table-cell>
          <table:table-cell table:style-name="Default" table:number-columns-repeated="2"/>
          <table:table-cell table:number-columns-repeated="3"/>
          <table:table-cell office:value-type="float" office:value="0" calcext:value-type="float">
            <text:p>0</text:p>
          </table:table-cell>
          <table:table-cell table:style-name="ce69" table:formula="of:=[.CC28]" office:value-type="float" office:value="0.110694444444444" calcext:value-type="float">
            <text:p>0.110694444444444</text:p>
          </table:table-cell>
          <table:table-cell table:style-name="Default"/>
          <table:table-cell table:style-name="ce16"/>
          <table:table-cell table:formula="of:=[.CU29]*[.$H$13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CU29]*[.$L$13]" office:value-type="float" office:value="-0.110694444444444" calcext:value-type="float">
            <text:p>-0.110694444444444</text:p>
          </table:table-cell>
          <table:table-cell table:style-name="ce65"/>
          <table:table-cell/>
          <table:table-cell table:style-name="ce16"/>
          <table:table-cell table:formula="of:=[.CU29]*[.$P$13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CE29]+[.CF29]" office:value-type="float" office:value="0.110694444444444" calcext:value-type="float">
            <text:p>0.110694444444444</text:p>
          </table:table-cell>
          <table:table-cell table:style-name="ce65"/>
          <table:table-cell table:style-name="Default"/>
          <table:table-cell table:number-columns-repeated="3"/>
          <table:table-cell table:style-name="Default"/>
          <table:table-cell table:number-columns-repeated="3"/>
          <table:table-cell office:value-type="float" office:value="0" calcext:value-type="float">
            <text:p>0</text:p>
          </table:table-cell>
          <table:table-cell table:style-name="ce69" table:formula="of:=[.DC28]" office:value-type="float" office:value="0.110694444444444" calcext:value-type="float">
            <text:p>0.110694444444444</text:p>
          </table:table-cell>
          <table:table-cell table:style-name="Default"/>
          <table:table-cell table:style-name="ce16"/>
          <table:table-cell table:formula="of:=[.DU29]*[.$H$13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DU29]*[.$L$13]" office:value-type="float" office:value="-0.110694444444444" calcext:value-type="float">
            <text:p>-0.110694444444444</text:p>
          </table:table-cell>
          <table:table-cell table:style-name="ce65"/>
          <table:table-cell/>
          <table:table-cell table:style-name="ce16"/>
          <table:table-cell table:formula="of:=[.DU29]*[.$P$13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DE29]+[.DF29]" office:value-type="float" office:value="0.110694444444444" calcext:value-type="float">
            <text:p>0.110694444444444</text:p>
          </table:table-cell>
          <table:table-cell table:style-name="ce65"/>
          <table:table-cell table:style-name="Default"/>
          <table:table-cell table:style-name="ce16" table:formula="of:=[.$DI$26]*[.$H13]+[.$DM$26]*[.$L13]+[.$DQ$26]*[.$P13]" office:value-type="float" office:value="-0.03" calcext:value-type="float">
            <text:p>-0.03</text:p>
          </table:table-cell>
          <table:table-cell table:style-name="ce69" table:formula="of:=[.$D13]*([.DV$24]+3*[.DX29]+4.5*[.DX29]^2)" office:value-type="float" office:value="0.100994444444444" calcext:value-type="float">
            <text:p>0.100994444444444</text:p>
          </table:table-cell>
          <table:table-cell table:style-name="ce65"/>
          <table:table-cell table:number-columns-repeated="894"/>
        </table:table-row>
        <table:table-row table:style-name="ro1">
          <table:table-cell table:style-name="ce13"/>
          <table:table-cell table:style-name="ce57" office:value-type="string" calcext:value-type="string" table:number-columns-spanned="3" table:number-rows-spanned="1">
            <text:p>0 , 2 , 0</text:p>
          </table:table-cell>
          <table:covered-table-cell table:number-columns-repeated="2" table:style-name="Default"/>
          <table:table-cell office:value-type="float" office:value="0" calcext:value-type="float">
            <text:p>0</text:p>
          </table:table-cell>
          <table:table-cell table:style-name="ce69" table:formula="of:=[.B27]" office:value-type="float" office:value="0.0952777777777778" calcext:value-type="float">
            <text:p>0.095277777777778</text:p>
          </table:table-cell>
          <table:table-cell table:style-name="Default"/>
          <table:table-cell table:style-name="ce16"/>
          <table:table-cell table:formula="of:=[.U30]*[.$H$14]" office:value-type="float" office:value="-0.0952777777777778" calcext:value-type="float">
            <text:p>-0.095277777777778</text:p>
          </table:table-cell>
          <table:table-cell table:style-name="ce65"/>
          <table:table-cell/>
          <table:table-cell table:style-name="ce16"/>
          <table:table-cell table:formula="of:=[.U30]*[.$L$14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U30]*[.$P$14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E30]+[.F30]" office:value-type="float" office:value="0.0952777777777778" calcext:value-type="float">
            <text:p>0.095277777777778</text:p>
          </table:table-cell>
          <table:table-cell table:style-name="ce65"/>
          <table:table-cell table:number-columns-repeated="3"/>
          <table:table-cell table:style-name="Default" table:number-columns-repeated="2"/>
          <table:table-cell table:style-name="ce57" office:value-type="string" calcext:value-type="string" table:number-columns-spanned="3" table:number-rows-spanned="1">
            <text:p>1 , 2 , 0</text:p>
          </table:table-cell>
          <table:covered-table-cell table:number-columns-repeated="2" table:style-name="Default"/>
          <table:table-cell office:value-type="float" office:value="0" calcext:value-type="float">
            <text:p>0</text:p>
          </table:table-cell>
          <table:table-cell table:style-name="ce69" table:formula="of:=[.AB27]" office:value-type="float" office:value="0.0952777777777778" calcext:value-type="float">
            <text:p>0.095277777777778</text:p>
          </table:table-cell>
          <table:table-cell table:style-name="Default"/>
          <table:table-cell table:style-name="ce16"/>
          <table:table-cell table:formula="of:=[.AU30]*[.$H$14]" office:value-type="float" office:value="-0.0952777777777778" calcext:value-type="float">
            <text:p>-0.095277777777778</text:p>
          </table:table-cell>
          <table:table-cell table:style-name="ce65"/>
          <table:table-cell/>
          <table:table-cell table:style-name="ce16"/>
          <table:table-cell table:formula="of:=[.AU30]*[.$L$14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AU30]*[.$P$14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AE30]+[.AF30]" office:value-type="float" office:value="0.0952777777777778" calcext:value-type="float">
            <text:p>0.095277777777778</text:p>
          </table:table-cell>
          <table:table-cell table:style-name="ce65"/>
          <table:table-cell table:number-columns-repeated="2"/>
          <table:table-cell table:style-name="Default" table:number-columns-repeated="3"/>
          <table:table-cell table:style-name="ce57" office:value-type="string" calcext:value-type="string" table:number-columns-spanned="3" table:number-rows-spanned="1">
            <text:p>2 , 2 , 0 </text:p>
          </table:table-cell>
          <table:covered-table-cell table:number-columns-repeated="2" table:style-name="Default"/>
          <table:table-cell office:value-type="float" office:value="0" calcext:value-type="float">
            <text:p>0</text:p>
          </table:table-cell>
          <table:table-cell table:style-name="ce69" table:formula="of:=[.BB27]" office:value-type="float" office:value="0.111111111111111" calcext:value-type="float">
            <text:p>0.111111111111111</text:p>
          </table:table-cell>
          <table:table-cell table:style-name="Default"/>
          <table:table-cell table:style-name="ce16"/>
          <table:table-cell table:formula="of:=[.BU30]*[.$H$14]" office:value-type="float" office:value="-0.111111111111111" calcext:value-type="float">
            <text:p>-0.111111111111111</text:p>
          </table:table-cell>
          <table:table-cell table:style-name="ce65"/>
          <table:table-cell/>
          <table:table-cell table:style-name="ce16"/>
          <table:table-cell table:formula="of:=[.BU30]*[.$L$14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BU30]*[.$P$14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BE30]+[.BF30]" office:value-type="float" office:value="0.111111111111111" calcext:value-type="float">
            <text:p>0.111111111111111</text:p>
          </table:table-cell>
          <table:table-cell table:style-name="ce65"/>
          <table:table-cell table:style-name="Default"/>
          <table:table-cell table:style-name="ce16" table:formula="of:=[.$BI$26]*[.$H14]+[.$BM$26]*[.$L14]+[.$BQ$26]*[.$P14]" office:value-type="float" office:value="0.06" calcext:value-type="float">
            <text:p>0.06</text:p>
          </table:table-cell>
          <table:table-cell table:style-name="ce69" table:formula="of:=[.$D14]*([.BV$24]+3*[.BX30]+4.5*[.BX30]^2)" office:value-type="float" office:value="0.132161111111111" calcext:value-type="float">
            <text:p>0.132161111111111</text:p>
          </table:table-cell>
          <table:table-cell table:style-name="Default" table:number-columns-repeated="2"/>
          <table:table-cell table:style-name="ce57" office:value-type="string" calcext:value-type="string" table:number-columns-spanned="3" table:number-rows-spanned="1">
            <text:p>3 , 2 , 0</text:p>
          </table:table-cell>
          <table:covered-table-cell table:number-columns-repeated="2" table:style-name="Default"/>
          <table:table-cell office:value-type="float" office:value="0" calcext:value-type="float">
            <text:p>0</text:p>
          </table:table-cell>
          <table:table-cell table:style-name="ce69" table:formula="of:=[.CB27]" office:value-type="float" office:value="0.0952777777777778" calcext:value-type="float">
            <text:p>0.095277777777778</text:p>
          </table:table-cell>
          <table:table-cell table:style-name="Default"/>
          <table:table-cell table:style-name="ce16"/>
          <table:table-cell table:formula="of:=[.CU30]*[.$H$14]" office:value-type="float" office:value="-0.0952777777777778" calcext:value-type="float">
            <text:p>-0.095277777777778</text:p>
          </table:table-cell>
          <table:table-cell table:style-name="ce65"/>
          <table:table-cell/>
          <table:table-cell table:style-name="ce16"/>
          <table:table-cell table:formula="of:=[.CU30]*[.$L$14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CU30]*[.$P$14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CE30]+[.CF30]" office:value-type="float" office:value="0.0952777777777778" calcext:value-type="float">
            <text:p>0.095277777777778</text:p>
          </table:table-cell>
          <table:table-cell table:style-name="ce65"/>
          <table:table-cell table:style-name="Default"/>
          <table:table-cell table:number-columns-repeated="3"/>
          <table:table-cell table:style-name="Default"/>
          <table:table-cell table:style-name="ce57" office:value-type="string" calcext:value-type="string" table:number-columns-spanned="3" table:number-rows-spanned="1">
            <text:p>4 , 2 , 0</text:p>
          </table:table-cell>
          <table:covered-table-cell table:number-columns-repeated="2" table:style-name="Default"/>
          <table:table-cell office:value-type="float" office:value="0" calcext:value-type="float">
            <text:p>0</text:p>
          </table:table-cell>
          <table:table-cell table:style-name="ce69" table:formula="of:=[.DB27]" office:value-type="float" office:value="0.0952777777777778" calcext:value-type="float">
            <text:p>0.095277777777778</text:p>
          </table:table-cell>
          <table:table-cell table:style-name="Default"/>
          <table:table-cell table:style-name="ce16"/>
          <table:table-cell table:formula="of:=[.DU30]*[.$H$14]" office:value-type="float" office:value="-0.0952777777777778" calcext:value-type="float">
            <text:p>-0.095277777777778</text:p>
          </table:table-cell>
          <table:table-cell table:style-name="ce65"/>
          <table:table-cell/>
          <table:table-cell table:style-name="ce16"/>
          <table:table-cell table:formula="of:=[.DU30]*[.$L$14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DU30]*[.$P$14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DE30]+[.DF30]" office:value-type="float" office:value="0.0952777777777778" calcext:value-type="float">
            <text:p>0.095277777777778</text:p>
          </table:table-cell>
          <table:table-cell table:style-name="ce65"/>
          <table:table-cell table:style-name="Default"/>
          <table:table-cell table:style-name="ce16" table:formula="of:=[.$DI$26]*[.$H14]+[.$DM$26]*[.$L14]+[.$DQ$26]*[.$P14]" office:value-type="float" office:value="-0.05" calcext:value-type="float">
            <text:p>-0.05</text:p>
          </table:table-cell>
          <table:table-cell table:style-name="ce69" table:formula="of:=[.$D14]*([.DV$24]+3*[.DX30]+4.5*[.DX30]^2)" office:value-type="float" office:value="0.0951277777777778" calcext:value-type="float">
            <text:p>0.095127777777778</text:p>
          </table:table-cell>
          <table:table-cell table:style-name="ce65"/>
          <table:table-cell table:number-columns-repeated="894"/>
        </table:table-row>
        <table:table-row table:style-name="ro1">
          <table:table-cell table:style-name="ce13"/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ce69" table:formula="of:=[.D27]" office:value-type="float" office:value="0.128611111111111" calcext:value-type="float">
            <text:p>0.128611111111111</text:p>
          </table:table-cell>
          <table:table-cell table:style-name="Default"/>
          <table:table-cell table:style-name="ce16"/>
          <table:table-cell table:formula="of:=[.U31]*[.$H$15]" office:value-type="float" office:value="0.128611111111111" calcext:value-type="float">
            <text:p>0.128611111111111</text:p>
          </table:table-cell>
          <table:table-cell table:style-name="ce65"/>
          <table:table-cell/>
          <table:table-cell table:style-name="ce16"/>
          <table:table-cell table:formula="of:=[.U31]*[.$L$15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U31]*[.$P$15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E31]+[.F31]" office:value-type="float" office:value="0.128611111111111" calcext:value-type="float">
            <text:p>0.128611111111111</text:p>
          </table:table-cell>
          <table:table-cell table:style-name="ce65"/>
          <table:table-cell table:number-columns-repeated="3"/>
          <table:table-cell table:style-name="Default" table:number-columns-repeated="5"/>
          <table:table-cell office:value-type="float" office:value="0" calcext:value-type="float">
            <text:p>0</text:p>
          </table:table-cell>
          <table:table-cell table:style-name="ce69" table:formula="of:=[.AD27]" office:value-type="float" office:value="0.128611111111111" calcext:value-type="float">
            <text:p>0.128611111111111</text:p>
          </table:table-cell>
          <table:table-cell table:style-name="Default"/>
          <table:table-cell table:style-name="ce16"/>
          <table:table-cell table:formula="of:=[.AU31]*[.$H$15]" office:value-type="float" office:value="0.128611111111111" calcext:value-type="float">
            <text:p>0.128611111111111</text:p>
          </table:table-cell>
          <table:table-cell table:style-name="ce65"/>
          <table:table-cell/>
          <table:table-cell table:style-name="ce16"/>
          <table:table-cell table:formula="of:=[.AU31]*[.$L$15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AU31]*[.$P$15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AE31]+[.AF31]" office:value-type="float" office:value="0.128611111111111" calcext:value-type="float">
            <text:p>0.128611111111111</text:p>
          </table:table-cell>
          <table:table-cell table:style-name="ce65"/>
          <table:table-cell table:number-columns-repeated="2"/>
          <table:table-cell table:style-name="Default" table:number-columns-repeated="6"/>
          <table:table-cell office:value-type="float" office:value="-1" calcext:value-type="float">
            <text:p>-1</text:p>
          </table:table-cell>
          <table:table-cell table:style-name="ce69" table:formula="of:=[.BD27]" office:value-type="float" office:value="0.111111111111111" calcext:value-type="float">
            <text:p>0.111111111111111</text:p>
          </table:table-cell>
          <table:table-cell table:style-name="Default"/>
          <table:table-cell table:style-name="ce16"/>
          <table:table-cell table:formula="of:=[.BU31]*[.$H$15]" office:value-type="float" office:value="0.081111111111111" calcext:value-type="float">
            <text:p>0.081111111111111</text:p>
          </table:table-cell>
          <table:table-cell table:style-name="ce65"/>
          <table:table-cell/>
          <table:table-cell table:style-name="ce16"/>
          <table:table-cell table:formula="of:=[.BU31]*[.$L$15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BU31]*[.$P$15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BE31]+[.BF31]" office:value-type="float" office:value="0.081111111111111" calcext:value-type="float">
            <text:p>0.081111111111111</text:p>
          </table:table-cell>
          <table:table-cell table:style-name="ce65"/>
          <table:table-cell table:style-name="Default"/>
          <table:table-cell table:style-name="ce16" table:formula="of:=[.$BI$26]*[.$H15]+[.$BM$26]*[.$L15]+[.$BQ$26]*[.$P15]" office:value-type="float" office:value="-0.06" calcext:value-type="float">
            <text:p>-0.06</text:p>
          </table:table-cell>
          <table:table-cell table:style-name="ce69" table:formula="of:=[.$D15]*([.BV$24]+3*[.BX31]+4.5*[.BX31]^2)" office:value-type="float" office:value="0.092161111111111" calcext:value-type="float">
            <text:p>0.092161111111111</text:p>
          </table:table-cell>
          <table:table-cell table:style-name="Default" table:number-columns-repeated="5"/>
          <table:table-cell office:value-type="float" office:value="0" calcext:value-type="float">
            <text:p>0</text:p>
          </table:table-cell>
          <table:table-cell table:style-name="ce69" table:formula="of:=[.CD27]" office:value-type="float" office:value="0.128611111111111" calcext:value-type="float">
            <text:p>0.128611111111111</text:p>
          </table:table-cell>
          <table:table-cell table:style-name="Default"/>
          <table:table-cell table:style-name="ce16"/>
          <table:table-cell table:formula="of:=[.CU31]*[.$H$15]" office:value-type="float" office:value="0.128611111111111" calcext:value-type="float">
            <text:p>0.128611111111111</text:p>
          </table:table-cell>
          <table:table-cell table:style-name="ce65"/>
          <table:table-cell/>
          <table:table-cell table:style-name="ce16"/>
          <table:table-cell table:formula="of:=[.CU31]*[.$L$15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CU31]*[.$P$15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CE31]+[.CF31]" office:value-type="float" office:value="0.128611111111111" calcext:value-type="float">
            <text:p>0.128611111111111</text:p>
          </table:table-cell>
          <table:table-cell table:style-name="ce65"/>
          <table:table-cell table:style-name="Default"/>
          <table:table-cell table:number-columns-repeated="3"/>
          <table:table-cell table:style-name="Default" table:number-columns-repeated="4"/>
          <table:table-cell office:value-type="float" office:value="-1" calcext:value-type="float">
            <text:p>-1</text:p>
          </table:table-cell>
          <table:table-cell table:style-name="ce69" table:formula="of:=[.DD27]" office:value-type="float" office:value="0.128611111111111" calcext:value-type="float">
            <text:p>0.128611111111111</text:p>
          </table:table-cell>
          <table:table-cell table:style-name="Default"/>
          <table:table-cell table:style-name="ce16"/>
          <table:table-cell table:formula="of:=[.DU31]*[.$H$15]" office:value-type="float" office:value="0.098611111111111" calcext:value-type="float">
            <text:p>0.098611111111111</text:p>
          </table:table-cell>
          <table:table-cell table:style-name="ce65"/>
          <table:table-cell/>
          <table:table-cell table:style-name="ce16"/>
          <table:table-cell table:formula="of:=[.DU31]*[.$L$15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DU31]*[.$P$15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DE31]+[.DF31]" office:value-type="float" office:value="0.098611111111111" calcext:value-type="float">
            <text:p>0.098611111111111</text:p>
          </table:table-cell>
          <table:table-cell table:style-name="ce65"/>
          <table:table-cell table:style-name="Default"/>
          <table:table-cell table:style-name="ce16" table:formula="of:=[.$DI$26]*[.$H15]+[.$DM$26]*[.$L15]+[.$DQ$26]*[.$P15]" office:value-type="float" office:value="0.05" calcext:value-type="float">
            <text:p>0.05</text:p>
          </table:table-cell>
          <table:table-cell table:style-name="ce69" table:formula="of:=[.$D15]*([.DV$24]+3*[.DX31]+4.5*[.DX31]^2)" office:value-type="float" office:value="0.128461111111111" calcext:value-type="float">
            <text:p>0.128461111111111</text:p>
          </table:table-cell>
          <table:table-cell table:style-name="ce65"/>
          <table:table-cell table:number-columns-repeated="894"/>
        </table:table-row>
        <table:table-row table:style-name="ro1">
          <table:table-cell table:style-name="ce13"/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ce69" table:formula="of:=[.B26]" office:value-type="float" office:value="0.0238194444444444" calcext:value-type="float">
            <text:p>0.023819444444444</text:p>
          </table:table-cell>
          <table:table-cell table:style-name="Default"/>
          <table:table-cell table:style-name="ce16"/>
          <table:table-cell table:formula="of:=[.U32]*[.$H$16]" office:value-type="float" office:value="-0.0238194444444444" calcext:value-type="float">
            <text:p>-0.023819444444444</text:p>
          </table:table-cell>
          <table:table-cell table:style-name="ce65"/>
          <table:table-cell/>
          <table:table-cell table:style-name="ce16"/>
          <table:table-cell table:formula="of:=[.U32]*[.$L$16]" office:value-type="float" office:value="0.0238194444444444" calcext:value-type="float">
            <text:p>0.023819444444444</text:p>
          </table:table-cell>
          <table:table-cell table:style-name="ce65"/>
          <table:table-cell/>
          <table:table-cell table:style-name="ce16"/>
          <table:table-cell table:formula="of:=[.U32]*[.$P$16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E32]+[.F32]" office:value-type="float" office:value="0.0238194444444444" calcext:value-type="float">
            <text:p>0.023819444444444</text:p>
          </table:table-cell>
          <table:table-cell table:style-name="ce65"/>
          <table:table-cell table:number-columns-repeated="3"/>
          <table:table-cell table:style-name="Default" table:number-columns-repeated="5"/>
          <table:table-cell office:value-type="float" office:value="0" calcext:value-type="float">
            <text:p>0</text:p>
          </table:table-cell>
          <table:table-cell table:style-name="ce69" table:formula="of:=[.AB26]" office:value-type="float" office:value="0.0238194444444444" calcext:value-type="float">
            <text:p>0.023819444444444</text:p>
          </table:table-cell>
          <table:table-cell table:style-name="Default"/>
          <table:table-cell table:style-name="ce16"/>
          <table:table-cell table:formula="of:=[.AU32]*[.$H$16]" office:value-type="float" office:value="-0.0238194444444444" calcext:value-type="float">
            <text:p>-0.023819444444444</text:p>
          </table:table-cell>
          <table:table-cell table:style-name="ce65"/>
          <table:table-cell/>
          <table:table-cell table:style-name="ce16"/>
          <table:table-cell table:formula="of:=[.AU32]*[.$L$16]" office:value-type="float" office:value="0.0238194444444444" calcext:value-type="float">
            <text:p>0.023819444444444</text:p>
          </table:table-cell>
          <table:table-cell table:style-name="ce65"/>
          <table:table-cell/>
          <table:table-cell table:style-name="ce16"/>
          <table:table-cell table:formula="of:=[.AU32]*[.$P$16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AE32]+[.AF32]" office:value-type="float" office:value="0.0238194444444444" calcext:value-type="float">
            <text:p>0.023819444444444</text:p>
          </table:table-cell>
          <table:table-cell table:style-name="ce65"/>
          <table:table-cell table:number-columns-repeated="2"/>
          <table:table-cell table:style-name="Default" table:number-columns-repeated="6"/>
          <table:table-cell office:value-type="float" office:value="0" calcext:value-type="float">
            <text:p>0</text:p>
          </table:table-cell>
          <table:table-cell table:style-name="ce69" table:formula="of:=[.BB26]" office:value-type="float" office:value="0.0277777777777778" calcext:value-type="float">
            <text:p>0.027777777777778</text:p>
          </table:table-cell>
          <table:table-cell table:style-name="Default"/>
          <table:table-cell table:style-name="ce16"/>
          <table:table-cell table:formula="of:=[.BU32]*[.$H$16]" office:value-type="float" office:value="-0.0277777777777778" calcext:value-type="float">
            <text:p>-0.027777777777778</text:p>
          </table:table-cell>
          <table:table-cell table:style-name="ce65"/>
          <table:table-cell/>
          <table:table-cell table:style-name="ce16"/>
          <table:table-cell table:formula="of:=[.BU32]*[.$L$16]" office:value-type="float" office:value="0.0277777777777778" calcext:value-type="float">
            <text:p>0.027777777777778</text:p>
          </table:table-cell>
          <table:table-cell table:style-name="ce65"/>
          <table:table-cell/>
          <table:table-cell table:style-name="ce16"/>
          <table:table-cell table:formula="of:=[.BU32]*[.$P$16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BE32]+[.BF32]" office:value-type="float" office:value="0.0277777777777778" calcext:value-type="float">
            <text:p>0.027777777777778</text:p>
          </table:table-cell>
          <table:table-cell table:style-name="ce65"/>
          <table:table-cell table:style-name="Default"/>
          <table:table-cell table:style-name="ce16" table:formula="of:=[.$BI$26]*[.$H16]+[.$BM$26]*[.$L16]+[.$BQ$26]*[.$P16]" office:value-type="float" office:value="0.03" calcext:value-type="float">
            <text:p>0.03</text:p>
          </table:table-cell>
          <table:table-cell table:style-name="ce69" table:formula="of:=[.$D16]*([.BV$24]+3*[.BX32]+4.5*[.BX32]^2)" office:value-type="float" office:value="0.0302027777777778" calcext:value-type="float">
            <text:p>0.030202777777778</text:p>
          </table:table-cell>
          <table:table-cell table:style-name="Default" table:number-columns-repeated="5"/>
          <table:table-cell office:value-type="float" office:value="0" calcext:value-type="float">
            <text:p>0</text:p>
          </table:table-cell>
          <table:table-cell table:style-name="ce69" table:formula="of:=[.CB26]" office:value-type="float" office:value="0.0238194444444444" calcext:value-type="float">
            <text:p>0.023819444444444</text:p>
          </table:table-cell>
          <table:table-cell table:style-name="Default"/>
          <table:table-cell table:style-name="ce16"/>
          <table:table-cell table:formula="of:=[.CU32]*[.$H$16]" office:value-type="float" office:value="-0.0238194444444444" calcext:value-type="float">
            <text:p>-0.023819444444444</text:p>
          </table:table-cell>
          <table:table-cell table:style-name="ce65"/>
          <table:table-cell/>
          <table:table-cell table:style-name="ce16"/>
          <table:table-cell table:formula="of:=[.CU32]*[.$L$16]" office:value-type="float" office:value="0.0238194444444444" calcext:value-type="float">
            <text:p>0.023819444444444</text:p>
          </table:table-cell>
          <table:table-cell table:style-name="ce65"/>
          <table:table-cell/>
          <table:table-cell table:style-name="ce16"/>
          <table:table-cell table:formula="of:=[.CU32]*[.$P$16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CE32]+[.CF32]" office:value-type="float" office:value="0.0238194444444444" calcext:value-type="float">
            <text:p>0.023819444444444</text:p>
          </table:table-cell>
          <table:table-cell table:style-name="ce65"/>
          <table:table-cell table:style-name="Default"/>
          <table:table-cell table:number-columns-repeated="3"/>
          <table:table-cell table:style-name="Default" table:number-columns-repeated="4"/>
          <table:table-cell office:value-type="float" office:value="0" calcext:value-type="float">
            <text:p>0</text:p>
          </table:table-cell>
          <table:table-cell table:style-name="ce69" table:formula="of:=[.DB26]" office:value-type="float" office:value="0.0238194444444444" calcext:value-type="float">
            <text:p>0.023819444444444</text:p>
          </table:table-cell>
          <table:table-cell table:style-name="Default"/>
          <table:table-cell table:style-name="ce16"/>
          <table:table-cell table:formula="of:=[.DU32]*[.$H$16]" office:value-type="float" office:value="-0.0238194444444444" calcext:value-type="float">
            <text:p>-0.023819444444444</text:p>
          </table:table-cell>
          <table:table-cell table:style-name="ce65"/>
          <table:table-cell/>
          <table:table-cell table:style-name="ce16"/>
          <table:table-cell table:formula="of:=[.DU32]*[.$L$16]" office:value-type="float" office:value="0.0238194444444444" calcext:value-type="float">
            <text:p>0.023819444444444</text:p>
          </table:table-cell>
          <table:table-cell table:style-name="ce65"/>
          <table:table-cell/>
          <table:table-cell table:style-name="ce16"/>
          <table:table-cell table:formula="of:=[.DU32]*[.$P$16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DE32]+[.DF32]" office:value-type="float" office:value="0.0238194444444444" calcext:value-type="float">
            <text:p>0.023819444444444</text:p>
          </table:table-cell>
          <table:table-cell table:style-name="ce65"/>
          <table:table-cell table:style-name="Default"/>
          <table:table-cell table:style-name="ce16" table:formula="of:=[.$DI$26]*[.$H16]+[.$DM$26]*[.$L16]+[.$DQ$26]*[.$P16]" office:value-type="float" office:value="-0.02" calcext:value-type="float">
            <text:p>-0.02</text:p>
          </table:table-cell>
          <table:table-cell table:style-name="ce69" table:formula="of:=[.$D16]*([.DV$24]+3*[.DX32]+4.5*[.DX32]^2)" office:value-type="float" office:value="0.0260194444444444" calcext:value-type="float">
            <text:p>0.026019444444444</text:p>
          </table:table-cell>
          <table:table-cell table:style-name="ce65"/>
          <table:table-cell table:number-columns-repeated="894"/>
        </table:table-row>
        <table:table-row table:style-name="ro1">
          <table:table-cell table:style-name="ce13"/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ce69" table:formula="of:=[.D26]" office:value-type="float" office:value="0.0321527777777778" calcext:value-type="float">
            <text:p>0.032152777777778</text:p>
          </table:table-cell>
          <table:table-cell table:style-name="Default"/>
          <table:table-cell table:style-name="ce16"/>
          <table:table-cell table:formula="of:=[.U33]*[.$H$17]" office:value-type="float" office:value="0.0321527777777778" calcext:value-type="float">
            <text:p>0.032152777777778</text:p>
          </table:table-cell>
          <table:table-cell table:style-name="ce65"/>
          <table:table-cell/>
          <table:table-cell table:style-name="ce16"/>
          <table:table-cell table:formula="of:=[.U33]*[.$L$17]" office:value-type="float" office:value="0.0321527777777778" calcext:value-type="float">
            <text:p>0.032152777777778</text:p>
          </table:table-cell>
          <table:table-cell table:style-name="ce65"/>
          <table:table-cell/>
          <table:table-cell table:style-name="ce16"/>
          <table:table-cell table:formula="of:=[.U33]*[.$P$17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E33]+[.F33]" office:value-type="float" office:value="0.0321527777777778" calcext:value-type="float">
            <text:p>0.032152777777778</text:p>
          </table:table-cell>
          <table:table-cell table:style-name="ce65"/>
          <table:table-cell table:number-columns-repeated="3"/>
          <table:table-cell table:style-name="Default" table:number-columns-repeated="5"/>
          <table:table-cell office:value-type="float" office:value="0" calcext:value-type="float">
            <text:p>0</text:p>
          </table:table-cell>
          <table:table-cell table:style-name="ce69" table:formula="of:=[.AD26]" office:value-type="float" office:value="0.0321527777777778" calcext:value-type="float">
            <text:p>0.032152777777778</text:p>
          </table:table-cell>
          <table:table-cell table:style-name="Default"/>
          <table:table-cell table:style-name="ce16"/>
          <table:table-cell table:formula="of:=[.AU33]*[.$H$17]" office:value-type="float" office:value="0.0321527777777778" calcext:value-type="float">
            <text:p>0.032152777777778</text:p>
          </table:table-cell>
          <table:table-cell table:style-name="ce65"/>
          <table:table-cell/>
          <table:table-cell table:style-name="ce16"/>
          <table:table-cell table:formula="of:=[.AU33]*[.$L$17]" office:value-type="float" office:value="0.0321527777777778" calcext:value-type="float">
            <text:p>0.032152777777778</text:p>
          </table:table-cell>
          <table:table-cell table:style-name="ce65"/>
          <table:table-cell/>
          <table:table-cell table:style-name="ce16"/>
          <table:table-cell table:formula="of:=[.AU33]*[.$P$17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AE33]+[.AF33]" office:value-type="float" office:value="0.0321527777777778" calcext:value-type="float">
            <text:p>0.032152777777778</text:p>
          </table:table-cell>
          <table:table-cell table:style-name="ce65"/>
          <table:table-cell table:number-columns-repeated="2"/>
          <table:table-cell table:style-name="Default" table:number-columns-repeated="6"/>
          <table:table-cell office:value-type="float" office:value="0" calcext:value-type="float">
            <text:p>0</text:p>
          </table:table-cell>
          <table:table-cell table:style-name="ce69" table:formula="of:=[.BD26]" office:value-type="float" office:value="0.0277777777777778" calcext:value-type="float">
            <text:p>0.027777777777778</text:p>
          </table:table-cell>
          <table:table-cell table:style-name="Default"/>
          <table:table-cell table:style-name="ce16"/>
          <table:table-cell table:formula="of:=[.BU33]*[.$H$17]" office:value-type="float" office:value="0.0277777777777778" calcext:value-type="float">
            <text:p>0.027777777777778</text:p>
          </table:table-cell>
          <table:table-cell table:style-name="ce65"/>
          <table:table-cell/>
          <table:table-cell table:style-name="ce16"/>
          <table:table-cell table:formula="of:=[.BU33]*[.$L$17]" office:value-type="float" office:value="0.0277777777777778" calcext:value-type="float">
            <text:p>0.027777777777778</text:p>
          </table:table-cell>
          <table:table-cell table:style-name="ce65"/>
          <table:table-cell/>
          <table:table-cell table:style-name="ce16"/>
          <table:table-cell table:formula="of:=[.BU33]*[.$P$17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BE33]+[.BF33]" office:value-type="float" office:value="0.0277777777777778" calcext:value-type="float">
            <text:p>0.027777777777778</text:p>
          </table:table-cell>
          <table:table-cell table:style-name="ce65"/>
          <table:table-cell table:style-name="Default"/>
          <table:table-cell table:style-name="ce16" table:formula="of:=[.$BI$26]*[.$H17]+[.$BM$26]*[.$L17]+[.$BQ$26]*[.$P17]" office:value-type="float" office:value="-0.09" calcext:value-type="float">
            <text:p>-0.09</text:p>
          </table:table-cell>
          <table:table-cell table:style-name="ce69" table:formula="of:=[.$D17]*([.BV$24]+3*[.BX33]+4.5*[.BX33]^2)" office:value-type="float" office:value="0.0211027777777778" calcext:value-type="float">
            <text:p>0.021102777777778</text:p>
          </table:table-cell>
          <table:table-cell table:style-name="Default" table:number-columns-repeated="5"/>
          <table:table-cell office:value-type="float" office:value="0" calcext:value-type="float">
            <text:p>0</text:p>
          </table:table-cell>
          <table:table-cell table:style-name="ce69" table:formula="of:=[.CD26]" office:value-type="float" office:value="0.0321527777777778" calcext:value-type="float">
            <text:p>0.032152777777778</text:p>
          </table:table-cell>
          <table:table-cell table:style-name="Default"/>
          <table:table-cell table:style-name="ce16"/>
          <table:table-cell table:formula="of:=[.CU33]*[.$H$17]" office:value-type="float" office:value="0.0321527777777778" calcext:value-type="float">
            <text:p>0.032152777777778</text:p>
          </table:table-cell>
          <table:table-cell table:style-name="ce65"/>
          <table:table-cell/>
          <table:table-cell table:style-name="ce16"/>
          <table:table-cell table:formula="of:=[.CU33]*[.$L$17]" office:value-type="float" office:value="0.0321527777777778" calcext:value-type="float">
            <text:p>0.032152777777778</text:p>
          </table:table-cell>
          <table:table-cell table:style-name="ce65"/>
          <table:table-cell/>
          <table:table-cell table:style-name="ce16"/>
          <table:table-cell table:formula="of:=[.CU33]*[.$P$17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CE33]+[.CF33]" office:value-type="float" office:value="0.0321527777777778" calcext:value-type="float">
            <text:p>0.032152777777778</text:p>
          </table:table-cell>
          <table:table-cell table:style-name="ce65"/>
          <table:table-cell table:style-name="Default"/>
          <table:table-cell table:number-columns-repeated="3"/>
          <table:table-cell table:style-name="Default" table:number-columns-repeated="4"/>
          <table:table-cell office:value-type="float" office:value="1" calcext:value-type="float">
            <text:p>1</text:p>
          </table:table-cell>
          <table:table-cell table:style-name="ce69" table:formula="of:=[.DD26]" office:value-type="float" office:value="0.0321527777777778" calcext:value-type="float">
            <text:p>0.032152777777778</text:p>
          </table:table-cell>
          <table:table-cell table:style-name="Default"/>
          <table:table-cell table:style-name="ce16"/>
          <table:table-cell table:formula="of:=[.DU33]*[.$H$17]" office:value-type="float" office:value="0.0621527777777778" calcext:value-type="float">
            <text:p>0.062152777777778</text:p>
          </table:table-cell>
          <table:table-cell table:style-name="ce65"/>
          <table:table-cell/>
          <table:table-cell table:style-name="ce16"/>
          <table:table-cell table:formula="of:=[.DU33]*[.$L$17]" office:value-type="float" office:value="0.0621527777777778" calcext:value-type="float">
            <text:p>0.062152777777778</text:p>
          </table:table-cell>
          <table:table-cell table:style-name="ce65"/>
          <table:table-cell/>
          <table:table-cell table:style-name="ce16"/>
          <table:table-cell table:formula="of:=[.DU33]*[.$P$17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DE33]+[.DF33]" office:value-type="float" office:value="0.0621527777777778" calcext:value-type="float">
            <text:p>0.062152777777778</text:p>
          </table:table-cell>
          <table:table-cell table:style-name="ce65"/>
          <table:table-cell table:style-name="Default"/>
          <table:table-cell table:style-name="ce16" table:formula="of:=[.$DI$26]*[.$H17]+[.$DM$26]*[.$L17]+[.$DQ$26]*[.$P17]" office:value-type="float" office:value="0.0800000000000001" calcext:value-type="float">
            <text:p>0.08</text:p>
          </table:table-cell>
          <table:table-cell table:style-name="ce69" table:formula="of:=[.$D17]*([.DV$24]+3*[.DX33]+4.5*[.DX33]^2)" office:value-type="float" office:value="0.0351027777777778" calcext:value-type="float">
            <text:p>0.035102777777778</text:p>
          </table:table-cell>
          <table:table-cell table:style-name="ce65"/>
          <table:table-cell table:number-columns-repeated="894"/>
        </table:table-row>
        <table:table-row table:style-name="ro1">
          <table:table-cell table:style-name="ce13"/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ce69" table:formula="of:=[.B28]" office:value-type="float" office:value="0.0238194444444444" calcext:value-type="float">
            <text:p>0.023819444444444</text:p>
          </table:table-cell>
          <table:table-cell table:style-name="Default"/>
          <table:table-cell table:style-name="ce16"/>
          <table:table-cell table:formula="of:=[.U34]*[.$H$18]" office:value-type="float" office:value="-0.0238194444444444" calcext:value-type="float">
            <text:p>-0.023819444444444</text:p>
          </table:table-cell>
          <table:table-cell table:style-name="ce65"/>
          <table:table-cell/>
          <table:table-cell table:style-name="ce16"/>
          <table:table-cell table:formula="of:=[.U34]*[.$L$18]" office:value-type="float" office:value="-0.0238194444444444" calcext:value-type="float">
            <text:p>-0.023819444444444</text:p>
          </table:table-cell>
          <table:table-cell table:style-name="ce65"/>
          <table:table-cell/>
          <table:table-cell table:style-name="ce16"/>
          <table:table-cell table:formula="of:=[.U34]*[.$P$18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E34]+[.F34]" office:value-type="float" office:value="0.0238194444444444" calcext:value-type="float">
            <text:p>0.023819444444444</text:p>
          </table:table-cell>
          <table:table-cell table:style-name="ce65"/>
          <table:table-cell table:number-columns-repeated="3"/>
          <table:table-cell table:style-name="Default" table:number-columns-repeated="5"/>
          <table:table-cell office:value-type="float" office:value="0" calcext:value-type="float">
            <text:p>0</text:p>
          </table:table-cell>
          <table:table-cell table:style-name="ce69" table:formula="of:=[.AB28]" office:value-type="float" office:value="0.0238194444444444" calcext:value-type="float">
            <text:p>0.023819444444444</text:p>
          </table:table-cell>
          <table:table-cell table:style-name="Default"/>
          <table:table-cell table:style-name="ce16"/>
          <table:table-cell table:formula="of:=[.AU34]*[.$H$18]" office:value-type="float" office:value="-0.0238194444444444" calcext:value-type="float">
            <text:p>-0.023819444444444</text:p>
          </table:table-cell>
          <table:table-cell table:style-name="ce65"/>
          <table:table-cell/>
          <table:table-cell table:style-name="ce16"/>
          <table:table-cell table:formula="of:=[.AU34]*[.$L$18]" office:value-type="float" office:value="-0.0238194444444444" calcext:value-type="float">
            <text:p>-0.023819444444444</text:p>
          </table:table-cell>
          <table:table-cell table:style-name="ce65"/>
          <table:table-cell/>
          <table:table-cell table:style-name="ce16"/>
          <table:table-cell table:formula="of:=[.AU34]*[.$P$18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AE34]+[.AF34]" office:value-type="float" office:value="0.0238194444444444" calcext:value-type="float">
            <text:p>0.023819444444444</text:p>
          </table:table-cell>
          <table:table-cell table:style-name="ce65"/>
          <table:table-cell table:number-columns-repeated="2"/>
          <table:table-cell table:style-name="Default" table:number-columns-repeated="6"/>
          <table:table-cell office:value-type="float" office:value="1" calcext:value-type="float">
            <text:p>1</text:p>
          </table:table-cell>
          <table:table-cell table:style-name="ce69" table:formula="of:=[.BB28]" office:value-type="float" office:value="0.0277777777777778" calcext:value-type="float">
            <text:p>0.027777777777778</text:p>
          </table:table-cell>
          <table:table-cell table:style-name="Default"/>
          <table:table-cell table:style-name="ce16"/>
          <table:table-cell table:formula="of:=[.BU34]*[.$H$18]" office:value-type="float" office:value="-0.0577777777777778" calcext:value-type="float">
            <text:p>-0.057777777777778</text:p>
          </table:table-cell>
          <table:table-cell table:style-name="ce65"/>
          <table:table-cell/>
          <table:table-cell table:style-name="ce16"/>
          <table:table-cell table:formula="of:=[.BU34]*[.$L$18]" office:value-type="float" office:value="-0.0577777777777778" calcext:value-type="float">
            <text:p>-0.057777777777778</text:p>
          </table:table-cell>
          <table:table-cell table:style-name="ce65"/>
          <table:table-cell/>
          <table:table-cell table:style-name="ce16"/>
          <table:table-cell table:formula="of:=[.BU34]*[.$P$18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BE34]+[.BF34]" office:value-type="float" office:value="0.0577777777777778" calcext:value-type="float">
            <text:p>0.057777777777778</text:p>
          </table:table-cell>
          <table:table-cell table:style-name="ce65"/>
          <table:table-cell table:style-name="Default"/>
          <table:table-cell table:style-name="ce16" table:formula="of:=[.$BI$26]*[.$H18]+[.$BM$26]*[.$L18]+[.$BQ$26]*[.$P18]" office:value-type="float" office:value="0.09" calcext:value-type="float">
            <text:p>0.09</text:p>
          </table:table-cell>
          <table:table-cell table:style-name="ce69" table:formula="of:=[.$D18]*([.BV$24]+3*[.BX34]+4.5*[.BX34]^2)" office:value-type="float" office:value="0.0361027777777778" calcext:value-type="float">
            <text:p>0.036102777777778</text:p>
          </table:table-cell>
          <table:table-cell table:style-name="Default" table:number-columns-repeated="5"/>
          <table:table-cell office:value-type="float" office:value="0" calcext:value-type="float">
            <text:p>0</text:p>
          </table:table-cell>
          <table:table-cell table:style-name="ce69" table:formula="of:=[.CB28]" office:value-type="float" office:value="0.0238194444444444" calcext:value-type="float">
            <text:p>0.023819444444444</text:p>
          </table:table-cell>
          <table:table-cell table:style-name="Default"/>
          <table:table-cell table:style-name="ce16"/>
          <table:table-cell table:formula="of:=[.CU34]*[.$H$18]" office:value-type="float" office:value="-0.0238194444444444" calcext:value-type="float">
            <text:p>-0.023819444444444</text:p>
          </table:table-cell>
          <table:table-cell table:style-name="ce65"/>
          <table:table-cell/>
          <table:table-cell table:style-name="ce16"/>
          <table:table-cell table:formula="of:=[.CU34]*[.$L$18]" office:value-type="float" office:value="-0.0238194444444444" calcext:value-type="float">
            <text:p>-0.023819444444444</text:p>
          </table:table-cell>
          <table:table-cell table:style-name="ce65"/>
          <table:table-cell/>
          <table:table-cell table:style-name="ce16"/>
          <table:table-cell table:formula="of:=[.CU34]*[.$P$18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CE34]+[.CF34]" office:value-type="float" office:value="0.0238194444444444" calcext:value-type="float">
            <text:p>0.023819444444444</text:p>
          </table:table-cell>
          <table:table-cell table:style-name="ce65"/>
          <table:table-cell table:style-name="Default"/>
          <table:table-cell table:number-columns-repeated="3"/>
          <table:table-cell table:style-name="Default" table:number-columns-repeated="4"/>
          <table:table-cell office:value-type="float" office:value="0" calcext:value-type="float">
            <text:p>0</text:p>
          </table:table-cell>
          <table:table-cell table:style-name="ce69" table:formula="of:=[.DB28]" office:value-type="float" office:value="0.0238194444444444" calcext:value-type="float">
            <text:p>0.023819444444444</text:p>
          </table:table-cell>
          <table:table-cell table:style-name="Default"/>
          <table:table-cell table:style-name="ce16"/>
          <table:table-cell table:formula="of:=[.DU34]*[.$H$18]" office:value-type="float" office:value="-0.0238194444444444" calcext:value-type="float">
            <text:p>-0.023819444444444</text:p>
          </table:table-cell>
          <table:table-cell table:style-name="ce65"/>
          <table:table-cell/>
          <table:table-cell table:style-name="ce16"/>
          <table:table-cell table:formula="of:=[.DU34]*[.$L$18]" office:value-type="float" office:value="-0.0238194444444444" calcext:value-type="float">
            <text:p>-0.023819444444444</text:p>
          </table:table-cell>
          <table:table-cell table:style-name="ce65"/>
          <table:table-cell/>
          <table:table-cell table:style-name="ce16"/>
          <table:table-cell table:formula="of:=[.DU34]*[.$P$18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DE34]+[.DF34]" office:value-type="float" office:value="0.0238194444444444" calcext:value-type="float">
            <text:p>0.023819444444444</text:p>
          </table:table-cell>
          <table:table-cell table:style-name="ce65"/>
          <table:table-cell table:style-name="Default"/>
          <table:table-cell table:style-name="ce16" table:formula="of:=[.$DI$26]*[.$H18]+[.$DM$26]*[.$L18]+[.$DQ$26]*[.$P18]" office:value-type="float" office:value="-0.0800000000000001" calcext:value-type="float">
            <text:p>-0.08</text:p>
          </table:table-cell>
          <table:table-cell table:style-name="ce69" table:formula="of:=[.$D18]*([.DV$24]+3*[.DX34]+4.5*[.DX34]^2)" office:value-type="float" office:value="0.0217694444444444" calcext:value-type="float">
            <text:p>0.021769444444444</text:p>
          </table:table-cell>
          <table:table-cell table:style-name="ce65"/>
          <table:table-cell table:number-columns-repeated="894"/>
        </table:table-row>
        <table:table-row table:style-name="ro1">
          <table:table-cell table:style-name="ce13"/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ce70" table:formula="of:=[.D28]" office:value-type="float" office:value="0.0321527777777778" calcext:value-type="float">
            <text:p>0.032152777777778</text:p>
          </table:table-cell>
          <table:table-cell table:style-name="Default"/>
          <table:table-cell table:style-name="ce17"/>
          <table:table-cell table:style-name="ce19" table:formula="of:=[.U35]*[.$H$19]" office:value-type="float" office:value="0.0321527777777778" calcext:value-type="float">
            <text:p>0.032152777777778</text:p>
          </table:table-cell>
          <table:table-cell table:style-name="ce24"/>
          <table:table-cell/>
          <table:table-cell table:style-name="ce17"/>
          <table:table-cell table:style-name="ce19" table:formula="of:=[.U35]*[.$L$19]" office:value-type="float" office:value="-0.0321527777777778" calcext:value-type="float">
            <text:p>-0.032152777777778</text:p>
          </table:table-cell>
          <table:table-cell table:style-name="ce24"/>
          <table:table-cell/>
          <table:table-cell table:style-name="ce17"/>
          <table:table-cell table:style-name="ce19" table:formula="of:=[.U35]*[.$P$19]" office:value-type="float" office:value="0" calcext:value-type="float">
            <text:p>0</text:p>
          </table:table-cell>
          <table:table-cell table:style-name="ce24"/>
          <table:table-cell/>
          <table:table-cell table:style-name="ce17"/>
          <table:table-cell table:style-name="ce19" table:formula="of:=[.$AB$1]*[.E35]+[.F35]" office:value-type="float" office:value="0.0321527777777778" calcext:value-type="float">
            <text:p>0.032152777777778</text:p>
          </table:table-cell>
          <table:table-cell table:style-name="ce24"/>
          <table:table-cell table:number-columns-repeated="3"/>
          <table:table-cell table:style-name="Default" table:number-columns-repeated="5"/>
          <table:table-cell office:value-type="float" office:value="0" calcext:value-type="float">
            <text:p>0</text:p>
          </table:table-cell>
          <table:table-cell table:style-name="ce70" table:formula="of:=[.AD28]" office:value-type="float" office:value="0.0321527777777778" calcext:value-type="float">
            <text:p>0.032152777777778</text:p>
          </table:table-cell>
          <table:table-cell table:style-name="Default"/>
          <table:table-cell table:style-name="ce17"/>
          <table:table-cell table:style-name="ce19" table:formula="of:=[.AU35]*[.$H$19]" office:value-type="float" office:value="0.0321527777777778" calcext:value-type="float">
            <text:p>0.032152777777778</text:p>
          </table:table-cell>
          <table:table-cell table:style-name="ce24"/>
          <table:table-cell/>
          <table:table-cell table:style-name="ce17"/>
          <table:table-cell table:style-name="ce19" table:formula="of:=[.AU35]*[.$L$19]" office:value-type="float" office:value="-0.0321527777777778" calcext:value-type="float">
            <text:p>-0.032152777777778</text:p>
          </table:table-cell>
          <table:table-cell table:style-name="ce24"/>
          <table:table-cell/>
          <table:table-cell table:style-name="ce17"/>
          <table:table-cell table:style-name="ce19" table:formula="of:=[.AU35]*[.$P$19]" office:value-type="float" office:value="0" calcext:value-type="float">
            <text:p>0</text:p>
          </table:table-cell>
          <table:table-cell table:style-name="ce24"/>
          <table:table-cell/>
          <table:table-cell table:style-name="ce17"/>
          <table:table-cell table:style-name="ce19" table:formula="of:=[.$AB$1]*[.AE35]+[.AF35]" office:value-type="float" office:value="0.0321527777777778" calcext:value-type="float">
            <text:p>0.032152777777778</text:p>
          </table:table-cell>
          <table:table-cell table:style-name="ce24"/>
          <table:table-cell table:number-columns-repeated="2"/>
          <table:table-cell table:style-name="Default" table:number-columns-repeated="6"/>
          <table:table-cell office:value-type="float" office:value="0" calcext:value-type="float">
            <text:p>0</text:p>
          </table:table-cell>
          <table:table-cell table:style-name="ce70" table:formula="of:=[.BD28]" office:value-type="float" office:value="0.0277777777777778" calcext:value-type="float">
            <text:p>0.027777777777778</text:p>
          </table:table-cell>
          <table:table-cell table:style-name="Default"/>
          <table:table-cell table:style-name="ce17"/>
          <table:table-cell table:style-name="ce19" table:formula="of:=[.BU35]*[.$H$19]" office:value-type="float" office:value="0.0277777777777778" calcext:value-type="float">
            <text:p>0.027777777777778</text:p>
          </table:table-cell>
          <table:table-cell table:style-name="ce24"/>
          <table:table-cell/>
          <table:table-cell table:style-name="ce17"/>
          <table:table-cell table:style-name="ce19" table:formula="of:=[.BU35]*[.$L$19]" office:value-type="float" office:value="-0.0277777777777778" calcext:value-type="float">
            <text:p>-0.027777777777778</text:p>
          </table:table-cell>
          <table:table-cell table:style-name="ce24"/>
          <table:table-cell/>
          <table:table-cell table:style-name="ce17"/>
          <table:table-cell table:style-name="ce19" table:formula="of:=[.BU35]*[.$P$19]" office:value-type="float" office:value="0" calcext:value-type="float">
            <text:p>0</text:p>
          </table:table-cell>
          <table:table-cell table:style-name="ce24"/>
          <table:table-cell/>
          <table:table-cell table:style-name="ce17"/>
          <table:table-cell table:style-name="ce19" table:formula="of:=[.$AB$1]*[.BE35]+[.BF35]" office:value-type="float" office:value="0.0277777777777778" calcext:value-type="float">
            <text:p>0.027777777777778</text:p>
          </table:table-cell>
          <table:table-cell table:style-name="ce24"/>
          <table:table-cell table:style-name="Default"/>
          <table:table-cell table:style-name="ce17" table:formula="of:=[.$BI$26]*[.$H19]+[.$BM$26]*[.$L19]+[.$BQ$26]*[.$P19]" office:value-type="float" office:value="-0.03" calcext:value-type="float">
            <text:p>-0.03</text:p>
          </table:table-cell>
          <table:table-cell table:style-name="ce70" table:formula="of:=[.$D19]*([.BV$24]+3*[.BX35]+4.5*[.BX35]^2)" office:value-type="float" office:value="0.0252027777777778" calcext:value-type="float">
            <text:p>0.025202777777778</text:p>
          </table:table-cell>
          <table:table-cell table:style-name="Default" table:number-columns-repeated="5"/>
          <table:table-cell office:value-type="float" office:value="0" calcext:value-type="float">
            <text:p>0</text:p>
          </table:table-cell>
          <table:table-cell table:style-name="ce70" table:formula="of:=[.CD28]" office:value-type="float" office:value="0.0321527777777778" calcext:value-type="float">
            <text:p>0.032152777777778</text:p>
          </table:table-cell>
          <table:table-cell table:style-name="Default"/>
          <table:table-cell table:style-name="ce17"/>
          <table:table-cell table:style-name="ce19" table:formula="of:=[.CU35]*[.$H$19]" office:value-type="float" office:value="0.0321527777777778" calcext:value-type="float">
            <text:p>0.032152777777778</text:p>
          </table:table-cell>
          <table:table-cell table:style-name="ce24"/>
          <table:table-cell/>
          <table:table-cell table:style-name="ce17"/>
          <table:table-cell table:style-name="ce19" table:formula="of:=[.CU35]*[.$L$19]" office:value-type="float" office:value="-0.0321527777777778" calcext:value-type="float">
            <text:p>-0.032152777777778</text:p>
          </table:table-cell>
          <table:table-cell table:style-name="ce24"/>
          <table:table-cell/>
          <table:table-cell table:style-name="ce17"/>
          <table:table-cell table:style-name="ce19" table:formula="of:=[.CU35]*[.$P$19]" office:value-type="float" office:value="0" calcext:value-type="float">
            <text:p>0</text:p>
          </table:table-cell>
          <table:table-cell table:style-name="ce24"/>
          <table:table-cell/>
          <table:table-cell table:style-name="ce17"/>
          <table:table-cell table:style-name="ce19" table:formula="of:=[.$AB$1]*[.CE35]+[.CF35]" office:value-type="float" office:value="0.0321527777777778" calcext:value-type="float">
            <text:p>0.032152777777778</text:p>
          </table:table-cell>
          <table:table-cell table:style-name="ce24"/>
          <table:table-cell table:style-name="Default"/>
          <table:table-cell table:number-columns-repeated="3"/>
          <table:table-cell table:style-name="Default" table:number-columns-repeated="4"/>
          <table:table-cell office:value-type="float" office:value="0" calcext:value-type="float">
            <text:p>0</text:p>
          </table:table-cell>
          <table:table-cell table:style-name="ce70" table:formula="of:=[.DD28]" office:value-type="float" office:value="0.0321527777777778" calcext:value-type="float">
            <text:p>0.032152777777778</text:p>
          </table:table-cell>
          <table:table-cell table:style-name="Default"/>
          <table:table-cell table:style-name="ce17"/>
          <table:table-cell table:style-name="ce19" table:formula="of:=[.DU35]*[.$H$19]" office:value-type="float" office:value="0.0321527777777778" calcext:value-type="float">
            <text:p>0.032152777777778</text:p>
          </table:table-cell>
          <table:table-cell table:style-name="ce24"/>
          <table:table-cell/>
          <table:table-cell table:style-name="ce17"/>
          <table:table-cell table:style-name="ce19" table:formula="of:=[.DU35]*[.$L$19]" office:value-type="float" office:value="-0.0321527777777778" calcext:value-type="float">
            <text:p>-0.032152777777778</text:p>
          </table:table-cell>
          <table:table-cell table:style-name="ce24"/>
          <table:table-cell/>
          <table:table-cell table:style-name="ce17"/>
          <table:table-cell table:style-name="ce19" table:formula="of:=[.DU35]*[.$P$19]" office:value-type="float" office:value="0" calcext:value-type="float">
            <text:p>0</text:p>
          </table:table-cell>
          <table:table-cell table:style-name="ce24"/>
          <table:table-cell/>
          <table:table-cell table:style-name="ce17"/>
          <table:table-cell table:style-name="ce19" table:formula="of:=[.$AB$1]*[.DE35]+[.DF35]" office:value-type="float" office:value="0.0321527777777778" calcext:value-type="float">
            <text:p>0.032152777777778</text:p>
          </table:table-cell>
          <table:table-cell table:style-name="ce24"/>
          <table:table-cell table:style-name="Default"/>
          <table:table-cell table:style-name="ce17" table:formula="of:=[.$DI$26]*[.$H19]+[.$DM$26]*[.$L19]+[.$DQ$26]*[.$P19]" office:value-type="float" office:value="0.02" calcext:value-type="float">
            <text:p>0.02</text:p>
          </table:table-cell>
          <table:table-cell table:style-name="ce70" table:formula="of:=[.$D19]*([.DV$24]+3*[.DX35]+4.5*[.DX35]^2)" office:value-type="float" office:value="0.0293527777777778" calcext:value-type="float">
            <text:p>0.029352777777778</text:p>
          </table:table-cell>
          <table:table-cell table:style-name="ce65"/>
          <table:table-cell table:number-columns-repeated="894"/>
        </table:table-row>
        <table:table-row table:style-name="ro1">
          <table:table-cell table:style-name="ce13"/>
          <table:table-cell table:style-name="Default" table:number-columns-repeated="8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8"/>
          <table:table-cell table:style-name="Default" table:number-columns-repeated="2"/>
          <table:table-cell table:number-columns-repeated="6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8"/>
          <table:table-cell table:style-name="Default" table:number-columns-repeated="2"/>
          <table:table-cell table:number-columns-repeated="6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  <table:table-cell table:style-name="Default"/>
          <table:table-cell table:number-columns-repeated="3"/>
          <table:table-cell table:style-name="Default" table:number-columns-repeated="5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6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  <table:table-cell table:style-name="Default"/>
          <table:table-cell table:number-columns-repeated="2"/>
          <table:table-cell table:style-name="ce65"/>
          <table:table-cell table:number-columns-repeated="894"/>
        </table:table-row>
        <table:table-row table:style-name="ro1">
          <table:table-cell table:style-name="ce13"/>
          <table:table-cell table:style-name="ce55" office:value-type="string" calcext:value-type="string" table:number-columns-spanned="2" table:number-rows-spanned="1">
            <text:p>Sqrt Velocity : <text:s/></text:p>
          </table:table-cell>
          <table:covered-table-cell table:style-name="ce59"/>
          <table:table-cell table:style-name="ce63" table:formula="of:=[.I39]*[.I39]+[.M39]*[.M39]+[.Q39]*[.Q39]" office:value-type="float" office:value="0.0124999999999999" calcext:value-type="float">
            <text:p>0.0125</text:p>
          </table:table-cell>
          <table:table-cell table:style-name="Default" table:number-columns-repeated="15"/>
          <table:table-cell table:style-name="ce76" office:value-type="string" calcext:value-type="string" table:number-columns-spanned="2" table:number-rows-spanned="1">
            <text:p>DirIndep : <text:s text:c="2"/></text:p>
          </table:table-cell>
          <table:covered-table-cell table:style-name="ce59"/>
          <table:table-cell table:style-name="ce63" table:formula="of:=1-1.5*[.D37]" office:value-type="float" office:value="0.98125" calcext:value-type="float">
            <text:p>0.98125</text:p>
          </table:table-cell>
          <table:table-cell table:number-columns-repeated="3"/>
          <table:table-cell table:style-name="Default" table:number-columns-repeated="2"/>
          <table:table-cell table:style-name="ce55" office:value-type="string" calcext:value-type="string" table:number-columns-spanned="2" table:number-rows-spanned="1">
            <text:p>Sqrt Velocity : <text:s/></text:p>
          </table:table-cell>
          <table:covered-table-cell table:style-name="ce59"/>
          <table:table-cell table:style-name="ce63" table:formula="of:=[.AI39]*[.AI39]+[.AM39]*[.AM39]+[.AQ39]*[.AQ39]" office:value-type="float" office:value="0.0124999999999999" calcext:value-type="float">
            <text:p>0.0125</text:p>
          </table:table-cell>
          <table:table-cell table:style-name="Default" table:number-columns-repeated="15"/>
          <table:table-cell table:style-name="ce76" office:value-type="string" calcext:value-type="string" table:number-columns-spanned="2" table:number-rows-spanned="1">
            <text:p>DirIndep : <text:s text:c="2"/></text:p>
          </table:table-cell>
          <table:covered-table-cell table:style-name="ce59"/>
          <table:table-cell table:style-name="ce63" table:formula="of:=1-1.5*[.AD37]" office:value-type="float" office:value="0.98125" calcext:value-type="float">
            <text:p>0.98125</text:p>
          </table:table-cell>
          <table:table-cell table:number-columns-repeated="3"/>
          <table:table-cell table:style-name="Default" table:number-columns-repeated="2"/>
          <table:table-cell table:style-name="ce55" office:value-type="string" calcext:value-type="string" table:number-columns-spanned="2" table:number-rows-spanned="1">
            <text:p>Sqrt Velocity : <text:s/></text:p>
          </table:table-cell>
          <table:covered-table-cell table:style-name="ce59"/>
          <table:table-cell table:style-name="ce63" table:formula="of:=[.BI39]*[.BI39]+[.BM39]*[.BM39]+[.BQ39]*[.BQ39]" office:value-type="float" office:value="0.01" calcext:value-type="float">
            <text:p>0.01</text:p>
          </table:table-cell>
          <table:table-cell table:style-name="Default" table:number-columns-repeated="15"/>
          <table:table-cell table:style-name="ce76" office:value-type="string" calcext:value-type="string" table:number-columns-spanned="2" table:number-rows-spanned="1">
            <text:p>DirIndep : <text:s text:c="2"/></text:p>
          </table:table-cell>
          <table:covered-table-cell table:style-name="ce59"/>
          <table:table-cell table:style-name="ce63" table:formula="of:=1-1.5*[.BD37]" office:value-type="float" office:value="0.985" calcext:value-type="float">
            <text:p>0.985</text:p>
          </table:table-cell>
          <table:table-cell table:style-name="Default"/>
          <table:table-cell table:number-columns-repeated="3"/>
          <table:table-cell table:style-name="Default"/>
          <table:table-cell table:style-name="ce55" office:value-type="string" calcext:value-type="string" table:number-columns-spanned="2" table:number-rows-spanned="1">
            <text:p>Sqrt Velocity : <text:s/></text:p>
          </table:table-cell>
          <table:covered-table-cell table:style-name="ce59"/>
          <table:table-cell table:style-name="ce63" table:formula="of:=[.CI39]*[.CI39]+[.CM39]*[.CM39]+[.CQ39]*[.CQ39]" office:value-type="float" office:value="0.00739999999999995" calcext:value-type="float">
            <text:p>0.0074</text:p>
          </table:table-cell>
          <table:table-cell table:style-name="Default" table:number-columns-repeated="15"/>
          <table:table-cell table:style-name="ce76" office:value-type="string" calcext:value-type="string" table:number-columns-spanned="2" table:number-rows-spanned="1">
            <text:p>DirIndep : <text:s text:c="2"/></text:p>
          </table:table-cell>
          <table:covered-table-cell table:style-name="ce59"/>
          <table:table-cell table:style-name="ce63" table:formula="of:=1-1.5*[.CD37]" office:value-type="float" office:value="0.9889" calcext:value-type="float">
            <text:p>0.9889</text:p>
          </table:table-cell>
          <table:table-cell table:style-name="Default"/>
          <table:table-cell table:number-columns-repeated="3"/>
          <table:table-cell table:style-name="Default"/>
          <table:table-cell table:style-name="ce55" office:value-type="string" calcext:value-type="string" table:number-columns-spanned="2" table:number-rows-spanned="1">
            <text:p>Sqrt Velocity : <text:s/></text:p>
          </table:table-cell>
          <table:covered-table-cell table:style-name="ce59"/>
          <table:table-cell table:style-name="ce63" table:formula="of:=[.DI39]*[.DI39]+[.DM39]*[.DM39]+[.DQ39]*[.DQ39]" office:value-type="float" office:value="0.00529999999999997" calcext:value-type="float">
            <text:p>0.0053</text:p>
          </table:table-cell>
          <table:table-cell table:style-name="Default" table:number-columns-repeated="15"/>
          <table:table-cell table:style-name="ce76" office:value-type="string" calcext:value-type="string" table:number-columns-spanned="2" table:number-rows-spanned="1">
            <text:p>DirIndep : <text:s text:c="2"/></text:p>
          </table:table-cell>
          <table:covered-table-cell table:style-name="ce59"/>
          <table:table-cell table:style-name="ce63" table:formula="of:=1-1.5*[.DD37]" office:value-type="float" office:value="0.99205" calcext:value-type="float">
            <text:p>0.99205</text:p>
          </table:table-cell>
          <table:table-cell table:style-name="Default"/>
          <table:table-cell table:number-columns-repeated="2"/>
          <table:table-cell table:style-name="ce65"/>
          <table:table-cell table:number-columns-repeated="894"/>
        </table:table-row>
        <table:table-row table:style-name="ro1">
          <table:table-cell table:style-name="ce13"/>
          <table:table-cell table:style-name="ce44" office:value-type="string" calcext:value-type="string" table:number-columns-spanned="3" table:number-rows-spanned="1">
            <text:p>Cell 3</text:p>
          </table:table-cell>
          <table:covered-table-cell table:style-name="ce42"/>
          <table:covered-table-cell table:style-name="ce60"/>
          <table:table-cell table:style-name="Default" table:number-columns-repeated="2"/>
          <table:table-cell/>
          <table:table-cell table:style-name="ce71" office:value-type="string" calcext:value-type="string" table:number-columns-spanned="3" table:number-rows-spanned="1">
            <text:p>Velocity.x()</text:p>
          </table:table-cell>
          <table:covered-table-cell table:style-name="ce42"/>
          <table:covered-table-cell table:style-name="ce60"/>
          <table:table-cell/>
          <table:table-cell table:style-name="ce71" office:value-type="string" calcext:value-type="string" table:number-columns-spanned="3" table:number-rows-spanned="1">
            <text:p>Velocity.y()</text:p>
          </table:table-cell>
          <table:covered-table-cell table:style-name="ce42"/>
          <table:covered-table-cell table:style-name="ce60"/>
          <table:table-cell/>
          <table:table-cell table:style-name="ce71" office:value-type="string" calcext:value-type="string" table:number-columns-spanned="3" table:number-rows-spanned="1">
            <text:p>Velocity.z()</text:p>
          </table:table-cell>
          <table:covered-table-cell table:style-name="ce42"/>
          <table:covered-table-cell table:style-name="ce60"/>
          <table:table-cell/>
          <table:table-cell table:style-name="ce71" office:value-type="string" calcext:value-type="string" table:number-columns-spanned="3" table:number-rows-spanned="1">
            <text:p>Density</text:p>
          </table:table-cell>
          <table:covered-table-cell table:style-name="ce42"/>
          <table:covered-table-cell table:style-name="ce60"/>
          <table:table-cell table:number-columns-repeated="3"/>
          <table:table-cell table:style-name="Default" table:number-columns-repeated="2"/>
          <table:table-cell table:style-name="ce44" office:value-type="string" calcext:value-type="string" table:number-columns-spanned="3" table:number-rows-spanned="1">
            <text:p>Cell 0</text:p>
          </table:table-cell>
          <table:covered-table-cell table:style-name="ce42"/>
          <table:covered-table-cell table:style-name="ce60"/>
          <table:table-cell table:style-name="Default" table:number-columns-repeated="2"/>
          <table:table-cell/>
          <table:table-cell table:style-name="ce71" office:value-type="string" calcext:value-type="string" table:number-columns-spanned="3" table:number-rows-spanned="1">
            <text:p>Velocity.x()</text:p>
          </table:table-cell>
          <table:covered-table-cell table:style-name="ce42"/>
          <table:covered-table-cell table:style-name="ce60"/>
          <table:table-cell/>
          <table:table-cell table:style-name="ce71" office:value-type="string" calcext:value-type="string" table:number-columns-spanned="3" table:number-rows-spanned="1">
            <text:p>Velocity.y()</text:p>
          </table:table-cell>
          <table:covered-table-cell table:style-name="ce42"/>
          <table:covered-table-cell table:style-name="ce60"/>
          <table:table-cell/>
          <table:table-cell table:style-name="ce71" office:value-type="string" calcext:value-type="string" table:number-columns-spanned="3" table:number-rows-spanned="1">
            <text:p>Velocity.z()</text:p>
          </table:table-cell>
          <table:covered-table-cell table:style-name="ce42"/>
          <table:covered-table-cell table:style-name="ce60"/>
          <table:table-cell/>
          <table:table-cell table:style-name="ce71" office:value-type="string" calcext:value-type="string" table:number-columns-spanned="3" table:number-rows-spanned="1">
            <text:p>Density</text:p>
          </table:table-cell>
          <table:covered-table-cell table:style-name="ce42"/>
          <table:covered-table-cell table:style-name="ce60"/>
          <table:table-cell table:number-columns-repeated="3"/>
          <table:table-cell table:style-name="Default" table:number-columns-repeated="2"/>
          <table:table-cell table:style-name="ce44" office:value-type="string" calcext:value-type="string" table:number-columns-spanned="3" table:number-rows-spanned="1">
            <text:p>Cell 4</text:p>
          </table:table-cell>
          <table:covered-table-cell table:style-name="ce42"/>
          <table:covered-table-cell table:style-name="ce60"/>
          <table:table-cell table:style-name="Default" table:number-columns-repeated="2"/>
          <table:table-cell/>
          <table:table-cell table:style-name="ce71" office:value-type="string" calcext:value-type="string" table:number-columns-spanned="3" table:number-rows-spanned="1">
            <text:p>Velocity.x()</text:p>
          </table:table-cell>
          <table:covered-table-cell table:style-name="ce42"/>
          <table:covered-table-cell table:style-name="ce60"/>
          <table:table-cell/>
          <table:table-cell table:style-name="ce71" office:value-type="string" calcext:value-type="string" table:number-columns-spanned="3" table:number-rows-spanned="1">
            <text:p>Velocity.y()</text:p>
          </table:table-cell>
          <table:covered-table-cell table:style-name="ce42"/>
          <table:covered-table-cell table:style-name="ce60"/>
          <table:table-cell/>
          <table:table-cell table:style-name="ce71" office:value-type="string" calcext:value-type="string" table:number-columns-spanned="3" table:number-rows-spanned="1">
            <text:p>Velocity.z()</text:p>
          </table:table-cell>
          <table:covered-table-cell table:style-name="ce42"/>
          <table:covered-table-cell table:style-name="ce60"/>
          <table:table-cell/>
          <table:table-cell table:style-name="ce71" office:value-type="string" calcext:value-type="string" table:number-columns-spanned="3" table:number-rows-spanned="1">
            <text:p>Density</text:p>
          </table:table-cell>
          <table:covered-table-cell table:style-name="ce42"/>
          <table:covered-table-cell table:style-name="ce60"/>
          <table:table-cell table:style-name="Default"/>
          <table:table-cell table:style-name="ce133" office:value-type="string" calcext:value-type="string" table:number-columns-spanned="1" table:number-rows-spanned="2">
            <text:p>Momentum-Density</text:p>
          </table:table-cell>
          <table:table-cell table:style-name="ce135" office:value-type="string" calcext:value-type="string" table:number-columns-spanned="1" table:number-rows-spanned="2">
            <text:p>Equilibrium-PDF</text:p>
          </table:table-cell>
          <table:table-cell/>
          <table:table-cell table:style-name="Default"/>
          <table:table-cell table:style-name="ce44" office:value-type="string" calcext:value-type="string" table:number-columns-spanned="3" table:number-rows-spanned="1">
            <text:p>Cell 3</text:p>
          </table:table-cell>
          <table:covered-table-cell table:style-name="ce42"/>
          <table:covered-table-cell table:style-name="ce60"/>
          <table:table-cell table:style-name="ce99" table:number-columns-repeated="3"/>
          <table:table-cell table:style-name="ce71" office:value-type="string" calcext:value-type="string" table:number-columns-spanned="3" table:number-rows-spanned="1">
            <text:p>Velocity.x()</text:p>
          </table:table-cell>
          <table:covered-table-cell table:style-name="ce42"/>
          <table:covered-table-cell table:style-name="ce60"/>
          <table:table-cell/>
          <table:table-cell table:style-name="ce71" office:value-type="string" calcext:value-type="string" table:number-columns-spanned="3" table:number-rows-spanned="1">
            <text:p>Velocity.y()</text:p>
          </table:table-cell>
          <table:covered-table-cell table:style-name="ce42"/>
          <table:covered-table-cell table:style-name="ce60"/>
          <table:table-cell/>
          <table:table-cell table:style-name="ce71" office:value-type="string" calcext:value-type="string" table:number-columns-spanned="3" table:number-rows-spanned="1">
            <text:p>Velocity.z()</text:p>
          </table:table-cell>
          <table:covered-table-cell table:style-name="ce42"/>
          <table:covered-table-cell table:style-name="ce60"/>
          <table:table-cell/>
          <table:table-cell table:style-name="ce71" office:value-type="string" calcext:value-type="string" table:number-columns-spanned="3" table:number-rows-spanned="1">
            <text:p>Density</text:p>
          </table:table-cell>
          <table:covered-table-cell table:style-name="ce42"/>
          <table:covered-table-cell table:style-name="ce60"/>
          <table:table-cell table:style-name="Default"/>
          <table:table-cell table:style-name="ce133" office:value-type="string" calcext:value-type="string" table:number-columns-spanned="1" table:number-rows-spanned="2">
            <text:p>Momentum-Density</text:p>
          </table:table-cell>
          <table:table-cell table:style-name="ce135" office:value-type="string" calcext:value-type="string" table:number-columns-spanned="1" table:number-rows-spanned="2">
            <text:p>Equilibrium-PDF</text:p>
          </table:table-cell>
          <table:table-cell/>
          <table:table-cell table:style-name="Default"/>
          <table:table-cell table:style-name="ce44" office:value-type="string" calcext:value-type="string" table:number-columns-spanned="3" table:number-rows-spanned="1">
            <text:p>Cell 0</text:p>
          </table:table-cell>
          <table:covered-table-cell table:style-name="ce42"/>
          <table:covered-table-cell table:style-name="ce60"/>
          <table:table-cell table:style-name="ce107" table:number-columns-repeated="2"/>
          <table:table-cell table:style-name="ce99"/>
          <table:table-cell table:style-name="ce71" office:value-type="string" calcext:value-type="string" table:number-columns-spanned="3" table:number-rows-spanned="1">
            <text:p>Velocity.x()</text:p>
          </table:table-cell>
          <table:covered-table-cell table:style-name="ce42"/>
          <table:covered-table-cell table:style-name="ce60"/>
          <table:table-cell/>
          <table:table-cell table:style-name="ce71" office:value-type="string" calcext:value-type="string" table:number-columns-spanned="3" table:number-rows-spanned="1">
            <text:p>Velocity.y()</text:p>
          </table:table-cell>
          <table:covered-table-cell table:style-name="ce42"/>
          <table:covered-table-cell table:style-name="ce60"/>
          <table:table-cell/>
          <table:table-cell table:style-name="ce71" office:value-type="string" calcext:value-type="string" table:number-columns-spanned="3" table:number-rows-spanned="1">
            <text:p>Velocity.z()</text:p>
          </table:table-cell>
          <table:covered-table-cell table:style-name="ce42"/>
          <table:covered-table-cell table:style-name="ce60"/>
          <table:table-cell/>
          <table:table-cell table:style-name="ce71" office:value-type="string" calcext:value-type="string" table:number-columns-spanned="3" table:number-rows-spanned="1">
            <text:p>Density</text:p>
          </table:table-cell>
          <table:covered-table-cell table:style-name="ce42"/>
          <table:covered-table-cell table:style-name="ce60"/>
          <table:table-cell table:style-name="Default"/>
          <table:table-cell table:style-name="ce133" office:value-type="string" calcext:value-type="string" table:number-columns-spanned="1" table:number-rows-spanned="2">
            <text:p>Momentum-Density</text:p>
          </table:table-cell>
          <table:table-cell table:style-name="ce135" office:value-type="string" calcext:value-type="string" table:number-columns-spanned="1" table:number-rows-spanned="2">
            <text:p>Equilibrium-PDF</text:p>
          </table:table-cell>
          <table:table-cell table:style-name="ce65"/>
          <table:table-cell table:number-columns-repeated="894"/>
        </table:table-row>
        <table:table-row table:style-name="ro1">
          <table:table-cell table:style-name="ce13"/>
          <table:table-cell table:style-name="ce16" office:value-type="float" office:value="0.0175694444444444" calcext:value-type="float">
            <text:p>0.017569444444444</text:p>
          </table:table-cell>
          <table:table-cell office:value-type="float" office:value="0.0936111111111111" calcext:value-type="float">
            <text:p>0.093611111111111</text:p>
          </table:table-cell>
          <table:table-cell table:style-name="ce65" office:value-type="float" office:value="0.0317361111111111" calcext:value-type="float">
            <text:p>0.031736111111111</text:p>
          </table:table-cell>
          <table:table-cell table:style-name="ce68" office:value-type="string" calcext:value-type="string">
            <text:p>Modification-factor</text:p>
          </table:table-cell>
          <table:table-cell table:style-name="ce44" office:value-type="string" calcext:value-type="string">
            <text:p>PDF</text:p>
          </table:table-cell>
          <table:table-cell/>
          <table:table-cell table:style-name="ce17"/>
          <table:table-cell table:style-name="ce72" table:formula="of:=SUM([.I40:.I48])" office:value-type="float" office:value="0.0999999999999999" calcext:value-type="float">
            <text:p>0.1</text:p>
          </table:table-cell>
          <table:table-cell table:style-name="ce24"/>
          <table:table-cell/>
          <table:table-cell table:style-name="ce17"/>
          <table:table-cell table:style-name="ce72" table:formula="of:=SUM([.M40:.M48])" office:value-type="float" office:value="-0.0499999999999996" calcext:value-type="float">
            <text:p>-0.05</text:p>
          </table:table-cell>
          <table:table-cell table:style-name="ce24"/>
          <table:table-cell/>
          <table:table-cell table:style-name="ce17"/>
          <table:table-cell table:style-name="ce72" table:formula="of:=SUM([.Q40:.Q48])" office:value-type="float" office:value="0" calcext:value-type="float">
            <text:p>0</text:p>
          </table:table-cell>
          <table:table-cell table:style-name="ce24"/>
          <table:table-cell/>
          <table:table-cell table:style-name="ce17"/>
          <table:table-cell table:style-name="ce72" table:formula="of:=[.$U$3]+SUM([.U40:.U48])" office:value-type="float" office:value="0.999999999999999" calcext:value-type="float">
            <text:p>0.999999999999999</text:p>
          </table:table-cell>
          <table:table-cell table:style-name="ce24"/>
          <table:table-cell table:number-columns-repeated="3"/>
          <table:table-cell table:style-name="Default" table:number-columns-repeated="2"/>
          <table:table-cell table:style-name="ce16" office:value-type="float" office:value="0.0202777777777778" calcext:value-type="float">
            <text:p>0.020277777777778</text:p>
          </table:table-cell>
          <table:table-cell office:value-type="float" office:value="0.109444444444444" calcext:value-type="float">
            <text:p>0.109444444444444</text:p>
          </table:table-cell>
          <table:table-cell table:style-name="ce65" office:value-type="float" office:value="0.0369444444444444" calcext:value-type="float">
            <text:p>0.036944444444444</text:p>
          </table:table-cell>
          <table:table-cell table:style-name="ce68" office:value-type="string" calcext:value-type="string">
            <text:p>Modification-factor</text:p>
          </table:table-cell>
          <table:table-cell table:style-name="ce44" office:value-type="string" calcext:value-type="string">
            <text:p>PDF</text:p>
          </table:table-cell>
          <table:table-cell/>
          <table:table-cell table:style-name="ce17"/>
          <table:table-cell table:style-name="ce72" table:formula="of:=SUM([.AI40:.AI48])" office:value-type="float" office:value="0.0499999999999996" calcext:value-type="float">
            <text:p>0.05</text:p>
          </table:table-cell>
          <table:table-cell table:style-name="ce24"/>
          <table:table-cell/>
          <table:table-cell table:style-name="ce17"/>
          <table:table-cell table:style-name="ce72" table:formula="of:=SUM([.AM40:.AM48])" office:value-type="float" office:value="-0.0999999999999999" calcext:value-type="float">
            <text:p>-0.1</text:p>
          </table:table-cell>
          <table:table-cell table:style-name="ce24"/>
          <table:table-cell/>
          <table:table-cell table:style-name="ce17"/>
          <table:table-cell table:style-name="ce72" table:formula="of:=SUM([.AQ40:.AQ48])" office:value-type="float" office:value="0" calcext:value-type="float">
            <text:p>0</text:p>
          </table:table-cell>
          <table:table-cell table:style-name="ce24"/>
          <table:table-cell/>
          <table:table-cell table:style-name="ce17"/>
          <table:table-cell table:style-name="ce72" table:formula="of:=[.$U$3]+SUM([.AU40:.AU48])" office:value-type="float" office:value="0.999999999999999" calcext:value-type="float">
            <text:p>0.999999999999999</text:p>
          </table:table-cell>
          <table:table-cell table:style-name="ce24"/>
          <table:table-cell table:number-columns-repeated="3"/>
          <table:table-cell table:style-name="Default" table:number-columns-repeated="2"/>
          <table:table-cell table:style-name="ce16" office:value-type="float" office:value="0.0202777777777778" calcext:value-type="float">
            <text:p>0.020277777777778</text:p>
          </table:table-cell>
          <table:table-cell office:value-type="float" office:value="0.109444444444444" calcext:value-type="float">
            <text:p>0.109444444444444</text:p>
          </table:table-cell>
          <table:table-cell table:style-name="ce65" office:value-type="float" office:value="0.0369444444444444" calcext:value-type="float">
            <text:p>0.036944444444444</text:p>
          </table:table-cell>
          <table:table-cell table:style-name="ce68" office:value-type="string" calcext:value-type="string">
            <text:p>Modification-factor</text:p>
          </table:table-cell>
          <table:table-cell table:style-name="ce44" office:value-type="string" calcext:value-type="string">
            <text:p>PDF</text:p>
          </table:table-cell>
          <table:table-cell/>
          <table:table-cell table:style-name="ce17"/>
          <table:table-cell table:style-name="ce72" table:formula="of:=SUM([.BI40:.BI48])" office:value-type="float" office:value="0.1" calcext:value-type="float">
            <text:p>0.1</text:p>
          </table:table-cell>
          <table:table-cell table:style-name="ce24"/>
          <table:table-cell/>
          <table:table-cell table:style-name="ce17"/>
          <table:table-cell table:style-name="ce72" table:formula="of:=SUM([.BM40:.BM48])" office:value-type="float" office:value="0" calcext:value-type="float">
            <text:p>0</text:p>
          </table:table-cell>
          <table:table-cell table:style-name="ce24"/>
          <table:table-cell/>
          <table:table-cell table:style-name="ce17"/>
          <table:table-cell table:style-name="ce72" table:formula="of:=SUM([.BQ40:.BQ48])" office:value-type="float" office:value="0" calcext:value-type="float">
            <text:p>0</text:p>
          </table:table-cell>
          <table:table-cell table:style-name="ce24"/>
          <table:table-cell/>
          <table:table-cell table:style-name="ce17"/>
          <table:table-cell table:style-name="ce72" table:formula="of:=[.$U$3]+SUM([.BU40:.BU48])" office:value-type="float" office:value="1" calcext:value-type="float">
            <text:p>1</text:p>
          </table:table-cell>
          <table:table-cell table:style-name="ce24"/>
          <table:table-cell table:style-name="Default"/>
          <table:covered-table-cell table:style-name="ce134"/>
          <table:covered-table-cell table:style-name="ce136"/>
          <table:table-cell/>
          <table:table-cell table:style-name="Default"/>
          <table:table-cell table:style-name="ce16" office:value-type="float" office:value="0.0175694444444444" calcext:value-type="float">
            <text:p>0.017569444444444</text:p>
          </table:table-cell>
          <table:table-cell office:value-type="float" office:value="0.0936111111111111" calcext:value-type="float">
            <text:p>0.093611111111111</text:p>
          </table:table-cell>
          <table:table-cell table:style-name="ce65" office:value-type="float" office:value="0.0317361111111111" calcext:value-type="float">
            <text:p>0.031736111111111</text:p>
          </table:table-cell>
          <table:table-cell table:style-name="ce68" office:value-type="string" calcext:value-type="string">
            <text:p>Modification-factor</text:p>
          </table:table-cell>
          <table:table-cell table:style-name="ce44" office:value-type="string" calcext:value-type="string">
            <text:p>PDF</text:p>
          </table:table-cell>
          <table:table-cell/>
          <table:table-cell table:style-name="ce17"/>
          <table:table-cell table:style-name="ce72" table:formula="of:=SUM([.CI40:.CI48])" office:value-type="float" office:value="0.0699999999999999" calcext:value-type="float">
            <text:p>0.07</text:p>
          </table:table-cell>
          <table:table-cell table:style-name="ce24"/>
          <table:table-cell/>
          <table:table-cell table:style-name="ce17"/>
          <table:table-cell table:style-name="ce72" table:formula="of:=SUM([.CM40:.CM48])" office:value-type="float" office:value="-0.0499999999999996" calcext:value-type="float">
            <text:p>-0.05</text:p>
          </table:table-cell>
          <table:table-cell table:style-name="ce24"/>
          <table:table-cell/>
          <table:table-cell table:style-name="ce17"/>
          <table:table-cell table:style-name="ce72" table:formula="of:=SUM([.CQ40:.CQ48])" office:value-type="float" office:value="0" calcext:value-type="float">
            <text:p>0</text:p>
          </table:table-cell>
          <table:table-cell table:style-name="ce24"/>
          <table:table-cell/>
          <table:table-cell table:style-name="ce17"/>
          <table:table-cell table:style-name="ce72" table:formula="of:=[.$U$3]+SUM([.CU40:.CU48])" office:value-type="float" office:value="0.999999999999999" calcext:value-type="float">
            <text:p>0.999999999999999</text:p>
          </table:table-cell>
          <table:table-cell table:style-name="ce24"/>
          <table:table-cell table:style-name="Default"/>
          <table:covered-table-cell table:style-name="ce134"/>
          <table:covered-table-cell table:style-name="ce136"/>
          <table:table-cell/>
          <table:table-cell table:style-name="Default"/>
          <table:table-cell table:style-name="ce16" office:value-type="float" office:value="0.0202777777777778" calcext:value-type="float">
            <text:p>0.020277777777778</text:p>
          </table:table-cell>
          <table:table-cell office:value-type="float" office:value="0.109444444444444" calcext:value-type="float">
            <text:p>0.109444444444444</text:p>
          </table:table-cell>
          <table:table-cell table:style-name="ce65" office:value-type="float" office:value="0.0369444444444444" calcext:value-type="float">
            <text:p>0.036944444444444</text:p>
          </table:table-cell>
          <table:table-cell table:style-name="ce68" office:value-type="string" calcext:value-type="string">
            <text:p>Modification-factor</text:p>
          </table:table-cell>
          <table:table-cell table:style-name="ce44" office:value-type="string" calcext:value-type="string">
            <text:p>PDF</text:p>
          </table:table-cell>
          <table:table-cell/>
          <table:table-cell table:style-name="ce17"/>
          <table:table-cell table:style-name="ce72" table:formula="of:=SUM([.DI40:.DI48])" office:value-type="float" office:value="0.0199999999999996" calcext:value-type="float">
            <text:p>0.02</text:p>
          </table:table-cell>
          <table:table-cell table:style-name="ce24"/>
          <table:table-cell/>
          <table:table-cell table:style-name="ce17"/>
          <table:table-cell table:style-name="ce72" table:formula="of:=SUM([.DM40:.DM48])" office:value-type="float" office:value="-0.0699999999999999" calcext:value-type="float">
            <text:p>-0.07</text:p>
          </table:table-cell>
          <table:table-cell table:style-name="ce24"/>
          <table:table-cell/>
          <table:table-cell table:style-name="ce17"/>
          <table:table-cell table:style-name="ce72" table:formula="of:=SUM([.DQ40:.DQ48])" office:value-type="float" office:value="0" calcext:value-type="float">
            <text:p>0</text:p>
          </table:table-cell>
          <table:table-cell table:style-name="ce24"/>
          <table:table-cell/>
          <table:table-cell table:style-name="ce17"/>
          <table:table-cell table:style-name="ce72" table:formula="of:=[.$U$3]+SUM([.DU40:.DU48])" office:value-type="float" office:value="0.999999999999999" calcext:value-type="float">
            <text:p>0.999999999999999</text:p>
          </table:table-cell>
          <table:table-cell table:style-name="ce24"/>
          <table:table-cell table:style-name="Default"/>
          <table:covered-table-cell table:style-name="ce134"/>
          <table:covered-table-cell table:style-name="ce136"/>
          <table:table-cell table:style-name="ce65"/>
          <table:table-cell table:number-columns-repeated="894"/>
        </table:table-row>
        <table:table-row table:style-name="ro1">
          <table:table-cell table:style-name="ce13"/>
          <table:table-cell table:style-name="ce16" office:value-type="float" office:value="0.0806944444444444" calcext:value-type="float">
            <text:p>0.080694444444444</text:p>
          </table:table-cell>
          <table:table-cell office:value-type="float" office:value="0.436111111111111" calcext:value-type="float">
            <text:p>0.436111111111111</text:p>
          </table:table-cell>
          <table:table-cell table:style-name="ce65" office:value-type="float" office:value="0.147361111111111" calcext:value-type="float">
            <text:p>0.147361111111111</text:p>
          </table:table-cell>
          <table:table-cell office:value-type="float" office:value="0" calcext:value-type="float">
            <text:p>0</text:p>
          </table:table-cell>
          <table:table-cell table:style-name="ce69" table:formula="of:=[.C40]" office:value-type="float" office:value="0.436111111111111" calcext:value-type="float">
            <text:p>0.436111111111111</text:p>
          </table:table-cell>
          <table:table-cell table:style-name="Default"/>
          <table:table-cell table:style-name="ce16"/>
          <table:table-cell table:formula="of:=[.U40]*[.$H$11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U40]*[.$L$11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U40]*[.$P$11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E40]+[.F40]" office:value-type="float" office:value="0.436111111111111" calcext:value-type="float">
            <text:p>0.436111111111111</text:p>
          </table:table-cell>
          <table:table-cell table:style-name="ce65"/>
          <table:table-cell table:number-columns-repeated="3"/>
          <table:table-cell table:style-name="Default" table:number-columns-repeated="2"/>
          <table:table-cell table:style-name="ce16" office:value-type="float" office:value="0.0811111111111111" calcext:value-type="float">
            <text:p>0.081111111111111</text:p>
          </table:table-cell>
          <table:table-cell office:value-type="float" office:value="0.437777777777778" calcext:value-type="float">
            <text:p>0.437777777777778</text:p>
          </table:table-cell>
          <table:table-cell table:style-name="ce65" office:value-type="float" office:value="0.147777777777778" calcext:value-type="float">
            <text:p>0.147777777777778</text:p>
          </table:table-cell>
          <table:table-cell office:value-type="float" office:value="0" calcext:value-type="float">
            <text:p>0</text:p>
          </table:table-cell>
          <table:table-cell table:style-name="ce69" table:formula="of:=[.C53]" office:value-type="float" office:value="0.436111111111111" calcext:value-type="float">
            <text:p>0.436111111111111</text:p>
          </table:table-cell>
          <table:table-cell table:style-name="Default"/>
          <table:table-cell table:style-name="ce16"/>
          <table:table-cell table:formula="of:=[.AU40]*[.$H$11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AU40]*[.$L$11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AU40]*[.$P$11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AE40]+[.AF40]" office:value-type="float" office:value="0.436111111111111" calcext:value-type="float">
            <text:p>0.436111111111111</text:p>
          </table:table-cell>
          <table:table-cell table:style-name="ce65"/>
          <table:table-cell table:number-columns-repeated="3"/>
          <table:table-cell table:style-name="Default" table:number-columns-repeated="2"/>
          <table:table-cell table:style-name="ce16" office:value-type="float" office:value="0.0811111111111111" calcext:value-type="float">
            <text:p>0.081111111111111</text:p>
          </table:table-cell>
          <table:table-cell office:value-type="float" office:value="0.437777777777778" calcext:value-type="float">
            <text:p>0.437777777777778</text:p>
          </table:table-cell>
          <table:table-cell table:style-name="ce65" office:value-type="float" office:value="0.147777777777778" calcext:value-type="float">
            <text:p>0.147777777777778</text:p>
          </table:table-cell>
          <table:table-cell office:value-type="float" office:value="0" calcext:value-type="float">
            <text:p>0</text:p>
          </table:table-cell>
          <table:table-cell table:style-name="ce69" table:formula="of:=[.BC40]" office:value-type="float" office:value="0.437777777777778" calcext:value-type="float">
            <text:p>0.437777777777778</text:p>
          </table:table-cell>
          <table:table-cell table:style-name="Default"/>
          <table:table-cell table:style-name="ce16"/>
          <table:table-cell table:formula="of:=[.BU40]*[.$H$11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BU40]*[.$L$11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BU40]*[.$P$11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BE40]+[.BF40]" office:value-type="float" office:value="0.437777777777778" calcext:value-type="float">
            <text:p>0.437777777777778</text:p>
          </table:table-cell>
          <table:table-cell table:style-name="ce65"/>
          <table:table-cell table:style-name="Default"/>
          <table:table-cell table:style-name="ce16" table:formula="of:=[.$BI$39]*[.$H11]+[.$BM$39]*[.$L11]+[.$BQ$39]*[.$P11]" office:value-type="float" office:value="0" calcext:value-type="float">
            <text:p>0</text:p>
          </table:table-cell>
          <table:table-cell table:style-name="ce69" table:formula="of:=[.$D11]*([.BV$37]+3*[.BX40]+4.5*[.BX40]^2)" office:value-type="float" office:value="0.437777777777778" calcext:value-type="float">
            <text:p>0.437777777777778</text:p>
          </table:table-cell>
          <table:table-cell table:style-name="Default" table:number-columns-repeated="2"/>
          <table:table-cell table:style-name="ce16" office:value-type="float" office:value="0.0806944444444444" calcext:value-type="float">
            <text:p>0.080694444444444</text:p>
          </table:table-cell>
          <table:table-cell office:value-type="float" office:value="0.436111111111111" calcext:value-type="float">
            <text:p>0.436111111111111</text:p>
          </table:table-cell>
          <table:table-cell table:style-name="ce65" office:value-type="float" office:value="0.147361111111111" calcext:value-type="float">
            <text:p>0.147361111111111</text:p>
          </table:table-cell>
          <table:table-cell office:value-type="float" office:value="0" calcext:value-type="float">
            <text:p>0</text:p>
          </table:table-cell>
          <table:table-cell table:style-name="ce69" table:formula="of:=[.CC40]" office:value-type="float" office:value="0.436111111111111" calcext:value-type="float">
            <text:p>0.436111111111111</text:p>
          </table:table-cell>
          <table:table-cell table:style-name="Default"/>
          <table:table-cell table:style-name="ce16"/>
          <table:table-cell table:formula="of:=[.CU40]*[.$H$11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CU40]*[.$L$11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CU40]*[.$P$11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CE40]+[.CF40]" office:value-type="float" office:value="0.436111111111111" calcext:value-type="float">
            <text:p>0.436111111111111</text:p>
          </table:table-cell>
          <table:table-cell table:style-name="ce65"/>
          <table:table-cell table:style-name="Default"/>
          <table:table-cell table:style-name="ce16" table:formula="of:=[.$CI$39]*[.$H11]+[.$CM$39]*[.$L11]+[.$CQ$39]*[.$P11]" office:value-type="float" office:value="0" calcext:value-type="float">
            <text:p>0</text:p>
          </table:table-cell>
          <table:table-cell table:style-name="ce69" table:formula="of:=[.$D11]*([.CV$37]+3*[.CX40]+4.5*[.CX40]^2)" office:value-type="float" office:value="0.439511111111111" calcext:value-type="float">
            <text:p>0.439511111111111</text:p>
          </table:table-cell>
          <table:table-cell table:style-name="Default" table:number-columns-repeated="2"/>
          <table:table-cell table:style-name="ce16" office:value-type="float" office:value="0.0811111111111111" calcext:value-type="float">
            <text:p>0.081111111111111</text:p>
          </table:table-cell>
          <table:table-cell office:value-type="float" office:value="0.437777777777778" calcext:value-type="float">
            <text:p>0.437777777777778</text:p>
          </table:table-cell>
          <table:table-cell table:style-name="ce65" office:value-type="float" office:value="0.147777777777778" calcext:value-type="float">
            <text:p>0.147777777777778</text:p>
          </table:table-cell>
          <table:table-cell office:value-type="float" office:value="0" calcext:value-type="float">
            <text:p>0</text:p>
          </table:table-cell>
          <table:table-cell table:style-name="ce69" table:formula="of:=[.CC53]" office:value-type="float" office:value="0.436111111111111" calcext:value-type="float">
            <text:p>0.436111111111111</text:p>
          </table:table-cell>
          <table:table-cell table:style-name="Default"/>
          <table:table-cell table:style-name="ce16"/>
          <table:table-cell table:formula="of:=[.DU40]*[.$H$11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DU40]*[.$L$11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DU40]*[.$P$11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DE40]+[.DF40]" office:value-type="float" office:value="0.436111111111111" calcext:value-type="float">
            <text:p>0.436111111111111</text:p>
          </table:table-cell>
          <table:table-cell table:style-name="ce65"/>
          <table:table-cell table:style-name="Default"/>
          <table:table-cell table:style-name="ce16" table:formula="of:=[.$DI$39]*[.$H11]+[.$DM$39]*[.$L11]+[.$DQ$39]*[.$P11]" office:value-type="float" office:value="0" calcext:value-type="float">
            <text:p>0</text:p>
          </table:table-cell>
          <table:table-cell table:style-name="ce69" table:formula="of:=[.$D11]*([.DV$37]+3*[.DX40]+4.5*[.DX40]^2)" office:value-type="float" office:value="0.440911111111111" calcext:value-type="float">
            <text:p>0.440911111111111</text:p>
          </table:table-cell>
          <table:table-cell table:style-name="ce65"/>
          <table:table-cell table:number-columns-repeated="894"/>
        </table:table-row>
        <table:table-row table:style-name="ro1">
          <table:table-cell table:style-name="ce16"/>
          <table:table-cell table:style-name="ce17" office:value-type="float" office:value="0.0234027777777778" calcext:value-type="float">
            <text:p>0.023402777777778</text:p>
          </table:table-cell>
          <table:table-cell table:style-name="ce19" office:value-type="float" office:value="0.126944444444444" calcext:value-type="float">
            <text:p>0.126944444444444</text:p>
          </table:table-cell>
          <table:table-cell table:style-name="ce24" office:value-type="float" office:value="0.0425694444444444" calcext:value-type="float">
            <text:p>0.042569444444444</text:p>
          </table:table-cell>
          <table:table-cell office:value-type="float" office:value="0" calcext:value-type="float">
            <text:p>0</text:p>
          </table:table-cell>
          <table:table-cell table:style-name="ce69" table:formula="of:=[.C39]" office:value-type="float" office:value="0.0936111111111111" calcext:value-type="float">
            <text:p>0.093611111111111</text:p>
          </table:table-cell>
          <table:table-cell table:style-name="Default"/>
          <table:table-cell table:style-name="ce16"/>
          <table:table-cell table:formula="of:=[.U41]*[.$H$12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U41]*[.$L$12]" office:value-type="float" office:value="0.0936111111111111" calcext:value-type="float">
            <text:p>0.093611111111111</text:p>
          </table:table-cell>
          <table:table-cell table:style-name="ce65"/>
          <table:table-cell/>
          <table:table-cell table:style-name="ce16"/>
          <table:table-cell table:formula="of:=[.U41]*[.$P$12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E41]+[.F41]" office:value-type="float" office:value="0.0936111111111111" calcext:value-type="float">
            <text:p>0.093611111111111</text:p>
          </table:table-cell>
          <table:table-cell table:style-name="ce65"/>
          <table:table-cell table:number-columns-repeated="3"/>
          <table:table-cell table:style-name="Default" table:number-columns-repeated="2"/>
          <table:table-cell table:style-name="ce17" office:value-type="float" office:value="0.0202777777777778" calcext:value-type="float">
            <text:p>0.020277777777778</text:p>
          </table:table-cell>
          <table:table-cell table:style-name="ce19" office:value-type="float" office:value="0.109444444444444" calcext:value-type="float">
            <text:p>0.109444444444444</text:p>
          </table:table-cell>
          <table:table-cell table:style-name="ce24" office:value-type="float" office:value="0.0369444444444444" calcext:value-type="float">
            <text:p>0.036944444444444</text:p>
          </table:table-cell>
          <table:table-cell office:value-type="float" office:value="0" calcext:value-type="float">
            <text:p>0</text:p>
          </table:table-cell>
          <table:table-cell table:style-name="ce69" table:formula="of:=[.C52]" office:value-type="float" office:value="0.0806944444444444" calcext:value-type="float">
            <text:p>0.080694444444444</text:p>
          </table:table-cell>
          <table:table-cell table:style-name="Default"/>
          <table:table-cell table:style-name="ce16"/>
          <table:table-cell table:formula="of:=[.AU41]*[.$H$12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AU41]*[.$L$12]" office:value-type="float" office:value="0.0806944444444444" calcext:value-type="float">
            <text:p>0.080694444444444</text:p>
          </table:table-cell>
          <table:table-cell table:style-name="ce65"/>
          <table:table-cell/>
          <table:table-cell table:style-name="ce16"/>
          <table:table-cell table:formula="of:=[.AU41]*[.$P$12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AE41]+[.AF41]" office:value-type="float" office:value="0.0806944444444444" calcext:value-type="float">
            <text:p>0.080694444444444</text:p>
          </table:table-cell>
          <table:table-cell table:style-name="ce65"/>
          <table:table-cell table:number-columns-repeated="3"/>
          <table:table-cell table:style-name="Default" table:number-columns-repeated="2"/>
          <table:table-cell table:style-name="ce17" office:value-type="float" office:value="0.0202777777777778" calcext:value-type="float">
            <text:p>0.020277777777778</text:p>
          </table:table-cell>
          <table:table-cell table:style-name="ce19" office:value-type="float" office:value="0.109444444444444" calcext:value-type="float">
            <text:p>0.109444444444444</text:p>
          </table:table-cell>
          <table:table-cell table:style-name="ce24" office:value-type="float" office:value="0.0369444444444444" calcext:value-type="float">
            <text:p>0.036944444444444</text:p>
          </table:table-cell>
          <table:table-cell office:value-type="float" office:value="0" calcext:value-type="float">
            <text:p>0</text:p>
          </table:table-cell>
          <table:table-cell table:style-name="ce69" table:formula="of:=[.BC39]" office:value-type="float" office:value="0.109444444444444" calcext:value-type="float">
            <text:p>0.109444444444444</text:p>
          </table:table-cell>
          <table:table-cell table:style-name="Default"/>
          <table:table-cell table:style-name="ce16"/>
          <table:table-cell table:formula="of:=[.BU41]*[.$H$12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BU41]*[.$L$12]" office:value-type="float" office:value="0.109444444444444" calcext:value-type="float">
            <text:p>0.109444444444444</text:p>
          </table:table-cell>
          <table:table-cell table:style-name="ce65"/>
          <table:table-cell/>
          <table:table-cell table:style-name="ce16"/>
          <table:table-cell table:formula="of:=[.BU41]*[.$P$12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BE41]+[.BF41]" office:value-type="float" office:value="0.109444444444444" calcext:value-type="float">
            <text:p>0.109444444444444</text:p>
          </table:table-cell>
          <table:table-cell table:style-name="ce65"/>
          <table:table-cell table:style-name="Default"/>
          <table:table-cell table:style-name="ce16" table:formula="of:=[.$BI$39]*[.$H12]+[.$BM$39]*[.$L12]+[.$BQ$39]*[.$P12]" office:value-type="float" office:value="0" calcext:value-type="float">
            <text:p>0</text:p>
          </table:table-cell>
          <table:table-cell table:style-name="ce69" table:formula="of:=[.$D12]*([.BV$37]+3*[.BX41]+4.5*[.BX41]^2)" office:value-type="float" office:value="0.109444444444444" calcext:value-type="float">
            <text:p>0.109444444444444</text:p>
          </table:table-cell>
          <table:table-cell table:style-name="Default" table:number-columns-repeated="2"/>
          <table:table-cell table:style-name="ce17" office:value-type="float" office:value="0.0234027777777778" calcext:value-type="float">
            <text:p>0.023402777777778</text:p>
          </table:table-cell>
          <table:table-cell table:style-name="ce19" office:value-type="float" office:value="0.126944444444444" calcext:value-type="float">
            <text:p>0.126944444444444</text:p>
          </table:table-cell>
          <table:table-cell table:style-name="ce24" office:value-type="float" office:value="0.0425694444444444" calcext:value-type="float">
            <text:p>0.042569444444444</text:p>
          </table:table-cell>
          <table:table-cell office:value-type="float" office:value="0" calcext:value-type="float">
            <text:p>0</text:p>
          </table:table-cell>
          <table:table-cell table:style-name="ce69" table:formula="of:=[.CC39]" office:value-type="float" office:value="0.0936111111111111" calcext:value-type="float">
            <text:p>0.093611111111111</text:p>
          </table:table-cell>
          <table:table-cell table:style-name="Default"/>
          <table:table-cell table:style-name="ce16"/>
          <table:table-cell table:formula="of:=[.CU41]*[.$H$12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CU41]*[.$L$12]" office:value-type="float" office:value="0.0936111111111111" calcext:value-type="float">
            <text:p>0.093611111111111</text:p>
          </table:table-cell>
          <table:table-cell table:style-name="ce65"/>
          <table:table-cell/>
          <table:table-cell table:style-name="ce16"/>
          <table:table-cell table:formula="of:=[.CU41]*[.$P$12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CE41]+[.CF41]" office:value-type="float" office:value="0.0936111111111111" calcext:value-type="float">
            <text:p>0.093611111111111</text:p>
          </table:table-cell>
          <table:table-cell table:style-name="ce65"/>
          <table:table-cell table:style-name="Default"/>
          <table:table-cell table:style-name="ce16" table:formula="of:=[.$CI$39]*[.$H12]+[.$CM$39]*[.$L12]+[.$CQ$39]*[.$P12]" office:value-type="float" office:value="-0.0499999999999996" calcext:value-type="float">
            <text:p>-0.05</text:p>
          </table:table-cell>
          <table:table-cell table:style-name="ce69" table:formula="of:=[.$D12]*([.CV$37]+3*[.CX41]+4.5*[.CX41]^2)" office:value-type="float" office:value="0.0944611111111112" calcext:value-type="float">
            <text:p>0.094461111111111</text:p>
          </table:table-cell>
          <table:table-cell table:style-name="Default" table:number-columns-repeated="2"/>
          <table:table-cell table:style-name="ce17" office:value-type="float" office:value="0.0202777777777778" calcext:value-type="float">
            <text:p>0.020277777777778</text:p>
          </table:table-cell>
          <table:table-cell table:style-name="ce19" office:value-type="float" office:value="0.109444444444444" calcext:value-type="float">
            <text:p>0.109444444444444</text:p>
          </table:table-cell>
          <table:table-cell table:style-name="ce24" office:value-type="float" office:value="0.0369444444444444" calcext:value-type="float">
            <text:p>0.036944444444444</text:p>
          </table:table-cell>
          <table:table-cell office:value-type="float" office:value="0" calcext:value-type="float">
            <text:p>0</text:p>
          </table:table-cell>
          <table:table-cell table:style-name="ce69" table:formula="of:=[.CC52]" office:value-type="float" office:value="0.0806944444444444" calcext:value-type="float">
            <text:p>0.080694444444444</text:p>
          </table:table-cell>
          <table:table-cell table:style-name="Default"/>
          <table:table-cell table:style-name="ce16"/>
          <table:table-cell table:formula="of:=[.DU41]*[.$H$12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DU41]*[.$L$12]" office:value-type="float" office:value="0.0806944444444444" calcext:value-type="float">
            <text:p>0.080694444444444</text:p>
          </table:table-cell>
          <table:table-cell table:style-name="ce65"/>
          <table:table-cell/>
          <table:table-cell table:style-name="ce16"/>
          <table:table-cell table:formula="of:=[.DU41]*[.$P$12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DE41]+[.DF41]" office:value-type="float" office:value="0.0806944444444444" calcext:value-type="float">
            <text:p>0.080694444444444</text:p>
          </table:table-cell>
          <table:table-cell table:style-name="ce65"/>
          <table:table-cell table:style-name="Default"/>
          <table:table-cell table:style-name="ce16" table:formula="of:=[.$DI$39]*[.$H12]+[.$DM$39]*[.$L12]+[.$DQ$39]*[.$P12]" office:value-type="float" office:value="-0.0699999999999999" calcext:value-type="float">
            <text:p>-0.07</text:p>
          </table:table-cell>
          <table:table-cell table:style-name="ce69" table:formula="of:=[.$D12]*([.DV$37]+3*[.DX41]+4.5*[.DX41]^2)" office:value-type="float" office:value="0.0893444444444445" calcext:value-type="float">
            <text:p>0.089344444444445</text:p>
          </table:table-cell>
          <table:table-cell table:style-name="ce65"/>
          <table:table-cell table:number-columns-repeated="894"/>
        </table:table-row>
        <table:table-row table:style-name="ro1">
          <table:table-cell table:style-name="ce16"/>
          <table:table-cell table:number-columns-repeated="3"/>
          <table:table-cell office:value-type="float" office:value="0" calcext:value-type="float">
            <text:p>0</text:p>
          </table:table-cell>
          <table:table-cell table:style-name="ce69" table:formula="of:=[.C41]" office:value-type="float" office:value="0.126944444444444" calcext:value-type="float">
            <text:p>0.126944444444444</text:p>
          </table:table-cell>
          <table:table-cell table:style-name="Default"/>
          <table:table-cell table:style-name="ce16"/>
          <table:table-cell table:formula="of:=[.U42]*[.$H$13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U42]*[.$L$13]" office:value-type="float" office:value="-0.126944444444444" calcext:value-type="float">
            <text:p>-0.126944444444444</text:p>
          </table:table-cell>
          <table:table-cell table:style-name="ce65"/>
          <table:table-cell/>
          <table:table-cell table:style-name="ce16"/>
          <table:table-cell table:formula="of:=[.U42]*[.$P$13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E42]+[.F42]" office:value-type="float" office:value="0.126944444444444" calcext:value-type="float">
            <text:p>0.126944444444444</text:p>
          </table:table-cell>
          <table:table-cell table:style-name="ce65"/>
          <table:table-cell table:number-columns-repeated="3"/>
          <table:table-cell table:style-name="Default" table:number-columns-repeated="2"/>
          <table:table-cell table:number-columns-repeated="3"/>
          <table:table-cell office:value-type="float" office:value="0" calcext:value-type="float">
            <text:p>0</text:p>
          </table:table-cell>
          <table:table-cell table:style-name="ce69" table:formula="of:=[.C54]" office:value-type="float" office:value="0.147361111111111" calcext:value-type="float">
            <text:p>0.147361111111111</text:p>
          </table:table-cell>
          <table:table-cell table:style-name="Default"/>
          <table:table-cell table:style-name="ce16"/>
          <table:table-cell table:formula="of:=[.AU42]*[.$H$13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AU42]*[.$L$13]" office:value-type="float" office:value="-0.147361111111111" calcext:value-type="float">
            <text:p>-0.147361111111111</text:p>
          </table:table-cell>
          <table:table-cell table:style-name="ce65"/>
          <table:table-cell/>
          <table:table-cell table:style-name="ce16"/>
          <table:table-cell table:formula="of:=[.AU42]*[.$P$13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AE42]+[.AF42]" office:value-type="float" office:value="0.147361111111111" calcext:value-type="float">
            <text:p>0.147361111111111</text:p>
          </table:table-cell>
          <table:table-cell table:style-name="ce65"/>
          <table:table-cell table:number-columns-repeated="3"/>
          <table:table-cell table:style-name="Default" table:number-columns-repeated="2"/>
          <table:table-cell table:number-columns-repeated="3"/>
          <table:table-cell office:value-type="float" office:value="0" calcext:value-type="float">
            <text:p>0</text:p>
          </table:table-cell>
          <table:table-cell table:style-name="ce69" table:formula="of:=[.BC41]" office:value-type="float" office:value="0.109444444444444" calcext:value-type="float">
            <text:p>0.109444444444444</text:p>
          </table:table-cell>
          <table:table-cell table:style-name="Default"/>
          <table:table-cell table:style-name="ce16"/>
          <table:table-cell table:formula="of:=[.BU42]*[.$H$13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BU42]*[.$L$13]" office:value-type="float" office:value="-0.109444444444444" calcext:value-type="float">
            <text:p>-0.109444444444444</text:p>
          </table:table-cell>
          <table:table-cell table:style-name="ce65"/>
          <table:table-cell/>
          <table:table-cell table:style-name="ce16"/>
          <table:table-cell table:formula="of:=[.BU42]*[.$P$13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BE42]+[.BF42]" office:value-type="float" office:value="0.109444444444444" calcext:value-type="float">
            <text:p>0.109444444444444</text:p>
          </table:table-cell>
          <table:table-cell table:style-name="ce65"/>
          <table:table-cell table:style-name="Default"/>
          <table:table-cell table:style-name="ce16" table:formula="of:=[.$BI$39]*[.$H13]+[.$BM$39]*[.$L13]+[.$BQ$39]*[.$P13]" office:value-type="float" office:value="0" calcext:value-type="float">
            <text:p>0</text:p>
          </table:table-cell>
          <table:table-cell table:style-name="ce69" table:formula="of:=[.$D13]*([.BV$37]+3*[.BX42]+4.5*[.BX42]^2)" office:value-type="float" office:value="0.109444444444444" calcext:value-type="float">
            <text:p>0.109444444444444</text:p>
          </table:table-cell>
          <table:table-cell table:style-name="Default" table:number-columns-repeated="2"/>
          <table:table-cell table:number-columns-repeated="3"/>
          <table:table-cell office:value-type="float" office:value="-1" calcext:value-type="float">
            <text:p>-1</text:p>
          </table:table-cell>
          <table:table-cell table:style-name="ce69" table:formula="of:=[.CC41]" office:value-type="float" office:value="0.126944444444444" calcext:value-type="float">
            <text:p>0.126944444444444</text:p>
          </table:table-cell>
          <table:table-cell table:style-name="Default"/>
          <table:table-cell table:style-name="ce16"/>
          <table:table-cell table:formula="of:=[.CU42]*[.$H$13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CU42]*[.$L$13]" office:value-type="float" office:value="-0.096944444444444" calcext:value-type="float">
            <text:p>-0.096944444444444</text:p>
          </table:table-cell>
          <table:table-cell table:style-name="ce65"/>
          <table:table-cell/>
          <table:table-cell table:style-name="ce16"/>
          <table:table-cell table:formula="of:=[.CU42]*[.$P$13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CE42]+[.CF42]" office:value-type="float" office:value="0.096944444444444" calcext:value-type="float">
            <text:p>0.096944444444444</text:p>
          </table:table-cell>
          <table:table-cell table:style-name="ce65"/>
          <table:table-cell table:style-name="Default"/>
          <table:table-cell table:style-name="ce16" table:formula="of:=[.$CI$39]*[.$H13]+[.$CM$39]*[.$L13]+[.$CQ$39]*[.$P13]" office:value-type="float" office:value="0.0499999999999996" calcext:value-type="float">
            <text:p>0.05</text:p>
          </table:table-cell>
          <table:table-cell table:style-name="ce69" table:formula="of:=[.$D13]*([.CV$37]+3*[.CX42]+4.5*[.CX42]^2)" office:value-type="float" office:value="0.127794444444444" calcext:value-type="float">
            <text:p>0.127794444444444</text:p>
          </table:table-cell>
          <table:table-cell table:style-name="Default" table:number-columns-repeated="2"/>
          <table:table-cell table:number-columns-repeated="3"/>
          <table:table-cell office:value-type="float" office:value="-1" calcext:value-type="float">
            <text:p>-1</text:p>
          </table:table-cell>
          <table:table-cell table:style-name="ce69" table:formula="of:=[.CC54]" office:value-type="float" office:value="0.147361111111111" calcext:value-type="float">
            <text:p>0.147361111111111</text:p>
          </table:table-cell>
          <table:table-cell table:style-name="Default"/>
          <table:table-cell table:style-name="ce16"/>
          <table:table-cell table:formula="of:=[.DU42]*[.$H$13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DU42]*[.$L$13]" office:value-type="float" office:value="-0.117361111111111" calcext:value-type="float">
            <text:p>-0.117361111111111</text:p>
          </table:table-cell>
          <table:table-cell table:style-name="ce65"/>
          <table:table-cell/>
          <table:table-cell table:style-name="ce16"/>
          <table:table-cell table:formula="of:=[.DU42]*[.$P$13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DE42]+[.DF42]" office:value-type="float" office:value="0.117361111111111" calcext:value-type="float">
            <text:p>0.117361111111111</text:p>
          </table:table-cell>
          <table:table-cell table:style-name="ce65"/>
          <table:table-cell table:style-name="Default"/>
          <table:table-cell table:style-name="ce16" table:formula="of:=[.$DI$39]*[.$H13]+[.$DM$39]*[.$L13]+[.$DQ$39]*[.$P13]" office:value-type="float" office:value="0.0699999999999999" calcext:value-type="float">
            <text:p>0.07</text:p>
          </table:table-cell>
          <table:table-cell table:style-name="ce69" table:formula="of:=[.$D13]*([.DV$37]+3*[.DX42]+4.5*[.DX42]^2)" office:value-type="float" office:value="0.136011111111111" calcext:value-type="float">
            <text:p>0.136011111111111</text:p>
          </table:table-cell>
          <table:table-cell table:style-name="ce65"/>
          <table:table-cell table:number-columns-repeated="894"/>
        </table:table-row>
        <table:table-row table:style-name="ro1">
          <table:table-cell table:style-name="ce16"/>
          <table:table-cell table:style-name="ce57" office:value-type="string" calcext:value-type="string" table:number-columns-spanned="3" table:number-rows-spanned="1">
            <text:p><text:s/>0 , 1 , 0</text:p>
          </table:table-cell>
          <table:covered-table-cell table:number-columns-repeated="2" table:style-name="Default"/>
          <table:table-cell office:value-type="float" office:value="0" calcext:value-type="float">
            <text:p>0</text:p>
          </table:table-cell>
          <table:table-cell table:style-name="ce69" table:formula="of:=[.B40]" office:value-type="float" office:value="0.0806944444444444" calcext:value-type="float">
            <text:p>0.080694444444444</text:p>
          </table:table-cell>
          <table:table-cell table:style-name="Default"/>
          <table:table-cell table:style-name="ce16"/>
          <table:table-cell table:formula="of:=[.U43]*[.$H$14]" office:value-type="float" office:value="-0.0806944444444444" calcext:value-type="float">
            <text:p>-0.080694444444444</text:p>
          </table:table-cell>
          <table:table-cell table:style-name="ce65"/>
          <table:table-cell/>
          <table:table-cell table:style-name="ce16"/>
          <table:table-cell table:formula="of:=[.U43]*[.$L$14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U43]*[.$P$14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E43]+[.F43]" office:value-type="float" office:value="0.0806944444444444" calcext:value-type="float">
            <text:p>0.080694444444444</text:p>
          </table:table-cell>
          <table:table-cell table:style-name="ce65"/>
          <table:table-cell table:number-columns-repeated="3"/>
          <table:table-cell table:style-name="Default" table:number-columns-repeated="2"/>
          <table:table-cell table:style-name="ce57" office:value-type="string" calcext:value-type="string" table:number-columns-spanned="3" table:number-rows-spanned="1">
            <text:p>1 , 1 , 0</text:p>
          </table:table-cell>
          <table:covered-table-cell table:number-columns-repeated="2" table:style-name="Default"/>
          <table:table-cell office:value-type="float" office:value="0" calcext:value-type="float">
            <text:p>0</text:p>
          </table:table-cell>
          <table:table-cell table:style-name="ce69" table:formula="of:=[.B53]" office:value-type="float" office:value="0.0936111111111111" calcext:value-type="float">
            <text:p>0.093611111111111</text:p>
          </table:table-cell>
          <table:table-cell table:style-name="Default"/>
          <table:table-cell table:style-name="ce16"/>
          <table:table-cell table:formula="of:=[.AU43]*[.$H$14]" office:value-type="float" office:value="-0.0936111111111111" calcext:value-type="float">
            <text:p>-0.093611111111111</text:p>
          </table:table-cell>
          <table:table-cell table:style-name="ce65"/>
          <table:table-cell/>
          <table:table-cell table:style-name="ce16"/>
          <table:table-cell table:formula="of:=[.AU43]*[.$L$14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AU43]*[.$P$14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AE43]+[.AF43]" office:value-type="float" office:value="0.0936111111111111" calcext:value-type="float">
            <text:p>0.093611111111111</text:p>
          </table:table-cell>
          <table:table-cell table:style-name="ce65"/>
          <table:table-cell table:number-columns-repeated="3"/>
          <table:table-cell table:style-name="Default" table:number-columns-repeated="2"/>
          <table:table-cell table:style-name="ce57" office:value-type="string" calcext:value-type="string" table:number-columns-spanned="3" table:number-rows-spanned="1">
            <text:p>2 , 1 , 0 </text:p>
          </table:table-cell>
          <table:covered-table-cell table:number-columns-repeated="2" table:style-name="Default"/>
          <table:table-cell office:value-type="float" office:value="0" calcext:value-type="float">
            <text:p>0</text:p>
          </table:table-cell>
          <table:table-cell table:style-name="ce69" table:formula="of:=[.BB40]" office:value-type="float" office:value="0.0811111111111111" calcext:value-type="float">
            <text:p>0.081111111111111</text:p>
          </table:table-cell>
          <table:table-cell table:style-name="Default"/>
          <table:table-cell table:style-name="ce16"/>
          <table:table-cell table:formula="of:=[.BU43]*[.$H$14]" office:value-type="float" office:value="-0.0811111111111111" calcext:value-type="float">
            <text:p>-0.081111111111111</text:p>
          </table:table-cell>
          <table:table-cell table:style-name="ce65"/>
          <table:table-cell/>
          <table:table-cell table:style-name="ce16"/>
          <table:table-cell table:formula="of:=[.BU43]*[.$L$14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BU43]*[.$P$14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BE43]+[.BF43]" office:value-type="float" office:value="0.0811111111111111" calcext:value-type="float">
            <text:p>0.081111111111111</text:p>
          </table:table-cell>
          <table:table-cell table:style-name="ce65"/>
          <table:table-cell table:style-name="Default"/>
          <table:table-cell table:style-name="ce16" table:formula="of:=[.$BI$39]*[.$H14]+[.$BM$39]*[.$L14]+[.$BQ$39]*[.$P14]" office:value-type="float" office:value="-0.1" calcext:value-type="float">
            <text:p>-0.1</text:p>
          </table:table-cell>
          <table:table-cell table:style-name="ce69" table:formula="of:=[.$D14]*([.BV$37]+3*[.BX43]+4.5*[.BX43]^2)" office:value-type="float" office:value="0.0811111111111111" calcext:value-type="float">
            <text:p>0.081111111111111</text:p>
          </table:table-cell>
          <table:table-cell table:style-name="Default" table:number-columns-repeated="2"/>
          <table:table-cell table:style-name="ce57" office:value-type="string" calcext:value-type="string" table:number-columns-spanned="3" table:number-rows-spanned="1">
            <text:p><text:s/>3 , 1 , 0</text:p>
          </table:table-cell>
          <table:covered-table-cell table:number-columns-repeated="2" table:style-name="Default"/>
          <table:table-cell office:value-type="float" office:value="0" calcext:value-type="float">
            <text:p>0</text:p>
          </table:table-cell>
          <table:table-cell table:style-name="ce69" table:formula="of:=[.CB40]" office:value-type="float" office:value="0.0806944444444444" calcext:value-type="float">
            <text:p>0.080694444444444</text:p>
          </table:table-cell>
          <table:table-cell table:style-name="Default"/>
          <table:table-cell table:style-name="ce16"/>
          <table:table-cell table:formula="of:=[.CU43]*[.$H$14]" office:value-type="float" office:value="-0.0806944444444444" calcext:value-type="float">
            <text:p>-0.080694444444444</text:p>
          </table:table-cell>
          <table:table-cell table:style-name="ce65"/>
          <table:table-cell/>
          <table:table-cell table:style-name="ce16"/>
          <table:table-cell table:formula="of:=[.CU43]*[.$L$14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CU43]*[.$P$14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CE43]+[.CF43]" office:value-type="float" office:value="0.0806944444444444" calcext:value-type="float">
            <text:p>0.080694444444444</text:p>
          </table:table-cell>
          <table:table-cell table:style-name="ce65"/>
          <table:table-cell table:style-name="Default"/>
          <table:table-cell table:style-name="ce16" table:formula="of:=[.$CI$39]*[.$H14]+[.$CM$39]*[.$L14]+[.$CQ$39]*[.$P14]" office:value-type="float" office:value="-0.0699999999999999" calcext:value-type="float">
            <text:p>-0.07</text:p>
          </table:table-cell>
          <table:table-cell table:style-name="ce69" table:formula="of:=[.$D14]*([.CV$37]+3*[.CX43]+4.5*[.CX43]^2)" office:value-type="float" office:value="0.0889944444444445" calcext:value-type="float">
            <text:p>0.088994444444445</text:p>
          </table:table-cell>
          <table:table-cell table:style-name="Default" table:number-columns-repeated="2"/>
          <table:table-cell table:style-name="ce57" office:value-type="string" calcext:value-type="string" table:number-columns-spanned="3" table:number-rows-spanned="1">
            <text:p>4 , 1 , 0</text:p>
          </table:table-cell>
          <table:covered-table-cell table:number-columns-repeated="2" table:style-name="Default"/>
          <table:table-cell office:value-type="float" office:value="0" calcext:value-type="float">
            <text:p>0</text:p>
          </table:table-cell>
          <table:table-cell table:style-name="ce69" table:formula="of:=[.CB53]" office:value-type="float" office:value="0.0936111111111111" calcext:value-type="float">
            <text:p>0.093611111111111</text:p>
          </table:table-cell>
          <table:table-cell table:style-name="Default"/>
          <table:table-cell table:style-name="ce16"/>
          <table:table-cell table:formula="of:=[.DU43]*[.$H$14]" office:value-type="float" office:value="-0.0936111111111111" calcext:value-type="float">
            <text:p>-0.093611111111111</text:p>
          </table:table-cell>
          <table:table-cell table:style-name="ce65"/>
          <table:table-cell/>
          <table:table-cell table:style-name="ce16"/>
          <table:table-cell table:formula="of:=[.DU43]*[.$L$14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DU43]*[.$P$14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DE43]+[.DF43]" office:value-type="float" office:value="0.0936111111111111" calcext:value-type="float">
            <text:p>0.093611111111111</text:p>
          </table:table-cell>
          <table:table-cell table:style-name="ce65"/>
          <table:table-cell table:style-name="Default"/>
          <table:table-cell table:style-name="ce16" table:formula="of:=[.$DI$39]*[.$H14]+[.$DM$39]*[.$L14]+[.$DQ$39]*[.$P14]" office:value-type="float" office:value="-0.0199999999999996" calcext:value-type="float">
            <text:p>-0.02</text:p>
          </table:table-cell>
          <table:table-cell table:style-name="ce69" table:formula="of:=[.$D14]*([.DV$37]+3*[.DX43]+4.5*[.DX43]^2)" office:value-type="float" office:value="0.103761111111111" calcext:value-type="float">
            <text:p>0.103761111111111</text:p>
          </table:table-cell>
          <table:table-cell table:style-name="ce65"/>
          <table:table-cell table:number-columns-repeated="894"/>
        </table:table-row>
        <table:table-row table:style-name="ro1">
          <table:table-cell table:style-name="ce16"/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ce69" table:formula="of:=[.D40]" office:value-type="float" office:value="0.147361111111111" calcext:value-type="float">
            <text:p>0.147361111111111</text:p>
          </table:table-cell>
          <table:table-cell table:style-name="Default"/>
          <table:table-cell table:style-name="ce16"/>
          <table:table-cell table:formula="of:=[.U44]*[.$H$15]" office:value-type="float" office:value="0.147361111111111" calcext:value-type="float">
            <text:p>0.147361111111111</text:p>
          </table:table-cell>
          <table:table-cell table:style-name="ce65"/>
          <table:table-cell/>
          <table:table-cell table:style-name="ce16"/>
          <table:table-cell table:formula="of:=[.U44]*[.$L$15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U44]*[.$P$15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E44]+[.F44]" office:value-type="float" office:value="0.147361111111111" calcext:value-type="float">
            <text:p>0.147361111111111</text:p>
          </table:table-cell>
          <table:table-cell table:style-name="ce65"/>
          <table:table-cell table:number-columns-repeated="3"/>
          <table:table-cell table:style-name="Default" table:number-columns-repeated="5"/>
          <table:table-cell office:value-type="float" office:value="0" calcext:value-type="float">
            <text:p>0</text:p>
          </table:table-cell>
          <table:table-cell table:style-name="ce69" table:formula="of:=[.D53]" office:value-type="float" office:value="0.126944444444444" calcext:value-type="float">
            <text:p>0.126944444444444</text:p>
          </table:table-cell>
          <table:table-cell table:style-name="Default"/>
          <table:table-cell table:style-name="ce16"/>
          <table:table-cell table:formula="of:=[.AU44]*[.$H$15]" office:value-type="float" office:value="0.126944444444444" calcext:value-type="float">
            <text:p>0.126944444444444</text:p>
          </table:table-cell>
          <table:table-cell table:style-name="ce65"/>
          <table:table-cell/>
          <table:table-cell table:style-name="ce16"/>
          <table:table-cell table:formula="of:=[.AU44]*[.$L$15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AU44]*[.$P$15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AE44]+[.AF44]" office:value-type="float" office:value="0.126944444444444" calcext:value-type="float">
            <text:p>0.126944444444444</text:p>
          </table:table-cell>
          <table:table-cell table:style-name="ce65"/>
          <table:table-cell table:number-columns-repeated="3"/>
          <table:table-cell table:style-name="Default" table:number-columns-repeated="5"/>
          <table:table-cell office:value-type="float" office:value="0" calcext:value-type="float">
            <text:p>0</text:p>
          </table:table-cell>
          <table:table-cell table:style-name="ce69" table:formula="of:=[.BD40]" office:value-type="float" office:value="0.147777777777778" calcext:value-type="float">
            <text:p>0.147777777777778</text:p>
          </table:table-cell>
          <table:table-cell table:style-name="Default"/>
          <table:table-cell table:style-name="ce16"/>
          <table:table-cell table:formula="of:=[.BU44]*[.$H$15]" office:value-type="float" office:value="0.147777777777778" calcext:value-type="float">
            <text:p>0.147777777777778</text:p>
          </table:table-cell>
          <table:table-cell table:style-name="ce65"/>
          <table:table-cell/>
          <table:table-cell table:style-name="ce16"/>
          <table:table-cell table:formula="of:=[.BU44]*[.$L$15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BU44]*[.$P$15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BE44]+[.BF44]" office:value-type="float" office:value="0.147777777777778" calcext:value-type="float">
            <text:p>0.147777777777778</text:p>
          </table:table-cell>
          <table:table-cell table:style-name="ce65"/>
          <table:table-cell table:style-name="Default"/>
          <table:table-cell table:style-name="ce16" table:formula="of:=[.$BI$39]*[.$H15]+[.$BM$39]*[.$L15]+[.$BQ$39]*[.$P15]" office:value-type="float" office:value="0.1" calcext:value-type="float">
            <text:p>0.1</text:p>
          </table:table-cell>
          <table:table-cell table:style-name="ce69" table:formula="of:=[.$D15]*([.BV$37]+3*[.BX44]+4.5*[.BX44]^2)" office:value-type="float" office:value="0.147777777777778" calcext:value-type="float">
            <text:p>0.147777777777778</text:p>
          </table:table-cell>
          <table:table-cell table:style-name="Default" table:number-columns-repeated="5"/>
          <table:table-cell office:value-type="float" office:value="0" calcext:value-type="float">
            <text:p>0</text:p>
          </table:table-cell>
          <table:table-cell table:style-name="ce69" table:formula="of:=[.CD40]" office:value-type="float" office:value="0.147361111111111" calcext:value-type="float">
            <text:p>0.147361111111111</text:p>
          </table:table-cell>
          <table:table-cell table:style-name="Default"/>
          <table:table-cell table:style-name="ce16"/>
          <table:table-cell table:formula="of:=[.CU44]*[.$H$15]" office:value-type="float" office:value="0.147361111111111" calcext:value-type="float">
            <text:p>0.147361111111111</text:p>
          </table:table-cell>
          <table:table-cell table:style-name="ce65"/>
          <table:table-cell/>
          <table:table-cell table:style-name="ce16"/>
          <table:table-cell table:formula="of:=[.CU44]*[.$L$15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CU44]*[.$P$15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CE44]+[.CF44]" office:value-type="float" office:value="0.147361111111111" calcext:value-type="float">
            <text:p>0.147361111111111</text:p>
          </table:table-cell>
          <table:table-cell table:style-name="ce65"/>
          <table:table-cell table:style-name="Default"/>
          <table:table-cell table:style-name="ce16" table:formula="of:=[.$CI$39]*[.$H15]+[.$CM$39]*[.$L15]+[.$CQ$39]*[.$P15]" office:value-type="float" office:value="0.0699999999999999" calcext:value-type="float">
            <text:p>0.07</text:p>
          </table:table-cell>
          <table:table-cell table:style-name="ce69" table:formula="of:=[.$D15]*([.CV$37]+3*[.CX44]+4.5*[.CX44]^2)" office:value-type="float" office:value="0.135661111111111" calcext:value-type="float">
            <text:p>0.135661111111111</text:p>
          </table:table-cell>
          <table:table-cell table:style-name="Default" table:number-columns-repeated="5"/>
          <table:table-cell office:value-type="float" office:value="-1" calcext:value-type="float">
            <text:p>-1</text:p>
          </table:table-cell>
          <table:table-cell table:style-name="ce69" table:formula="of:=[.CD53]" office:value-type="float" office:value="0.126944444444444" calcext:value-type="float">
            <text:p>0.126944444444444</text:p>
          </table:table-cell>
          <table:table-cell table:style-name="Default"/>
          <table:table-cell table:style-name="ce16"/>
          <table:table-cell table:formula="of:=[.DU44]*[.$H$15]" office:value-type="float" office:value="0.096944444444444" calcext:value-type="float">
            <text:p>0.096944444444444</text:p>
          </table:table-cell>
          <table:table-cell table:style-name="ce65"/>
          <table:table-cell/>
          <table:table-cell table:style-name="ce16"/>
          <table:table-cell table:formula="of:=[.DU44]*[.$L$15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DU44]*[.$P$15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DE44]+[.DF44]" office:value-type="float" office:value="0.096944444444444" calcext:value-type="float">
            <text:p>0.096944444444444</text:p>
          </table:table-cell>
          <table:table-cell table:style-name="ce65"/>
          <table:table-cell table:style-name="Default"/>
          <table:table-cell table:style-name="ce16" table:formula="of:=[.$DI$39]*[.$H15]+[.$DM$39]*[.$L15]+[.$DQ$39]*[.$P15]" office:value-type="float" office:value="0.0199999999999996" calcext:value-type="float">
            <text:p>0.02</text:p>
          </table:table-cell>
          <table:table-cell table:style-name="ce69" table:formula="of:=[.$D15]*([.DV$37]+3*[.DX44]+4.5*[.DX44]^2)" office:value-type="float" office:value="0.117094444444444" calcext:value-type="float">
            <text:p>0.117094444444444</text:p>
          </table:table-cell>
          <table:table-cell table:style-name="ce65"/>
          <table:table-cell table:number-columns-repeated="894"/>
        </table:table-row>
        <table:table-row table:style-name="ro1">
          <table:table-cell table:style-name="ce16"/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ce69" table:formula="of:=[.B39]" office:value-type="float" office:value="0.0175694444444444" calcext:value-type="float">
            <text:p>0.017569444444444</text:p>
          </table:table-cell>
          <table:table-cell table:style-name="Default"/>
          <table:table-cell table:style-name="ce16"/>
          <table:table-cell table:formula="of:=[.U45]*[.$H$16]" office:value-type="float" office:value="-0.0175694444444444" calcext:value-type="float">
            <text:p>-0.017569444444444</text:p>
          </table:table-cell>
          <table:table-cell table:style-name="ce65"/>
          <table:table-cell/>
          <table:table-cell table:style-name="ce16"/>
          <table:table-cell table:formula="of:=[.U45]*[.$L$16]" office:value-type="float" office:value="0.0175694444444444" calcext:value-type="float">
            <text:p>0.017569444444444</text:p>
          </table:table-cell>
          <table:table-cell table:style-name="ce65"/>
          <table:table-cell/>
          <table:table-cell table:style-name="ce16"/>
          <table:table-cell table:formula="of:=[.U45]*[.$P$16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E45]+[.F45]" office:value-type="float" office:value="0.0175694444444444" calcext:value-type="float">
            <text:p>0.017569444444444</text:p>
          </table:table-cell>
          <table:table-cell table:style-name="ce65"/>
          <table:table-cell table:number-columns-repeated="3"/>
          <table:table-cell table:style-name="Default" table:number-columns-repeated="5"/>
          <table:table-cell office:value-type="float" office:value="0" calcext:value-type="float">
            <text:p>0</text:p>
          </table:table-cell>
          <table:table-cell table:style-name="ce69" table:formula="of:=[.B52]" office:value-type="float" office:value="0.0175694444444444" calcext:value-type="float">
            <text:p>0.017569444444444</text:p>
          </table:table-cell>
          <table:table-cell table:style-name="Default"/>
          <table:table-cell table:style-name="ce16"/>
          <table:table-cell table:formula="of:=[.AU45]*[.$H$16]" office:value-type="float" office:value="-0.0175694444444444" calcext:value-type="float">
            <text:p>-0.017569444444444</text:p>
          </table:table-cell>
          <table:table-cell table:style-name="ce65"/>
          <table:table-cell/>
          <table:table-cell table:style-name="ce16"/>
          <table:table-cell table:formula="of:=[.AU45]*[.$L$16]" office:value-type="float" office:value="0.0175694444444444" calcext:value-type="float">
            <text:p>0.017569444444444</text:p>
          </table:table-cell>
          <table:table-cell table:style-name="ce65"/>
          <table:table-cell/>
          <table:table-cell table:style-name="ce16"/>
          <table:table-cell table:formula="of:=[.AU45]*[.$P$16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AE45]+[.AF45]" office:value-type="float" office:value="0.0175694444444444" calcext:value-type="float">
            <text:p>0.017569444444444</text:p>
          </table:table-cell>
          <table:table-cell table:style-name="ce65"/>
          <table:table-cell table:number-columns-repeated="3"/>
          <table:table-cell table:style-name="Default" table:number-columns-repeated="5"/>
          <table:table-cell office:value-type="float" office:value="0" calcext:value-type="float">
            <text:p>0</text:p>
          </table:table-cell>
          <table:table-cell table:style-name="ce69" table:formula="of:=[.BB39]" office:value-type="float" office:value="0.0202777777777778" calcext:value-type="float">
            <text:p>0.020277777777778</text:p>
          </table:table-cell>
          <table:table-cell table:style-name="Default"/>
          <table:table-cell table:style-name="ce16"/>
          <table:table-cell table:formula="of:=[.BU45]*[.$H$16]" office:value-type="float" office:value="-0.0202777777777778" calcext:value-type="float">
            <text:p>-0.020277777777778</text:p>
          </table:table-cell>
          <table:table-cell table:style-name="ce65"/>
          <table:table-cell/>
          <table:table-cell table:style-name="ce16"/>
          <table:table-cell table:formula="of:=[.BU45]*[.$L$16]" office:value-type="float" office:value="0.0202777777777778" calcext:value-type="float">
            <text:p>0.020277777777778</text:p>
          </table:table-cell>
          <table:table-cell table:style-name="ce65"/>
          <table:table-cell/>
          <table:table-cell table:style-name="ce16"/>
          <table:table-cell table:formula="of:=[.BU45]*[.$P$16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BE45]+[.BF45]" office:value-type="float" office:value="0.0202777777777778" calcext:value-type="float">
            <text:p>0.020277777777778</text:p>
          </table:table-cell>
          <table:table-cell table:style-name="ce65"/>
          <table:table-cell table:style-name="Default"/>
          <table:table-cell table:style-name="ce16" table:formula="of:=[.$BI$39]*[.$H16]+[.$BM$39]*[.$L16]+[.$BQ$39]*[.$P16]" office:value-type="float" office:value="-0.1" calcext:value-type="float">
            <text:p>-0.1</text:p>
          </table:table-cell>
          <table:table-cell table:style-name="ce69" table:formula="of:=[.$D16]*([.BV$37]+3*[.BX45]+4.5*[.BX45]^2)" office:value-type="float" office:value="0.0202777777777778" calcext:value-type="float">
            <text:p>0.020277777777778</text:p>
          </table:table-cell>
          <table:table-cell table:style-name="Default" table:number-columns-repeated="5"/>
          <table:table-cell office:value-type="float" office:value="0" calcext:value-type="float">
            <text:p>0</text:p>
          </table:table-cell>
          <table:table-cell table:style-name="ce69" table:formula="of:=[.CB39]" office:value-type="float" office:value="0.0175694444444444" calcext:value-type="float">
            <text:p>0.017569444444444</text:p>
          </table:table-cell>
          <table:table-cell table:style-name="Default"/>
          <table:table-cell table:style-name="ce16"/>
          <table:table-cell table:formula="of:=[.CU45]*[.$H$16]" office:value-type="float" office:value="-0.0175694444444444" calcext:value-type="float">
            <text:p>-0.017569444444444</text:p>
          </table:table-cell>
          <table:table-cell table:style-name="ce65"/>
          <table:table-cell/>
          <table:table-cell table:style-name="ce16"/>
          <table:table-cell table:formula="of:=[.CU45]*[.$L$16]" office:value-type="float" office:value="0.0175694444444444" calcext:value-type="float">
            <text:p>0.017569444444444</text:p>
          </table:table-cell>
          <table:table-cell table:style-name="ce65"/>
          <table:table-cell/>
          <table:table-cell table:style-name="ce16"/>
          <table:table-cell table:formula="of:=[.CU45]*[.$P$16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CE45]+[.CF45]" office:value-type="float" office:value="0.0175694444444444" calcext:value-type="float">
            <text:p>0.017569444444444</text:p>
          </table:table-cell>
          <table:table-cell table:style-name="ce65"/>
          <table:table-cell table:style-name="Default"/>
          <table:table-cell table:style-name="ce16" table:formula="of:=[.$CI$39]*[.$H16]+[.$CM$39]*[.$L16]+[.$CQ$39]*[.$P16]" office:value-type="float" office:value="-0.12" calcext:value-type="float">
            <text:p>-0.12</text:p>
          </table:table-cell>
          <table:table-cell table:style-name="ce69" table:formula="of:=[.$D16]*([.CV$37]+3*[.CX45]+4.5*[.CX45]^2)" office:value-type="float" office:value="0.0192694444444445" calcext:value-type="float">
            <text:p>0.019269444444445</text:p>
          </table:table-cell>
          <table:table-cell table:style-name="Default" table:number-columns-repeated="5"/>
          <table:table-cell office:value-type="float" office:value="0" calcext:value-type="float">
            <text:p>0</text:p>
          </table:table-cell>
          <table:table-cell table:style-name="ce69" table:formula="of:=[.CB52]" office:value-type="float" office:value="0.0175694444444444" calcext:value-type="float">
            <text:p>0.017569444444444</text:p>
          </table:table-cell>
          <table:table-cell table:style-name="Default"/>
          <table:table-cell table:style-name="ce16"/>
          <table:table-cell table:formula="of:=[.DU45]*[.$H$16]" office:value-type="float" office:value="-0.0175694444444444" calcext:value-type="float">
            <text:p>-0.017569444444444</text:p>
          </table:table-cell>
          <table:table-cell table:style-name="ce65"/>
          <table:table-cell/>
          <table:table-cell table:style-name="ce16"/>
          <table:table-cell table:formula="of:=[.DU45]*[.$L$16]" office:value-type="float" office:value="0.0175694444444444" calcext:value-type="float">
            <text:p>0.017569444444444</text:p>
          </table:table-cell>
          <table:table-cell table:style-name="ce65"/>
          <table:table-cell/>
          <table:table-cell table:style-name="ce16"/>
          <table:table-cell table:formula="of:=[.DU45]*[.$P$16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DE45]+[.DF45]" office:value-type="float" office:value="0.0175694444444444" calcext:value-type="float">
            <text:p>0.017569444444444</text:p>
          </table:table-cell>
          <table:table-cell table:style-name="ce65"/>
          <table:table-cell table:style-name="Default"/>
          <table:table-cell table:style-name="ce16" table:formula="of:=[.$DI$39]*[.$H16]+[.$DM$39]*[.$L16]+[.$DQ$39]*[.$P16]" office:value-type="float" office:value="-0.0899999999999995" calcext:value-type="float">
            <text:p>-0.09</text:p>
          </table:table-cell>
          <table:table-cell table:style-name="ce69" table:formula="of:=[.$D16]*([.DV$37]+3*[.DX45]+4.5*[.DX45]^2)" office:value-type="float" office:value="0.0210694444444445" calcext:value-type="float">
            <text:p>0.021069444444445</text:p>
          </table:table-cell>
          <table:table-cell table:style-name="ce65"/>
          <table:table-cell table:number-columns-repeated="894"/>
        </table:table-row>
        <table:table-row table:style-name="ro1">
          <table:table-cell table:style-name="ce16"/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ce69" table:formula="of:=[.D39]" office:value-type="float" office:value="0.0317361111111111" calcext:value-type="float">
            <text:p>0.031736111111111</text:p>
          </table:table-cell>
          <table:table-cell table:style-name="Default"/>
          <table:table-cell table:style-name="ce16"/>
          <table:table-cell table:formula="of:=[.U46]*[.$H$17]" office:value-type="float" office:value="0.0317361111111111" calcext:value-type="float">
            <text:p>0.031736111111111</text:p>
          </table:table-cell>
          <table:table-cell table:style-name="ce65"/>
          <table:table-cell/>
          <table:table-cell table:style-name="ce16"/>
          <table:table-cell table:formula="of:=[.U46]*[.$L$17]" office:value-type="float" office:value="0.0317361111111111" calcext:value-type="float">
            <text:p>0.031736111111111</text:p>
          </table:table-cell>
          <table:table-cell table:style-name="ce65"/>
          <table:table-cell/>
          <table:table-cell table:style-name="ce16"/>
          <table:table-cell table:formula="of:=[.U46]*[.$P$17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E46]+[.F46]" office:value-type="float" office:value="0.0317361111111111" calcext:value-type="float">
            <text:p>0.031736111111111</text:p>
          </table:table-cell>
          <table:table-cell table:style-name="ce65"/>
          <table:table-cell table:number-columns-repeated="3"/>
          <table:table-cell table:style-name="Default" table:number-columns-repeated="5"/>
          <table:table-cell office:value-type="float" office:value="0" calcext:value-type="float">
            <text:p>0</text:p>
          </table:table-cell>
          <table:table-cell table:style-name="ce69" table:formula="of:=[.D52]" office:value-type="float" office:value="0.0234027777777778" calcext:value-type="float">
            <text:p>0.023402777777778</text:p>
          </table:table-cell>
          <table:table-cell table:style-name="Default"/>
          <table:table-cell table:style-name="ce16"/>
          <table:table-cell table:formula="of:=[.AU46]*[.$H$17]" office:value-type="float" office:value="0.0234027777777778" calcext:value-type="float">
            <text:p>0.023402777777778</text:p>
          </table:table-cell>
          <table:table-cell table:style-name="ce65"/>
          <table:table-cell/>
          <table:table-cell table:style-name="ce16"/>
          <table:table-cell table:formula="of:=[.AU46]*[.$L$17]" office:value-type="float" office:value="0.0234027777777778" calcext:value-type="float">
            <text:p>0.023402777777778</text:p>
          </table:table-cell>
          <table:table-cell table:style-name="ce65"/>
          <table:table-cell/>
          <table:table-cell table:style-name="ce16"/>
          <table:table-cell table:formula="of:=[.AU46]*[.$P$17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AE46]+[.AF46]" office:value-type="float" office:value="0.0234027777777778" calcext:value-type="float">
            <text:p>0.023402777777778</text:p>
          </table:table-cell>
          <table:table-cell table:style-name="ce65"/>
          <table:table-cell table:number-columns-repeated="3"/>
          <table:table-cell table:style-name="Default" table:number-columns-repeated="5"/>
          <table:table-cell office:value-type="float" office:value="0" calcext:value-type="float">
            <text:p>0</text:p>
          </table:table-cell>
          <table:table-cell table:style-name="ce69" table:formula="of:=[.BD39]" office:value-type="float" office:value="0.0369444444444444" calcext:value-type="float">
            <text:p>0.036944444444444</text:p>
          </table:table-cell>
          <table:table-cell table:style-name="Default"/>
          <table:table-cell table:style-name="ce16"/>
          <table:table-cell table:formula="of:=[.BU46]*[.$H$17]" office:value-type="float" office:value="0.0369444444444444" calcext:value-type="float">
            <text:p>0.036944444444444</text:p>
          </table:table-cell>
          <table:table-cell table:style-name="ce65"/>
          <table:table-cell/>
          <table:table-cell table:style-name="ce16"/>
          <table:table-cell table:formula="of:=[.BU46]*[.$L$17]" office:value-type="float" office:value="0.0369444444444444" calcext:value-type="float">
            <text:p>0.036944444444444</text:p>
          </table:table-cell>
          <table:table-cell table:style-name="ce65"/>
          <table:table-cell/>
          <table:table-cell table:style-name="ce16"/>
          <table:table-cell table:formula="of:=[.BU46]*[.$P$17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BE46]+[.BF46]" office:value-type="float" office:value="0.0369444444444444" calcext:value-type="float">
            <text:p>0.036944444444444</text:p>
          </table:table-cell>
          <table:table-cell table:style-name="ce65"/>
          <table:table-cell table:style-name="Default"/>
          <table:table-cell table:style-name="ce16" table:formula="of:=[.$BI$39]*[.$H17]+[.$BM$39]*[.$L17]+[.$BQ$39]*[.$P17]" office:value-type="float" office:value="0.1" calcext:value-type="float">
            <text:p>0.1</text:p>
          </table:table-cell>
          <table:table-cell table:style-name="ce69" table:formula="of:=[.$D17]*([.BV$37]+3*[.BX46]+4.5*[.BX46]^2)" office:value-type="float" office:value="0.0369444444444444" calcext:value-type="float">
            <text:p>0.036944444444444</text:p>
          </table:table-cell>
          <table:table-cell table:style-name="Default" table:number-columns-repeated="5"/>
          <table:table-cell office:value-type="float" office:value="0" calcext:value-type="float">
            <text:p>0</text:p>
          </table:table-cell>
          <table:table-cell table:style-name="ce69" table:formula="of:=[.CD39]" office:value-type="float" office:value="0.0317361111111111" calcext:value-type="float">
            <text:p>0.031736111111111</text:p>
          </table:table-cell>
          <table:table-cell table:style-name="Default"/>
          <table:table-cell table:style-name="ce16"/>
          <table:table-cell table:formula="of:=[.CU46]*[.$H$17]" office:value-type="float" office:value="0.0317361111111111" calcext:value-type="float">
            <text:p>0.031736111111111</text:p>
          </table:table-cell>
          <table:table-cell table:style-name="ce65"/>
          <table:table-cell/>
          <table:table-cell table:style-name="ce16"/>
          <table:table-cell table:formula="of:=[.CU46]*[.$L$17]" office:value-type="float" office:value="0.0317361111111111" calcext:value-type="float">
            <text:p>0.031736111111111</text:p>
          </table:table-cell>
          <table:table-cell table:style-name="ce65"/>
          <table:table-cell/>
          <table:table-cell table:style-name="ce16"/>
          <table:table-cell table:formula="of:=[.CU46]*[.$P$17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CE46]+[.CF46]" office:value-type="float" office:value="0.0317361111111111" calcext:value-type="float">
            <text:p>0.031736111111111</text:p>
          </table:table-cell>
          <table:table-cell table:style-name="ce65"/>
          <table:table-cell table:style-name="Default"/>
          <table:table-cell table:style-name="ce16" table:formula="of:=[.$CI$39]*[.$H17]+[.$CM$39]*[.$L17]+[.$CQ$39]*[.$P17]" office:value-type="float" office:value="0.0200000000000003" calcext:value-type="float">
            <text:p>0.02</text:p>
          </table:table-cell>
          <table:table-cell table:style-name="ce69" table:formula="of:=[.$D17]*([.CV$37]+3*[.CX46]+4.5*[.CX46]^2)" office:value-type="float" office:value="0.0291861111111111" calcext:value-type="float">
            <text:p>0.029186111111111</text:p>
          </table:table-cell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69" table:formula="of:=[.CD52]" office:value-type="float" office:value="0.0234027777777778" calcext:value-type="float">
            <text:p>0.023402777777778</text:p>
          </table:table-cell>
          <table:table-cell table:style-name="Default"/>
          <table:table-cell table:style-name="ce16"/>
          <table:table-cell table:formula="of:=[.DU46]*[.$H$17]" office:value-type="float" office:value="0.0534027777777778" calcext:value-type="float">
            <text:p>0.053402777777778</text:p>
          </table:table-cell>
          <table:table-cell table:style-name="ce65"/>
          <table:table-cell/>
          <table:table-cell table:style-name="ce16"/>
          <table:table-cell table:formula="of:=[.DU46]*[.$L$17]" office:value-type="float" office:value="0.0534027777777778" calcext:value-type="float">
            <text:p>0.053402777777778</text:p>
          </table:table-cell>
          <table:table-cell table:style-name="ce65"/>
          <table:table-cell/>
          <table:table-cell table:style-name="ce16"/>
          <table:table-cell table:formula="of:=[.DU46]*[.$P$17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DE46]+[.DF46]" office:value-type="float" office:value="0.0534027777777778" calcext:value-type="float">
            <text:p>0.053402777777778</text:p>
          </table:table-cell>
          <table:table-cell table:style-name="ce65"/>
          <table:table-cell table:style-name="Default"/>
          <table:table-cell table:style-name="ce16" table:formula="of:=[.$DI$39]*[.$H17]+[.$DM$39]*[.$L17]+[.$DQ$39]*[.$P17]" office:value-type="float" office:value="-0.0500000000000003" calcext:value-type="float">
            <text:p>-0.05</text:p>
          </table:table-cell>
          <table:table-cell table:style-name="ce69" table:formula="of:=[.$D17]*([.DV$37]+3*[.DX46]+4.5*[.DX46]^2)" office:value-type="float" office:value="0.0237027777777778" calcext:value-type="float">
            <text:p>0.023702777777778</text:p>
          </table:table-cell>
          <table:table-cell table:style-name="ce65"/>
          <table:table-cell table:number-columns-repeated="894"/>
        </table:table-row>
        <table:table-row table:style-name="ro1">
          <table:table-cell table:style-name="ce16"/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ce69" table:formula="of:=[.B41]" office:value-type="float" office:value="0.0234027777777778" calcext:value-type="float">
            <text:p>0.023402777777778</text:p>
          </table:table-cell>
          <table:table-cell table:style-name="Default"/>
          <table:table-cell table:style-name="ce16"/>
          <table:table-cell table:formula="of:=[.U47]*[.$H$18]" office:value-type="float" office:value="-0.0234027777777778" calcext:value-type="float">
            <text:p>-0.023402777777778</text:p>
          </table:table-cell>
          <table:table-cell table:style-name="ce65"/>
          <table:table-cell/>
          <table:table-cell table:style-name="ce16"/>
          <table:table-cell table:formula="of:=[.U47]*[.$L$18]" office:value-type="float" office:value="-0.0234027777777778" calcext:value-type="float">
            <text:p>-0.023402777777778</text:p>
          </table:table-cell>
          <table:table-cell table:style-name="ce65"/>
          <table:table-cell/>
          <table:table-cell table:style-name="ce16"/>
          <table:table-cell table:formula="of:=[.U47]*[.$P$18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E47]+[.F47]" office:value-type="float" office:value="0.0234027777777778" calcext:value-type="float">
            <text:p>0.023402777777778</text:p>
          </table:table-cell>
          <table:table-cell table:style-name="ce65"/>
          <table:table-cell table:number-columns-repeated="3"/>
          <table:table-cell table:style-name="Default" table:number-columns-repeated="5"/>
          <table:table-cell office:value-type="float" office:value="0" calcext:value-type="float">
            <text:p>0</text:p>
          </table:table-cell>
          <table:table-cell table:style-name="ce69" table:formula="of:=[.B54]" office:value-type="float" office:value="0.0317361111111111" calcext:value-type="float">
            <text:p>0.031736111111111</text:p>
          </table:table-cell>
          <table:table-cell table:style-name="Default"/>
          <table:table-cell table:style-name="ce16"/>
          <table:table-cell table:formula="of:=[.AU47]*[.$H$18]" office:value-type="float" office:value="-0.0317361111111111" calcext:value-type="float">
            <text:p>-0.031736111111111</text:p>
          </table:table-cell>
          <table:table-cell table:style-name="ce65"/>
          <table:table-cell/>
          <table:table-cell table:style-name="ce16"/>
          <table:table-cell table:formula="of:=[.AU47]*[.$L$18]" office:value-type="float" office:value="-0.0317361111111111" calcext:value-type="float">
            <text:p>-0.031736111111111</text:p>
          </table:table-cell>
          <table:table-cell table:style-name="ce65"/>
          <table:table-cell/>
          <table:table-cell table:style-name="ce16"/>
          <table:table-cell table:formula="of:=[.AU47]*[.$P$18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AE47]+[.AF47]" office:value-type="float" office:value="0.0317361111111111" calcext:value-type="float">
            <text:p>0.031736111111111</text:p>
          </table:table-cell>
          <table:table-cell table:style-name="ce65"/>
          <table:table-cell table:number-columns-repeated="3"/>
          <table:table-cell table:style-name="Default" table:number-columns-repeated="5"/>
          <table:table-cell office:value-type="float" office:value="0" calcext:value-type="float">
            <text:p>0</text:p>
          </table:table-cell>
          <table:table-cell table:style-name="ce69" table:formula="of:=[.BB41]" office:value-type="float" office:value="0.0202777777777778" calcext:value-type="float">
            <text:p>0.020277777777778</text:p>
          </table:table-cell>
          <table:table-cell table:style-name="Default"/>
          <table:table-cell table:style-name="ce16"/>
          <table:table-cell table:formula="of:=[.BU47]*[.$H$18]" office:value-type="float" office:value="-0.0202777777777778" calcext:value-type="float">
            <text:p>-0.020277777777778</text:p>
          </table:table-cell>
          <table:table-cell table:style-name="ce65"/>
          <table:table-cell/>
          <table:table-cell table:style-name="ce16"/>
          <table:table-cell table:formula="of:=[.BU47]*[.$L$18]" office:value-type="float" office:value="-0.0202777777777778" calcext:value-type="float">
            <text:p>-0.020277777777778</text:p>
          </table:table-cell>
          <table:table-cell table:style-name="ce65"/>
          <table:table-cell/>
          <table:table-cell table:style-name="ce16"/>
          <table:table-cell table:formula="of:=[.BU47]*[.$P$18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BE47]+[.BF47]" office:value-type="float" office:value="0.0202777777777778" calcext:value-type="float">
            <text:p>0.020277777777778</text:p>
          </table:table-cell>
          <table:table-cell table:style-name="ce65"/>
          <table:table-cell table:style-name="Default"/>
          <table:table-cell table:style-name="ce16" table:formula="of:=[.$BI$39]*[.$H18]+[.$BM$39]*[.$L18]+[.$BQ$39]*[.$P18]" office:value-type="float" office:value="-0.1" calcext:value-type="float">
            <text:p>-0.1</text:p>
          </table:table-cell>
          <table:table-cell table:style-name="ce69" table:formula="of:=[.$D18]*([.BV$37]+3*[.BX47]+4.5*[.BX47]^2)" office:value-type="float" office:value="0.0202777777777778" calcext:value-type="float">
            <text:p>0.020277777777778</text:p>
          </table:table-cell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69" table:formula="of:=[.CB41]" office:value-type="float" office:value="0.0234027777777778" calcext:value-type="float">
            <text:p>0.023402777777778</text:p>
          </table:table-cell>
          <table:table-cell table:style-name="Default"/>
          <table:table-cell table:style-name="ce16"/>
          <table:table-cell table:formula="of:=[.CU47]*[.$H$18]" office:value-type="float" office:value="-0.0534027777777778" calcext:value-type="float">
            <text:p>-0.053402777777778</text:p>
          </table:table-cell>
          <table:table-cell table:style-name="ce65"/>
          <table:table-cell/>
          <table:table-cell table:style-name="ce16"/>
          <table:table-cell table:formula="of:=[.CU47]*[.$L$18]" office:value-type="float" office:value="-0.0534027777777778" calcext:value-type="float">
            <text:p>-0.053402777777778</text:p>
          </table:table-cell>
          <table:table-cell table:style-name="ce65"/>
          <table:table-cell/>
          <table:table-cell table:style-name="ce16"/>
          <table:table-cell table:formula="of:=[.CU47]*[.$P$18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CE47]+[.CF47]" office:value-type="float" office:value="0.0534027777777778" calcext:value-type="float">
            <text:p>0.053402777777778</text:p>
          </table:table-cell>
          <table:table-cell table:style-name="ce65"/>
          <table:table-cell table:style-name="Default"/>
          <table:table-cell table:style-name="ce16" table:formula="of:=[.$CI$39]*[.$H18]+[.$CM$39]*[.$L18]+[.$CQ$39]*[.$P18]" office:value-type="float" office:value="-0.0200000000000003" calcext:value-type="float">
            <text:p>-0.02</text:p>
          </table:table-cell>
          <table:table-cell table:style-name="ce69" table:formula="of:=[.$D18]*([.CV$37]+3*[.CX47]+4.5*[.CX47]^2)" office:value-type="float" office:value="0.0258527777777778" calcext:value-type="float">
            <text:p>0.025852777777778</text:p>
          </table:table-cell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69" table:formula="of:=[.CB54]" office:value-type="float" office:value="0.0317361111111111" calcext:value-type="float">
            <text:p>0.031736111111111</text:p>
          </table:table-cell>
          <table:table-cell table:style-name="Default"/>
          <table:table-cell table:style-name="ce16"/>
          <table:table-cell table:formula="of:=[.DU47]*[.$H$18]" office:value-type="float" office:value="-0.0617361111111111" calcext:value-type="float">
            <text:p>-0.061736111111111</text:p>
          </table:table-cell>
          <table:table-cell table:style-name="ce65"/>
          <table:table-cell/>
          <table:table-cell table:style-name="ce16"/>
          <table:table-cell table:formula="of:=[.DU47]*[.$L$18]" office:value-type="float" office:value="-0.0617361111111111" calcext:value-type="float">
            <text:p>-0.061736111111111</text:p>
          </table:table-cell>
          <table:table-cell table:style-name="ce65"/>
          <table:table-cell/>
          <table:table-cell table:style-name="ce16"/>
          <table:table-cell table:formula="of:=[.DU47]*[.$P$18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DE47]+[.DF47]" office:value-type="float" office:value="0.0617361111111111" calcext:value-type="float">
            <text:p>0.061736111111111</text:p>
          </table:table-cell>
          <table:table-cell table:style-name="ce65"/>
          <table:table-cell table:style-name="Default"/>
          <table:table-cell table:style-name="ce16" table:formula="of:=[.$DI$39]*[.$H18]+[.$DM$39]*[.$L18]+[.$DQ$39]*[.$P18]" office:value-type="float" office:value="0.0500000000000003" calcext:value-type="float">
            <text:p>0.05</text:p>
          </table:table-cell>
          <table:table-cell table:style-name="ce69" table:formula="of:=[.$D18]*([.DV$37]+3*[.DX47]+4.5*[.DX47]^2)" office:value-type="float" office:value="0.0320361111111111" calcext:value-type="float">
            <text:p>0.032036111111111</text:p>
          </table:table-cell>
          <table:table-cell table:style-name="ce65"/>
          <table:table-cell table:number-columns-repeated="894"/>
        </table:table-row>
        <table:table-row table:style-name="ro1">
          <table:table-cell table:style-name="ce16"/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ce70" table:formula="of:=[.D41]" office:value-type="float" office:value="0.0425694444444444" calcext:value-type="float">
            <text:p>0.042569444444444</text:p>
          </table:table-cell>
          <table:table-cell table:style-name="Default"/>
          <table:table-cell table:style-name="ce17"/>
          <table:table-cell table:style-name="ce19" table:formula="of:=[.U48]*[.$H$19]" office:value-type="float" office:value="0.0425694444444444" calcext:value-type="float">
            <text:p>0.042569444444444</text:p>
          </table:table-cell>
          <table:table-cell table:style-name="ce24"/>
          <table:table-cell/>
          <table:table-cell table:style-name="ce17"/>
          <table:table-cell table:style-name="ce19" table:formula="of:=[.U48]*[.$L$19]" office:value-type="float" office:value="-0.0425694444444444" calcext:value-type="float">
            <text:p>-0.042569444444444</text:p>
          </table:table-cell>
          <table:table-cell table:style-name="ce24"/>
          <table:table-cell/>
          <table:table-cell table:style-name="ce17"/>
          <table:table-cell table:style-name="ce19" table:formula="of:=[.U48]*[.$P$19]" office:value-type="float" office:value="0" calcext:value-type="float">
            <text:p>0</text:p>
          </table:table-cell>
          <table:table-cell table:style-name="ce24"/>
          <table:table-cell/>
          <table:table-cell table:style-name="ce17"/>
          <table:table-cell table:style-name="ce19" table:formula="of:=[.$AB$1]*[.E48]+[.F48]" office:value-type="float" office:value="0.0425694444444444" calcext:value-type="float">
            <text:p>0.042569444444444</text:p>
          </table:table-cell>
          <table:table-cell table:style-name="ce24"/>
          <table:table-cell table:number-columns-repeated="3"/>
          <table:table-cell table:style-name="Default" table:number-columns-repeated="5"/>
          <table:table-cell office:value-type="float" office:value="0" calcext:value-type="float">
            <text:p>0</text:p>
          </table:table-cell>
          <table:table-cell table:style-name="ce70" table:formula="of:=[.D54]" office:value-type="float" office:value="0.0425694444444444" calcext:value-type="float">
            <text:p>0.042569444444444</text:p>
          </table:table-cell>
          <table:table-cell table:style-name="Default"/>
          <table:table-cell table:style-name="ce17"/>
          <table:table-cell table:style-name="ce19" table:formula="of:=[.AU48]*[.$H$19]" office:value-type="float" office:value="0.0425694444444444" calcext:value-type="float">
            <text:p>0.042569444444444</text:p>
          </table:table-cell>
          <table:table-cell table:style-name="ce24"/>
          <table:table-cell/>
          <table:table-cell table:style-name="ce17"/>
          <table:table-cell table:style-name="ce19" table:formula="of:=[.AU48]*[.$L$19]" office:value-type="float" office:value="-0.0425694444444444" calcext:value-type="float">
            <text:p>-0.042569444444444</text:p>
          </table:table-cell>
          <table:table-cell table:style-name="ce24"/>
          <table:table-cell/>
          <table:table-cell table:style-name="ce17"/>
          <table:table-cell table:style-name="ce19" table:formula="of:=[.AU48]*[.$P$19]" office:value-type="float" office:value="0" calcext:value-type="float">
            <text:p>0</text:p>
          </table:table-cell>
          <table:table-cell table:style-name="ce24"/>
          <table:table-cell/>
          <table:table-cell table:style-name="ce17"/>
          <table:table-cell table:style-name="ce19" table:formula="of:=[.$AB$1]*[.AE48]+[.AF48]" office:value-type="float" office:value="0.0425694444444444" calcext:value-type="float">
            <text:p>0.042569444444444</text:p>
          </table:table-cell>
          <table:table-cell table:style-name="ce24"/>
          <table:table-cell table:number-columns-repeated="3"/>
          <table:table-cell table:style-name="Default" table:number-columns-repeated="5"/>
          <table:table-cell office:value-type="float" office:value="0" calcext:value-type="float">
            <text:p>0</text:p>
          </table:table-cell>
          <table:table-cell table:style-name="ce70" table:formula="of:=[.BD41]" office:value-type="float" office:value="0.0369444444444444" calcext:value-type="float">
            <text:p>0.036944444444444</text:p>
          </table:table-cell>
          <table:table-cell table:style-name="Default"/>
          <table:table-cell table:style-name="ce17"/>
          <table:table-cell table:style-name="ce19" table:formula="of:=[.BU48]*[.$H$19]" office:value-type="float" office:value="0.0369444444444444" calcext:value-type="float">
            <text:p>0.036944444444444</text:p>
          </table:table-cell>
          <table:table-cell table:style-name="ce24"/>
          <table:table-cell/>
          <table:table-cell table:style-name="ce17"/>
          <table:table-cell table:style-name="ce19" table:formula="of:=[.BU48]*[.$L$19]" office:value-type="float" office:value="-0.0369444444444444" calcext:value-type="float">
            <text:p>-0.036944444444444</text:p>
          </table:table-cell>
          <table:table-cell table:style-name="ce24"/>
          <table:table-cell/>
          <table:table-cell table:style-name="ce17"/>
          <table:table-cell table:style-name="ce19" table:formula="of:=[.BU48]*[.$P$19]" office:value-type="float" office:value="0" calcext:value-type="float">
            <text:p>0</text:p>
          </table:table-cell>
          <table:table-cell table:style-name="ce24"/>
          <table:table-cell/>
          <table:table-cell table:style-name="ce17"/>
          <table:table-cell table:style-name="ce19" table:formula="of:=[.$AB$1]*[.BE48]+[.BF48]" office:value-type="float" office:value="0.0369444444444444" calcext:value-type="float">
            <text:p>0.036944444444444</text:p>
          </table:table-cell>
          <table:table-cell table:style-name="ce24"/>
          <table:table-cell table:style-name="Default"/>
          <table:table-cell table:style-name="ce17" table:formula="of:=[.$BI$39]*[.$H19]+[.$BM$39]*[.$L19]+[.$BQ$39]*[.$P19]" office:value-type="float" office:value="0.1" calcext:value-type="float">
            <text:p>0.1</text:p>
          </table:table-cell>
          <table:table-cell table:style-name="ce70" table:formula="of:=[.$D19]*([.BV$37]+3*[.BX48]+4.5*[.BX48]^2)" office:value-type="float" office:value="0.0369444444444444" calcext:value-type="float">
            <text:p>0.036944444444444</text:p>
          </table:table-cell>
          <table:table-cell table:style-name="Default" table:number-columns-repeated="5"/>
          <table:table-cell office:value-type="float" office:value="0" calcext:value-type="float">
            <text:p>0</text:p>
          </table:table-cell>
          <table:table-cell table:style-name="ce70" table:formula="of:=[.CD41]" office:value-type="float" office:value="0.0425694444444444" calcext:value-type="float">
            <text:p>0.042569444444444</text:p>
          </table:table-cell>
          <table:table-cell table:style-name="Default"/>
          <table:table-cell table:style-name="ce17"/>
          <table:table-cell table:style-name="ce19" table:formula="of:=[.CU48]*[.$H$19]" office:value-type="float" office:value="0.0425694444444444" calcext:value-type="float">
            <text:p>0.042569444444444</text:p>
          </table:table-cell>
          <table:table-cell table:style-name="ce24"/>
          <table:table-cell/>
          <table:table-cell table:style-name="ce17"/>
          <table:table-cell table:style-name="ce19" table:formula="of:=[.CU48]*[.$L$19]" office:value-type="float" office:value="-0.0425694444444444" calcext:value-type="float">
            <text:p>-0.042569444444444</text:p>
          </table:table-cell>
          <table:table-cell table:style-name="ce24"/>
          <table:table-cell/>
          <table:table-cell table:style-name="ce17"/>
          <table:table-cell table:style-name="ce19" table:formula="of:=[.CU48]*[.$P$19]" office:value-type="float" office:value="0" calcext:value-type="float">
            <text:p>0</text:p>
          </table:table-cell>
          <table:table-cell table:style-name="ce24"/>
          <table:table-cell/>
          <table:table-cell table:style-name="ce17"/>
          <table:table-cell table:style-name="ce19" table:formula="of:=[.$AB$1]*[.CE48]+[.CF48]" office:value-type="float" office:value="0.0425694444444444" calcext:value-type="float">
            <text:p>0.042569444444444</text:p>
          </table:table-cell>
          <table:table-cell table:style-name="ce24"/>
          <table:table-cell table:style-name="Default"/>
          <table:table-cell table:style-name="ce17" table:formula="of:=[.$CI$39]*[.$H19]+[.$CM$39]*[.$L19]+[.$CQ$39]*[.$P19]" office:value-type="float" office:value="0.12" calcext:value-type="float">
            <text:p>0.12</text:p>
          </table:table-cell>
          <table:table-cell table:style-name="ce70" table:formula="of:=[.$D19]*([.CV$37]+3*[.CX48]+4.5*[.CX48]^2)" office:value-type="float" office:value="0.0392694444444444" calcext:value-type="float">
            <text:p>0.039269444444444</text:p>
          </table:table-cell>
          <table:table-cell table:style-name="Default" table:number-columns-repeated="5"/>
          <table:table-cell office:value-type="float" office:value="0" calcext:value-type="float">
            <text:p>0</text:p>
          </table:table-cell>
          <table:table-cell table:style-name="ce70" table:formula="of:=[.CD54]" office:value-type="float" office:value="0.0425694444444444" calcext:value-type="float">
            <text:p>0.042569444444444</text:p>
          </table:table-cell>
          <table:table-cell table:style-name="Default"/>
          <table:table-cell table:style-name="ce17"/>
          <table:table-cell table:style-name="ce19" table:formula="of:=[.DU48]*[.$H$19]" office:value-type="float" office:value="0.0425694444444444" calcext:value-type="float">
            <text:p>0.042569444444444</text:p>
          </table:table-cell>
          <table:table-cell table:style-name="ce24"/>
          <table:table-cell/>
          <table:table-cell table:style-name="ce17"/>
          <table:table-cell table:style-name="ce19" table:formula="of:=[.DU48]*[.$L$19]" office:value-type="float" office:value="-0.0425694444444444" calcext:value-type="float">
            <text:p>-0.042569444444444</text:p>
          </table:table-cell>
          <table:table-cell table:style-name="ce24"/>
          <table:table-cell/>
          <table:table-cell table:style-name="ce17"/>
          <table:table-cell table:style-name="ce19" table:formula="of:=[.DU48]*[.$P$19]" office:value-type="float" office:value="0" calcext:value-type="float">
            <text:p>0</text:p>
          </table:table-cell>
          <table:table-cell table:style-name="ce24"/>
          <table:table-cell/>
          <table:table-cell table:style-name="ce17"/>
          <table:table-cell table:style-name="ce19" table:formula="of:=[.$AB$1]*[.DE48]+[.DF48]" office:value-type="float" office:value="0.0425694444444444" calcext:value-type="float">
            <text:p>0.042569444444444</text:p>
          </table:table-cell>
          <table:table-cell table:style-name="ce24"/>
          <table:table-cell table:style-name="Default"/>
          <table:table-cell table:style-name="ce17" table:formula="of:=[.$DI$39]*[.$H19]+[.$DM$39]*[.$L19]+[.$DQ$39]*[.$P19]" office:value-type="float" office:value="0.0899999999999995" calcext:value-type="float">
            <text:p>0.09</text:p>
          </table:table-cell>
          <table:table-cell table:style-name="ce70" table:formula="of:=[.$D19]*([.DV$37]+3*[.DX48]+4.5*[.DX48]^2)" office:value-type="float" office:value="0.0360694444444444" calcext:value-type="float">
            <text:p>0.036069444444444</text:p>
          </table:table-cell>
          <table:table-cell table:style-name="ce65"/>
          <table:table-cell table:number-columns-repeated="894"/>
        </table:table-row>
        <table:table-row table:style-name="ro1">
          <table:table-cell table:style-name="ce16"/>
          <table:table-cell table:number-columns-repeated="24"/>
          <table:table-cell table:style-name="Default" table:number-columns-repeated="2"/>
          <table:table-cell table:number-columns-repeated="24"/>
          <table:table-cell table:style-name="Default" table:number-columns-repeated="2"/>
          <table:table-cell table:number-columns-repeated="21"/>
          <table:table-cell table:style-name="Default"/>
          <table:table-cell table:number-columns-repeated="3"/>
          <table:table-cell table:style-name="Default"/>
          <table:table-cell table:number-columns-repeated="21"/>
          <table:table-cell table:style-name="Default"/>
          <table:table-cell table:number-columns-repeated="3"/>
          <table:table-cell table:style-name="Default"/>
          <table:table-cell table:number-columns-repeated="24"/>
          <table:table-cell table:style-name="ce65"/>
          <table:table-cell table:number-columns-repeated="894"/>
        </table:table-row>
        <table:table-row table:style-name="ro1">
          <table:table-cell table:style-name="ce16"/>
          <table:table-cell table:style-name="ce55" office:value-type="string" calcext:value-type="string" table:number-columns-spanned="2" table:number-rows-spanned="1">
            <text:p>Sqrt Velocity : <text:s/></text:p>
          </table:table-cell>
          <table:covered-table-cell table:style-name="ce59"/>
          <table:table-cell table:style-name="ce63" table:formula="of:=[.I52]*[.I52]+[.M52]*[.M52]+[.Q52]*[.Q52]" office:value-type="float" office:value="0.0124999999999999" calcext:value-type="float">
            <text:p>0.0125</text:p>
          </table:table-cell>
          <table:table-cell table:style-name="Default" table:number-columns-repeated="15"/>
          <table:table-cell table:style-name="ce76" office:value-type="string" calcext:value-type="string" table:number-columns-spanned="2" table:number-rows-spanned="1">
            <text:p>DirIndep : <text:s text:c="2"/></text:p>
          </table:table-cell>
          <table:covered-table-cell table:style-name="ce59"/>
          <table:table-cell table:style-name="ce63" table:formula="of:=1-1.5*[.D50]" office:value-type="float" office:value="0.98125" calcext:value-type="float">
            <text:p>0.98125</text:p>
          </table:table-cell>
          <table:table-cell table:number-columns-repeated="3"/>
          <table:table-cell table:style-name="Default" table:number-columns-repeated="2"/>
          <table:table-cell table:style-name="ce55" office:value-type="string" calcext:value-type="string" table:number-columns-spanned="2" table:number-rows-spanned="1">
            <text:p>Sqrt Velocity : <text:s/></text:p>
          </table:table-cell>
          <table:covered-table-cell table:style-name="ce59"/>
          <table:table-cell table:style-name="ce63" table:formula="of:=[.AI52]*[.AI52]+[.AM52]*[.AM52]+[.AQ52]*[.AQ52]" office:value-type="float" office:value="0.0025" calcext:value-type="float">
            <text:p>0.0025</text:p>
          </table:table-cell>
          <table:table-cell table:style-name="Default" table:number-columns-repeated="15"/>
          <table:table-cell table:style-name="ce76" office:value-type="string" calcext:value-type="string" table:number-columns-spanned="2" table:number-rows-spanned="1">
            <text:p>DirIndep : <text:s text:c="2"/></text:p>
          </table:table-cell>
          <table:covered-table-cell table:style-name="ce59"/>
          <table:table-cell table:style-name="ce63" table:formula="of:=1-1.5*[.AD50]" office:value-type="float" office:value="0.99625" calcext:value-type="float">
            <text:p>0.99625</text:p>
          </table:table-cell>
          <table:table-cell table:number-columns-repeated="3"/>
          <table:table-cell table:style-name="Default" table:number-columns-repeated="2"/>
          <table:table-cell table:style-name="ce55" office:value-type="string" calcext:value-type="string" table:number-columns-spanned="2" table:number-rows-spanned="1">
            <text:p>Sqrt Velocity : <text:s/></text:p>
          </table:table-cell>
          <table:covered-table-cell table:style-name="ce59"/>
          <table:table-cell table:style-name="ce63" table:formula="of:=[.BI52]*[.BI52]+[.BM52]*[.BM52]+[.BQ52]*[.BQ52]" office:value-type="float" office:value="0" calcext:value-type="float">
            <text:p>0</text:p>
          </table:table-cell>
          <table:table-cell table:style-name="Default" table:number-columns-repeated="15"/>
          <table:table-cell table:style-name="ce76" office:value-type="string" calcext:value-type="string" table:number-columns-spanned="2" table:number-rows-spanned="1">
            <text:p>DirIndep : <text:s text:c="2"/></text:p>
          </table:table-cell>
          <table:covered-table-cell table:style-name="ce59"/>
          <table:table-cell table:style-name="ce63" table:formula="of:=1-1.5*[.BD50]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Default"/>
          <table:table-cell table:style-name="ce55" office:value-type="string" calcext:value-type="string" table:number-columns-spanned="2" table:number-rows-spanned="1">
            <text:p>Sqrt Velocity : <text:s/></text:p>
          </table:table-cell>
          <table:covered-table-cell table:style-name="ce59"/>
          <table:table-cell table:style-name="ce63" table:formula="of:=[.CI52]*[.CI52]+[.CM52]*[.CM52]+[.CQ52]*[.CQ52]" office:value-type="float" office:value="0.00799999999999993" calcext:value-type="float">
            <text:p>0.008</text:p>
          </table:table-cell>
          <table:table-cell table:style-name="Default" table:number-columns-repeated="15"/>
          <table:table-cell table:style-name="ce76" office:value-type="string" calcext:value-type="string" table:number-columns-spanned="2" table:number-rows-spanned="1">
            <text:p>DirIndep : <text:s text:c="2"/></text:p>
          </table:table-cell>
          <table:covered-table-cell table:style-name="ce59"/>
          <table:table-cell table:style-name="ce63" table:formula="of:=1-1.5*[.CD50]" office:value-type="float" office:value="0.988" calcext:value-type="float">
            <text:p>0.988</text:p>
          </table:table-cell>
          <table:table-cell table:style-name="Default"/>
          <table:table-cell table:number-columns-repeated="3"/>
          <table:table-cell table:style-name="Default"/>
          <table:table-cell table:style-name="ce55" office:value-type="string" calcext:value-type="string" table:number-columns-spanned="2" table:number-rows-spanned="1">
            <text:p>Sqrt Velocity : <text:s/></text:p>
          </table:table-cell>
          <table:covered-table-cell table:style-name="ce59"/>
          <table:table-cell table:style-name="ce63" table:formula="of:=[.DI52]*[.DI52]+[.DM52]*[.DM52]+[.DQ52]*[.DQ52]" office:value-type="float" office:value="0.0025" calcext:value-type="float">
            <text:p>0.0025</text:p>
          </table:table-cell>
          <table:table-cell table:style-name="Default" table:number-columns-repeated="15"/>
          <table:table-cell table:style-name="ce76" office:value-type="string" calcext:value-type="string" table:number-columns-spanned="2" table:number-rows-spanned="1">
            <text:p>DirIndep : <text:s text:c="2"/></text:p>
          </table:table-cell>
          <table:covered-table-cell table:style-name="ce59"/>
          <table:table-cell table:style-name="ce63" table:formula="of:=1-1.5*[.DD50]" office:value-type="float" office:value="0.99625" calcext:value-type="float">
            <text:p>0.99625</text:p>
          </table:table-cell>
          <table:table-cell table:number-columns-repeated="3"/>
          <table:table-cell table:style-name="ce65"/>
          <table:table-cell table:number-columns-repeated="894"/>
        </table:table-row>
        <table:table-row table:style-name="ro1">
          <table:table-cell table:style-name="ce16"/>
          <table:table-cell table:style-name="ce44" office:value-type="string" calcext:value-type="string" table:number-columns-spanned="3" table:number-rows-spanned="1">
            <text:p>Cell 7</text:p>
          </table:table-cell>
          <table:covered-table-cell table:style-name="ce42"/>
          <table:covered-table-cell table:style-name="ce60"/>
          <table:table-cell table:style-name="Default" table:number-columns-repeated="2"/>
          <table:table-cell/>
          <table:table-cell table:style-name="ce71" office:value-type="string" calcext:value-type="string" table:number-columns-spanned="3" table:number-rows-spanned="1">
            <text:p>Velocity.x()</text:p>
          </table:table-cell>
          <table:covered-table-cell table:style-name="ce42"/>
          <table:covered-table-cell table:style-name="ce60"/>
          <table:table-cell/>
          <table:table-cell table:style-name="ce71" office:value-type="string" calcext:value-type="string" table:number-columns-spanned="3" table:number-rows-spanned="1">
            <text:p>Velocity.y()</text:p>
          </table:table-cell>
          <table:covered-table-cell table:style-name="ce42"/>
          <table:covered-table-cell table:style-name="ce60"/>
          <table:table-cell/>
          <table:table-cell table:style-name="ce71" office:value-type="string" calcext:value-type="string" table:number-columns-spanned="3" table:number-rows-spanned="1">
            <text:p>Velocity.z()</text:p>
          </table:table-cell>
          <table:covered-table-cell table:style-name="ce42"/>
          <table:covered-table-cell table:style-name="ce60"/>
          <table:table-cell/>
          <table:table-cell table:style-name="ce71" office:value-type="string" calcext:value-type="string" table:number-columns-spanned="3" table:number-rows-spanned="1">
            <text:p>Density</text:p>
          </table:table-cell>
          <table:covered-table-cell table:style-name="ce42"/>
          <table:covered-table-cell table:style-name="ce60"/>
          <table:table-cell table:number-columns-repeated="3"/>
          <table:table-cell table:style-name="Default" table:number-columns-repeated="2"/>
          <table:table-cell table:style-name="ce44" office:value-type="string" calcext:value-type="string" table:number-columns-spanned="3" table:number-rows-spanned="1">
            <text:p>Cell 2</text:p>
          </table:table-cell>
          <table:covered-table-cell table:style-name="ce42"/>
          <table:covered-table-cell table:style-name="ce60"/>
          <table:table-cell table:style-name="Default" table:number-columns-repeated="2"/>
          <table:table-cell/>
          <table:table-cell table:style-name="ce71" office:value-type="string" calcext:value-type="string" table:number-columns-spanned="3" table:number-rows-spanned="1">
            <text:p>Velocity.x()</text:p>
          </table:table-cell>
          <table:covered-table-cell table:style-name="ce42"/>
          <table:covered-table-cell table:style-name="ce60"/>
          <table:table-cell/>
          <table:table-cell table:style-name="ce71" office:value-type="string" calcext:value-type="string" table:number-columns-spanned="3" table:number-rows-spanned="1">
            <text:p>Velocity.y()</text:p>
          </table:table-cell>
          <table:covered-table-cell table:style-name="ce42"/>
          <table:covered-table-cell table:style-name="ce60"/>
          <table:table-cell/>
          <table:table-cell table:style-name="ce71" office:value-type="string" calcext:value-type="string" table:number-columns-spanned="3" table:number-rows-spanned="1">
            <text:p>Velocity.z()</text:p>
          </table:table-cell>
          <table:covered-table-cell table:style-name="ce42"/>
          <table:covered-table-cell table:style-name="ce60"/>
          <table:table-cell/>
          <table:table-cell table:style-name="ce71" office:value-type="string" calcext:value-type="string" table:number-columns-spanned="3" table:number-rows-spanned="1">
            <text:p>Density</text:p>
          </table:table-cell>
          <table:covered-table-cell table:style-name="ce42"/>
          <table:covered-table-cell table:style-name="ce60"/>
          <table:table-cell table:number-columns-repeated="3"/>
          <table:table-cell table:style-name="Default" table:number-columns-repeated="2"/>
          <table:table-cell table:style-name="ce44" office:value-type="string" calcext:value-type="string" table:number-columns-spanned="3" table:number-rows-spanned="1">
            <text:p>Cell 8</text:p>
          </table:table-cell>
          <table:covered-table-cell table:style-name="ce42"/>
          <table:covered-table-cell table:style-name="ce60"/>
          <table:table-cell table:style-name="Default" table:number-columns-repeated="2"/>
          <table:table-cell/>
          <table:table-cell table:style-name="ce71" office:value-type="string" calcext:value-type="string" table:number-columns-spanned="3" table:number-rows-spanned="1">
            <text:p>Velocity.x()</text:p>
          </table:table-cell>
          <table:covered-table-cell table:style-name="ce42"/>
          <table:covered-table-cell table:style-name="ce60"/>
          <table:table-cell/>
          <table:table-cell table:style-name="ce71" office:value-type="string" calcext:value-type="string" table:number-columns-spanned="3" table:number-rows-spanned="1">
            <text:p>Velocity.y()</text:p>
          </table:table-cell>
          <table:covered-table-cell table:style-name="ce42"/>
          <table:covered-table-cell table:style-name="ce60"/>
          <table:table-cell/>
          <table:table-cell table:style-name="ce71" office:value-type="string" calcext:value-type="string" table:number-columns-spanned="3" table:number-rows-spanned="1">
            <text:p>Velocity.z()</text:p>
          </table:table-cell>
          <table:covered-table-cell table:style-name="ce42"/>
          <table:covered-table-cell table:style-name="ce60"/>
          <table:table-cell/>
          <table:table-cell table:style-name="ce71" office:value-type="string" calcext:value-type="string" table:number-columns-spanned="3" table:number-rows-spanned="1">
            <text:p>Density</text:p>
          </table:table-cell>
          <table:covered-table-cell table:style-name="ce42"/>
          <table:covered-table-cell table:style-name="ce60"/>
          <table:table-cell table:style-name="Default"/>
          <table:table-cell table:number-columns-repeated="3"/>
          <table:table-cell table:style-name="Default"/>
          <table:table-cell table:style-name="ce44" office:value-type="string" calcext:value-type="string" table:number-columns-spanned="3" table:number-rows-spanned="1">
            <text:p>Cell 7</text:p>
          </table:table-cell>
          <table:covered-table-cell table:style-name="ce42"/>
          <table:covered-table-cell table:style-name="ce60"/>
          <table:table-cell table:style-name="ce107" table:number-columns-repeated="2"/>
          <table:table-cell table:style-name="ce99"/>
          <table:table-cell table:style-name="ce71" office:value-type="string" calcext:value-type="string" table:number-columns-spanned="3" table:number-rows-spanned="1">
            <text:p>Velocity.x()</text:p>
          </table:table-cell>
          <table:covered-table-cell table:style-name="ce42"/>
          <table:covered-table-cell table:style-name="ce60"/>
          <table:table-cell/>
          <table:table-cell table:style-name="ce71" office:value-type="string" calcext:value-type="string" table:number-columns-spanned="3" table:number-rows-spanned="1">
            <text:p>Velocity.y()</text:p>
          </table:table-cell>
          <table:covered-table-cell table:style-name="ce42"/>
          <table:covered-table-cell table:style-name="ce60"/>
          <table:table-cell/>
          <table:table-cell table:style-name="ce71" office:value-type="string" calcext:value-type="string" table:number-columns-spanned="3" table:number-rows-spanned="1">
            <text:p>Velocity.z()</text:p>
          </table:table-cell>
          <table:covered-table-cell table:style-name="ce42"/>
          <table:covered-table-cell table:style-name="ce60"/>
          <table:table-cell/>
          <table:table-cell table:style-name="ce71" office:value-type="string" calcext:value-type="string" table:number-columns-spanned="3" table:number-rows-spanned="1">
            <text:p>Density</text:p>
          </table:table-cell>
          <table:covered-table-cell table:style-name="ce42"/>
          <table:covered-table-cell table:style-name="ce60"/>
          <table:table-cell table:style-name="Default"/>
          <table:table-cell table:style-name="ce133" office:value-type="string" calcext:value-type="string" table:number-columns-spanned="1" table:number-rows-spanned="2">
            <text:p>Momentum-Density</text:p>
          </table:table-cell>
          <table:table-cell table:style-name="ce135" office:value-type="string" calcext:value-type="string" table:number-columns-spanned="1" table:number-rows-spanned="2">
            <text:p>Equilibrium-PDF</text:p>
          </table:table-cell>
          <table:table-cell/>
          <table:table-cell table:style-name="Default"/>
          <table:table-cell table:style-name="ce44" office:value-type="string" calcext:value-type="string" table:number-columns-spanned="3" table:number-rows-spanned="1">
            <text:p>Cell 2</text:p>
          </table:table-cell>
          <table:covered-table-cell table:style-name="ce42"/>
          <table:covered-table-cell table:style-name="ce60"/>
          <table:table-cell table:style-name="Default" table:number-columns-repeated="2"/>
          <table:table-cell/>
          <table:table-cell table:style-name="ce71" office:value-type="string" calcext:value-type="string" table:number-columns-spanned="3" table:number-rows-spanned="1">
            <text:p>Velocity.x()</text:p>
          </table:table-cell>
          <table:covered-table-cell table:style-name="ce42"/>
          <table:covered-table-cell table:style-name="ce60"/>
          <table:table-cell/>
          <table:table-cell table:style-name="ce71" office:value-type="string" calcext:value-type="string" table:number-columns-spanned="3" table:number-rows-spanned="1">
            <text:p>Velocity.y()</text:p>
          </table:table-cell>
          <table:covered-table-cell table:style-name="ce42"/>
          <table:covered-table-cell table:style-name="ce60"/>
          <table:table-cell/>
          <table:table-cell table:style-name="ce71" office:value-type="string" calcext:value-type="string" table:number-columns-spanned="3" table:number-rows-spanned="1">
            <text:p>Velocity.z()</text:p>
          </table:table-cell>
          <table:covered-table-cell table:style-name="ce42"/>
          <table:covered-table-cell table:style-name="ce60"/>
          <table:table-cell/>
          <table:table-cell table:style-name="ce71" office:value-type="string" calcext:value-type="string" table:number-columns-spanned="3" table:number-rows-spanned="1">
            <text:p>Density</text:p>
          </table:table-cell>
          <table:covered-table-cell table:style-name="ce42"/>
          <table:covered-table-cell table:style-name="ce60"/>
          <table:table-cell table:number-columns-repeated="3"/>
          <table:table-cell table:style-name="ce65"/>
          <table:table-cell table:number-columns-repeated="894"/>
        </table:table-row>
        <table:table-row table:style-name="ro1">
          <table:table-cell table:style-name="ce16"/>
          <table:table-cell table:style-name="ce16" office:value-type="float" office:value="0.0175694444444444" calcext:value-type="float">
            <text:p>0.017569444444444</text:p>
          </table:table-cell>
          <table:table-cell office:value-type="float" office:value="0.0806944444444444" calcext:value-type="float">
            <text:p>0.080694444444444</text:p>
          </table:table-cell>
          <table:table-cell table:style-name="ce65" office:value-type="float" office:value="0.0234027777777778" calcext:value-type="float">
            <text:p>0.023402777777778</text:p>
          </table:table-cell>
          <table:table-cell table:style-name="ce68" office:value-type="string" calcext:value-type="string">
            <text:p>Modification-factor</text:p>
          </table:table-cell>
          <table:table-cell table:style-name="ce44" office:value-type="string" calcext:value-type="string">
            <text:p>PDF</text:p>
          </table:table-cell>
          <table:table-cell/>
          <table:table-cell table:style-name="ce17"/>
          <table:table-cell table:style-name="ce72" table:formula="of:=SUM([.I53:.I61])" office:value-type="float" office:value="0.0499999999999996" calcext:value-type="float">
            <text:p>0.05</text:p>
          </table:table-cell>
          <table:table-cell table:style-name="ce24"/>
          <table:table-cell/>
          <table:table-cell table:style-name="ce17"/>
          <table:table-cell table:style-name="ce72" table:formula="of:=SUM([.M53:.M61])" office:value-type="float" office:value="-0.0999999999999999" calcext:value-type="float">
            <text:p>-0.1</text:p>
          </table:table-cell>
          <table:table-cell table:style-name="ce24"/>
          <table:table-cell/>
          <table:table-cell table:style-name="ce17"/>
          <table:table-cell table:style-name="ce72" table:formula="of:=SUM([.Q53:.Q61])" office:value-type="float" office:value="0" calcext:value-type="float">
            <text:p>0</text:p>
          </table:table-cell>
          <table:table-cell table:style-name="ce24"/>
          <table:table-cell/>
          <table:table-cell table:style-name="ce17"/>
          <table:table-cell table:style-name="ce72" table:formula="of:=[.$U$3]+SUM([.U53:.U61])" office:value-type="float" office:value="0.999999999999999" calcext:value-type="float">
            <text:p>0.999999999999999</text:p>
          </table:table-cell>
          <table:table-cell table:style-name="ce24"/>
          <table:table-cell table:number-columns-repeated="3"/>
          <table:table-cell table:style-name="Default" table:number-columns-repeated="2"/>
          <table:table-cell table:style-name="ce16" office:value-type="float" office:value="0.0238194444444444" calcext:value-type="float">
            <text:p>0.023819444444444</text:p>
          </table:table-cell>
          <table:table-cell office:value-type="float" office:value="0.0952777777777778" calcext:value-type="float">
            <text:p>0.095277777777778</text:p>
          </table:table-cell>
          <table:table-cell table:style-name="ce65" office:value-type="float" office:value="0.0238194444444444" calcext:value-type="float">
            <text:p>0.023819444444444</text:p>
          </table:table-cell>
          <table:table-cell table:style-name="ce68" office:value-type="string" calcext:value-type="string">
            <text:p>Modification-factor</text:p>
          </table:table-cell>
          <table:table-cell table:style-name="ce44" office:value-type="string" calcext:value-type="string">
            <text:p>PDF</text:p>
          </table:table-cell>
          <table:table-cell/>
          <table:table-cell table:style-name="ce17"/>
          <table:table-cell table:style-name="ce72" table:formula="of:=SUM([.AI53:.AI61])" office:value-type="float" office:value="0" calcext:value-type="float">
            <text:p>0</text:p>
          </table:table-cell>
          <table:table-cell table:style-name="ce24"/>
          <table:table-cell/>
          <table:table-cell table:style-name="ce17"/>
          <table:table-cell table:style-name="ce72" table:formula="of:=SUM([.AM53:.AM61])" office:value-type="float" office:value="-0.05" calcext:value-type="float">
            <text:p>-0.05</text:p>
          </table:table-cell>
          <table:table-cell table:style-name="ce24"/>
          <table:table-cell/>
          <table:table-cell table:style-name="ce17"/>
          <table:table-cell table:style-name="ce72" table:formula="of:=SUM([.AQ53:.AQ61])" office:value-type="float" office:value="0" calcext:value-type="float">
            <text:p>0</text:p>
          </table:table-cell>
          <table:table-cell table:style-name="ce24"/>
          <table:table-cell/>
          <table:table-cell table:style-name="ce17"/>
          <table:table-cell table:style-name="ce72" table:formula="of:=[.$U$3]+SUM([.AU53:.AU61])" office:value-type="float" office:value="0.999999999999999" calcext:value-type="float">
            <text:p>0.999999999999999</text:p>
          </table:table-cell>
          <table:table-cell table:style-name="ce24"/>
          <table:table-cell table:number-columns-repeated="3"/>
          <table:table-cell table:style-name="Default" table:number-columns-repeated="2"/>
          <table:table-cell table:style-name="ce16" office:value-type="float" office:value="0.0277777777777778" calcext:value-type="float">
            <text:p>0.027777777777778</text:p>
          </table:table-cell>
          <table:table-cell office:value-type="float" office:value="0.111111111111111" calcext:value-type="float">
            <text:p>0.111111111111111</text:p>
          </table:table-cell>
          <table:table-cell table:style-name="ce65" office:value-type="float" office:value="0.0277777777777778" calcext:value-type="float">
            <text:p>0.027777777777778</text:p>
          </table:table-cell>
          <table:table-cell table:style-name="ce68" office:value-type="string" calcext:value-type="string">
            <text:p>Modification-factor</text:p>
          </table:table-cell>
          <table:table-cell table:style-name="ce44" office:value-type="string" calcext:value-type="string">
            <text:p>PDF</text:p>
          </table:table-cell>
          <table:table-cell/>
          <table:table-cell table:style-name="ce17"/>
          <table:table-cell table:style-name="ce72" table:formula="of:=SUM([.BI53:.BI61])" office:value-type="float" office:value="0" calcext:value-type="float">
            <text:p>0</text:p>
          </table:table-cell>
          <table:table-cell table:style-name="ce24"/>
          <table:table-cell/>
          <table:table-cell table:style-name="ce17"/>
          <table:table-cell table:style-name="ce72" table:formula="of:=SUM([.BM53:.BM61])" office:value-type="float" office:value="0" calcext:value-type="float">
            <text:p>0</text:p>
          </table:table-cell>
          <table:table-cell table:style-name="ce24"/>
          <table:table-cell/>
          <table:table-cell table:style-name="ce17"/>
          <table:table-cell table:style-name="ce72" table:formula="of:=SUM([.BQ53:.BQ61])" office:value-type="float" office:value="0" calcext:value-type="float">
            <text:p>0</text:p>
          </table:table-cell>
          <table:table-cell table:style-name="ce24"/>
          <table:table-cell/>
          <table:table-cell table:style-name="ce17"/>
          <table:table-cell table:style-name="ce72" table:formula="of:=[.$U$3]+SUM([.BU53:.BU61])" office:value-type="float" office:value="0.999999999999999" calcext:value-type="float">
            <text:p>0.999999999999999</text:p>
          </table:table-cell>
          <table:table-cell table:style-name="ce24"/>
          <table:table-cell table:style-name="Default"/>
          <table:table-cell table:number-columns-repeated="2"/>
          <table:table-cell table:style-name="Default" table:number-columns-repeated="2"/>
          <table:table-cell table:style-name="ce16" office:value-type="float" office:value="0.0175694444444444" calcext:value-type="float">
            <text:p>0.017569444444444</text:p>
          </table:table-cell>
          <table:table-cell office:value-type="float" office:value="0.0806944444444444" calcext:value-type="float">
            <text:p>0.080694444444444</text:p>
          </table:table-cell>
          <table:table-cell table:style-name="ce65" office:value-type="float" office:value="0.0234027777777778" calcext:value-type="float">
            <text:p>0.023402777777778</text:p>
          </table:table-cell>
          <table:table-cell table:style-name="ce68" office:value-type="string" calcext:value-type="string">
            <text:p>Modification-factor</text:p>
          </table:table-cell>
          <table:table-cell table:style-name="ce44" office:value-type="string" calcext:value-type="string">
            <text:p>PDF</text:p>
          </table:table-cell>
          <table:table-cell/>
          <table:table-cell table:style-name="ce17"/>
          <table:table-cell table:style-name="ce72" table:formula="of:=SUM([.CI53:.CI61])" office:value-type="float" office:value="0.0799999999999996" calcext:value-type="float">
            <text:p>0.08</text:p>
          </table:table-cell>
          <table:table-cell table:style-name="ce24"/>
          <table:table-cell/>
          <table:table-cell table:style-name="ce17"/>
          <table:table-cell table:style-name="ce72" table:formula="of:=SUM([.CM53:.CM61])" office:value-type="float" office:value="-0.0399999999999999" calcext:value-type="float">
            <text:p>-0.04</text:p>
          </table:table-cell>
          <table:table-cell table:style-name="ce24"/>
          <table:table-cell/>
          <table:table-cell table:style-name="ce17"/>
          <table:table-cell table:style-name="ce72" table:formula="of:=SUM([.CQ53:.CQ61])" office:value-type="float" office:value="0" calcext:value-type="float">
            <text:p>0</text:p>
          </table:table-cell>
          <table:table-cell table:style-name="ce24"/>
          <table:table-cell/>
          <table:table-cell table:style-name="ce17"/>
          <table:table-cell table:style-name="ce72" table:formula="of:=[.$U$3]+SUM([.CU53:.CU61])" office:value-type="float" office:value="0.999999999999999" calcext:value-type="float">
            <text:p>0.999999999999999</text:p>
          </table:table-cell>
          <table:table-cell table:style-name="ce24"/>
          <table:table-cell table:style-name="Default"/>
          <table:covered-table-cell table:style-name="ce134"/>
          <table:covered-table-cell table:style-name="ce136"/>
          <table:table-cell/>
          <table:table-cell table:style-name="Default"/>
          <table:table-cell table:style-name="ce16" office:value-type="float" office:value="0.0238194444444444" calcext:value-type="float">
            <text:p>0.023819444444444</text:p>
          </table:table-cell>
          <table:table-cell office:value-type="float" office:value="0.0952777777777778" calcext:value-type="float">
            <text:p>0.095277777777778</text:p>
          </table:table-cell>
          <table:table-cell table:style-name="ce65" office:value-type="float" office:value="0.0238194444444444" calcext:value-type="float">
            <text:p>0.023819444444444</text:p>
          </table:table-cell>
          <table:table-cell table:style-name="ce68" office:value-type="string" calcext:value-type="string">
            <text:p>Modification-factor</text:p>
          </table:table-cell>
          <table:table-cell table:style-name="ce44" office:value-type="string" calcext:value-type="string">
            <text:p>PDF</text:p>
          </table:table-cell>
          <table:table-cell/>
          <table:table-cell table:style-name="ce17"/>
          <table:table-cell table:style-name="ce72" table:formula="of:=SUM([.DI53:.DI61])" office:value-type="float" office:value="0" calcext:value-type="float">
            <text:p>0</text:p>
          </table:table-cell>
          <table:table-cell table:style-name="ce24"/>
          <table:table-cell/>
          <table:table-cell table:style-name="ce17"/>
          <table:table-cell table:style-name="ce72" table:formula="of:=SUM([.DM53:.DM61])" office:value-type="float" office:value="-0.05" calcext:value-type="float">
            <text:p>-0.05</text:p>
          </table:table-cell>
          <table:table-cell table:style-name="ce24"/>
          <table:table-cell/>
          <table:table-cell table:style-name="ce17"/>
          <table:table-cell table:style-name="ce72" table:formula="of:=SUM([.DQ53:.DQ61])" office:value-type="float" office:value="0" calcext:value-type="float">
            <text:p>0</text:p>
          </table:table-cell>
          <table:table-cell table:style-name="ce24"/>
          <table:table-cell/>
          <table:table-cell table:style-name="ce17"/>
          <table:table-cell table:style-name="ce72" table:formula="of:=[.$U$3]+SUM([.DU53:.DU61])" office:value-type="float" office:value="0.999999999999999" calcext:value-type="float">
            <text:p>0.999999999999999</text:p>
          </table:table-cell>
          <table:table-cell table:style-name="ce24"/>
          <table:table-cell table:number-columns-repeated="3"/>
          <table:table-cell table:style-name="ce65"/>
          <table:table-cell table:number-columns-repeated="894"/>
        </table:table-row>
        <table:table-row table:style-name="ro1">
          <table:table-cell table:style-name="ce16"/>
          <table:table-cell table:style-name="ce16" office:value-type="float" office:value="0.0936111111111111" calcext:value-type="float">
            <text:p>0.093611111111111</text:p>
          </table:table-cell>
          <table:table-cell office:value-type="float" office:value="0.436111111111111" calcext:value-type="float">
            <text:p>0.436111111111111</text:p>
          </table:table-cell>
          <table:table-cell table:style-name="ce65" office:value-type="float" office:value="0.126944444444444" calcext:value-type="float">
            <text:p>0.126944444444444</text:p>
          </table:table-cell>
          <table:table-cell office:value-type="float" office:value="0" calcext:value-type="float">
            <text:p>0</text:p>
          </table:table-cell>
          <table:table-cell table:style-name="ce69" table:formula="of:=[.C53]" office:value-type="float" office:value="0.436111111111111" calcext:value-type="float">
            <text:p>0.436111111111111</text:p>
          </table:table-cell>
          <table:table-cell table:style-name="Default"/>
          <table:table-cell table:style-name="ce16"/>
          <table:table-cell table:formula="of:=[.U53]*[.$H$11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U53]*[.$L$11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U53]*[.$P$11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E53]+[.F53]" office:value-type="float" office:value="0.436111111111111" calcext:value-type="float">
            <text:p>0.436111111111111</text:p>
          </table:table-cell>
          <table:table-cell table:style-name="ce65"/>
          <table:table-cell table:number-columns-repeated="3"/>
          <table:table-cell table:style-name="Default" table:number-columns-repeated="2"/>
          <table:table-cell table:style-name="ce16" office:value-type="float" office:value="0.110694444444444" calcext:value-type="float">
            <text:p>0.110694444444444</text:p>
          </table:table-cell>
          <table:table-cell office:value-type="float" office:value="0.442777777777778" calcext:value-type="float">
            <text:p>0.442777777777778</text:p>
          </table:table-cell>
          <table:table-cell table:style-name="ce65" office:value-type="float" office:value="0.110694444444444" calcext:value-type="float">
            <text:p>0.110694444444444</text:p>
          </table:table-cell>
          <table:table-cell office:value-type="float" office:value="0" calcext:value-type="float">
            <text:p>0</text:p>
          </table:table-cell>
          <table:table-cell table:style-name="ce69" table:formula="of:=[.AC53]" office:value-type="float" office:value="0.442777777777778" calcext:value-type="float">
            <text:p>0.442777777777778</text:p>
          </table:table-cell>
          <table:table-cell table:style-name="Default"/>
          <table:table-cell table:style-name="ce16"/>
          <table:table-cell table:formula="of:=[.AU53]*[.$H$11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AU53]*[.$L$11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AU53]*[.$P$11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AE53]+[.AF53]" office:value-type="float" office:value="0.442777777777778" calcext:value-type="float">
            <text:p>0.442777777777778</text:p>
          </table:table-cell>
          <table:table-cell table:style-name="ce65"/>
          <table:table-cell table:number-columns-repeated="3"/>
          <table:table-cell table:style-name="Default" table:number-columns-repeated="2"/>
          <table:table-cell table:style-name="ce16" office:value-type="float" office:value="0.111111111111111" calcext:value-type="float">
            <text:p>0.111111111111111</text:p>
          </table:table-cell>
          <table:table-cell office:value-type="float" office:value="0.444444444444444" calcext:value-type="float">
            <text:p>0.444444444444444</text:p>
          </table:table-cell>
          <table:table-cell table:style-name="ce65" office:value-type="float" office:value="0.111111111111111" calcext:value-type="float">
            <text:p>0.111111111111111</text:p>
          </table:table-cell>
          <table:table-cell office:value-type="float" office:value="0" calcext:value-type="float">
            <text:p>0</text:p>
          </table:table-cell>
          <table:table-cell table:style-name="ce69" table:formula="of:=[.BC53]" office:value-type="float" office:value="0.444444444444444" calcext:value-type="float">
            <text:p>0.444444444444444</text:p>
          </table:table-cell>
          <table:table-cell table:style-name="Default"/>
          <table:table-cell table:style-name="ce16"/>
          <table:table-cell table:formula="of:=[.BU53]*[.$H$11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BU53]*[.$L$11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BU53]*[.$P$11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BE53]+[.BF53]" office:value-type="float" office:value="0.444444444444444" calcext:value-type="float">
            <text:p>0.444444444444444</text:p>
          </table:table-cell>
          <table:table-cell table:style-name="ce65"/>
          <table:table-cell table:style-name="Default"/>
          <table:table-cell table:number-columns-repeated="3"/>
          <table:table-cell table:style-name="Default"/>
          <table:table-cell table:style-name="ce16" office:value-type="float" office:value="0.0936111111111111" calcext:value-type="float">
            <text:p>0.093611111111111</text:p>
          </table:table-cell>
          <table:table-cell office:value-type="float" office:value="0.436111111111111" calcext:value-type="float">
            <text:p>0.436111111111111</text:p>
          </table:table-cell>
          <table:table-cell table:style-name="ce65" office:value-type="float" office:value="0.126944444444444" calcext:value-type="float">
            <text:p>0.126944444444444</text:p>
          </table:table-cell>
          <table:table-cell office:value-type="float" office:value="0" calcext:value-type="float">
            <text:p>0</text:p>
          </table:table-cell>
          <table:table-cell table:style-name="ce69" table:formula="of:=[.CC53]" office:value-type="float" office:value="0.436111111111111" calcext:value-type="float">
            <text:p>0.436111111111111</text:p>
          </table:table-cell>
          <table:table-cell table:style-name="Default"/>
          <table:table-cell table:style-name="ce16"/>
          <table:table-cell table:formula="of:=[.CU53]*[.$H$11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CU53]*[.$L$11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CU53]*[.$P$11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CE53]+[.CF53]" office:value-type="float" office:value="0.436111111111111" calcext:value-type="float">
            <text:p>0.436111111111111</text:p>
          </table:table-cell>
          <table:table-cell table:style-name="ce65"/>
          <table:table-cell table:style-name="Default"/>
          <table:table-cell table:style-name="ce16" table:formula="of:=[.$CI$52]*[.$H11]+[.$CM$52]*[.$L11]+[.$CQ$52]*[.$P11]" office:value-type="float" office:value="0" calcext:value-type="float">
            <text:p>0</text:p>
          </table:table-cell>
          <table:table-cell table:style-name="ce69" table:formula="of:=[.$D11]*([.CV$50]+3*[.CX53]+4.5*[.CX53]^2)" office:value-type="float" office:value="0.439111111111111" calcext:value-type="float">
            <text:p>0.439111111111111</text:p>
          </table:table-cell>
          <table:table-cell/>
          <table:table-cell table:style-name="Default"/>
          <table:table-cell table:style-name="ce16" office:value-type="float" office:value="0.110694444444444" calcext:value-type="float">
            <text:p>0.110694444444444</text:p>
          </table:table-cell>
          <table:table-cell office:value-type="float" office:value="0.442777777777778" calcext:value-type="float">
            <text:p>0.442777777777778</text:p>
          </table:table-cell>
          <table:table-cell table:style-name="ce65" office:value-type="float" office:value="0.110694444444444" calcext:value-type="float">
            <text:p>0.110694444444444</text:p>
          </table:table-cell>
          <table:table-cell office:value-type="float" office:value="0" calcext:value-type="float">
            <text:p>0</text:p>
          </table:table-cell>
          <table:table-cell table:style-name="ce69" table:formula="of:=[.DC53]" office:value-type="float" office:value="0.442777777777778" calcext:value-type="float">
            <text:p>0.442777777777778</text:p>
          </table:table-cell>
          <table:table-cell table:style-name="Default"/>
          <table:table-cell table:style-name="ce16"/>
          <table:table-cell table:formula="of:=[.DU53]*[.$H$11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DU53]*[.$L$11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DU53]*[.$P$11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DE53]+[.DF53]" office:value-type="float" office:value="0.442777777777778" calcext:value-type="float">
            <text:p>0.442777777777778</text:p>
          </table:table-cell>
          <table:table-cell table:style-name="ce65"/>
          <table:table-cell table:number-columns-repeated="3"/>
          <table:table-cell table:style-name="ce65"/>
          <table:table-cell table:number-columns-repeated="894"/>
        </table:table-row>
        <table:table-row table:style-name="ro1">
          <table:table-cell table:style-name="ce16"/>
          <table:table-cell table:style-name="ce17" office:value-type="float" office:value="0.0317361111111111" calcext:value-type="float">
            <text:p>0.031736111111111</text:p>
          </table:table-cell>
          <table:table-cell table:style-name="ce19" office:value-type="float" office:value="0.147361111111111" calcext:value-type="float">
            <text:p>0.147361111111111</text:p>
          </table:table-cell>
          <table:table-cell table:style-name="ce24" office:value-type="float" office:value="0.0425694444444444" calcext:value-type="float">
            <text:p>0.042569444444444</text:p>
          </table:table-cell>
          <table:table-cell office:value-type="float" office:value="0" calcext:value-type="float">
            <text:p>0</text:p>
          </table:table-cell>
          <table:table-cell table:style-name="ce69" table:formula="of:=[.C52]" office:value-type="float" office:value="0.0806944444444444" calcext:value-type="float">
            <text:p>0.080694444444444</text:p>
          </table:table-cell>
          <table:table-cell table:style-name="Default"/>
          <table:table-cell table:style-name="ce16"/>
          <table:table-cell table:formula="of:=[.U54]*[.$H$12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U54]*[.$L$12]" office:value-type="float" office:value="0.0806944444444444" calcext:value-type="float">
            <text:p>0.080694444444444</text:p>
          </table:table-cell>
          <table:table-cell table:style-name="ce65"/>
          <table:table-cell/>
          <table:table-cell table:style-name="ce16"/>
          <table:table-cell table:formula="of:=[.U54]*[.$P$12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E54]+[.F54]" office:value-type="float" office:value="0.0806944444444444" calcext:value-type="float">
            <text:p>0.080694444444444</text:p>
          </table:table-cell>
          <table:table-cell table:style-name="ce65"/>
          <table:table-cell table:number-columns-repeated="3"/>
          <table:table-cell table:style-name="Default" table:number-columns-repeated="2"/>
          <table:table-cell table:style-name="ce17" office:value-type="float" office:value="0.0321527777777778" calcext:value-type="float">
            <text:p>0.032152777777778</text:p>
          </table:table-cell>
          <table:table-cell table:style-name="ce19" office:value-type="float" office:value="0.128611111111111" calcext:value-type="float">
            <text:p>0.128611111111111</text:p>
          </table:table-cell>
          <table:table-cell table:style-name="ce24" office:value-type="float" office:value="0.0321527777777778" calcext:value-type="float">
            <text:p>0.032152777777778</text:p>
          </table:table-cell>
          <table:table-cell office:value-type="float" office:value="0" calcext:value-type="float">
            <text:p>0</text:p>
          </table:table-cell>
          <table:table-cell table:style-name="ce69" table:formula="of:=[.AC52]" office:value-type="float" office:value="0.0952777777777778" calcext:value-type="float">
            <text:p>0.095277777777778</text:p>
          </table:table-cell>
          <table:table-cell table:style-name="Default"/>
          <table:table-cell table:style-name="ce16"/>
          <table:table-cell table:formula="of:=[.AU54]*[.$H$12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AU54]*[.$L$12]" office:value-type="float" office:value="0.0952777777777778" calcext:value-type="float">
            <text:p>0.095277777777778</text:p>
          </table:table-cell>
          <table:table-cell table:style-name="ce65"/>
          <table:table-cell/>
          <table:table-cell table:style-name="ce16"/>
          <table:table-cell table:formula="of:=[.AU54]*[.$P$12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AE54]+[.AF54]" office:value-type="float" office:value="0.0952777777777778" calcext:value-type="float">
            <text:p>0.095277777777778</text:p>
          </table:table-cell>
          <table:table-cell table:style-name="ce65"/>
          <table:table-cell table:number-columns-repeated="3"/>
          <table:table-cell table:style-name="Default" table:number-columns-repeated="2"/>
          <table:table-cell table:style-name="ce17" office:value-type="float" office:value="0.0277777777777778" calcext:value-type="float">
            <text:p>0.027777777777778</text:p>
          </table:table-cell>
          <table:table-cell table:style-name="ce19" office:value-type="float" office:value="0.111111111111111" calcext:value-type="float">
            <text:p>0.111111111111111</text:p>
          </table:table-cell>
          <table:table-cell table:style-name="ce24" office:value-type="float" office:value="0.0277777777777778" calcext:value-type="float">
            <text:p>0.027777777777778</text:p>
          </table:table-cell>
          <table:table-cell office:value-type="float" office:value="0" calcext:value-type="float">
            <text:p>0</text:p>
          </table:table-cell>
          <table:table-cell table:style-name="ce69" table:formula="of:=[.BC52]" office:value-type="float" office:value="0.111111111111111" calcext:value-type="float">
            <text:p>0.111111111111111</text:p>
          </table:table-cell>
          <table:table-cell table:style-name="Default"/>
          <table:table-cell table:style-name="ce16"/>
          <table:table-cell table:formula="of:=[.BU54]*[.$H$12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BU54]*[.$L$12]" office:value-type="float" office:value="0.111111111111111" calcext:value-type="float">
            <text:p>0.111111111111111</text:p>
          </table:table-cell>
          <table:table-cell table:style-name="ce65"/>
          <table:table-cell/>
          <table:table-cell table:style-name="ce16"/>
          <table:table-cell table:formula="of:=[.BU54]*[.$P$12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BE54]+[.BF54]" office:value-type="float" office:value="0.111111111111111" calcext:value-type="float">
            <text:p>0.111111111111111</text:p>
          </table:table-cell>
          <table:table-cell table:style-name="ce65"/>
          <table:table-cell table:style-name="Default"/>
          <table:table-cell table:number-columns-repeated="3"/>
          <table:table-cell table:style-name="Default"/>
          <table:table-cell table:style-name="ce17" office:value-type="float" office:value="0.0317361111111111" calcext:value-type="float">
            <text:p>0.031736111111111</text:p>
          </table:table-cell>
          <table:table-cell table:style-name="ce19" office:value-type="float" office:value="0.147361111111111" calcext:value-type="float">
            <text:p>0.147361111111111</text:p>
          </table:table-cell>
          <table:table-cell table:style-name="ce24" office:value-type="float" office:value="0.0425694444444444" calcext:value-type="float">
            <text:p>0.042569444444444</text:p>
          </table:table-cell>
          <table:table-cell office:value-type="float" office:value="0" calcext:value-type="float">
            <text:p>0</text:p>
          </table:table-cell>
          <table:table-cell table:style-name="ce69" table:formula="of:=[.CC52]" office:value-type="float" office:value="0.0806944444444444" calcext:value-type="float">
            <text:p>0.080694444444444</text:p>
          </table:table-cell>
          <table:table-cell table:style-name="Default"/>
          <table:table-cell table:style-name="ce16"/>
          <table:table-cell table:formula="of:=[.CU54]*[.$H$12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CU54]*[.$L$12]" office:value-type="float" office:value="0.0806944444444444" calcext:value-type="float">
            <text:p>0.080694444444444</text:p>
          </table:table-cell>
          <table:table-cell table:style-name="ce65"/>
          <table:table-cell/>
          <table:table-cell table:style-name="ce16"/>
          <table:table-cell table:formula="of:=[.CU54]*[.$P$12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CE54]+[.CF54]" office:value-type="float" office:value="0.0806944444444444" calcext:value-type="float">
            <text:p>0.080694444444444</text:p>
          </table:table-cell>
          <table:table-cell table:style-name="ce65"/>
          <table:table-cell table:style-name="Default"/>
          <table:table-cell table:style-name="ce16" table:formula="of:=[.$CI$52]*[.$H12]+[.$CM$52]*[.$L12]+[.$CQ$52]*[.$P12]" office:value-type="float" office:value="-0.0399999999999999" calcext:value-type="float">
            <text:p>-0.04</text:p>
          </table:table-cell>
          <table:table-cell table:style-name="ce69" table:formula="of:=[.$D12]*([.CV$50]+3*[.CX54]+4.5*[.CX54]^2)" office:value-type="float" office:value="0.0972444444444445" calcext:value-type="float">
            <text:p>0.097244444444445</text:p>
          </table:table-cell>
          <table:table-cell/>
          <table:table-cell table:style-name="Default"/>
          <table:table-cell table:style-name="ce17" office:value-type="float" office:value="0.0321527777777778" calcext:value-type="float">
            <text:p>0.032152777777778</text:p>
          </table:table-cell>
          <table:table-cell table:style-name="ce19" office:value-type="float" office:value="0.128611111111111" calcext:value-type="float">
            <text:p>0.128611111111111</text:p>
          </table:table-cell>
          <table:table-cell table:style-name="ce24" office:value-type="float" office:value="0.0321527777777778" calcext:value-type="float">
            <text:p>0.032152777777778</text:p>
          </table:table-cell>
          <table:table-cell office:value-type="float" office:value="0" calcext:value-type="float">
            <text:p>0</text:p>
          </table:table-cell>
          <table:table-cell table:style-name="ce69" table:formula="of:=[.DC52]" office:value-type="float" office:value="0.0952777777777778" calcext:value-type="float">
            <text:p>0.095277777777778</text:p>
          </table:table-cell>
          <table:table-cell table:style-name="Default"/>
          <table:table-cell table:style-name="ce16"/>
          <table:table-cell table:formula="of:=[.DU54]*[.$H$12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DU54]*[.$L$12]" office:value-type="float" office:value="0.0952777777777778" calcext:value-type="float">
            <text:p>0.095277777777778</text:p>
          </table:table-cell>
          <table:table-cell table:style-name="ce65"/>
          <table:table-cell/>
          <table:table-cell table:style-name="ce16"/>
          <table:table-cell table:formula="of:=[.DU54]*[.$P$12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DE54]+[.DF54]" office:value-type="float" office:value="0.0952777777777778" calcext:value-type="float">
            <text:p>0.095277777777778</text:p>
          </table:table-cell>
          <table:table-cell table:style-name="ce65"/>
          <table:table-cell table:number-columns-repeated="3"/>
          <table:table-cell table:style-name="ce65"/>
          <table:table-cell table:number-columns-repeated="894"/>
        </table:table-row>
        <table:table-row table:style-name="ro1">
          <table:table-cell table:style-name="ce16"/>
          <table:table-cell table:number-columns-repeated="3"/>
          <table:table-cell office:value-type="float" office:value="0" calcext:value-type="float">
            <text:p>0</text:p>
          </table:table-cell>
          <table:table-cell table:style-name="ce69" table:formula="of:=[.C54]" office:value-type="float" office:value="0.147361111111111" calcext:value-type="float">
            <text:p>0.147361111111111</text:p>
          </table:table-cell>
          <table:table-cell table:style-name="Default"/>
          <table:table-cell table:style-name="ce16"/>
          <table:table-cell table:formula="of:=[.U55]*[.$H$13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U55]*[.$L$13]" office:value-type="float" office:value="-0.147361111111111" calcext:value-type="float">
            <text:p>-0.147361111111111</text:p>
          </table:table-cell>
          <table:table-cell table:style-name="ce65"/>
          <table:table-cell/>
          <table:table-cell table:style-name="ce16"/>
          <table:table-cell table:formula="of:=[.U55]*[.$P$13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E55]+[.F55]" office:value-type="float" office:value="0.147361111111111" calcext:value-type="float">
            <text:p>0.147361111111111</text:p>
          </table:table-cell>
          <table:table-cell table:style-name="ce65"/>
          <table:table-cell table:number-columns-repeated="3"/>
          <table:table-cell table:style-name="Default" table:number-columns-repeated="2"/>
          <table:table-cell table:number-columns-repeated="3"/>
          <table:table-cell office:value-type="float" office:value="0" calcext:value-type="float">
            <text:p>0</text:p>
          </table:table-cell>
          <table:table-cell table:style-name="ce69" table:formula="of:=[.AC54]" office:value-type="float" office:value="0.128611111111111" calcext:value-type="float">
            <text:p>0.128611111111111</text:p>
          </table:table-cell>
          <table:table-cell table:style-name="Default"/>
          <table:table-cell table:style-name="ce16"/>
          <table:table-cell table:formula="of:=[.AU55]*[.$H$13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AU55]*[.$L$13]" office:value-type="float" office:value="-0.128611111111111" calcext:value-type="float">
            <text:p>-0.128611111111111</text:p>
          </table:table-cell>
          <table:table-cell table:style-name="ce65"/>
          <table:table-cell/>
          <table:table-cell table:style-name="ce16"/>
          <table:table-cell table:formula="of:=[.AU55]*[.$P$13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AE55]+[.AF55]" office:value-type="float" office:value="0.128611111111111" calcext:value-type="float">
            <text:p>0.128611111111111</text:p>
          </table:table-cell>
          <table:table-cell table:style-name="ce65"/>
          <table:table-cell table:number-columns-repeated="3"/>
          <table:table-cell table:style-name="Default" table:number-columns-repeated="2"/>
          <table:table-cell table:number-columns-repeated="3"/>
          <table:table-cell office:value-type="float" office:value="0" calcext:value-type="float">
            <text:p>0</text:p>
          </table:table-cell>
          <table:table-cell table:style-name="ce69" table:formula="of:=[.BC54]" office:value-type="float" office:value="0.111111111111111" calcext:value-type="float">
            <text:p>0.111111111111111</text:p>
          </table:table-cell>
          <table:table-cell table:style-name="Default"/>
          <table:table-cell table:style-name="ce16"/>
          <table:table-cell table:formula="of:=[.BU55]*[.$H$13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BU55]*[.$L$13]" office:value-type="float" office:value="-0.111111111111111" calcext:value-type="float">
            <text:p>-0.111111111111111</text:p>
          </table:table-cell>
          <table:table-cell table:style-name="ce65"/>
          <table:table-cell/>
          <table:table-cell table:style-name="ce16"/>
          <table:table-cell table:formula="of:=[.BU55]*[.$P$13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BE55]+[.BF55]" office:value-type="float" office:value="0.111111111111111" calcext:value-type="float">
            <text:p>0.111111111111111</text:p>
          </table:table-cell>
          <table:table-cell table:style-name="ce65"/>
          <table:table-cell table:style-name="Default"/>
          <table:table-cell table:number-columns-repeated="3"/>
          <table:table-cell table:style-name="Default"/>
          <table:table-cell table:number-columns-repeated="3"/>
          <table:table-cell office:value-type="float" office:value="-1" calcext:value-type="float">
            <text:p>-1</text:p>
          </table:table-cell>
          <table:table-cell table:style-name="ce69" table:formula="of:=[.CC54]" office:value-type="float" office:value="0.147361111111111" calcext:value-type="float">
            <text:p>0.147361111111111</text:p>
          </table:table-cell>
          <table:table-cell table:style-name="Default"/>
          <table:table-cell table:style-name="ce16"/>
          <table:table-cell table:formula="of:=[.CU55]*[.$H$13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CU55]*[.$L$13]" office:value-type="float" office:value="-0.117361111111111" calcext:value-type="float">
            <text:p>-0.117361111111111</text:p>
          </table:table-cell>
          <table:table-cell table:style-name="ce65"/>
          <table:table-cell/>
          <table:table-cell table:style-name="ce16"/>
          <table:table-cell table:formula="of:=[.CU55]*[.$P$13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CE55]+[.CF55]" office:value-type="float" office:value="0.117361111111111" calcext:value-type="float">
            <text:p>0.117361111111111</text:p>
          </table:table-cell>
          <table:table-cell table:style-name="ce65"/>
          <table:table-cell table:style-name="Default"/>
          <table:table-cell table:style-name="ce16" table:formula="of:=[.$CI$52]*[.$H13]+[.$CM$52]*[.$L13]+[.$CQ$52]*[.$P13]" office:value-type="float" office:value="0.0399999999999999" calcext:value-type="float">
            <text:p>0.04</text:p>
          </table:table-cell>
          <table:table-cell table:style-name="ce69" table:formula="of:=[.$D13]*([.CV$50]+3*[.CX55]+4.5*[.CX55]^2)" office:value-type="float" office:value="0.123911111111111" calcext:value-type="float">
            <text:p>0.123911111111111</text:p>
          </table:table-cell>
          <table:table-cell/>
          <table:table-cell table:style-name="Default"/>
          <table:table-cell table:number-columns-repeated="3"/>
          <table:table-cell office:value-type="float" office:value="0" calcext:value-type="float">
            <text:p>0</text:p>
          </table:table-cell>
          <table:table-cell table:style-name="ce69" table:formula="of:=[.DC54]" office:value-type="float" office:value="0.128611111111111" calcext:value-type="float">
            <text:p>0.128611111111111</text:p>
          </table:table-cell>
          <table:table-cell table:style-name="Default"/>
          <table:table-cell table:style-name="ce16"/>
          <table:table-cell table:formula="of:=[.DU55]*[.$H$13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DU55]*[.$L$13]" office:value-type="float" office:value="-0.128611111111111" calcext:value-type="float">
            <text:p>-0.128611111111111</text:p>
          </table:table-cell>
          <table:table-cell table:style-name="ce65"/>
          <table:table-cell/>
          <table:table-cell table:style-name="ce16"/>
          <table:table-cell table:formula="of:=[.DU55]*[.$P$13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DE55]+[.DF55]" office:value-type="float" office:value="0.128611111111111" calcext:value-type="float">
            <text:p>0.128611111111111</text:p>
          </table:table-cell>
          <table:table-cell table:style-name="ce65"/>
          <table:table-cell table:number-columns-repeated="3"/>
          <table:table-cell table:style-name="ce65"/>
          <table:table-cell table:number-columns-repeated="894"/>
        </table:table-row>
        <table:table-row table:style-name="ro1">
          <table:table-cell table:style-name="ce16"/>
          <table:table-cell table:style-name="ce57" office:value-type="string" calcext:value-type="string" table:number-columns-spanned="3" table:number-rows-spanned="1">
            <text:p>0 , 0 , 0</text:p>
          </table:table-cell>
          <table:covered-table-cell table:number-columns-repeated="2" table:style-name="Default"/>
          <table:table-cell office:value-type="float" office:value="0" calcext:value-type="float">
            <text:p>0</text:p>
          </table:table-cell>
          <table:table-cell table:style-name="ce69" table:formula="of:=[.B53]" office:value-type="float" office:value="0.0936111111111111" calcext:value-type="float">
            <text:p>0.093611111111111</text:p>
          </table:table-cell>
          <table:table-cell table:style-name="Default"/>
          <table:table-cell table:style-name="ce16"/>
          <table:table-cell table:formula="of:=[.U56]*[.$H$14]" office:value-type="float" office:value="-0.0936111111111111" calcext:value-type="float">
            <text:p>-0.093611111111111</text:p>
          </table:table-cell>
          <table:table-cell table:style-name="ce65"/>
          <table:table-cell/>
          <table:table-cell table:style-name="ce16"/>
          <table:table-cell table:formula="of:=[.U56]*[.$L$14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U56]*[.$P$14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E56]+[.F56]" office:value-type="float" office:value="0.0936111111111111" calcext:value-type="float">
            <text:p>0.093611111111111</text:p>
          </table:table-cell>
          <table:table-cell table:style-name="ce65"/>
          <table:table-cell table:number-columns-repeated="3"/>
          <table:table-cell table:style-name="Default" table:number-columns-repeated="2"/>
          <table:table-cell table:style-name="ce57" office:value-type="string" calcext:value-type="string" table:number-columns-spanned="3" table:number-rows-spanned="1">
            <text:p>1 , 0 , 0 </text:p>
          </table:table-cell>
          <table:covered-table-cell table:number-columns-repeated="2" table:style-name="Default"/>
          <table:table-cell office:value-type="float" office:value="0" calcext:value-type="float">
            <text:p>0</text:p>
          </table:table-cell>
          <table:table-cell table:style-name="ce69" table:formula="of:=[.AB53]" office:value-type="float" office:value="0.110694444444444" calcext:value-type="float">
            <text:p>0.110694444444444</text:p>
          </table:table-cell>
          <table:table-cell table:style-name="Default"/>
          <table:table-cell table:style-name="ce16"/>
          <table:table-cell table:formula="of:=[.AU56]*[.$H$14]" office:value-type="float" office:value="-0.110694444444444" calcext:value-type="float">
            <text:p>-0.110694444444444</text:p>
          </table:table-cell>
          <table:table-cell table:style-name="ce65"/>
          <table:table-cell/>
          <table:table-cell table:style-name="ce16"/>
          <table:table-cell table:formula="of:=[.AU56]*[.$L$14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AU56]*[.$P$14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AE56]+[.AF56]" office:value-type="float" office:value="0.110694444444444" calcext:value-type="float">
            <text:p>0.110694444444444</text:p>
          </table:table-cell>
          <table:table-cell table:style-name="ce65"/>
          <table:table-cell table:number-columns-repeated="3"/>
          <table:table-cell table:style-name="Default" table:number-columns-repeated="2"/>
          <table:table-cell table:style-name="ce57" office:value-type="string" calcext:value-type="string" table:number-columns-spanned="3" table:number-rows-spanned="1">
            <text:p>2 , 0 , 0 </text:p>
          </table:table-cell>
          <table:covered-table-cell table:number-columns-repeated="2" table:style-name="Default"/>
          <table:table-cell office:value-type="float" office:value="0" calcext:value-type="float">
            <text:p>0</text:p>
          </table:table-cell>
          <table:table-cell table:style-name="ce69" table:formula="of:=[.BB53]" office:value-type="float" office:value="0.111111111111111" calcext:value-type="float">
            <text:p>0.111111111111111</text:p>
          </table:table-cell>
          <table:table-cell table:style-name="Default"/>
          <table:table-cell table:style-name="ce16"/>
          <table:table-cell table:formula="of:=[.BU56]*[.$H$14]" office:value-type="float" office:value="-0.111111111111111" calcext:value-type="float">
            <text:p>-0.111111111111111</text:p>
          </table:table-cell>
          <table:table-cell table:style-name="ce65"/>
          <table:table-cell/>
          <table:table-cell table:style-name="ce16"/>
          <table:table-cell table:formula="of:=[.BU56]*[.$L$14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BU56]*[.$P$14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BE56]+[.BF56]" office:value-type="float" office:value="0.111111111111111" calcext:value-type="float">
            <text:p>0.111111111111111</text:p>
          </table:table-cell>
          <table:table-cell table:style-name="ce65"/>
          <table:table-cell table:style-name="Default"/>
          <table:table-cell table:number-columns-repeated="3"/>
          <table:table-cell table:style-name="Default"/>
          <table:table-cell table:style-name="ce57" office:value-type="string" calcext:value-type="string" table:number-columns-spanned="3" table:number-rows-spanned="1">
            <text:p>3, 0, 0</text:p>
          </table:table-cell>
          <table:covered-table-cell table:number-columns-repeated="2" table:style-name="Default"/>
          <table:table-cell office:value-type="float" office:value="0" calcext:value-type="float">
            <text:p>0</text:p>
          </table:table-cell>
          <table:table-cell table:style-name="ce69" table:formula="of:=[.CB53]" office:value-type="float" office:value="0.0936111111111111" calcext:value-type="float">
            <text:p>0.093611111111111</text:p>
          </table:table-cell>
          <table:table-cell table:style-name="Default"/>
          <table:table-cell table:style-name="ce16"/>
          <table:table-cell table:formula="of:=[.CU56]*[.$H$14]" office:value-type="float" office:value="-0.0936111111111111" calcext:value-type="float">
            <text:p>-0.093611111111111</text:p>
          </table:table-cell>
          <table:table-cell table:style-name="ce65"/>
          <table:table-cell/>
          <table:table-cell table:style-name="ce16"/>
          <table:table-cell table:formula="of:=[.CU56]*[.$L$14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CU56]*[.$P$14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CE56]+[.CF56]" office:value-type="float" office:value="0.0936111111111111" calcext:value-type="float">
            <text:p>0.093611111111111</text:p>
          </table:table-cell>
          <table:table-cell table:style-name="ce65"/>
          <table:table-cell table:style-name="Default"/>
          <table:table-cell table:style-name="ce16" table:formula="of:=[.$CI$52]*[.$H14]+[.$CM$52]*[.$L14]+[.$CQ$52]*[.$P14]" office:value-type="float" office:value="-0.0799999999999996" calcext:value-type="float">
            <text:p>-0.08</text:p>
          </table:table-cell>
          <table:table-cell table:style-name="ce69" table:formula="of:=[.$D14]*([.CV$50]+3*[.CX56]+4.5*[.CX56]^2)" office:value-type="float" office:value="0.0863111111111112" calcext:value-type="float">
            <text:p>0.086311111111111</text:p>
          </table:table-cell>
          <table:table-cell/>
          <table:table-cell table:style-name="Default"/>
          <table:table-cell table:style-name="ce57" office:value-type="string" calcext:value-type="string" table:number-columns-spanned="3" table:number-rows-spanned="1">
            <text:p>4, 0, 0</text:p>
          </table:table-cell>
          <table:covered-table-cell table:number-columns-repeated="2" table:style-name="Default"/>
          <table:table-cell office:value-type="float" office:value="0" calcext:value-type="float">
            <text:p>0</text:p>
          </table:table-cell>
          <table:table-cell table:style-name="ce69" table:formula="of:=[.DB53]" office:value-type="float" office:value="0.110694444444444" calcext:value-type="float">
            <text:p>0.110694444444444</text:p>
          </table:table-cell>
          <table:table-cell table:style-name="Default"/>
          <table:table-cell table:style-name="ce16"/>
          <table:table-cell table:formula="of:=[.DU56]*[.$H$14]" office:value-type="float" office:value="-0.110694444444444" calcext:value-type="float">
            <text:p>-0.110694444444444</text:p>
          </table:table-cell>
          <table:table-cell table:style-name="ce65"/>
          <table:table-cell/>
          <table:table-cell table:style-name="ce16"/>
          <table:table-cell table:formula="of:=[.DU56]*[.$L$14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DU56]*[.$P$14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DE56]+[.DF56]" office:value-type="float" office:value="0.110694444444444" calcext:value-type="float">
            <text:p>0.110694444444444</text:p>
          </table:table-cell>
          <table:table-cell table:style-name="ce65"/>
          <table:table-cell table:number-columns-repeated="3"/>
          <table:table-cell table:style-name="ce65"/>
          <table:table-cell table:number-columns-repeated="894"/>
        </table:table-row>
        <table:table-row table:style-name="ro1">
          <table:table-cell table:style-name="ce16"/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ce69" table:formula="of:=[.D53]" office:value-type="float" office:value="0.126944444444444" calcext:value-type="float">
            <text:p>0.126944444444444</text:p>
          </table:table-cell>
          <table:table-cell table:style-name="Default"/>
          <table:table-cell table:style-name="ce16"/>
          <table:table-cell table:formula="of:=[.U57]*[.$H$15]" office:value-type="float" office:value="0.126944444444444" calcext:value-type="float">
            <text:p>0.126944444444444</text:p>
          </table:table-cell>
          <table:table-cell table:style-name="ce65"/>
          <table:table-cell/>
          <table:table-cell table:style-name="ce16"/>
          <table:table-cell table:formula="of:=[.U57]*[.$L$15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U57]*[.$P$15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E57]+[.F57]" office:value-type="float" office:value="0.126944444444444" calcext:value-type="float">
            <text:p>0.126944444444444</text:p>
          </table:table-cell>
          <table:table-cell table:style-name="ce65"/>
          <table:table-cell table:number-columns-repeated="3"/>
          <table:table-cell table:style-name="Default" table:number-columns-repeated="5"/>
          <table:table-cell office:value-type="float" office:value="0" calcext:value-type="float">
            <text:p>0</text:p>
          </table:table-cell>
          <table:table-cell table:style-name="ce69" table:formula="of:=[.AD53]" office:value-type="float" office:value="0.110694444444444" calcext:value-type="float">
            <text:p>0.110694444444444</text:p>
          </table:table-cell>
          <table:table-cell table:style-name="Default"/>
          <table:table-cell table:style-name="ce16"/>
          <table:table-cell table:formula="of:=[.AU57]*[.$H$15]" office:value-type="float" office:value="0.110694444444444" calcext:value-type="float">
            <text:p>0.110694444444444</text:p>
          </table:table-cell>
          <table:table-cell table:style-name="ce65"/>
          <table:table-cell/>
          <table:table-cell table:style-name="ce16"/>
          <table:table-cell table:formula="of:=[.AU57]*[.$L$15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AU57]*[.$P$15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AE57]+[.AF57]" office:value-type="float" office:value="0.110694444444444" calcext:value-type="float">
            <text:p>0.110694444444444</text:p>
          </table:table-cell>
          <table:table-cell table:style-name="ce65"/>
          <table:table-cell table:number-columns-repeated="3"/>
          <table:table-cell table:style-name="Default" table:number-columns-repeated="5"/>
          <table:table-cell office:value-type="float" office:value="0" calcext:value-type="float">
            <text:p>0</text:p>
          </table:table-cell>
          <table:table-cell table:style-name="ce69" table:formula="of:=[.BD53]" office:value-type="float" office:value="0.111111111111111" calcext:value-type="float">
            <text:p>0.111111111111111</text:p>
          </table:table-cell>
          <table:table-cell table:style-name="Default"/>
          <table:table-cell table:style-name="ce16"/>
          <table:table-cell table:formula="of:=[.BU57]*[.$H$15]" office:value-type="float" office:value="0.111111111111111" calcext:value-type="float">
            <text:p>0.111111111111111</text:p>
          </table:table-cell>
          <table:table-cell table:style-name="ce65"/>
          <table:table-cell/>
          <table:table-cell table:style-name="ce16"/>
          <table:table-cell table:formula="of:=[.BU57]*[.$L$15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BU57]*[.$P$15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BE57]+[.BF57]" office:value-type="float" office:value="0.111111111111111" calcext:value-type="float">
            <text:p>0.111111111111111</text:p>
          </table:table-cell>
          <table:table-cell table:style-name="ce65"/>
          <table:table-cell table:style-name="Default"/>
          <table:table-cell table:number-columns-repeated="3"/>
          <table:table-cell table:style-name="Default" table:number-columns-repeated="4"/>
          <table:table-cell office:value-type="float" office:value="0" calcext:value-type="float">
            <text:p>0</text:p>
          </table:table-cell>
          <table:table-cell table:style-name="ce69" table:formula="of:=[.CD53]" office:value-type="float" office:value="0.126944444444444" calcext:value-type="float">
            <text:p>0.126944444444444</text:p>
          </table:table-cell>
          <table:table-cell table:style-name="Default"/>
          <table:table-cell table:style-name="ce16"/>
          <table:table-cell table:formula="of:=[.CU57]*[.$H$15]" office:value-type="float" office:value="0.126944444444444" calcext:value-type="float">
            <text:p>0.126944444444444</text:p>
          </table:table-cell>
          <table:table-cell table:style-name="ce65"/>
          <table:table-cell/>
          <table:table-cell table:style-name="ce16"/>
          <table:table-cell table:formula="of:=[.CU57]*[.$L$15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CU57]*[.$P$15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CE57]+[.CF57]" office:value-type="float" office:value="0.126944444444444" calcext:value-type="float">
            <text:p>0.126944444444444</text:p>
          </table:table-cell>
          <table:table-cell table:style-name="ce65"/>
          <table:table-cell table:style-name="Default"/>
          <table:table-cell table:style-name="ce16" table:formula="of:=[.$CI$52]*[.$H15]+[.$CM$52]*[.$L15]+[.$CQ$52]*[.$P15]" office:value-type="float" office:value="0.0799999999999996" calcext:value-type="float">
            <text:p>0.08</text:p>
          </table:table-cell>
          <table:table-cell table:style-name="ce69" table:formula="of:=[.$D15]*([.CV$50]+3*[.CX57]+4.5*[.CX57]^2)" office:value-type="float" office:value="0.139644444444444" calcext:value-type="float">
            <text:p>0.139644444444444</text:p>
          </table:table-cell>
          <table:table-cell/>
          <table:table-cell table:style-name="Default" table:number-columns-repeated="4"/>
          <table:table-cell office:value-type="float" office:value="0" calcext:value-type="float">
            <text:p>0</text:p>
          </table:table-cell>
          <table:table-cell table:style-name="ce69" table:formula="of:=[.DD53]" office:value-type="float" office:value="0.110694444444444" calcext:value-type="float">
            <text:p>0.110694444444444</text:p>
          </table:table-cell>
          <table:table-cell table:style-name="Default"/>
          <table:table-cell table:style-name="ce16"/>
          <table:table-cell table:formula="of:=[.DU57]*[.$H$15]" office:value-type="float" office:value="0.110694444444444" calcext:value-type="float">
            <text:p>0.110694444444444</text:p>
          </table:table-cell>
          <table:table-cell table:style-name="ce65"/>
          <table:table-cell/>
          <table:table-cell table:style-name="ce16"/>
          <table:table-cell table:formula="of:=[.DU57]*[.$L$15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DU57]*[.$P$15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DE57]+[.DF57]" office:value-type="float" office:value="0.110694444444444" calcext:value-type="float">
            <text:p>0.110694444444444</text:p>
          </table:table-cell>
          <table:table-cell table:style-name="ce65"/>
          <table:table-cell table:number-columns-repeated="3"/>
          <table:table-cell table:style-name="ce65"/>
          <table:table-cell table:number-columns-repeated="894"/>
        </table:table-row>
        <table:table-row table:style-name="ro1">
          <table:table-cell table:style-name="ce16"/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ce69" table:formula="of:=[.B52]" office:value-type="float" office:value="0.0175694444444444" calcext:value-type="float">
            <text:p>0.017569444444444</text:p>
          </table:table-cell>
          <table:table-cell table:style-name="Default"/>
          <table:table-cell table:style-name="ce16"/>
          <table:table-cell table:formula="of:=[.U58]*[.$H$16]" office:value-type="float" office:value="-0.0175694444444444" calcext:value-type="float">
            <text:p>-0.017569444444444</text:p>
          </table:table-cell>
          <table:table-cell table:style-name="ce65"/>
          <table:table-cell/>
          <table:table-cell table:style-name="ce16"/>
          <table:table-cell table:formula="of:=[.U58]*[.$L$16]" office:value-type="float" office:value="0.0175694444444444" calcext:value-type="float">
            <text:p>0.017569444444444</text:p>
          </table:table-cell>
          <table:table-cell table:style-name="ce65"/>
          <table:table-cell/>
          <table:table-cell table:style-name="ce16"/>
          <table:table-cell table:formula="of:=[.U58]*[.$P$16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E58]+[.F58]" office:value-type="float" office:value="0.0175694444444444" calcext:value-type="float">
            <text:p>0.017569444444444</text:p>
          </table:table-cell>
          <table:table-cell table:style-name="ce65"/>
          <table:table-cell table:number-columns-repeated="3"/>
          <table:table-cell table:style-name="Default" table:number-columns-repeated="5"/>
          <table:table-cell office:value-type="float" office:value="0" calcext:value-type="float">
            <text:p>0</text:p>
          </table:table-cell>
          <table:table-cell table:style-name="ce69" table:formula="of:=[.AB52]" office:value-type="float" office:value="0.0238194444444444" calcext:value-type="float">
            <text:p>0.023819444444444</text:p>
          </table:table-cell>
          <table:table-cell table:style-name="Default"/>
          <table:table-cell table:style-name="ce16"/>
          <table:table-cell table:formula="of:=[.AU58]*[.$H$16]" office:value-type="float" office:value="-0.0238194444444444" calcext:value-type="float">
            <text:p>-0.023819444444444</text:p>
          </table:table-cell>
          <table:table-cell table:style-name="ce65"/>
          <table:table-cell/>
          <table:table-cell table:style-name="ce16"/>
          <table:table-cell table:formula="of:=[.AU58]*[.$L$16]" office:value-type="float" office:value="0.0238194444444444" calcext:value-type="float">
            <text:p>0.023819444444444</text:p>
          </table:table-cell>
          <table:table-cell table:style-name="ce65"/>
          <table:table-cell/>
          <table:table-cell table:style-name="ce16"/>
          <table:table-cell table:formula="of:=[.AU58]*[.$P$16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AE58]+[.AF58]" office:value-type="float" office:value="0.0238194444444444" calcext:value-type="float">
            <text:p>0.023819444444444</text:p>
          </table:table-cell>
          <table:table-cell table:style-name="ce65"/>
          <table:table-cell table:number-columns-repeated="3"/>
          <table:table-cell table:style-name="Default" table:number-columns-repeated="5"/>
          <table:table-cell office:value-type="float" office:value="0" calcext:value-type="float">
            <text:p>0</text:p>
          </table:table-cell>
          <table:table-cell table:style-name="ce69" table:formula="of:=[.BB52]" office:value-type="float" office:value="0.0277777777777778" calcext:value-type="float">
            <text:p>0.027777777777778</text:p>
          </table:table-cell>
          <table:table-cell table:style-name="Default"/>
          <table:table-cell table:style-name="ce16"/>
          <table:table-cell table:formula="of:=[.BU58]*[.$H$16]" office:value-type="float" office:value="-0.0277777777777778" calcext:value-type="float">
            <text:p>-0.027777777777778</text:p>
          </table:table-cell>
          <table:table-cell table:style-name="ce65"/>
          <table:table-cell/>
          <table:table-cell table:style-name="ce16"/>
          <table:table-cell table:formula="of:=[.BU58]*[.$L$16]" office:value-type="float" office:value="0.0277777777777778" calcext:value-type="float">
            <text:p>0.027777777777778</text:p>
          </table:table-cell>
          <table:table-cell table:style-name="ce65"/>
          <table:table-cell/>
          <table:table-cell table:style-name="ce16"/>
          <table:table-cell table:formula="of:=[.BU58]*[.$P$16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BE58]+[.BF58]" office:value-type="float" office:value="0.0277777777777778" calcext:value-type="float">
            <text:p>0.027777777777778</text:p>
          </table:table-cell>
          <table:table-cell table:style-name="ce65"/>
          <table:table-cell table:style-name="Default"/>
          <table:table-cell table:number-columns-repeated="3"/>
          <table:table-cell table:style-name="Default" table:number-columns-repeated="4"/>
          <table:table-cell office:value-type="float" office:value="0" calcext:value-type="float">
            <text:p>0</text:p>
          </table:table-cell>
          <table:table-cell table:style-name="ce69" table:formula="of:=[.CB52]" office:value-type="float" office:value="0.0175694444444444" calcext:value-type="float">
            <text:p>0.017569444444444</text:p>
          </table:table-cell>
          <table:table-cell table:style-name="Default"/>
          <table:table-cell table:style-name="ce16"/>
          <table:table-cell table:formula="of:=[.CU58]*[.$H$16]" office:value-type="float" office:value="-0.0175694444444444" calcext:value-type="float">
            <text:p>-0.017569444444444</text:p>
          </table:table-cell>
          <table:table-cell table:style-name="ce65"/>
          <table:table-cell/>
          <table:table-cell table:style-name="ce16"/>
          <table:table-cell table:formula="of:=[.CU58]*[.$L$16]" office:value-type="float" office:value="0.0175694444444444" calcext:value-type="float">
            <text:p>0.017569444444444</text:p>
          </table:table-cell>
          <table:table-cell table:style-name="ce65"/>
          <table:table-cell/>
          <table:table-cell table:style-name="ce16"/>
          <table:table-cell table:formula="of:=[.CU58]*[.$P$16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CE58]+[.CF58]" office:value-type="float" office:value="0.0175694444444444" calcext:value-type="float">
            <text:p>0.017569444444444</text:p>
          </table:table-cell>
          <table:table-cell table:style-name="ce65"/>
          <table:table-cell table:style-name="Default"/>
          <table:table-cell table:style-name="ce16" table:formula="of:=[.$CI$52]*[.$H16]+[.$CM$52]*[.$L16]+[.$CQ$52]*[.$P16]" office:value-type="float" office:value="-0.12" calcext:value-type="float">
            <text:p>-0.12</text:p>
          </table:table-cell>
          <table:table-cell table:style-name="ce69" table:formula="of:=[.$D16]*([.CV$50]+3*[.CX58]+4.5*[.CX58]^2)" office:value-type="float" office:value="0.0192444444444445" calcext:value-type="float">
            <text:p>0.019244444444445</text:p>
          </table:table-cell>
          <table:table-cell/>
          <table:table-cell table:style-name="Default" table:number-columns-repeated="4"/>
          <table:table-cell office:value-type="float" office:value="0" calcext:value-type="float">
            <text:p>0</text:p>
          </table:table-cell>
          <table:table-cell table:style-name="ce69" table:formula="of:=[.DB52]" office:value-type="float" office:value="0.0238194444444444" calcext:value-type="float">
            <text:p>0.023819444444444</text:p>
          </table:table-cell>
          <table:table-cell table:style-name="Default"/>
          <table:table-cell table:style-name="ce16"/>
          <table:table-cell table:formula="of:=[.DU58]*[.$H$16]" office:value-type="float" office:value="-0.0238194444444444" calcext:value-type="float">
            <text:p>-0.023819444444444</text:p>
          </table:table-cell>
          <table:table-cell table:style-name="ce65"/>
          <table:table-cell/>
          <table:table-cell table:style-name="ce16"/>
          <table:table-cell table:formula="of:=[.DU58]*[.$L$16]" office:value-type="float" office:value="0.0238194444444444" calcext:value-type="float">
            <text:p>0.023819444444444</text:p>
          </table:table-cell>
          <table:table-cell table:style-name="ce65"/>
          <table:table-cell/>
          <table:table-cell table:style-name="ce16"/>
          <table:table-cell table:formula="of:=[.DU58]*[.$P$16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DE58]+[.DF58]" office:value-type="float" office:value="0.0238194444444444" calcext:value-type="float">
            <text:p>0.023819444444444</text:p>
          </table:table-cell>
          <table:table-cell table:style-name="ce65"/>
          <table:table-cell table:number-columns-repeated="3"/>
          <table:table-cell table:style-name="ce65"/>
          <table:table-cell table:number-columns-repeated="894"/>
        </table:table-row>
        <table:table-row table:style-name="ro1">
          <table:table-cell table:style-name="ce16"/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ce69" table:formula="of:=[.D52]" office:value-type="float" office:value="0.0234027777777778" calcext:value-type="float">
            <text:p>0.023402777777778</text:p>
          </table:table-cell>
          <table:table-cell table:style-name="Default"/>
          <table:table-cell table:style-name="ce16"/>
          <table:table-cell table:formula="of:=[.U59]*[.$H$17]" office:value-type="float" office:value="0.0234027777777778" calcext:value-type="float">
            <text:p>0.023402777777778</text:p>
          </table:table-cell>
          <table:table-cell table:style-name="ce65"/>
          <table:table-cell/>
          <table:table-cell table:style-name="ce16"/>
          <table:table-cell table:formula="of:=[.U59]*[.$L$17]" office:value-type="float" office:value="0.0234027777777778" calcext:value-type="float">
            <text:p>0.023402777777778</text:p>
          </table:table-cell>
          <table:table-cell table:style-name="ce65"/>
          <table:table-cell/>
          <table:table-cell table:style-name="ce16"/>
          <table:table-cell table:formula="of:=[.U59]*[.$P$17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E59]+[.F59]" office:value-type="float" office:value="0.0234027777777778" calcext:value-type="float">
            <text:p>0.023402777777778</text:p>
          </table:table-cell>
          <table:table-cell table:style-name="ce65"/>
          <table:table-cell table:number-columns-repeated="3"/>
          <table:table-cell table:style-name="Default" table:number-columns-repeated="5"/>
          <table:table-cell office:value-type="float" office:value="0" calcext:value-type="float">
            <text:p>0</text:p>
          </table:table-cell>
          <table:table-cell table:style-name="ce69" table:formula="of:=[.AD52]" office:value-type="float" office:value="0.0238194444444444" calcext:value-type="float">
            <text:p>0.023819444444444</text:p>
          </table:table-cell>
          <table:table-cell table:style-name="Default"/>
          <table:table-cell table:style-name="ce16"/>
          <table:table-cell table:formula="of:=[.AU59]*[.$H$17]" office:value-type="float" office:value="0.0238194444444444" calcext:value-type="float">
            <text:p>0.023819444444444</text:p>
          </table:table-cell>
          <table:table-cell table:style-name="ce65"/>
          <table:table-cell/>
          <table:table-cell table:style-name="ce16"/>
          <table:table-cell table:formula="of:=[.AU59]*[.$L$17]" office:value-type="float" office:value="0.0238194444444444" calcext:value-type="float">
            <text:p>0.023819444444444</text:p>
          </table:table-cell>
          <table:table-cell table:style-name="ce65"/>
          <table:table-cell/>
          <table:table-cell table:style-name="ce16"/>
          <table:table-cell table:formula="of:=[.AU59]*[.$P$17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AE59]+[.AF59]" office:value-type="float" office:value="0.0238194444444444" calcext:value-type="float">
            <text:p>0.023819444444444</text:p>
          </table:table-cell>
          <table:table-cell table:style-name="ce65"/>
          <table:table-cell table:number-columns-repeated="3"/>
          <table:table-cell table:style-name="Default" table:number-columns-repeated="5"/>
          <table:table-cell office:value-type="float" office:value="0" calcext:value-type="float">
            <text:p>0</text:p>
          </table:table-cell>
          <table:table-cell table:style-name="ce69" table:formula="of:=[.BD52]" office:value-type="float" office:value="0.0277777777777778" calcext:value-type="float">
            <text:p>0.027777777777778</text:p>
          </table:table-cell>
          <table:table-cell table:style-name="Default"/>
          <table:table-cell table:style-name="ce16"/>
          <table:table-cell table:formula="of:=[.BU59]*[.$H$17]" office:value-type="float" office:value="0.0277777777777778" calcext:value-type="float">
            <text:p>0.027777777777778</text:p>
          </table:table-cell>
          <table:table-cell table:style-name="ce65"/>
          <table:table-cell/>
          <table:table-cell table:style-name="ce16"/>
          <table:table-cell table:formula="of:=[.BU59]*[.$L$17]" office:value-type="float" office:value="0.0277777777777778" calcext:value-type="float">
            <text:p>0.027777777777778</text:p>
          </table:table-cell>
          <table:table-cell table:style-name="ce65"/>
          <table:table-cell/>
          <table:table-cell table:style-name="ce16"/>
          <table:table-cell table:formula="of:=[.BU59]*[.$P$17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BE59]+[.BF59]" office:value-type="float" office:value="0.0277777777777778" calcext:value-type="float">
            <text:p>0.027777777777778</text:p>
          </table:table-cell>
          <table:table-cell table:style-name="ce65"/>
          <table:table-cell table:style-name="Default"/>
          <table:table-cell table:number-columns-repeated="3"/>
          <table:table-cell table:style-name="Default" table:number-columns-repeated="4"/>
          <table:table-cell office:value-type="float" office:value="1" calcext:value-type="float">
            <text:p>1</text:p>
          </table:table-cell>
          <table:table-cell table:style-name="ce69" table:formula="of:=[.CD52]" office:value-type="float" office:value="0.0234027777777778" calcext:value-type="float">
            <text:p>0.023402777777778</text:p>
          </table:table-cell>
          <table:table-cell table:style-name="Default"/>
          <table:table-cell table:style-name="ce16"/>
          <table:table-cell table:formula="of:=[.CU59]*[.$H$17]" office:value-type="float" office:value="0.0534027777777778" calcext:value-type="float">
            <text:p>0.053402777777778</text:p>
          </table:table-cell>
          <table:table-cell table:style-name="ce65"/>
          <table:table-cell/>
          <table:table-cell table:style-name="ce16"/>
          <table:table-cell table:formula="of:=[.CU59]*[.$L$17]" office:value-type="float" office:value="0.0534027777777778" calcext:value-type="float">
            <text:p>0.053402777777778</text:p>
          </table:table-cell>
          <table:table-cell table:style-name="ce65"/>
          <table:table-cell/>
          <table:table-cell table:style-name="ce16"/>
          <table:table-cell table:formula="of:=[.CU59]*[.$P$17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CE59]+[.CF59]" office:value-type="float" office:value="0.0534027777777778" calcext:value-type="float">
            <text:p>0.053402777777778</text:p>
          </table:table-cell>
          <table:table-cell table:style-name="ce65"/>
          <table:table-cell table:style-name="Default"/>
          <table:table-cell table:style-name="ce16" table:formula="of:=[.$CI$52]*[.$H17]+[.$CM$52]*[.$L17]+[.$CQ$52]*[.$P17]" office:value-type="float" office:value="0.0399999999999997" calcext:value-type="float">
            <text:p>0.04</text:p>
          </table:table-cell>
          <table:table-cell table:style-name="ce69" table:formula="of:=[.$D17]*([.CV$50]+3*[.CX59]+4.5*[.CX59]^2)" office:value-type="float" office:value="0.0309777777777777" calcext:value-type="float">
            <text:p>0.030977777777778</text:p>
          </table:table-cell>
          <table:table-cell/>
          <table:table-cell table:style-name="Default" table:number-columns-repeated="4"/>
          <table:table-cell office:value-type="float" office:value="0" calcext:value-type="float">
            <text:p>0</text:p>
          </table:table-cell>
          <table:table-cell table:style-name="ce69" table:formula="of:=[.DD52]" office:value-type="float" office:value="0.0238194444444444" calcext:value-type="float">
            <text:p>0.023819444444444</text:p>
          </table:table-cell>
          <table:table-cell table:style-name="Default"/>
          <table:table-cell table:style-name="ce16"/>
          <table:table-cell table:formula="of:=[.DU59]*[.$H$17]" office:value-type="float" office:value="0.0238194444444444" calcext:value-type="float">
            <text:p>0.023819444444444</text:p>
          </table:table-cell>
          <table:table-cell table:style-name="ce65"/>
          <table:table-cell/>
          <table:table-cell table:style-name="ce16"/>
          <table:table-cell table:formula="of:=[.DU59]*[.$L$17]" office:value-type="float" office:value="0.0238194444444444" calcext:value-type="float">
            <text:p>0.023819444444444</text:p>
          </table:table-cell>
          <table:table-cell table:style-name="ce65"/>
          <table:table-cell/>
          <table:table-cell table:style-name="ce16"/>
          <table:table-cell table:formula="of:=[.DU59]*[.$P$17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DE59]+[.DF59]" office:value-type="float" office:value="0.0238194444444444" calcext:value-type="float">
            <text:p>0.023819444444444</text:p>
          </table:table-cell>
          <table:table-cell table:style-name="ce65"/>
          <table:table-cell table:number-columns-repeated="3"/>
          <table:table-cell table:style-name="ce65"/>
          <table:table-cell table:number-columns-repeated="894"/>
        </table:table-row>
        <table:table-row table:style-name="ro1">
          <table:table-cell table:style-name="ce16"/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ce69" table:formula="of:=[.B54]" office:value-type="float" office:value="0.0317361111111111" calcext:value-type="float">
            <text:p>0.031736111111111</text:p>
          </table:table-cell>
          <table:table-cell table:style-name="Default"/>
          <table:table-cell table:style-name="ce16"/>
          <table:table-cell table:formula="of:=[.U60]*[.$H$18]" office:value-type="float" office:value="-0.0317361111111111" calcext:value-type="float">
            <text:p>-0.031736111111111</text:p>
          </table:table-cell>
          <table:table-cell table:style-name="ce65"/>
          <table:table-cell/>
          <table:table-cell table:style-name="ce16"/>
          <table:table-cell table:formula="of:=[.U60]*[.$L$18]" office:value-type="float" office:value="-0.0317361111111111" calcext:value-type="float">
            <text:p>-0.031736111111111</text:p>
          </table:table-cell>
          <table:table-cell table:style-name="ce65"/>
          <table:table-cell/>
          <table:table-cell table:style-name="ce16"/>
          <table:table-cell table:formula="of:=[.U60]*[.$P$18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E60]+[.F60]" office:value-type="float" office:value="0.0317361111111111" calcext:value-type="float">
            <text:p>0.031736111111111</text:p>
          </table:table-cell>
          <table:table-cell table:style-name="ce65"/>
          <table:table-cell table:number-columns-repeated="3"/>
          <table:table-cell table:style-name="Default" table:number-columns-repeated="5"/>
          <table:table-cell office:value-type="float" office:value="0" calcext:value-type="float">
            <text:p>0</text:p>
          </table:table-cell>
          <table:table-cell table:style-name="ce69" table:formula="of:=[.AB54]" office:value-type="float" office:value="0.0321527777777778" calcext:value-type="float">
            <text:p>0.032152777777778</text:p>
          </table:table-cell>
          <table:table-cell table:style-name="Default"/>
          <table:table-cell table:style-name="ce16"/>
          <table:table-cell table:formula="of:=[.AU60]*[.$H$18]" office:value-type="float" office:value="-0.0321527777777778" calcext:value-type="float">
            <text:p>-0.032152777777778</text:p>
          </table:table-cell>
          <table:table-cell table:style-name="ce65"/>
          <table:table-cell/>
          <table:table-cell table:style-name="ce16"/>
          <table:table-cell table:formula="of:=[.AU60]*[.$L$18]" office:value-type="float" office:value="-0.0321527777777778" calcext:value-type="float">
            <text:p>-0.032152777777778</text:p>
          </table:table-cell>
          <table:table-cell table:style-name="ce65"/>
          <table:table-cell/>
          <table:table-cell table:style-name="ce16"/>
          <table:table-cell table:formula="of:=[.AU60]*[.$P$18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AE60]+[.AF60]" office:value-type="float" office:value="0.0321527777777778" calcext:value-type="float">
            <text:p>0.032152777777778</text:p>
          </table:table-cell>
          <table:table-cell table:style-name="ce65"/>
          <table:table-cell table:number-columns-repeated="3"/>
          <table:table-cell table:style-name="Default" table:number-columns-repeated="5"/>
          <table:table-cell office:value-type="float" office:value="0" calcext:value-type="float">
            <text:p>0</text:p>
          </table:table-cell>
          <table:table-cell table:style-name="ce69" table:formula="of:=[.BB54]" office:value-type="float" office:value="0.0277777777777778" calcext:value-type="float">
            <text:p>0.027777777777778</text:p>
          </table:table-cell>
          <table:table-cell table:style-name="Default"/>
          <table:table-cell table:style-name="ce16"/>
          <table:table-cell table:formula="of:=[.BU60]*[.$H$18]" office:value-type="float" office:value="-0.0277777777777778" calcext:value-type="float">
            <text:p>-0.027777777777778</text:p>
          </table:table-cell>
          <table:table-cell table:style-name="ce65"/>
          <table:table-cell/>
          <table:table-cell table:style-name="ce16"/>
          <table:table-cell table:formula="of:=[.BU60]*[.$L$18]" office:value-type="float" office:value="-0.0277777777777778" calcext:value-type="float">
            <text:p>-0.027777777777778</text:p>
          </table:table-cell>
          <table:table-cell table:style-name="ce65"/>
          <table:table-cell/>
          <table:table-cell table:style-name="ce16"/>
          <table:table-cell table:formula="of:=[.BU60]*[.$P$18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BE60]+[.BF60]" office:value-type="float" office:value="0.0277777777777778" calcext:value-type="float">
            <text:p>0.027777777777778</text:p>
          </table:table-cell>
          <table:table-cell table:style-name="ce65"/>
          <table:table-cell table:style-name="Default"/>
          <table:table-cell table:number-columns-repeated="3"/>
          <table:table-cell table:style-name="Default" table:number-columns-repeated="4"/>
          <table:table-cell office:value-type="float" office:value="0" calcext:value-type="float">
            <text:p>0</text:p>
          </table:table-cell>
          <table:table-cell table:style-name="ce69" table:formula="of:=[.CB54]" office:value-type="float" office:value="0.0317361111111111" calcext:value-type="float">
            <text:p>0.031736111111111</text:p>
          </table:table-cell>
          <table:table-cell table:style-name="Default"/>
          <table:table-cell table:style-name="ce16"/>
          <table:table-cell table:formula="of:=[.CU60]*[.$H$18]" office:value-type="float" office:value="-0.0317361111111111" calcext:value-type="float">
            <text:p>-0.031736111111111</text:p>
          </table:table-cell>
          <table:table-cell table:style-name="ce65"/>
          <table:table-cell/>
          <table:table-cell table:style-name="ce16"/>
          <table:table-cell table:formula="of:=[.CU60]*[.$L$18]" office:value-type="float" office:value="-0.0317361111111111" calcext:value-type="float">
            <text:p>-0.031736111111111</text:p>
          </table:table-cell>
          <table:table-cell table:style-name="ce65"/>
          <table:table-cell/>
          <table:table-cell table:style-name="ce16"/>
          <table:table-cell table:formula="of:=[.CU60]*[.$P$18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CE60]+[.CF60]" office:value-type="float" office:value="0.0317361111111111" calcext:value-type="float">
            <text:p>0.031736111111111</text:p>
          </table:table-cell>
          <table:table-cell table:style-name="ce65"/>
          <table:table-cell table:style-name="Default"/>
          <table:table-cell table:style-name="ce16" table:formula="of:=[.$CI$52]*[.$H18]+[.$CM$52]*[.$L18]+[.$CQ$52]*[.$P18]" office:value-type="float" office:value="-0.0399999999999997" calcext:value-type="float">
            <text:p>-0.04</text:p>
          </table:table-cell>
          <table:table-cell table:style-name="ce69" table:formula="of:=[.$D18]*([.CV$50]+3*[.CX60]+4.5*[.CX60]^2)" office:value-type="float" office:value="0.0243111111111111" calcext:value-type="float">
            <text:p>0.024311111111111</text:p>
          </table:table-cell>
          <table:table-cell/>
          <table:table-cell table:style-name="Default" table:number-columns-repeated="4"/>
          <table:table-cell office:value-type="float" office:value="0" calcext:value-type="float">
            <text:p>0</text:p>
          </table:table-cell>
          <table:table-cell table:style-name="ce69" table:formula="of:=[.DB54]" office:value-type="float" office:value="0.0321527777777778" calcext:value-type="float">
            <text:p>0.032152777777778</text:p>
          </table:table-cell>
          <table:table-cell table:style-name="Default"/>
          <table:table-cell table:style-name="ce16"/>
          <table:table-cell table:formula="of:=[.DU60]*[.$H$18]" office:value-type="float" office:value="-0.0321527777777778" calcext:value-type="float">
            <text:p>-0.032152777777778</text:p>
          </table:table-cell>
          <table:table-cell table:style-name="ce65"/>
          <table:table-cell/>
          <table:table-cell table:style-name="ce16"/>
          <table:table-cell table:formula="of:=[.DU60]*[.$L$18]" office:value-type="float" office:value="-0.0321527777777778" calcext:value-type="float">
            <text:p>-0.032152777777778</text:p>
          </table:table-cell>
          <table:table-cell table:style-name="ce65"/>
          <table:table-cell/>
          <table:table-cell table:style-name="ce16"/>
          <table:table-cell table:formula="of:=[.DU60]*[.$P$18]" office:value-type="float" office:value="0" calcext:value-type="float">
            <text:p>0</text:p>
          </table:table-cell>
          <table:table-cell table:style-name="ce65"/>
          <table:table-cell/>
          <table:table-cell table:style-name="ce16"/>
          <table:table-cell table:formula="of:=[.$AB$1]*[.DE60]+[.DF60]" office:value-type="float" office:value="0.0321527777777778" calcext:value-type="float">
            <text:p>0.032152777777778</text:p>
          </table:table-cell>
          <table:table-cell table:style-name="ce65"/>
          <table:table-cell table:number-columns-repeated="3"/>
          <table:table-cell table:style-name="ce65"/>
          <table:table-cell table:number-columns-repeated="894"/>
        </table:table-row>
        <table:table-row table:style-name="ro1">
          <table:table-cell table:style-name="ce16"/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ce70" table:formula="of:=[.D54]" office:value-type="float" office:value="0.0425694444444444" calcext:value-type="float">
            <text:p>0.042569444444444</text:p>
          </table:table-cell>
          <table:table-cell table:style-name="Default"/>
          <table:table-cell table:style-name="ce17"/>
          <table:table-cell table:style-name="ce19" table:formula="of:=[.U61]*[.$H$19]" office:value-type="float" office:value="0.0425694444444444" calcext:value-type="float">
            <text:p>0.042569444444444</text:p>
          </table:table-cell>
          <table:table-cell table:style-name="ce24"/>
          <table:table-cell/>
          <table:table-cell table:style-name="ce17"/>
          <table:table-cell table:style-name="ce19" table:formula="of:=[.U61]*[.$L$19]" office:value-type="float" office:value="-0.0425694444444444" calcext:value-type="float">
            <text:p>-0.042569444444444</text:p>
          </table:table-cell>
          <table:table-cell table:style-name="ce24"/>
          <table:table-cell/>
          <table:table-cell table:style-name="ce17"/>
          <table:table-cell table:style-name="ce19" table:formula="of:=[.U61]*[.$P$19]" office:value-type="float" office:value="0" calcext:value-type="float">
            <text:p>0</text:p>
          </table:table-cell>
          <table:table-cell table:style-name="ce24"/>
          <table:table-cell/>
          <table:table-cell table:style-name="ce17"/>
          <table:table-cell table:style-name="ce19" table:formula="of:=[.$AB$1]*[.E61]+[.F61]" office:value-type="float" office:value="0.0425694444444444" calcext:value-type="float">
            <text:p>0.042569444444444</text:p>
          </table:table-cell>
          <table:table-cell table:style-name="ce24"/>
          <table:table-cell table:number-columns-repeated="3"/>
          <table:table-cell table:style-name="Default" table:number-columns-repeated="5"/>
          <table:table-cell office:value-type="float" office:value="0" calcext:value-type="float">
            <text:p>0</text:p>
          </table:table-cell>
          <table:table-cell table:style-name="ce70" table:formula="of:=[.AD54]" office:value-type="float" office:value="0.0321527777777778" calcext:value-type="float">
            <text:p>0.032152777777778</text:p>
          </table:table-cell>
          <table:table-cell table:style-name="Default"/>
          <table:table-cell table:style-name="ce17"/>
          <table:table-cell table:style-name="ce19" table:formula="of:=[.AU61]*[.$H$19]" office:value-type="float" office:value="0.0321527777777778" calcext:value-type="float">
            <text:p>0.032152777777778</text:p>
          </table:table-cell>
          <table:table-cell table:style-name="ce24"/>
          <table:table-cell/>
          <table:table-cell table:style-name="ce17"/>
          <table:table-cell table:style-name="ce19" table:formula="of:=[.AU61]*[.$L$19]" office:value-type="float" office:value="-0.0321527777777778" calcext:value-type="float">
            <text:p>-0.032152777777778</text:p>
          </table:table-cell>
          <table:table-cell table:style-name="ce24"/>
          <table:table-cell/>
          <table:table-cell table:style-name="ce17"/>
          <table:table-cell table:style-name="ce19" table:formula="of:=[.AU61]*[.$P$19]" office:value-type="float" office:value="0" calcext:value-type="float">
            <text:p>0</text:p>
          </table:table-cell>
          <table:table-cell table:style-name="ce24"/>
          <table:table-cell/>
          <table:table-cell table:style-name="ce17"/>
          <table:table-cell table:style-name="ce19" table:formula="of:=[.$AB$1]*[.AE61]+[.AF61]" office:value-type="float" office:value="0.0321527777777778" calcext:value-type="float">
            <text:p>0.032152777777778</text:p>
          </table:table-cell>
          <table:table-cell table:style-name="ce24"/>
          <table:table-cell table:number-columns-repeated="3"/>
          <table:table-cell table:style-name="Default" table:number-columns-repeated="5"/>
          <table:table-cell office:value-type="float" office:value="0" calcext:value-type="float">
            <text:p>0</text:p>
          </table:table-cell>
          <table:table-cell table:style-name="ce70" table:formula="of:=[.BD54]" office:value-type="float" office:value="0.0277777777777778" calcext:value-type="float">
            <text:p>0.027777777777778</text:p>
          </table:table-cell>
          <table:table-cell table:style-name="Default"/>
          <table:table-cell table:style-name="ce17"/>
          <table:table-cell table:style-name="ce19" table:formula="of:=[.BU61]*[.$H$19]" office:value-type="float" office:value="0.0277777777777778" calcext:value-type="float">
            <text:p>0.027777777777778</text:p>
          </table:table-cell>
          <table:table-cell table:style-name="ce24"/>
          <table:table-cell/>
          <table:table-cell table:style-name="ce17"/>
          <table:table-cell table:style-name="ce19" table:formula="of:=[.BU61]*[.$L$19]" office:value-type="float" office:value="-0.0277777777777778" calcext:value-type="float">
            <text:p>-0.027777777777778</text:p>
          </table:table-cell>
          <table:table-cell table:style-name="ce24"/>
          <table:table-cell/>
          <table:table-cell table:style-name="ce17"/>
          <table:table-cell table:style-name="ce19" table:formula="of:=[.BU61]*[.$P$19]" office:value-type="float" office:value="0" calcext:value-type="float">
            <text:p>0</text:p>
          </table:table-cell>
          <table:table-cell table:style-name="ce24"/>
          <table:table-cell/>
          <table:table-cell table:style-name="ce17"/>
          <table:table-cell table:style-name="ce19" table:formula="of:=[.$AB$1]*[.BE61]+[.BF61]" office:value-type="float" office:value="0.0277777777777778" calcext:value-type="float">
            <text:p>0.027777777777778</text:p>
          </table:table-cell>
          <table:table-cell table:style-name="ce24"/>
          <table:table-cell table:style-name="Default"/>
          <table:table-cell table:number-columns-repeated="3"/>
          <table:table-cell table:style-name="Default" table:number-columns-repeated="4"/>
          <table:table-cell office:value-type="float" office:value="0" calcext:value-type="float">
            <text:p>0</text:p>
          </table:table-cell>
          <table:table-cell table:style-name="ce70" table:formula="of:=[.CD54]" office:value-type="float" office:value="0.0425694444444444" calcext:value-type="float">
            <text:p>0.042569444444444</text:p>
          </table:table-cell>
          <table:table-cell table:style-name="Default"/>
          <table:table-cell table:style-name="ce17"/>
          <table:table-cell table:style-name="ce19" table:formula="of:=[.CU61]*[.$H$19]" office:value-type="float" office:value="0.0425694444444444" calcext:value-type="float">
            <text:p>0.042569444444444</text:p>
          </table:table-cell>
          <table:table-cell table:style-name="ce24"/>
          <table:table-cell/>
          <table:table-cell table:style-name="ce17"/>
          <table:table-cell table:style-name="ce19" table:formula="of:=[.CU61]*[.$L$19]" office:value-type="float" office:value="-0.0425694444444444" calcext:value-type="float">
            <text:p>-0.042569444444444</text:p>
          </table:table-cell>
          <table:table-cell table:style-name="ce24"/>
          <table:table-cell/>
          <table:table-cell table:style-name="ce17"/>
          <table:table-cell table:style-name="ce19" table:formula="of:=[.CU61]*[.$P$19]" office:value-type="float" office:value="0" calcext:value-type="float">
            <text:p>0</text:p>
          </table:table-cell>
          <table:table-cell table:style-name="ce24"/>
          <table:table-cell/>
          <table:table-cell table:style-name="ce17"/>
          <table:table-cell table:style-name="ce19" table:formula="of:=[.$AB$1]*[.CE61]+[.CF61]" office:value-type="float" office:value="0.0425694444444444" calcext:value-type="float">
            <text:p>0.042569444444444</text:p>
          </table:table-cell>
          <table:table-cell table:style-name="ce24"/>
          <table:table-cell table:style-name="Default"/>
          <table:table-cell table:style-name="ce17" table:formula="of:=[.$CI$52]*[.$H19]+[.$CM$52]*[.$L19]+[.$CQ$52]*[.$P19]" office:value-type="float" office:value="0.12" calcext:value-type="float">
            <text:p>0.12</text:p>
          </table:table-cell>
          <table:table-cell table:style-name="ce70" table:formula="of:=[.$D19]*([.CV$50]+3*[.CX61]+4.5*[.CX61]^2)" office:value-type="float" office:value="0.0392444444444444" calcext:value-type="float">
            <text:p>0.039244444444444</text:p>
          </table:table-cell>
          <table:table-cell/>
          <table:table-cell table:style-name="Default" table:number-columns-repeated="4"/>
          <table:table-cell office:value-type="float" office:value="0" calcext:value-type="float">
            <text:p>0</text:p>
          </table:table-cell>
          <table:table-cell table:style-name="ce70" table:formula="of:=[.DD54]" office:value-type="float" office:value="0.0321527777777778" calcext:value-type="float">
            <text:p>0.032152777777778</text:p>
          </table:table-cell>
          <table:table-cell table:style-name="Default"/>
          <table:table-cell table:style-name="ce17"/>
          <table:table-cell table:style-name="ce19" table:formula="of:=[.DU61]*[.$H$19]" office:value-type="float" office:value="0.0321527777777778" calcext:value-type="float">
            <text:p>0.032152777777778</text:p>
          </table:table-cell>
          <table:table-cell table:style-name="ce24"/>
          <table:table-cell/>
          <table:table-cell table:style-name="ce17"/>
          <table:table-cell table:style-name="ce19" table:formula="of:=[.DU61]*[.$L$19]" office:value-type="float" office:value="-0.0321527777777778" calcext:value-type="float">
            <text:p>-0.032152777777778</text:p>
          </table:table-cell>
          <table:table-cell table:style-name="ce24"/>
          <table:table-cell/>
          <table:table-cell table:style-name="ce17"/>
          <table:table-cell table:style-name="ce19" table:formula="of:=[.DU61]*[.$P$19]" office:value-type="float" office:value="0" calcext:value-type="float">
            <text:p>0</text:p>
          </table:table-cell>
          <table:table-cell table:style-name="ce24"/>
          <table:table-cell/>
          <table:table-cell table:style-name="ce17"/>
          <table:table-cell table:style-name="ce19" table:formula="of:=[.$AB$1]*[.DE61]+[.DF61]" office:value-type="float" office:value="0.0321527777777778" calcext:value-type="float">
            <text:p>0.032152777777778</text:p>
          </table:table-cell>
          <table:table-cell table:style-name="ce24"/>
          <table:table-cell table:number-columns-repeated="3"/>
          <table:table-cell table:style-name="ce65"/>
          <table:table-cell table:number-columns-repeated="894"/>
        </table:table-row>
        <table:table-row table:style-name="ro1">
          <table:table-cell table:style-name="ce17"/>
          <table:table-cell table:style-name="ce19" table:number-columns-repeated="24"/>
          <table:table-cell table:style-name="ce79" table:number-columns-repeated="2"/>
          <table:table-cell table:style-name="ce19" table:number-columns-repeated="24"/>
          <table:table-cell table:style-name="ce79" table:number-columns-repeated="2"/>
          <table:table-cell table:style-name="ce19" table:number-columns-repeated="25"/>
          <table:table-cell table:style-name="ce79"/>
          <table:table-cell table:style-name="ce19" table:number-columns-repeated="21"/>
          <table:table-cell table:style-name="ce79"/>
          <table:table-cell table:style-name="ce19" table:number-columns-repeated="3"/>
          <table:table-cell table:style-name="ce79"/>
          <table:table-cell table:style-name="ce19" table:number-columns-repeated="24"/>
          <table:table-cell table:style-name="ce24"/>
          <table:table-cell table:number-columns-repeated="894"/>
        </table:table-row>
        <table:table-row table:style-name="ro1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ource Code Pro" svg:font-family="'Source Code Pr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ource Han Sans CN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6" loext:min-decimal-places="6" number:min-integer-digits="1"/>
    </number:number-style>
    <number:number-style style:name="N122">
      <number:number number:decimal-places="7" loext:min-decimal-places="7" number:min-integer-digits="1"/>
    </number:number-style>
    <number:number-style style:name="N123">
      <number:number number:decimal-places="20" loext:min-decimal-places="2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16" loext:min-decimal-places="1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3">00/00/0000</text:date>, <text:time style:data-style-name="N2" text:time-value="15:31:30.0050838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4T14:23:23.256865977</meta:creation-date>
    <dc:date>2021-12-03T15:33:47.740051828</dc:date>
    <meta:editing-duration>P1DT54M27S</meta:editing-duration>
    <meta:editing-cycles>100</meta:editing-cycles>
    <meta:generator>LibreOffice/6.4.7.2$Linux_X86_64 LibreOffice_project/40$Build-2</meta:generator>
    <meta:document-statistic meta:table-count="1" meta:cell-count="2246" meta:object-count="0"/>
  </office:meta>
</office:document-meta>
</file>